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6.6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ID to Kaypro 2 Conversion</text:p>
          </table:table-cell>
          <table:covered-table-cell table:number-columns-repeated="5" table:style-name="ce2"/>
          <table:covered-table-cell table:style-name="ce5"/>
          <table:table-cell table:style-name="ce7" table:number-columns-repeated="16377"/>
        </table:table-row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Hex Index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trl</text:p>
          </table:table-cell>
          <table:table-cell table:style-name="ce5" office:value-type="string" calcext:value-type="string">
            <text:p>Formatted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HID_KEY_NONE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LOWER(DEC2HEX([.B3];2)))" office:value-type="string" office:string-value="0x00" calcext:value-type="string">
            <text:p>0x00</text:p>
          </table:table-cell>
          <table:table-cell table:number-columns-repeated="3"/>
          <table:table-cell table:formula="of:=SUBSTITUTE(COM.MICROSOFT.CONCAT(&quot;{ &quot;; IF(ISBLANK([.D3]); &quot;KP_KEY_NONE&quot;; [.D3]); &quot;, &quot;; IF(ISBLANK([.E3]); &quot;KP_KEY_NONE&quot;; [.E3]); &quot;, &quot;; IF(ISBLANK([.F3]); &quot;KP_KEY_NONE&quot;; [.F3]); &quot; }, /* &quot;; [.C3]; &quot; (&quot;; [.A3]; &quot;) */ \&quot;); &quot; ()&quot;; &quot;&quot;)" office:value-type="string" office:string-value="{ KP_KEY_NONE, KP_KEY_NONE, KP_KEY_NONE }, /* 0x00 (HID_KEY_NONE) */ \" calcext:value-type="string">
            <text:p>{ KP_KEY_NONE, KP_KEY_NONE, KP_KEY_NONE }, /* 0x00 (HID_KEY_NONE)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M.MICROSOFT.CONCAT(&quot;0x&quot;;LOWER(DEC2HEX([.B4];2)))" office:value-type="string" office:string-value="0x01" calcext:value-type="string">
            <text:p>0x01</text:p>
          </table:table-cell>
          <table:table-cell table:number-columns-repeated="3"/>
          <table:table-cell table:formula="of:=SUBSTITUTE(COM.MICROSOFT.CONCAT(&quot;{ &quot;; IF(ISBLANK([.D4]); &quot;KP_KEY_NONE&quot;; [.D4]); &quot;, &quot;; IF(ISBLANK([.E4]); &quot;KP_KEY_NONE&quot;; [.E4]); &quot;, &quot;; IF(ISBLANK([.F4]); &quot;KP_KEY_NONE&quot;; [.F4]); &quot; }, /* &quot;; [.C4]; &quot; (&quot;; [.A4]; &quot;) */ \&quot;); &quot; ()&quot;; &quot;&quot;)" office:value-type="string" office:string-value="{ KP_KEY_NONE, KP_KEY_NONE, KP_KEY_NONE }, /* 0x01 */ \" calcext:value-type="string">
            <text:p>{ KP_KEY_NONE, KP_KEY_NONE, KP_KEY_NONE }, /* 0x01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M.MICROSOFT.CONCAT(&quot;0x&quot;;LOWER(DEC2HEX([.B5];2)))" office:value-type="string" office:string-value="0x02" calcext:value-type="string">
            <text:p>0x02</text:p>
          </table:table-cell>
          <table:table-cell table:number-columns-repeated="3"/>
          <table:table-cell table:formula="of:=SUBSTITUTE(COM.MICROSOFT.CONCAT(&quot;{ &quot;; IF(ISBLANK([.D5]); &quot;KP_KEY_NONE&quot;; [.D5]); &quot;, &quot;; IF(ISBLANK([.E5]); &quot;KP_KEY_NONE&quot;; [.E5]); &quot;, &quot;; IF(ISBLANK([.F5]); &quot;KP_KEY_NONE&quot;; [.F5]); &quot; }, /* &quot;; [.C5]; &quot; (&quot;; [.A5]; &quot;) */ \&quot;); &quot; ()&quot;; &quot;&quot;)" office:value-type="string" office:string-value="{ KP_KEY_NONE, KP_KEY_NONE, KP_KEY_NONE }, /* 0x02 */ \" calcext:value-type="string">
            <text:p>{ KP_KEY_NONE, KP_KEY_NONE, KP_KEY_NONE }, /* 0x02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M.MICROSOFT.CONCAT(&quot;0x&quot;;LOWER(DEC2HEX([.B6];2)))" office:value-type="string" office:string-value="0x03" calcext:value-type="string">
            <text:p>0x03</text:p>
          </table:table-cell>
          <table:table-cell table:number-columns-repeated="3"/>
          <table:table-cell table:formula="of:=SUBSTITUTE(COM.MICROSOFT.CONCAT(&quot;{ &quot;; IF(ISBLANK([.D6]); &quot;KP_KEY_NONE&quot;; [.D6]); &quot;, &quot;; IF(ISBLANK([.E6]); &quot;KP_KEY_NONE&quot;; [.E6]); &quot;, &quot;; IF(ISBLANK([.F6]); &quot;KP_KEY_NONE&quot;; [.F6]); &quot; }, /* &quot;; [.C6]; &quot; (&quot;; [.A6]; &quot;) */ \&quot;); &quot; ()&quot;; &quot;&quot;)" office:value-type="string" office:string-value="{ KP_KEY_NONE, KP_KEY_NONE, KP_KEY_NONE }, /* 0x03 */ \" calcext:value-type="string">
            <text:p>{ KP_KEY_NONE, KP_KEY_NONE, KP_KEY_NONE }, /* 0x03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</text:p>
          </table:table-cell>
          <table:table-cell office:value-type="float" office:value="4" calcext:value-type="float">
            <text:p>4</text:p>
          </table:table-cell>
          <table:table-cell table:formula="of:=COM.MICROSOFT.CONCAT(&quot;0x&quot;;LOWER(DEC2HEX([.B7];2)))" office:value-type="string" office:string-value="0x04" calcext:value-type="string">
            <text:p>0x04</text:p>
          </table:table-cell>
          <table:table-cell table:formula="of:=SUBSTITUTE(LOWER([.A7]); &quot;hid_key_&quot;; &quot;KP_KEY_&quot;)" office:value-type="string" office:string-value="KP_KEY_a" calcext:value-type="string">
            <text:p>KP_KEY_a</text:p>
          </table:table-cell>
          <table:table-cell table:formula="of:=SUBSTITUTE([.A7]; &quot;HID_&quot;; &quot;KP_&quot;)" office:value-type="string" office:string-value="KP_KEY_A" calcext:value-type="string">
            <text:p>KP_KEY_A</text:p>
          </table:table-cell>
          <table:table-cell table:formula="of:=SUBSTITUTE(SUBSTITUTE([.A7]; &quot;HID_&quot;; &quot;KP_&quot;); &quot;KEY_&quot;; &quot;KEY_CTRL_&quot;)" office:value-type="string" office:string-value="KP_KEY_CTRL_A" calcext:value-type="string">
            <text:p>KP_KEY_CTRL_A</text:p>
          </table:table-cell>
          <table:table-cell table:formula="of:=SUBSTITUTE(COM.MICROSOFT.CONCAT(&quot;{ &quot;; IF(ISBLANK([.D7]); &quot;KP_KEY_NONE&quot;; [.D7]); &quot;, &quot;; IF(ISBLANK([.E7]); &quot;KP_KEY_NONE&quot;; [.E7]); &quot;, &quot;; IF(ISBLANK([.F7]); &quot;KP_KEY_NONE&quot;; [.F7]); &quot; }, /* &quot;; [.C7]; &quot; (&quot;; [.A7]; &quot;) */ \&quot;); &quot; ()&quot;; &quot;&quot;)" office:value-type="string" office:string-value="{ KP_KEY_a, KP_KEY_A, KP_KEY_CTRL_A }, /* 0x04 (HID_KEY_A) */ \" calcext:value-type="string">
            <text:p>{ KP_KEY_a, KP_KEY_A, KP_KEY_CTRL_A }, /* 0x04 (HID_KEY_A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B</text:p>
          </table:table-cell>
          <table:table-cell office:value-type="float" office:value="5" calcext:value-type="float">
            <text:p>5</text:p>
          </table:table-cell>
          <table:table-cell table:formula="of:=COM.MICROSOFT.CONCAT(&quot;0x&quot;;LOWER(DEC2HEX([.B8];2)))" office:value-type="string" office:string-value="0x05" calcext:value-type="string">
            <text:p>0x05</text:p>
          </table:table-cell>
          <table:table-cell table:formula="of:=SUBSTITUTE(LOWER([.A8]); &quot;hid_key_&quot;; &quot;KP_KEY_&quot;)" office:value-type="string" office:string-value="KP_KEY_b" calcext:value-type="string">
            <text:p>KP_KEY_b</text:p>
          </table:table-cell>
          <table:table-cell table:formula="of:=SUBSTITUTE([.A8]; &quot;HID_&quot;; &quot;KP_&quot;)" office:value-type="string" office:string-value="KP_KEY_B" calcext:value-type="string">
            <text:p>KP_KEY_B</text:p>
          </table:table-cell>
          <table:table-cell table:formula="of:=SUBSTITUTE(SUBSTITUTE([.A8]; &quot;HID_&quot;; &quot;KP_&quot;); &quot;KEY_&quot;; &quot;KEY_CTRL_&quot;)" office:value-type="string" office:string-value="KP_KEY_CTRL_B" calcext:value-type="string">
            <text:p>KP_KEY_CTRL_B</text:p>
          </table:table-cell>
          <table:table-cell table:formula="of:=SUBSTITUTE(COM.MICROSOFT.CONCAT(&quot;{ &quot;; IF(ISBLANK([.D8]); &quot;KP_KEY_NONE&quot;; [.D8]); &quot;, &quot;; IF(ISBLANK([.E8]); &quot;KP_KEY_NONE&quot;; [.E8]); &quot;, &quot;; IF(ISBLANK([.F8]); &quot;KP_KEY_NONE&quot;; [.F8]); &quot; }, /* &quot;; [.C8]; &quot; (&quot;; [.A8]; &quot;) */ \&quot;); &quot; ()&quot;; &quot;&quot;)" office:value-type="string" office:string-value="{ KP_KEY_b, KP_KEY_B, KP_KEY_CTRL_B }, /* 0x05 (HID_KEY_B) */ \" calcext:value-type="string">
            <text:p>{ KP_KEY_b, KP_KEY_B, KP_KEY_CTRL_B }, /* 0x05 (HID_KEY_B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</text:p>
          </table:table-cell>
          <table:table-cell office:value-type="float" office:value="6" calcext:value-type="float">
            <text:p>6</text:p>
          </table:table-cell>
          <table:table-cell table:formula="of:=COM.MICROSOFT.CONCAT(&quot;0x&quot;;LOWER(DEC2HEX([.B9];2)))" office:value-type="string" office:string-value="0x06" calcext:value-type="string">
            <text:p>0x06</text:p>
          </table:table-cell>
          <table:table-cell table:formula="of:=SUBSTITUTE(LOWER([.A9]); &quot;hid_key_&quot;; &quot;KP_KEY_&quot;)" office:value-type="string" office:string-value="KP_KEY_c" calcext:value-type="string">
            <text:p>KP_KEY_c</text:p>
          </table:table-cell>
          <table:table-cell table:formula="of:=SUBSTITUTE([.A9]; &quot;HID_&quot;; &quot;KP_&quot;)" office:value-type="string" office:string-value="KP_KEY_C" calcext:value-type="string">
            <text:p>KP_KEY_C</text:p>
          </table:table-cell>
          <table:table-cell table:formula="of:=SUBSTITUTE(SUBSTITUTE([.A9]; &quot;HID_&quot;; &quot;KP_&quot;); &quot;KEY_&quot;; &quot;KEY_CTRL_&quot;)" office:value-type="string" office:string-value="KP_KEY_CTRL_C" calcext:value-type="string">
            <text:p>KP_KEY_CTRL_C</text:p>
          </table:table-cell>
          <table:table-cell table:formula="of:=SUBSTITUTE(COM.MICROSOFT.CONCAT(&quot;{ &quot;; IF(ISBLANK([.D9]); &quot;KP_KEY_NONE&quot;; [.D9]); &quot;, &quot;; IF(ISBLANK([.E9]); &quot;KP_KEY_NONE&quot;; [.E9]); &quot;, &quot;; IF(ISBLANK([.F9]); &quot;KP_KEY_NONE&quot;; [.F9]); &quot; }, /* &quot;; [.C9]; &quot; (&quot;; [.A9]; &quot;) */ \&quot;); &quot; ()&quot;; &quot;&quot;)" office:value-type="string" office:string-value="{ KP_KEY_c, KP_KEY_C, KP_KEY_CTRL_C }, /* 0x06 (HID_KEY_C) */ \" calcext:value-type="string">
            <text:p>{ KP_KEY_c, KP_KEY_C, KP_KEY_CTRL_C }, /* 0x06 (HID_KEY_C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D</text:p>
          </table:table-cell>
          <table:table-cell office:value-type="float" office:value="7" calcext:value-type="float">
            <text:p>7</text:p>
          </table:table-cell>
          <table:table-cell table:formula="of:=COM.MICROSOFT.CONCAT(&quot;0x&quot;;LOWER(DEC2HEX([.B10];2)))" office:value-type="string" office:string-value="0x07" calcext:value-type="string">
            <text:p>0x07</text:p>
          </table:table-cell>
          <table:table-cell table:formula="of:=SUBSTITUTE(LOWER([.A10]); &quot;hid_key_&quot;; &quot;KP_KEY_&quot;)" office:value-type="string" office:string-value="KP_KEY_d" calcext:value-type="string">
            <text:p>KP_KEY_d</text:p>
          </table:table-cell>
          <table:table-cell table:formula="of:=SUBSTITUTE([.A10]; &quot;HID_&quot;; &quot;KP_&quot;)" office:value-type="string" office:string-value="KP_KEY_D" calcext:value-type="string">
            <text:p>KP_KEY_D</text:p>
          </table:table-cell>
          <table:table-cell table:formula="of:=SUBSTITUTE(SUBSTITUTE([.A10]; &quot;HID_&quot;; &quot;KP_&quot;); &quot;KEY_&quot;; &quot;KEY_CTRL_&quot;)" office:value-type="string" office:string-value="KP_KEY_CTRL_D" calcext:value-type="string">
            <text:p>KP_KEY_CTRL_D</text:p>
          </table:table-cell>
          <table:table-cell table:formula="of:=SUBSTITUTE(COM.MICROSOFT.CONCAT(&quot;{ &quot;; IF(ISBLANK([.D10]); &quot;KP_KEY_NONE&quot;; [.D10]); &quot;, &quot;; IF(ISBLANK([.E10]); &quot;KP_KEY_NONE&quot;; [.E10]); &quot;, &quot;; IF(ISBLANK([.F10]); &quot;KP_KEY_NONE&quot;; [.F10]); &quot; }, /* &quot;; [.C10]; &quot; (&quot;; [.A10]; &quot;) */ \&quot;); &quot; ()&quot;; &quot;&quot;)" office:value-type="string" office:string-value="{ KP_KEY_d, KP_KEY_D, KP_KEY_CTRL_D }, /* 0x07 (HID_KEY_D) */ \" calcext:value-type="string">
            <text:p>{ KP_KEY_d, KP_KEY_D, KP_KEY_CTRL_D }, /* 0x07 (HID_KEY_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</text:p>
          </table:table-cell>
          <table:table-cell office:value-type="float" office:value="8" calcext:value-type="float">
            <text:p>8</text:p>
          </table:table-cell>
          <table:table-cell table:formula="of:=COM.MICROSOFT.CONCAT(&quot;0x&quot;;LOWER(DEC2HEX([.B11];2)))" office:value-type="string" office:string-value="0x08" calcext:value-type="string">
            <text:p>0x08</text:p>
          </table:table-cell>
          <table:table-cell table:formula="of:=SUBSTITUTE(LOWER([.A11]); &quot;hid_key_&quot;; &quot;KP_KEY_&quot;)" office:value-type="string" office:string-value="KP_KEY_e" calcext:value-type="string">
            <text:p>KP_KEY_e</text:p>
          </table:table-cell>
          <table:table-cell table:formula="of:=SUBSTITUTE([.A11]; &quot;HID_&quot;; &quot;KP_&quot;)" office:value-type="string" office:string-value="KP_KEY_E" calcext:value-type="string">
            <text:p>KP_KEY_E</text:p>
          </table:table-cell>
          <table:table-cell table:formula="of:=SUBSTITUTE(SUBSTITUTE([.A11]; &quot;HID_&quot;; &quot;KP_&quot;); &quot;KEY_&quot;; &quot;KEY_CTRL_&quot;)" office:value-type="string" office:string-value="KP_KEY_CTRL_E" calcext:value-type="string">
            <text:p>KP_KEY_CTRL_E</text:p>
          </table:table-cell>
          <table:table-cell table:formula="of:=SUBSTITUTE(COM.MICROSOFT.CONCAT(&quot;{ &quot;; IF(ISBLANK([.D11]); &quot;KP_KEY_NONE&quot;; [.D11]); &quot;, &quot;; IF(ISBLANK([.E11]); &quot;KP_KEY_NONE&quot;; [.E11]); &quot;, &quot;; IF(ISBLANK([.F11]); &quot;KP_KEY_NONE&quot;; [.F11]); &quot; }, /* &quot;; [.C11]; &quot; (&quot;; [.A11]; &quot;) */ \&quot;); &quot; ()&quot;; &quot;&quot;)" office:value-type="string" office:string-value="{ KP_KEY_e, KP_KEY_E, KP_KEY_CTRL_E }, /* 0x08 (HID_KEY_E) */ \" calcext:value-type="string">
            <text:p>{ KP_KEY_e, KP_KEY_E, KP_KEY_CTRL_E }, /* 0x08 (HID_KEY_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</text:p>
          </table:table-cell>
          <table:table-cell office:value-type="float" office:value="9" calcext:value-type="float">
            <text:p>9</text:p>
          </table:table-cell>
          <table:table-cell table:formula="of:=COM.MICROSOFT.CONCAT(&quot;0x&quot;;LOWER(DEC2HEX([.B12];2)))" office:value-type="string" office:string-value="0x09" calcext:value-type="string">
            <text:p>0x09</text:p>
          </table:table-cell>
          <table:table-cell table:formula="of:=SUBSTITUTE(LOWER([.A12]); &quot;hid_key_&quot;; &quot;KP_KEY_&quot;)" office:value-type="string" office:string-value="KP_KEY_f" calcext:value-type="string">
            <text:p>KP_KEY_f</text:p>
          </table:table-cell>
          <table:table-cell table:formula="of:=SUBSTITUTE([.A12]; &quot;HID_&quot;; &quot;KP_&quot;)" office:value-type="string" office:string-value="KP_KEY_F" calcext:value-type="string">
            <text:p>KP_KEY_F</text:p>
          </table:table-cell>
          <table:table-cell table:formula="of:=SUBSTITUTE(SUBSTITUTE([.A12]; &quot;HID_&quot;; &quot;KP_&quot;); &quot;KEY_&quot;; &quot;KEY_CTRL_&quot;)" office:value-type="string" office:string-value="KP_KEY_CTRL_F" calcext:value-type="string">
            <text:p>KP_KEY_CTRL_F</text:p>
          </table:table-cell>
          <table:table-cell table:formula="of:=SUBSTITUTE(COM.MICROSOFT.CONCAT(&quot;{ &quot;; IF(ISBLANK([.D12]); &quot;KP_KEY_NONE&quot;; [.D12]); &quot;, &quot;; IF(ISBLANK([.E12]); &quot;KP_KEY_NONE&quot;; [.E12]); &quot;, &quot;; IF(ISBLANK([.F12]); &quot;KP_KEY_NONE&quot;; [.F12]); &quot; }, /* &quot;; [.C12]; &quot; (&quot;; [.A12]; &quot;) */ \&quot;); &quot; ()&quot;; &quot;&quot;)" office:value-type="string" office:string-value="{ KP_KEY_f, KP_KEY_F, KP_KEY_CTRL_F }, /* 0x09 (HID_KEY_F) */ \" calcext:value-type="string">
            <text:p>{ KP_KEY_f, KP_KEY_F, KP_KEY_CTRL_F }, /* 0x09 (HID_KEY_F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G</text:p>
          </table:table-cell>
          <table:table-cell office:value-type="float" office:value="10" calcext:value-type="float">
            <text:p>10</text:p>
          </table:table-cell>
          <table:table-cell table:formula="of:=COM.MICROSOFT.CONCAT(&quot;0x&quot;;LOWER(DEC2HEX([.B13];2)))" office:value-type="string" office:string-value="0x0a" calcext:value-type="string">
            <text:p>0x0a</text:p>
          </table:table-cell>
          <table:table-cell table:formula="of:=SUBSTITUTE(LOWER([.A13]); &quot;hid_key_&quot;; &quot;KP_KEY_&quot;)" office:value-type="string" office:string-value="KP_KEY_g" calcext:value-type="string">
            <text:p>KP_KEY_g</text:p>
          </table:table-cell>
          <table:table-cell table:formula="of:=SUBSTITUTE([.A13]; &quot;HID_&quot;; &quot;KP_&quot;)" office:value-type="string" office:string-value="KP_KEY_G" calcext:value-type="string">
            <text:p>KP_KEY_G</text:p>
          </table:table-cell>
          <table:table-cell table:formula="of:=SUBSTITUTE(SUBSTITUTE([.A13]; &quot;HID_&quot;; &quot;KP_&quot;); &quot;KEY_&quot;; &quot;KEY_CTRL_&quot;)" office:value-type="string" office:string-value="KP_KEY_CTRL_G" calcext:value-type="string">
            <text:p>KP_KEY_CTRL_G</text:p>
          </table:table-cell>
          <table:table-cell table:formula="of:=SUBSTITUTE(COM.MICROSOFT.CONCAT(&quot;{ &quot;; IF(ISBLANK([.D13]); &quot;KP_KEY_NONE&quot;; [.D13]); &quot;, &quot;; IF(ISBLANK([.E13]); &quot;KP_KEY_NONE&quot;; [.E13]); &quot;, &quot;; IF(ISBLANK([.F13]); &quot;KP_KEY_NONE&quot;; [.F13]); &quot; }, /* &quot;; [.C13]; &quot; (&quot;; [.A13]; &quot;) */ \&quot;); &quot; ()&quot;; &quot;&quot;)" office:value-type="string" office:string-value="{ KP_KEY_g, KP_KEY_G, KP_KEY_CTRL_G }, /* 0x0a (HID_KEY_G) */ \" calcext:value-type="string">
            <text:p>{ KP_KEY_g, KP_KEY_G, KP_KEY_CTRL_G }, /* 0x0a (HID_KEY_G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H</text:p>
          </table:table-cell>
          <table:table-cell office:value-type="float" office:value="11" calcext:value-type="float">
            <text:p>11</text:p>
          </table:table-cell>
          <table:table-cell table:formula="of:=COM.MICROSOFT.CONCAT(&quot;0x&quot;;LOWER(DEC2HEX([.B14];2)))" office:value-type="string" office:string-value="0x0b" calcext:value-type="string">
            <text:p>0x0b</text:p>
          </table:table-cell>
          <table:table-cell table:formula="of:=SUBSTITUTE(LOWER([.A14]); &quot;hid_key_&quot;; &quot;KP_KEY_&quot;)" office:value-type="string" office:string-value="KP_KEY_h" calcext:value-type="string">
            <text:p>KP_KEY_h</text:p>
          </table:table-cell>
          <table:table-cell table:formula="of:=SUBSTITUTE([.A14]; &quot;HID_&quot;; &quot;KP_&quot;)" office:value-type="string" office:string-value="KP_KEY_H" calcext:value-type="string">
            <text:p>KP_KEY_H</text:p>
          </table:table-cell>
          <table:table-cell table:formula="of:=SUBSTITUTE(SUBSTITUTE([.A14]; &quot;HID_&quot;; &quot;KP_&quot;); &quot;KEY_&quot;; &quot;KEY_CTRL_&quot;)" office:value-type="string" office:string-value="KP_KEY_CTRL_H" calcext:value-type="string">
            <text:p>KP_KEY_CTRL_H</text:p>
          </table:table-cell>
          <table:table-cell table:formula="of:=SUBSTITUTE(COM.MICROSOFT.CONCAT(&quot;{ &quot;; IF(ISBLANK([.D14]); &quot;KP_KEY_NONE&quot;; [.D14]); &quot;, &quot;; IF(ISBLANK([.E14]); &quot;KP_KEY_NONE&quot;; [.E14]); &quot;, &quot;; IF(ISBLANK([.F14]); &quot;KP_KEY_NONE&quot;; [.F14]); &quot; }, /* &quot;; [.C14]; &quot; (&quot;; [.A14]; &quot;) */ \&quot;); &quot; ()&quot;; &quot;&quot;)" office:value-type="string" office:string-value="{ KP_KEY_h, KP_KEY_H, KP_KEY_CTRL_H }, /* 0x0b (HID_KEY_H) */ \" calcext:value-type="string">
            <text:p>{ KP_KEY_h, KP_KEY_H, KP_KEY_CTRL_H }, /* 0x0b (HID_KEY_H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I</text:p>
          </table:table-cell>
          <table:table-cell office:value-type="float" office:value="12" calcext:value-type="float">
            <text:p>12</text:p>
          </table:table-cell>
          <table:table-cell table:formula="of:=COM.MICROSOFT.CONCAT(&quot;0x&quot;;LOWER(DEC2HEX([.B15];2)))" office:value-type="string" office:string-value="0x0c" calcext:value-type="string">
            <text:p>0x0c</text:p>
          </table:table-cell>
          <table:table-cell table:formula="of:=SUBSTITUTE(LOWER([.A15]); &quot;hid_key_&quot;; &quot;KP_KEY_&quot;)" office:value-type="string" office:string-value="KP_KEY_i" calcext:value-type="string">
            <text:p>KP_KEY_i</text:p>
          </table:table-cell>
          <table:table-cell table:formula="of:=SUBSTITUTE([.A15]; &quot;HID_&quot;; &quot;KP_&quot;)" office:value-type="string" office:string-value="KP_KEY_I" calcext:value-type="string">
            <text:p>KP_KEY_I</text:p>
          </table:table-cell>
          <table:table-cell table:formula="of:=SUBSTITUTE(SUBSTITUTE([.A15]; &quot;HID_&quot;; &quot;KP_&quot;); &quot;KEY_&quot;; &quot;KEY_CTRL_&quot;)" office:value-type="string" office:string-value="KP_KEY_CTRL_I" calcext:value-type="string">
            <text:p>KP_KEY_CTRL_I</text:p>
          </table:table-cell>
          <table:table-cell table:formula="of:=SUBSTITUTE(COM.MICROSOFT.CONCAT(&quot;{ &quot;; IF(ISBLANK([.D15]); &quot;KP_KEY_NONE&quot;; [.D15]); &quot;, &quot;; IF(ISBLANK([.E15]); &quot;KP_KEY_NONE&quot;; [.E15]); &quot;, &quot;; IF(ISBLANK([.F15]); &quot;KP_KEY_NONE&quot;; [.F15]); &quot; }, /* &quot;; [.C15]; &quot; (&quot;; [.A15]; &quot;) */ \&quot;); &quot; ()&quot;; &quot;&quot;)" office:value-type="string" office:string-value="{ KP_KEY_i, KP_KEY_I, KP_KEY_CTRL_I }, /* 0x0c (HID_KEY_I) */ \" calcext:value-type="string">
            <text:p>{ KP_KEY_i, KP_KEY_I, KP_KEY_CTRL_I }, /* 0x0c (HID_KEY_I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J</text:p>
          </table:table-cell>
          <table:table-cell office:value-type="float" office:value="13" calcext:value-type="float">
            <text:p>13</text:p>
          </table:table-cell>
          <table:table-cell table:formula="of:=COM.MICROSOFT.CONCAT(&quot;0x&quot;;LOWER(DEC2HEX([.B16];2)))" office:value-type="string" office:string-value="0x0d" calcext:value-type="string">
            <text:p>0x0d</text:p>
          </table:table-cell>
          <table:table-cell table:formula="of:=SUBSTITUTE(LOWER([.A16]); &quot;hid_key_&quot;; &quot;KP_KEY_&quot;)" office:value-type="string" office:string-value="KP_KEY_j" calcext:value-type="string">
            <text:p>KP_KEY_j</text:p>
          </table:table-cell>
          <table:table-cell table:formula="of:=SUBSTITUTE([.A16]; &quot;HID_&quot;; &quot;KP_&quot;)" office:value-type="string" office:string-value="KP_KEY_J" calcext:value-type="string">
            <text:p>KP_KEY_J</text:p>
          </table:table-cell>
          <table:table-cell table:formula="of:=SUBSTITUTE(SUBSTITUTE([.A16]; &quot;HID_&quot;; &quot;KP_&quot;); &quot;KEY_&quot;; &quot;KEY_CTRL_&quot;)" office:value-type="string" office:string-value="KP_KEY_CTRL_J" calcext:value-type="string">
            <text:p>KP_KEY_CTRL_J</text:p>
          </table:table-cell>
          <table:table-cell table:formula="of:=SUBSTITUTE(COM.MICROSOFT.CONCAT(&quot;{ &quot;; IF(ISBLANK([.D16]); &quot;KP_KEY_NONE&quot;; [.D16]); &quot;, &quot;; IF(ISBLANK([.E16]); &quot;KP_KEY_NONE&quot;; [.E16]); &quot;, &quot;; IF(ISBLANK([.F16]); &quot;KP_KEY_NONE&quot;; [.F16]); &quot; }, /* &quot;; [.C16]; &quot; (&quot;; [.A16]; &quot;) */ \&quot;); &quot; ()&quot;; &quot;&quot;)" office:value-type="string" office:string-value="{ KP_KEY_j, KP_KEY_J, KP_KEY_CTRL_J }, /* 0x0d (HID_KEY_J) */ \" calcext:value-type="string">
            <text:p>{ KP_KEY_j, KP_KEY_J, KP_KEY_CTRL_J }, /* 0x0d (HID_KEY_J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</text:p>
          </table:table-cell>
          <table:table-cell office:value-type="float" office:value="14" calcext:value-type="float">
            <text:p>14</text:p>
          </table:table-cell>
          <table:table-cell table:formula="of:=COM.MICROSOFT.CONCAT(&quot;0x&quot;;LOWER(DEC2HEX([.B17];2)))" office:value-type="string" office:string-value="0x0e" calcext:value-type="string">
            <text:p>0x0e</text:p>
          </table:table-cell>
          <table:table-cell table:formula="of:=SUBSTITUTE(LOWER([.A17]); &quot;hid_key_&quot;; &quot;KP_KEY_&quot;)" office:value-type="string" office:string-value="KP_KEY_k" calcext:value-type="string">
            <text:p>KP_KEY_k</text:p>
          </table:table-cell>
          <table:table-cell table:formula="of:=SUBSTITUTE([.A17]; &quot;HID_&quot;; &quot;KP_&quot;)" office:value-type="string" office:string-value="KP_KEY_K" calcext:value-type="string">
            <text:p>KP_KEY_K</text:p>
          </table:table-cell>
          <table:table-cell table:formula="of:=SUBSTITUTE(SUBSTITUTE([.A17]; &quot;HID_&quot;; &quot;KP_&quot;); &quot;KEY_&quot;; &quot;KEY_CTRL_&quot;)" office:value-type="string" office:string-value="KP_KEY_CTRL_K" calcext:value-type="string">
            <text:p>KP_KEY_CTRL_K</text:p>
          </table:table-cell>
          <table:table-cell table:formula="of:=SUBSTITUTE(COM.MICROSOFT.CONCAT(&quot;{ &quot;; IF(ISBLANK([.D17]); &quot;KP_KEY_NONE&quot;; [.D17]); &quot;, &quot;; IF(ISBLANK([.E17]); &quot;KP_KEY_NONE&quot;; [.E17]); &quot;, &quot;; IF(ISBLANK([.F17]); &quot;KP_KEY_NONE&quot;; [.F17]); &quot; }, /* &quot;; [.C17]; &quot; (&quot;; [.A17]; &quot;) */ \&quot;); &quot; ()&quot;; &quot;&quot;)" office:value-type="string" office:string-value="{ KP_KEY_k, KP_KEY_K, KP_KEY_CTRL_K }, /* 0x0e (HID_KEY_K) */ \" calcext:value-type="string">
            <text:p>{ KP_KEY_k, KP_KEY_K, KP_KEY_CTRL_K }, /* 0x0e (HID_KEY_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</text:p>
          </table:table-cell>
          <table:table-cell office:value-type="float" office:value="15" calcext:value-type="float">
            <text:p>15</text:p>
          </table:table-cell>
          <table:table-cell table:formula="of:=COM.MICROSOFT.CONCAT(&quot;0x&quot;;LOWER(DEC2HEX([.B18];2)))" office:value-type="string" office:string-value="0x0f" calcext:value-type="string">
            <text:p>0x0f</text:p>
          </table:table-cell>
          <table:table-cell table:formula="of:=SUBSTITUTE(LOWER([.A18]); &quot;hid_key_&quot;; &quot;KP_KEY_&quot;)" office:value-type="string" office:string-value="KP_KEY_l" calcext:value-type="string">
            <text:p>KP_KEY_l</text:p>
          </table:table-cell>
          <table:table-cell table:formula="of:=SUBSTITUTE([.A18]; &quot;HID_&quot;; &quot;KP_&quot;)" office:value-type="string" office:string-value="KP_KEY_L" calcext:value-type="string">
            <text:p>KP_KEY_L</text:p>
          </table:table-cell>
          <table:table-cell table:formula="of:=SUBSTITUTE(SUBSTITUTE([.A18]; &quot;HID_&quot;; &quot;KP_&quot;); &quot;KEY_&quot;; &quot;KEY_CTRL_&quot;)" office:value-type="string" office:string-value="KP_KEY_CTRL_L" calcext:value-type="string">
            <text:p>KP_KEY_CTRL_L</text:p>
          </table:table-cell>
          <table:table-cell table:formula="of:=SUBSTITUTE(COM.MICROSOFT.CONCAT(&quot;{ &quot;; IF(ISBLANK([.D18]); &quot;KP_KEY_NONE&quot;; [.D18]); &quot;, &quot;; IF(ISBLANK([.E18]); &quot;KP_KEY_NONE&quot;; [.E18]); &quot;, &quot;; IF(ISBLANK([.F18]); &quot;KP_KEY_NONE&quot;; [.F18]); &quot; }, /* &quot;; [.C18]; &quot; (&quot;; [.A18]; &quot;) */ \&quot;); &quot; ()&quot;; &quot;&quot;)" office:value-type="string" office:string-value="{ KP_KEY_l, KP_KEY_L, KP_KEY_CTRL_L }, /* 0x0f (HID_KEY_L) */ \" calcext:value-type="string">
            <text:p>{ KP_KEY_l, KP_KEY_L, KP_KEY_CTRL_L }, /* 0x0f (HID_KEY_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</text:p>
          </table:table-cell>
          <table:table-cell office:value-type="float" office:value="16" calcext:value-type="float">
            <text:p>16</text:p>
          </table:table-cell>
          <table:table-cell table:formula="of:=COM.MICROSOFT.CONCAT(&quot;0x&quot;;LOWER(DEC2HEX([.B19];2)))" office:value-type="string" office:string-value="0x10" calcext:value-type="string">
            <text:p>0x10</text:p>
          </table:table-cell>
          <table:table-cell table:formula="of:=SUBSTITUTE(LOWER([.A19]); &quot;hid_key_&quot;; &quot;KP_KEY_&quot;)" office:value-type="string" office:string-value="KP_KEY_m" calcext:value-type="string">
            <text:p>KP_KEY_m</text:p>
          </table:table-cell>
          <table:table-cell table:formula="of:=SUBSTITUTE([.A19]; &quot;HID_&quot;; &quot;KP_&quot;)" office:value-type="string" office:string-value="KP_KEY_M" calcext:value-type="string">
            <text:p>KP_KEY_M</text:p>
          </table:table-cell>
          <table:table-cell table:formula="of:=SUBSTITUTE(SUBSTITUTE([.A19]; &quot;HID_&quot;; &quot;KP_&quot;); &quot;KEY_&quot;; &quot;KEY_CTRL_&quot;)" office:value-type="string" office:string-value="KP_KEY_CTRL_M" calcext:value-type="string">
            <text:p>KP_KEY_CTRL_M</text:p>
          </table:table-cell>
          <table:table-cell table:formula="of:=SUBSTITUTE(COM.MICROSOFT.CONCAT(&quot;{ &quot;; IF(ISBLANK([.D19]); &quot;KP_KEY_NONE&quot;; [.D19]); &quot;, &quot;; IF(ISBLANK([.E19]); &quot;KP_KEY_NONE&quot;; [.E19]); &quot;, &quot;; IF(ISBLANK([.F19]); &quot;KP_KEY_NONE&quot;; [.F19]); &quot; }, /* &quot;; [.C19]; &quot; (&quot;; [.A19]; &quot;) */ \&quot;); &quot; ()&quot;; &quot;&quot;)" office:value-type="string" office:string-value="{ KP_KEY_m, KP_KEY_M, KP_KEY_CTRL_M }, /* 0x10 (HID_KEY_M) */ \" calcext:value-type="string">
            <text:p>{ KP_KEY_m, KP_KEY_M, KP_KEY_CTRL_M }, /* 0x10 (HID_KEY_M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N</text:p>
          </table:table-cell>
          <table:table-cell office:value-type="float" office:value="17" calcext:value-type="float">
            <text:p>17</text:p>
          </table:table-cell>
          <table:table-cell table:formula="of:=COM.MICROSOFT.CONCAT(&quot;0x&quot;;LOWER(DEC2HEX([.B20];2)))" office:value-type="string" office:string-value="0x11" calcext:value-type="string">
            <text:p>0x11</text:p>
          </table:table-cell>
          <table:table-cell table:formula="of:=SUBSTITUTE(LOWER([.A20]); &quot;hid_key_&quot;; &quot;KP_KEY_&quot;)" office:value-type="string" office:string-value="KP_KEY_n" calcext:value-type="string">
            <text:p>KP_KEY_n</text:p>
          </table:table-cell>
          <table:table-cell table:formula="of:=SUBSTITUTE([.A20]; &quot;HID_&quot;; &quot;KP_&quot;)" office:value-type="string" office:string-value="KP_KEY_N" calcext:value-type="string">
            <text:p>KP_KEY_N</text:p>
          </table:table-cell>
          <table:table-cell table:formula="of:=SUBSTITUTE(SUBSTITUTE([.A20]; &quot;HID_&quot;; &quot;KP_&quot;); &quot;KEY_&quot;; &quot;KEY_CTRL_&quot;)" office:value-type="string" office:string-value="KP_KEY_CTRL_N" calcext:value-type="string">
            <text:p>KP_KEY_CTRL_N</text:p>
          </table:table-cell>
          <table:table-cell table:formula="of:=SUBSTITUTE(COM.MICROSOFT.CONCAT(&quot;{ &quot;; IF(ISBLANK([.D20]); &quot;KP_KEY_NONE&quot;; [.D20]); &quot;, &quot;; IF(ISBLANK([.E20]); &quot;KP_KEY_NONE&quot;; [.E20]); &quot;, &quot;; IF(ISBLANK([.F20]); &quot;KP_KEY_NONE&quot;; [.F20]); &quot; }, /* &quot;; [.C20]; &quot; (&quot;; [.A20]; &quot;) */ \&quot;); &quot; ()&quot;; &quot;&quot;)" office:value-type="string" office:string-value="{ KP_KEY_n, KP_KEY_N, KP_KEY_CTRL_N }, /* 0x11 (HID_KEY_N) */ \" calcext:value-type="string">
            <text:p>{ KP_KEY_n, KP_KEY_N, KP_KEY_CTRL_N }, /* 0x11 (HID_KEY_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O</text:p>
          </table:table-cell>
          <table:table-cell office:value-type="float" office:value="18" calcext:value-type="float">
            <text:p>18</text:p>
          </table:table-cell>
          <table:table-cell table:formula="of:=COM.MICROSOFT.CONCAT(&quot;0x&quot;;LOWER(DEC2HEX([.B21];2)))" office:value-type="string" office:string-value="0x12" calcext:value-type="string">
            <text:p>0x12</text:p>
          </table:table-cell>
          <table:table-cell table:formula="of:=SUBSTITUTE(LOWER([.A21]); &quot;hid_key_&quot;; &quot;KP_KEY_&quot;)" office:value-type="string" office:string-value="KP_KEY_o" calcext:value-type="string">
            <text:p>KP_KEY_o</text:p>
          </table:table-cell>
          <table:table-cell table:formula="of:=SUBSTITUTE([.A21]; &quot;HID_&quot;; &quot;KP_&quot;)" office:value-type="string" office:string-value="KP_KEY_O" calcext:value-type="string">
            <text:p>KP_KEY_O</text:p>
          </table:table-cell>
          <table:table-cell table:formula="of:=SUBSTITUTE(SUBSTITUTE([.A21]; &quot;HID_&quot;; &quot;KP_&quot;); &quot;KEY_&quot;; &quot;KEY_CTRL_&quot;)" office:value-type="string" office:string-value="KP_KEY_CTRL_O" calcext:value-type="string">
            <text:p>KP_KEY_CTRL_O</text:p>
          </table:table-cell>
          <table:table-cell table:formula="of:=SUBSTITUTE(COM.MICROSOFT.CONCAT(&quot;{ &quot;; IF(ISBLANK([.D21]); &quot;KP_KEY_NONE&quot;; [.D21]); &quot;, &quot;; IF(ISBLANK([.E21]); &quot;KP_KEY_NONE&quot;; [.E21]); &quot;, &quot;; IF(ISBLANK([.F21]); &quot;KP_KEY_NONE&quot;; [.F21]); &quot; }, /* &quot;; [.C21]; &quot; (&quot;; [.A21]; &quot;) */ \&quot;); &quot; ()&quot;; &quot;&quot;)" office:value-type="string" office:string-value="{ KP_KEY_o, KP_KEY_O, KP_KEY_CTRL_O }, /* 0x12 (HID_KEY_O) */ \" calcext:value-type="string">
            <text:p>{ KP_KEY_o, KP_KEY_O, KP_KEY_CTRL_O }, /* 0x12 (HID_KEY_O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</text:p>
          </table:table-cell>
          <table:table-cell office:value-type="float" office:value="19" calcext:value-type="float">
            <text:p>19</text:p>
          </table:table-cell>
          <table:table-cell table:formula="of:=COM.MICROSOFT.CONCAT(&quot;0x&quot;;LOWER(DEC2HEX([.B22];2)))" office:value-type="string" office:string-value="0x13" calcext:value-type="string">
            <text:p>0x13</text:p>
          </table:table-cell>
          <table:table-cell table:formula="of:=SUBSTITUTE(LOWER([.A22]); &quot;hid_key_&quot;; &quot;KP_KEY_&quot;)" office:value-type="string" office:string-value="KP_KEY_p" calcext:value-type="string">
            <text:p>KP_KEY_p</text:p>
          </table:table-cell>
          <table:table-cell table:formula="of:=SUBSTITUTE([.A22]; &quot;HID_&quot;; &quot;KP_&quot;)" office:value-type="string" office:string-value="KP_KEY_P" calcext:value-type="string">
            <text:p>KP_KEY_P</text:p>
          </table:table-cell>
          <table:table-cell table:formula="of:=SUBSTITUTE(SUBSTITUTE([.A22]; &quot;HID_&quot;; &quot;KP_&quot;); &quot;KEY_&quot;; &quot;KEY_CTRL_&quot;)" office:value-type="string" office:string-value="KP_KEY_CTRL_P" calcext:value-type="string">
            <text:p>KP_KEY_CTRL_P</text:p>
          </table:table-cell>
          <table:table-cell table:formula="of:=SUBSTITUTE(COM.MICROSOFT.CONCAT(&quot;{ &quot;; IF(ISBLANK([.D22]); &quot;KP_KEY_NONE&quot;; [.D22]); &quot;, &quot;; IF(ISBLANK([.E22]); &quot;KP_KEY_NONE&quot;; [.E22]); &quot;, &quot;; IF(ISBLANK([.F22]); &quot;KP_KEY_NONE&quot;; [.F22]); &quot; }, /* &quot;; [.C22]; &quot; (&quot;; [.A22]; &quot;) */ \&quot;); &quot; ()&quot;; &quot;&quot;)" office:value-type="string" office:string-value="{ KP_KEY_p, KP_KEY_P, KP_KEY_CTRL_P }, /* 0x13 (HID_KEY_P) */ \" calcext:value-type="string">
            <text:p>{ KP_KEY_p, KP_KEY_P, KP_KEY_CTRL_P }, /* 0x13 (HID_KEY_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Q</text:p>
          </table:table-cell>
          <table:table-cell office:value-type="float" office:value="20" calcext:value-type="float">
            <text:p>20</text:p>
          </table:table-cell>
          <table:table-cell table:formula="of:=COM.MICROSOFT.CONCAT(&quot;0x&quot;;LOWER(DEC2HEX([.B23];2)))" office:value-type="string" office:string-value="0x14" calcext:value-type="string">
            <text:p>0x14</text:p>
          </table:table-cell>
          <table:table-cell table:formula="of:=SUBSTITUTE(LOWER([.A23]); &quot;hid_key_&quot;; &quot;KP_KEY_&quot;)" office:value-type="string" office:string-value="KP_KEY_q" calcext:value-type="string">
            <text:p>KP_KEY_q</text:p>
          </table:table-cell>
          <table:table-cell table:formula="of:=SUBSTITUTE([.A23]; &quot;HID_&quot;; &quot;KP_&quot;)" office:value-type="string" office:string-value="KP_KEY_Q" calcext:value-type="string">
            <text:p>KP_KEY_Q</text:p>
          </table:table-cell>
          <table:table-cell table:formula="of:=SUBSTITUTE(SUBSTITUTE([.A23]; &quot;HID_&quot;; &quot;KP_&quot;); &quot;KEY_&quot;; &quot;KEY_CTRL_&quot;)" office:value-type="string" office:string-value="KP_KEY_CTRL_Q" calcext:value-type="string">
            <text:p>KP_KEY_CTRL_Q</text:p>
          </table:table-cell>
          <table:table-cell table:formula="of:=SUBSTITUTE(COM.MICROSOFT.CONCAT(&quot;{ &quot;; IF(ISBLANK([.D23]); &quot;KP_KEY_NONE&quot;; [.D23]); &quot;, &quot;; IF(ISBLANK([.E23]); &quot;KP_KEY_NONE&quot;; [.E23]); &quot;, &quot;; IF(ISBLANK([.F23]); &quot;KP_KEY_NONE&quot;; [.F23]); &quot; }, /* &quot;; [.C23]; &quot; (&quot;; [.A23]; &quot;) */ \&quot;); &quot; ()&quot;; &quot;&quot;)" office:value-type="string" office:string-value="{ KP_KEY_q, KP_KEY_Q, KP_KEY_CTRL_Q }, /* 0x14 (HID_KEY_Q) */ \" calcext:value-type="string">
            <text:p>{ KP_KEY_q, KP_KEY_Q, KP_KEY_CTRL_Q }, /* 0x14 (HID_KEY_Q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R</text:p>
          </table:table-cell>
          <table:table-cell office:value-type="float" office:value="21" calcext:value-type="float">
            <text:p>21</text:p>
          </table:table-cell>
          <table:table-cell table:formula="of:=COM.MICROSOFT.CONCAT(&quot;0x&quot;;LOWER(DEC2HEX([.B24];2)))" office:value-type="string" office:string-value="0x15" calcext:value-type="string">
            <text:p>0x15</text:p>
          </table:table-cell>
          <table:table-cell table:formula="of:=SUBSTITUTE(LOWER([.A24]); &quot;hid_key_&quot;; &quot;KP_KEY_&quot;)" office:value-type="string" office:string-value="KP_KEY_r" calcext:value-type="string">
            <text:p>KP_KEY_r</text:p>
          </table:table-cell>
          <table:table-cell table:formula="of:=SUBSTITUTE([.A24]; &quot;HID_&quot;; &quot;KP_&quot;)" office:value-type="string" office:string-value="KP_KEY_R" calcext:value-type="string">
            <text:p>KP_KEY_R</text:p>
          </table:table-cell>
          <table:table-cell table:formula="of:=SUBSTITUTE(SUBSTITUTE([.A24]; &quot;HID_&quot;; &quot;KP_&quot;); &quot;KEY_&quot;; &quot;KEY_CTRL_&quot;)" office:value-type="string" office:string-value="KP_KEY_CTRL_R" calcext:value-type="string">
            <text:p>KP_KEY_CTRL_R</text:p>
          </table:table-cell>
          <table:table-cell table:formula="of:=SUBSTITUTE(COM.MICROSOFT.CONCAT(&quot;{ &quot;; IF(ISBLANK([.D24]); &quot;KP_KEY_NONE&quot;; [.D24]); &quot;, &quot;; IF(ISBLANK([.E24]); &quot;KP_KEY_NONE&quot;; [.E24]); &quot;, &quot;; IF(ISBLANK([.F24]); &quot;KP_KEY_NONE&quot;; [.F24]); &quot; }, /* &quot;; [.C24]; &quot; (&quot;; [.A24]; &quot;) */ \&quot;); &quot; ()&quot;; &quot;&quot;)" office:value-type="string" office:string-value="{ KP_KEY_r, KP_KEY_R, KP_KEY_CTRL_R }, /* 0x15 (HID_KEY_R) */ \" calcext:value-type="string">
            <text:p>{ KP_KEY_r, KP_KEY_R, KP_KEY_CTRL_R }, /* 0x15 (HID_KEY_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</text:p>
          </table:table-cell>
          <table:table-cell office:value-type="float" office:value="22" calcext:value-type="float">
            <text:p>22</text:p>
          </table:table-cell>
          <table:table-cell table:formula="of:=COM.MICROSOFT.CONCAT(&quot;0x&quot;;LOWER(DEC2HEX([.B25];2)))" office:value-type="string" office:string-value="0x16" calcext:value-type="string">
            <text:p>0x16</text:p>
          </table:table-cell>
          <table:table-cell table:formula="of:=SUBSTITUTE(LOWER([.A25]); &quot;hid_key_&quot;; &quot;KP_KEY_&quot;)" office:value-type="string" office:string-value="KP_KEY_s" calcext:value-type="string">
            <text:p>KP_KEY_s</text:p>
          </table:table-cell>
          <table:table-cell table:formula="of:=SUBSTITUTE([.A25]; &quot;HID_&quot;; &quot;KP_&quot;)" office:value-type="string" office:string-value="KP_KEY_S" calcext:value-type="string">
            <text:p>KP_KEY_S</text:p>
          </table:table-cell>
          <table:table-cell table:formula="of:=SUBSTITUTE(SUBSTITUTE([.A25]; &quot;HID_&quot;; &quot;KP_&quot;); &quot;KEY_&quot;; &quot;KEY_CTRL_&quot;)" office:value-type="string" office:string-value="KP_KEY_CTRL_S" calcext:value-type="string">
            <text:p>KP_KEY_CTRL_S</text:p>
          </table:table-cell>
          <table:table-cell table:formula="of:=SUBSTITUTE(COM.MICROSOFT.CONCAT(&quot;{ &quot;; IF(ISBLANK([.D25]); &quot;KP_KEY_NONE&quot;; [.D25]); &quot;, &quot;; IF(ISBLANK([.E25]); &quot;KP_KEY_NONE&quot;; [.E25]); &quot;, &quot;; IF(ISBLANK([.F25]); &quot;KP_KEY_NONE&quot;; [.F25]); &quot; }, /* &quot;; [.C25]; &quot; (&quot;; [.A25]; &quot;) */ \&quot;); &quot; ()&quot;; &quot;&quot;)" office:value-type="string" office:string-value="{ KP_KEY_s, KP_KEY_S, KP_KEY_CTRL_S }, /* 0x16 (HID_KEY_S) */ \" calcext:value-type="string">
            <text:p>{ KP_KEY_s, KP_KEY_S, KP_KEY_CTRL_S }, /* 0x16 (HID_KEY_S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T</text:p>
          </table:table-cell>
          <table:table-cell office:value-type="float" office:value="23" calcext:value-type="float">
            <text:p>23</text:p>
          </table:table-cell>
          <table:table-cell table:formula="of:=COM.MICROSOFT.CONCAT(&quot;0x&quot;;LOWER(DEC2HEX([.B26];2)))" office:value-type="string" office:string-value="0x17" calcext:value-type="string">
            <text:p>0x17</text:p>
          </table:table-cell>
          <table:table-cell table:formula="of:=SUBSTITUTE(LOWER([.A26]); &quot;hid_key_&quot;; &quot;KP_KEY_&quot;)" office:value-type="string" office:string-value="KP_KEY_t" calcext:value-type="string">
            <text:p>KP_KEY_t</text:p>
          </table:table-cell>
          <table:table-cell table:formula="of:=SUBSTITUTE([.A26]; &quot;HID_&quot;; &quot;KP_&quot;)" office:value-type="string" office:string-value="KP_KEY_T" calcext:value-type="string">
            <text:p>KP_KEY_T</text:p>
          </table:table-cell>
          <table:table-cell table:formula="of:=SUBSTITUTE(SUBSTITUTE([.A26]; &quot;HID_&quot;; &quot;KP_&quot;); &quot;KEY_&quot;; &quot;KEY_CTRL_&quot;)" office:value-type="string" office:string-value="KP_KEY_CTRL_T" calcext:value-type="string">
            <text:p>KP_KEY_CTRL_T</text:p>
          </table:table-cell>
          <table:table-cell table:formula="of:=SUBSTITUTE(COM.MICROSOFT.CONCAT(&quot;{ &quot;; IF(ISBLANK([.D26]); &quot;KP_KEY_NONE&quot;; [.D26]); &quot;, &quot;; IF(ISBLANK([.E26]); &quot;KP_KEY_NONE&quot;; [.E26]); &quot;, &quot;; IF(ISBLANK([.F26]); &quot;KP_KEY_NONE&quot;; [.F26]); &quot; }, /* &quot;; [.C26]; &quot; (&quot;; [.A26]; &quot;) */ \&quot;); &quot; ()&quot;; &quot;&quot;)" office:value-type="string" office:string-value="{ KP_KEY_t, KP_KEY_T, KP_KEY_CTRL_T }, /* 0x17 (HID_KEY_T) */ \" calcext:value-type="string">
            <text:p>{ KP_KEY_t, KP_KEY_T, KP_KEY_CTRL_T }, /* 0x17 (HID_KEY_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U</text:p>
          </table:table-cell>
          <table:table-cell office:value-type="float" office:value="24" calcext:value-type="float">
            <text:p>24</text:p>
          </table:table-cell>
          <table:table-cell table:formula="of:=COM.MICROSOFT.CONCAT(&quot;0x&quot;;LOWER(DEC2HEX([.B27];2)))" office:value-type="string" office:string-value="0x18" calcext:value-type="string">
            <text:p>0x18</text:p>
          </table:table-cell>
          <table:table-cell table:formula="of:=SUBSTITUTE(LOWER([.A27]); &quot;hid_key_&quot;; &quot;KP_KEY_&quot;)" office:value-type="string" office:string-value="KP_KEY_u" calcext:value-type="string">
            <text:p>KP_KEY_u</text:p>
          </table:table-cell>
          <table:table-cell table:formula="of:=SUBSTITUTE([.A27]; &quot;HID_&quot;; &quot;KP_&quot;)" office:value-type="string" office:string-value="KP_KEY_U" calcext:value-type="string">
            <text:p>KP_KEY_U</text:p>
          </table:table-cell>
          <table:table-cell table:formula="of:=SUBSTITUTE(SUBSTITUTE([.A27]; &quot;HID_&quot;; &quot;KP_&quot;); &quot;KEY_&quot;; &quot;KEY_CTRL_&quot;)" office:value-type="string" office:string-value="KP_KEY_CTRL_U" calcext:value-type="string">
            <text:p>KP_KEY_CTRL_U</text:p>
          </table:table-cell>
          <table:table-cell table:formula="of:=SUBSTITUTE(COM.MICROSOFT.CONCAT(&quot;{ &quot;; IF(ISBLANK([.D27]); &quot;KP_KEY_NONE&quot;; [.D27]); &quot;, &quot;; IF(ISBLANK([.E27]); &quot;KP_KEY_NONE&quot;; [.E27]); &quot;, &quot;; IF(ISBLANK([.F27]); &quot;KP_KEY_NONE&quot;; [.F27]); &quot; }, /* &quot;; [.C27]; &quot; (&quot;; [.A27]; &quot;) */ \&quot;); &quot; ()&quot;; &quot;&quot;)" office:value-type="string" office:string-value="{ KP_KEY_u, KP_KEY_U, KP_KEY_CTRL_U }, /* 0x18 (HID_KEY_U) */ \" calcext:value-type="string">
            <text:p>{ KP_KEY_u, KP_KEY_U, KP_KEY_CTRL_U }, /* 0x18 (HID_KEY_U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V</text:p>
          </table:table-cell>
          <table:table-cell office:value-type="float" office:value="25" calcext:value-type="float">
            <text:p>25</text:p>
          </table:table-cell>
          <table:table-cell table:formula="of:=COM.MICROSOFT.CONCAT(&quot;0x&quot;;LOWER(DEC2HEX([.B28];2)))" office:value-type="string" office:string-value="0x19" calcext:value-type="string">
            <text:p>0x19</text:p>
          </table:table-cell>
          <table:table-cell table:formula="of:=SUBSTITUTE(LOWER([.A28]); &quot;hid_key_&quot;; &quot;KP_KEY_&quot;)" office:value-type="string" office:string-value="KP_KEY_v" calcext:value-type="string">
            <text:p>KP_KEY_v</text:p>
          </table:table-cell>
          <table:table-cell table:formula="of:=SUBSTITUTE([.A28]; &quot;HID_&quot;; &quot;KP_&quot;)" office:value-type="string" office:string-value="KP_KEY_V" calcext:value-type="string">
            <text:p>KP_KEY_V</text:p>
          </table:table-cell>
          <table:table-cell table:formula="of:=SUBSTITUTE(SUBSTITUTE([.A28]; &quot;HID_&quot;; &quot;KP_&quot;); &quot;KEY_&quot;; &quot;KEY_CTRL_&quot;)" office:value-type="string" office:string-value="KP_KEY_CTRL_V" calcext:value-type="string">
            <text:p>KP_KEY_CTRL_V</text:p>
          </table:table-cell>
          <table:table-cell table:formula="of:=SUBSTITUTE(COM.MICROSOFT.CONCAT(&quot;{ &quot;; IF(ISBLANK([.D28]); &quot;KP_KEY_NONE&quot;; [.D28]); &quot;, &quot;; IF(ISBLANK([.E28]); &quot;KP_KEY_NONE&quot;; [.E28]); &quot;, &quot;; IF(ISBLANK([.F28]); &quot;KP_KEY_NONE&quot;; [.F28]); &quot; }, /* &quot;; [.C28]; &quot; (&quot;; [.A28]; &quot;) */ \&quot;); &quot; ()&quot;; &quot;&quot;)" office:value-type="string" office:string-value="{ KP_KEY_v, KP_KEY_V, KP_KEY_CTRL_V }, /* 0x19 (HID_KEY_V) */ \" calcext:value-type="string">
            <text:p>{ KP_KEY_v, KP_KEY_V, KP_KEY_CTRL_V }, /* 0x19 (HID_KEY_V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W</text:p>
          </table:table-cell>
          <table:table-cell office:value-type="float" office:value="26" calcext:value-type="float">
            <text:p>26</text:p>
          </table:table-cell>
          <table:table-cell table:formula="of:=COM.MICROSOFT.CONCAT(&quot;0x&quot;;LOWER(DEC2HEX([.B29];2)))" office:value-type="string" office:string-value="0x1a" calcext:value-type="string">
            <text:p>0x1a</text:p>
          </table:table-cell>
          <table:table-cell table:formula="of:=SUBSTITUTE(LOWER([.A29]); &quot;hid_key_&quot;; &quot;KP_KEY_&quot;)" office:value-type="string" office:string-value="KP_KEY_w" calcext:value-type="string">
            <text:p>KP_KEY_w</text:p>
          </table:table-cell>
          <table:table-cell table:formula="of:=SUBSTITUTE([.A29]; &quot;HID_&quot;; &quot;KP_&quot;)" office:value-type="string" office:string-value="KP_KEY_W" calcext:value-type="string">
            <text:p>KP_KEY_W</text:p>
          </table:table-cell>
          <table:table-cell table:formula="of:=SUBSTITUTE(SUBSTITUTE([.A29]; &quot;HID_&quot;; &quot;KP_&quot;); &quot;KEY_&quot;; &quot;KEY_CTRL_&quot;)" office:value-type="string" office:string-value="KP_KEY_CTRL_W" calcext:value-type="string">
            <text:p>KP_KEY_CTRL_W</text:p>
          </table:table-cell>
          <table:table-cell table:formula="of:=SUBSTITUTE(COM.MICROSOFT.CONCAT(&quot;{ &quot;; IF(ISBLANK([.D29]); &quot;KP_KEY_NONE&quot;; [.D29]); &quot;, &quot;; IF(ISBLANK([.E29]); &quot;KP_KEY_NONE&quot;; [.E29]); &quot;, &quot;; IF(ISBLANK([.F29]); &quot;KP_KEY_NONE&quot;; [.F29]); &quot; }, /* &quot;; [.C29]; &quot; (&quot;; [.A29]; &quot;) */ \&quot;); &quot; ()&quot;; &quot;&quot;)" office:value-type="string" office:string-value="{ KP_KEY_w, KP_KEY_W, KP_KEY_CTRL_W }, /* 0x1a (HID_KEY_W) */ \" calcext:value-type="string">
            <text:p>{ KP_KEY_w, KP_KEY_W, KP_KEY_CTRL_W }, /* 0x1a (HID_KEY_W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X</text:p>
          </table:table-cell>
          <table:table-cell office:value-type="float" office:value="27" calcext:value-type="float">
            <text:p>27</text:p>
          </table:table-cell>
          <table:table-cell table:formula="of:=COM.MICROSOFT.CONCAT(&quot;0x&quot;;LOWER(DEC2HEX([.B30];2)))" office:value-type="string" office:string-value="0x1b" calcext:value-type="string">
            <text:p>0x1b</text:p>
          </table:table-cell>
          <table:table-cell table:formula="of:=SUBSTITUTE(LOWER([.A30]); &quot;hid_key_&quot;; &quot;KP_KEY_&quot;)" office:value-type="string" office:string-value="KP_KEY_x" calcext:value-type="string">
            <text:p>KP_KEY_x</text:p>
          </table:table-cell>
          <table:table-cell table:formula="of:=SUBSTITUTE([.A30]; &quot;HID_&quot;; &quot;KP_&quot;)" office:value-type="string" office:string-value="KP_KEY_X" calcext:value-type="string">
            <text:p>KP_KEY_X</text:p>
          </table:table-cell>
          <table:table-cell table:formula="of:=SUBSTITUTE(SUBSTITUTE([.A30]; &quot;HID_&quot;; &quot;KP_&quot;); &quot;KEY_&quot;; &quot;KEY_CTRL_&quot;)" office:value-type="string" office:string-value="KP_KEY_CTRL_X" calcext:value-type="string">
            <text:p>KP_KEY_CTRL_X</text:p>
          </table:table-cell>
          <table:table-cell table:formula="of:=SUBSTITUTE(COM.MICROSOFT.CONCAT(&quot;{ &quot;; IF(ISBLANK([.D30]); &quot;KP_KEY_NONE&quot;; [.D30]); &quot;, &quot;; IF(ISBLANK([.E30]); &quot;KP_KEY_NONE&quot;; [.E30]); &quot;, &quot;; IF(ISBLANK([.F30]); &quot;KP_KEY_NONE&quot;; [.F30]); &quot; }, /* &quot;; [.C30]; &quot; (&quot;; [.A30]; &quot;) */ \&quot;); &quot; ()&quot;; &quot;&quot;)" office:value-type="string" office:string-value="{ KP_KEY_x, KP_KEY_X, KP_KEY_CTRL_X }, /* 0x1b (HID_KEY_X) */ \" calcext:value-type="string">
            <text:p>{ KP_KEY_x, KP_KEY_X, KP_KEY_CTRL_X }, /* 0x1b (HID_KEY_X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Y</text:p>
          </table:table-cell>
          <table:table-cell office:value-type="float" office:value="28" calcext:value-type="float">
            <text:p>28</text:p>
          </table:table-cell>
          <table:table-cell table:formula="of:=COM.MICROSOFT.CONCAT(&quot;0x&quot;;LOWER(DEC2HEX([.B31];2)))" office:value-type="string" office:string-value="0x1c" calcext:value-type="string">
            <text:p>0x1c</text:p>
          </table:table-cell>
          <table:table-cell table:formula="of:=SUBSTITUTE(LOWER([.A31]); &quot;hid_key_&quot;; &quot;KP_KEY_&quot;)" office:value-type="string" office:string-value="KP_KEY_y" calcext:value-type="string">
            <text:p>KP_KEY_y</text:p>
          </table:table-cell>
          <table:table-cell table:formula="of:=SUBSTITUTE([.A31]; &quot;HID_&quot;; &quot;KP_&quot;)" office:value-type="string" office:string-value="KP_KEY_Y" calcext:value-type="string">
            <text:p>KP_KEY_Y</text:p>
          </table:table-cell>
          <table:table-cell table:formula="of:=SUBSTITUTE(SUBSTITUTE([.A31]; &quot;HID_&quot;; &quot;KP_&quot;); &quot;KEY_&quot;; &quot;KEY_CTRL_&quot;)" office:value-type="string" office:string-value="KP_KEY_CTRL_Y" calcext:value-type="string">
            <text:p>KP_KEY_CTRL_Y</text:p>
          </table:table-cell>
          <table:table-cell table:formula="of:=SUBSTITUTE(COM.MICROSOFT.CONCAT(&quot;{ &quot;; IF(ISBLANK([.D31]); &quot;KP_KEY_NONE&quot;; [.D31]); &quot;, &quot;; IF(ISBLANK([.E31]); &quot;KP_KEY_NONE&quot;; [.E31]); &quot;, &quot;; IF(ISBLANK([.F31]); &quot;KP_KEY_NONE&quot;; [.F31]); &quot; }, /* &quot;; [.C31]; &quot; (&quot;; [.A31]; &quot;) */ \&quot;); &quot; ()&quot;; &quot;&quot;)" office:value-type="string" office:string-value="{ KP_KEY_y, KP_KEY_Y, KP_KEY_CTRL_Y }, /* 0x1c (HID_KEY_Y) */ \" calcext:value-type="string">
            <text:p>{ KP_KEY_y, KP_KEY_Y, KP_KEY_CTRL_Y }, /* 0x1c (HID_KEY_Y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Z</text:p>
          </table:table-cell>
          <table:table-cell office:value-type="float" office:value="29" calcext:value-type="float">
            <text:p>29</text:p>
          </table:table-cell>
          <table:table-cell table:formula="of:=COM.MICROSOFT.CONCAT(&quot;0x&quot;;LOWER(DEC2HEX([.B32];2)))" office:value-type="string" office:string-value="0x1d" calcext:value-type="string">
            <text:p>0x1d</text:p>
          </table:table-cell>
          <table:table-cell table:formula="of:=SUBSTITUTE(LOWER([.A32]); &quot;hid_key_&quot;; &quot;KP_KEY_&quot;)" office:value-type="string" office:string-value="KP_KEY_z" calcext:value-type="string">
            <text:p>KP_KEY_z</text:p>
          </table:table-cell>
          <table:table-cell table:formula="of:=SUBSTITUTE([.A32]; &quot;HID_&quot;; &quot;KP_&quot;)" office:value-type="string" office:string-value="KP_KEY_Z" calcext:value-type="string">
            <text:p>KP_KEY_Z</text:p>
          </table:table-cell>
          <table:table-cell table:formula="of:=SUBSTITUTE(SUBSTITUTE([.A32]; &quot;HID_&quot;; &quot;KP_&quot;); &quot;KEY_&quot;; &quot;KEY_CTRL_&quot;)" office:value-type="string" office:string-value="KP_KEY_CTRL_Z" calcext:value-type="string">
            <text:p>KP_KEY_CTRL_Z</text:p>
          </table:table-cell>
          <table:table-cell table:formula="of:=SUBSTITUTE(COM.MICROSOFT.CONCAT(&quot;{ &quot;; IF(ISBLANK([.D32]); &quot;KP_KEY_NONE&quot;; [.D32]); &quot;, &quot;; IF(ISBLANK([.E32]); &quot;KP_KEY_NONE&quot;; [.E32]); &quot;, &quot;; IF(ISBLANK([.F32]); &quot;KP_KEY_NONE&quot;; [.F32]); &quot; }, /* &quot;; [.C32]; &quot; (&quot;; [.A32]; &quot;) */ \&quot;); &quot; ()&quot;; &quot;&quot;)" office:value-type="string" office:string-value="{ KP_KEY_z, KP_KEY_Z, KP_KEY_CTRL_Z }, /* 0x1d (HID_KEY_Z) */ \" calcext:value-type="string">
            <text:p>{ KP_KEY_z, KP_KEY_Z, KP_KEY_CTRL_Z }, /* 0x1d (HID_KEY_Z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1</text:p>
          </table:table-cell>
          <table:table-cell office:value-type="float" office:value="30" calcext:value-type="float">
            <text:p>30</text:p>
          </table:table-cell>
          <table:table-cell table:formula="of:=COM.MICROSOFT.CONCAT(&quot;0x&quot;;LOWER(DEC2HEX([.B33];2)))" office:value-type="string" office:string-value="0x1e" calcext:value-type="string">
            <text:p>0x1e</text:p>
          </table:table-cell>
          <table:table-cell table:formula="of:=SUBSTITUTE([.A33]; &quot;HID_&quot;; &quot;KP_&quot;)" office:value-type="string" office:string-value="KP_KEY_1" calcext:value-type="string">
            <text:p>KP_KEY_1</text:p>
          </table:table-cell>
          <table:table-cell office:value-type="string" calcext:value-type="string">
            <text:p>KP_KEY_EXCLAMATION</text:p>
          </table:table-cell>
          <table:table-cell/>
          <table:table-cell table:formula="of:=SUBSTITUTE(COM.MICROSOFT.CONCAT(&quot;{ &quot;; IF(ISBLANK([.D33]); &quot;KP_KEY_NONE&quot;; [.D33]); &quot;, &quot;; IF(ISBLANK([.E33]); &quot;KP_KEY_NONE&quot;; [.E33]); &quot;, &quot;; IF(ISBLANK([.F33]); &quot;KP_KEY_NONE&quot;; [.F33]); &quot; }, /* &quot;; [.C33]; &quot; (&quot;; [.A33]; &quot;) */ \&quot;); &quot; ()&quot;; &quot;&quot;)" office:value-type="string" office:string-value="{ KP_KEY_1, KP_KEY_EXCLAMATION, KP_KEY_NONE }, /* 0x1e (HID_KEY_1) */ \" calcext:value-type="string">
            <text:p>{ KP_KEY_1, KP_KEY_EXCLAMATION, KP_KEY_NONE }, /* 0x1e (HID_KEY_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2</text:p>
          </table:table-cell>
          <table:table-cell office:value-type="float" office:value="31" calcext:value-type="float">
            <text:p>31</text:p>
          </table:table-cell>
          <table:table-cell table:formula="of:=COM.MICROSOFT.CONCAT(&quot;0x&quot;;LOWER(DEC2HEX([.B34];2)))" office:value-type="string" office:string-value="0x1f" calcext:value-type="string">
            <text:p>0x1f</text:p>
          </table:table-cell>
          <table:table-cell table:formula="of:=SUBSTITUTE([.A34]; &quot;HID_&quot;; &quot;KP_&quot;)" office:value-type="string" office:string-value="KP_KEY_2" calcext:value-type="string">
            <text:p>KP_KEY_2</text:p>
          </table:table-cell>
          <table:table-cell office:value-type="string" calcext:value-type="string">
            <text:p>KP_KEY_AT</text:p>
          </table:table-cell>
          <table:table-cell office:value-type="string" calcext:value-type="string">
            <text:p>KP_KEY_CTRL_2</text:p>
          </table:table-cell>
          <table:table-cell table:formula="of:=SUBSTITUTE(COM.MICROSOFT.CONCAT(&quot;{ &quot;; IF(ISBLANK([.D34]); &quot;KP_KEY_NONE&quot;; [.D34]); &quot;, &quot;; IF(ISBLANK([.E34]); &quot;KP_KEY_NONE&quot;; [.E34]); &quot;, &quot;; IF(ISBLANK([.F34]); &quot;KP_KEY_NONE&quot;; [.F34]); &quot; }, /* &quot;; [.C34]; &quot; (&quot;; [.A34]; &quot;) */ \&quot;); &quot; ()&quot;; &quot;&quot;)" office:value-type="string" office:string-value="{ KP_KEY_2, KP_KEY_AT, KP_KEY_CTRL_2 }, /* 0x1f (HID_KEY_2) */ \" calcext:value-type="string">
            <text:p>{ KP_KEY_2, KP_KEY_AT, KP_KEY_CTRL_2 }, /* 0x1f (HID_KEY_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3</text:p>
          </table:table-cell>
          <table:table-cell office:value-type="float" office:value="32" calcext:value-type="float">
            <text:p>32</text:p>
          </table:table-cell>
          <table:table-cell table:formula="of:=COM.MICROSOFT.CONCAT(&quot;0x&quot;;LOWER(DEC2HEX([.B35];2)))" office:value-type="string" office:string-value="0x20" calcext:value-type="string">
            <text:p>0x20</text:p>
          </table:table-cell>
          <table:table-cell table:formula="of:=SUBSTITUTE([.A35]; &quot;HID_&quot;; &quot;KP_&quot;)" office:value-type="string" office:string-value="KP_KEY_3" calcext:value-type="string">
            <text:p>KP_KEY_3</text:p>
          </table:table-cell>
          <table:table-cell office:value-type="string" calcext:value-type="string">
            <text:p>KP_KEY_HASH</text:p>
          </table:table-cell>
          <table:table-cell/>
          <table:table-cell table:formula="of:=SUBSTITUTE(COM.MICROSOFT.CONCAT(&quot;{ &quot;; IF(ISBLANK([.D35]); &quot;KP_KEY_NONE&quot;; [.D35]); &quot;, &quot;; IF(ISBLANK([.E35]); &quot;KP_KEY_NONE&quot;; [.E35]); &quot;, &quot;; IF(ISBLANK([.F35]); &quot;KP_KEY_NONE&quot;; [.F35]); &quot; }, /* &quot;; [.C35]; &quot; (&quot;; [.A35]; &quot;) */ \&quot;); &quot; ()&quot;; &quot;&quot;)" office:value-type="string" office:string-value="{ KP_KEY_3, KP_KEY_HASH, KP_KEY_NONE }, /* 0x20 (HID_KEY_3) */ \" calcext:value-type="string">
            <text:p>{ KP_KEY_3, KP_KEY_HASH, KP_KEY_NONE }, /* 0x20 (HID_KEY_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4</text:p>
          </table:table-cell>
          <table:table-cell office:value-type="float" office:value="33" calcext:value-type="float">
            <text:p>33</text:p>
          </table:table-cell>
          <table:table-cell table:formula="of:=COM.MICROSOFT.CONCAT(&quot;0x&quot;;LOWER(DEC2HEX([.B36];2)))" office:value-type="string" office:string-value="0x21" calcext:value-type="string">
            <text:p>0x21</text:p>
          </table:table-cell>
          <table:table-cell table:formula="of:=SUBSTITUTE([.A36]; &quot;HID_&quot;; &quot;KP_&quot;)" office:value-type="string" office:string-value="KP_KEY_4" calcext:value-type="string">
            <text:p>KP_KEY_4</text:p>
          </table:table-cell>
          <table:table-cell office:value-type="string" calcext:value-type="string">
            <text:p>KP_KEY_DOLLAR</text:p>
          </table:table-cell>
          <table:table-cell/>
          <table:table-cell table:formula="of:=SUBSTITUTE(COM.MICROSOFT.CONCAT(&quot;{ &quot;; IF(ISBLANK([.D36]); &quot;KP_KEY_NONE&quot;; [.D36]); &quot;, &quot;; IF(ISBLANK([.E36]); &quot;KP_KEY_NONE&quot;; [.E36]); &quot;, &quot;; IF(ISBLANK([.F36]); &quot;KP_KEY_NONE&quot;; [.F36]); &quot; }, /* &quot;; [.C36]; &quot; (&quot;; [.A36]; &quot;) */ \&quot;); &quot; ()&quot;; &quot;&quot;)" office:value-type="string" office:string-value="{ KP_KEY_4, KP_KEY_DOLLAR, KP_KEY_NONE }, /* 0x21 (HID_KEY_4) */ \" calcext:value-type="string">
            <text:p>{ KP_KEY_4, KP_KEY_DOLLAR, KP_KEY_NONE }, /* 0x21 (HID_KEY_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5</text:p>
          </table:table-cell>
          <table:table-cell office:value-type="float" office:value="34" calcext:value-type="float">
            <text:p>34</text:p>
          </table:table-cell>
          <table:table-cell table:formula="of:=COM.MICROSOFT.CONCAT(&quot;0x&quot;;LOWER(DEC2HEX([.B37];2)))" office:value-type="string" office:string-value="0x22" calcext:value-type="string">
            <text:p>0x22</text:p>
          </table:table-cell>
          <table:table-cell table:formula="of:=SUBSTITUTE([.A37]; &quot;HID_&quot;; &quot;KP_&quot;)" office:value-type="string" office:string-value="KP_KEY_5" calcext:value-type="string">
            <text:p>KP_KEY_5</text:p>
          </table:table-cell>
          <table:table-cell office:value-type="string" calcext:value-type="string">
            <text:p>KP_KEY_PERCENT</text:p>
          </table:table-cell>
          <table:table-cell/>
          <table:table-cell table:formula="of:=SUBSTITUTE(COM.MICROSOFT.CONCAT(&quot;{ &quot;; IF(ISBLANK([.D37]); &quot;KP_KEY_NONE&quot;; [.D37]); &quot;, &quot;; IF(ISBLANK([.E37]); &quot;KP_KEY_NONE&quot;; [.E37]); &quot;, &quot;; IF(ISBLANK([.F37]); &quot;KP_KEY_NONE&quot;; [.F37]); &quot; }, /* &quot;; [.C37]; &quot; (&quot;; [.A37]; &quot;) */ \&quot;); &quot; ()&quot;; &quot;&quot;)" office:value-type="string" office:string-value="{ KP_KEY_5, KP_KEY_PERCENT, KP_KEY_NONE }, /* 0x22 (HID_KEY_5) */ \" calcext:value-type="string">
            <text:p>{ KP_KEY_5, KP_KEY_PERCENT, KP_KEY_NONE }, /* 0x22 (HID_KEY_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6</text:p>
          </table:table-cell>
          <table:table-cell office:value-type="float" office:value="35" calcext:value-type="float">
            <text:p>35</text:p>
          </table:table-cell>
          <table:table-cell table:formula="of:=COM.MICROSOFT.CONCAT(&quot;0x&quot;;LOWER(DEC2HEX([.B38];2)))" office:value-type="string" office:string-value="0x23" calcext:value-type="string">
            <text:p>0x23</text:p>
          </table:table-cell>
          <table:table-cell table:formula="of:=SUBSTITUTE([.A38]; &quot;HID_&quot;; &quot;KP_&quot;)" office:value-type="string" office:string-value="KP_KEY_6" calcext:value-type="string">
            <text:p>KP_KEY_6</text:p>
          </table:table-cell>
          <table:table-cell office:value-type="string" calcext:value-type="string">
            <text:p>KP_KEY_CARET</text:p>
          </table:table-cell>
          <table:table-cell office:value-type="string" calcext:value-type="string">
            <text:p>KP_KEY_CTRL_6</text:p>
          </table:table-cell>
          <table:table-cell table:formula="of:=SUBSTITUTE(COM.MICROSOFT.CONCAT(&quot;{ &quot;; IF(ISBLANK([.D38]); &quot;KP_KEY_NONE&quot;; [.D38]); &quot;, &quot;; IF(ISBLANK([.E38]); &quot;KP_KEY_NONE&quot;; [.E38]); &quot;, &quot;; IF(ISBLANK([.F38]); &quot;KP_KEY_NONE&quot;; [.F38]); &quot; }, /* &quot;; [.C38]; &quot; (&quot;; [.A38]; &quot;) */ \&quot;); &quot; ()&quot;; &quot;&quot;)" office:value-type="string" office:string-value="{ KP_KEY_6, KP_KEY_CARET, KP_KEY_CTRL_6 }, /* 0x23 (HID_KEY_6) */ \" calcext:value-type="string">
            <text:p>{ KP_KEY_6, KP_KEY_CARET, KP_KEY_CTRL_6 }, /* 0x23 (HID_KEY_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7</text:p>
          </table:table-cell>
          <table:table-cell office:value-type="float" office:value="36" calcext:value-type="float">
            <text:p>36</text:p>
          </table:table-cell>
          <table:table-cell table:formula="of:=COM.MICROSOFT.CONCAT(&quot;0x&quot;;LOWER(DEC2HEX([.B39];2)))" office:value-type="string" office:string-value="0x24" calcext:value-type="string">
            <text:p>0x24</text:p>
          </table:table-cell>
          <table:table-cell table:formula="of:=SUBSTITUTE([.A39]; &quot;HID_&quot;; &quot;KP_&quot;)" office:value-type="string" office:string-value="KP_KEY_7" calcext:value-type="string">
            <text:p>KP_KEY_7</text:p>
          </table:table-cell>
          <table:table-cell office:value-type="string" calcext:value-type="string">
            <text:p>KP_KEY_AMPERSAND</text:p>
          </table:table-cell>
          <table:table-cell/>
          <table:table-cell table:formula="of:=SUBSTITUTE(COM.MICROSOFT.CONCAT(&quot;{ &quot;; IF(ISBLANK([.D39]); &quot;KP_KEY_NONE&quot;; [.D39]); &quot;, &quot;; IF(ISBLANK([.E39]); &quot;KP_KEY_NONE&quot;; [.E39]); &quot;, &quot;; IF(ISBLANK([.F39]); &quot;KP_KEY_NONE&quot;; [.F39]); &quot; }, /* &quot;; [.C39]; &quot; (&quot;; [.A39]; &quot;) */ \&quot;); &quot; ()&quot;; &quot;&quot;)" office:value-type="string" office:string-value="{ KP_KEY_7, KP_KEY_AMPERSAND, KP_KEY_NONE }, /* 0x24 (HID_KEY_7) */ \" calcext:value-type="string">
            <text:p>{ KP_KEY_7, KP_KEY_AMPERSAND, KP_KEY_NONE }, /* 0x24 (HID_KEY_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8</text:p>
          </table:table-cell>
          <table:table-cell office:value-type="float" office:value="37" calcext:value-type="float">
            <text:p>37</text:p>
          </table:table-cell>
          <table:table-cell table:formula="of:=COM.MICROSOFT.CONCAT(&quot;0x&quot;;LOWER(DEC2HEX([.B40];2)))" office:value-type="string" office:string-value="0x25" calcext:value-type="string">
            <text:p>0x25</text:p>
          </table:table-cell>
          <table:table-cell table:formula="of:=SUBSTITUTE([.A40]; &quot;HID_&quot;; &quot;KP_&quot;)" office:value-type="string" office:string-value="KP_KEY_8" calcext:value-type="string">
            <text:p>KP_KEY_8</text:p>
          </table:table-cell>
          <table:table-cell office:value-type="string" calcext:value-type="string">
            <text:p>KP_KEY_ASTERISK</text:p>
          </table:table-cell>
          <table:table-cell/>
          <table:table-cell table:formula="of:=SUBSTITUTE(COM.MICROSOFT.CONCAT(&quot;{ &quot;; IF(ISBLANK([.D40]); &quot;KP_KEY_NONE&quot;; [.D40]); &quot;, &quot;; IF(ISBLANK([.E40]); &quot;KP_KEY_NONE&quot;; [.E40]); &quot;, &quot;; IF(ISBLANK([.F40]); &quot;KP_KEY_NONE&quot;; [.F40]); &quot; }, /* &quot;; [.C40]; &quot; (&quot;; [.A40]; &quot;) */ \&quot;); &quot; ()&quot;; &quot;&quot;)" office:value-type="string" office:string-value="{ KP_KEY_8, KP_KEY_ASTERISK, KP_KEY_NONE }, /* 0x25 (HID_KEY_8) */ \" calcext:value-type="string">
            <text:p>{ KP_KEY_8, KP_KEY_ASTERISK, KP_KEY_NONE }, /* 0x25 (HID_KEY_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9</text:p>
          </table:table-cell>
          <table:table-cell office:value-type="float" office:value="38" calcext:value-type="float">
            <text:p>38</text:p>
          </table:table-cell>
          <table:table-cell table:formula="of:=COM.MICROSOFT.CONCAT(&quot;0x&quot;;LOWER(DEC2HEX([.B41];2)))" office:value-type="string" office:string-value="0x26" calcext:value-type="string">
            <text:p>0x26</text:p>
          </table:table-cell>
          <table:table-cell table:formula="of:=SUBSTITUTE([.A41]; &quot;HID_&quot;; &quot;KP_&quot;)" office:value-type="string" office:string-value="KP_KEY_9" calcext:value-type="string">
            <text:p>KP_KEY_9</text:p>
          </table:table-cell>
          <table:table-cell office:value-type="string" calcext:value-type="string">
            <text:p>KP_KEY_PARENTHESES_LEFT</text:p>
          </table:table-cell>
          <table:table-cell/>
          <table:table-cell table:formula="of:=SUBSTITUTE(COM.MICROSOFT.CONCAT(&quot;{ &quot;; IF(ISBLANK([.D41]); &quot;KP_KEY_NONE&quot;; [.D41]); &quot;, &quot;; IF(ISBLANK([.E41]); &quot;KP_KEY_NONE&quot;; [.E41]); &quot;, &quot;; IF(ISBLANK([.F41]); &quot;KP_KEY_NONE&quot;; [.F41]); &quot; }, /* &quot;; [.C41]; &quot; (&quot;; [.A41]; &quot;) */ \&quot;); &quot; ()&quot;; &quot;&quot;)" office:value-type="string" office:string-value="{ KP_KEY_9, KP_KEY_PARENTHESES_LEFT, KP_KEY_NONE }, /* 0x26 (HID_KEY_9) */ \" calcext:value-type="string">
            <text:p>{ KP_KEY_9, KP_KEY_PARENTHESES_LEFT, KP_KEY_NONE }, /* 0x26 (HID_KEY_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0</text:p>
          </table:table-cell>
          <table:table-cell office:value-type="float" office:value="39" calcext:value-type="float">
            <text:p>39</text:p>
          </table:table-cell>
          <table:table-cell table:formula="of:=COM.MICROSOFT.CONCAT(&quot;0x&quot;;LOWER(DEC2HEX([.B42];2)))" office:value-type="string" office:string-value="0x27" calcext:value-type="string">
            <text:p>0x27</text:p>
          </table:table-cell>
          <table:table-cell table:formula="of:=SUBSTITUTE([.A42]; &quot;HID_&quot;; &quot;KP_&quot;)" office:value-type="string" office:string-value="KP_KEY_0" calcext:value-type="string">
            <text:p>KP_KEY_0</text:p>
          </table:table-cell>
          <table:table-cell office:value-type="string" calcext:value-type="string">
            <text:p>KP_KEY_PARENTHESES_RIGHT</text:p>
          </table:table-cell>
          <table:table-cell/>
          <table:table-cell table:formula="of:=SUBSTITUTE(COM.MICROSOFT.CONCAT(&quot;{ &quot;; IF(ISBLANK([.D42]); &quot;KP_KEY_NONE&quot;; [.D42]); &quot;, &quot;; IF(ISBLANK([.E42]); &quot;KP_KEY_NONE&quot;; [.E42]); &quot;, &quot;; IF(ISBLANK([.F42]); &quot;KP_KEY_NONE&quot;; [.F42]); &quot; }, /* &quot;; [.C42]; &quot; (&quot;; [.A42]; &quot;) */ \&quot;); &quot; ()&quot;; &quot;&quot;)" office:value-type="string" office:string-value="{ KP_KEY_0, KP_KEY_PARENTHESES_RIGHT, KP_KEY_NONE }, /* 0x27 (HID_KEY_0) */ \" calcext:value-type="string">
            <text:p>{ KP_KEY_0, KP_KEY_PARENTHESES_RIGHT, KP_KEY_NONE }, /* 0x27 (HID_KEY_0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NTER</text:p>
          </table:table-cell>
          <table:table-cell office:value-type="float" office:value="40" calcext:value-type="float">
            <text:p>40</text:p>
          </table:table-cell>
          <table:table-cell table:formula="of:=COM.MICROSOFT.CONCAT(&quot;0x&quot;;LOWER(DEC2HEX([.B43];2)))" office:value-type="string" office:string-value="0x28" calcext:value-type="string">
            <text:p>0x28</text:p>
          </table:table-cell>
          <table:table-cell office:value-type="string" calcext:value-type="string">
            <text:p>KP_KEY_RETURN</text:p>
          </table:table-cell>
          <table:table-cell table:number-columns-repeated="2"/>
          <table:table-cell table:formula="of:=SUBSTITUTE(COM.MICROSOFT.CONCAT(&quot;{ &quot;; IF(ISBLANK([.D43]); &quot;KP_KEY_NONE&quot;; [.D43]); &quot;, &quot;; IF(ISBLANK([.E43]); &quot;KP_KEY_NONE&quot;; [.E43]); &quot;, &quot;; IF(ISBLANK([.F43]); &quot;KP_KEY_NONE&quot;; [.F43]); &quot; }, /* &quot;; [.C43]; &quot; (&quot;; [.A43]; &quot;) */ \&quot;); &quot; ()&quot;; &quot;&quot;)" office:value-type="string" office:string-value="{ KP_KEY_RETURN, KP_KEY_NONE, KP_KEY_NONE }, /* 0x28 (HID_KEY_ENTER) */ \" calcext:value-type="string">
            <text:p>{ KP_KEY_RETURN, KP_KEY_NONE, KP_KEY_NONE }, /* 0x28 (HID_KEY_ENTE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SCAPE</text:p>
          </table:table-cell>
          <table:table-cell office:value-type="float" office:value="41" calcext:value-type="float">
            <text:p>41</text:p>
          </table:table-cell>
          <table:table-cell table:formula="of:=COM.MICROSOFT.CONCAT(&quot;0x&quot;;LOWER(DEC2HEX([.B44];2)))" office:value-type="string" office:string-value="0x29" calcext:value-type="string">
            <text:p>0x29</text:p>
          </table:table-cell>
          <table:table-cell office:value-type="string" calcext:value-type="string">
            <text:p>KP_KEY_ESC</text:p>
          </table:table-cell>
          <table:table-cell table:number-columns-repeated="2"/>
          <table:table-cell table:formula="of:=SUBSTITUTE(COM.MICROSOFT.CONCAT(&quot;{ &quot;; IF(ISBLANK([.D44]); &quot;KP_KEY_NONE&quot;; [.D44]); &quot;, &quot;; IF(ISBLANK([.E44]); &quot;KP_KEY_NONE&quot;; [.E44]); &quot;, &quot;; IF(ISBLANK([.F44]); &quot;KP_KEY_NONE&quot;; [.F44]); &quot; }, /* &quot;; [.C44]; &quot; (&quot;; [.A44]; &quot;) */ \&quot;); &quot; ()&quot;; &quot;&quot;)" office:value-type="string" office:string-value="{ KP_KEY_ESC, KP_KEY_NONE, KP_KEY_NONE }, /* 0x29 (HID_KEY_ESCAPE) */ \" calcext:value-type="string">
            <text:p>{ KP_KEY_ESC, KP_KEY_NONE, KP_KEY_NONE }, /* 0x29 (HID_KEY_ESCAP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BACKSPACE</text:p>
          </table:table-cell>
          <table:table-cell office:value-type="float" office:value="42" calcext:value-type="float">
            <text:p>42</text:p>
          </table:table-cell>
          <table:table-cell table:formula="of:=COM.MICROSOFT.CONCAT(&quot;0x&quot;;LOWER(DEC2HEX([.B45];2)))" office:value-type="string" office:string-value="0x2a" calcext:value-type="string">
            <text:p>0x2a</text:p>
          </table:table-cell>
          <table:table-cell office:value-type="string" calcext:value-type="string">
            <text:p>KP_KEY_BACKSPACE</text:p>
          </table:table-cell>
          <table:table-cell table:number-columns-repeated="2"/>
          <table:table-cell table:formula="of:=SUBSTITUTE(COM.MICROSOFT.CONCAT(&quot;{ &quot;; IF(ISBLANK([.D45]); &quot;KP_KEY_NONE&quot;; [.D45]); &quot;, &quot;; IF(ISBLANK([.E45]); &quot;KP_KEY_NONE&quot;; [.E45]); &quot;, &quot;; IF(ISBLANK([.F45]); &quot;KP_KEY_NONE&quot;; [.F45]); &quot; }, /* &quot;; [.C45]; &quot; (&quot;; [.A45]; &quot;) */ \&quot;); &quot; ()&quot;; &quot;&quot;)" office:value-type="string" office:string-value="{ KP_KEY_BACKSPACE, KP_KEY_NONE, KP_KEY_NONE }, /* 0x2a (HID_KEY_BACKSPACE) */ \" calcext:value-type="string">
            <text:p>{ KP_KEY_BACKSPACE, KP_KEY_NONE, KP_KEY_NONE }, /* 0x2a (HID_KEY_BACKSPAC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TAB</text:p>
          </table:table-cell>
          <table:table-cell office:value-type="float" office:value="43" calcext:value-type="float">
            <text:p>43</text:p>
          </table:table-cell>
          <table:table-cell table:formula="of:=COM.MICROSOFT.CONCAT(&quot;0x&quot;;LOWER(DEC2HEX([.B46];2)))" office:value-type="string" office:string-value="0x2b" calcext:value-type="string">
            <text:p>0x2b</text:p>
          </table:table-cell>
          <table:table-cell office:value-type="string" calcext:value-type="string">
            <text:p>KP_KEY_TAB</text:p>
          </table:table-cell>
          <table:table-cell table:number-columns-repeated="2"/>
          <table:table-cell table:formula="of:=SUBSTITUTE(COM.MICROSOFT.CONCAT(&quot;{ &quot;; IF(ISBLANK([.D46]); &quot;KP_KEY_NONE&quot;; [.D46]); &quot;, &quot;; IF(ISBLANK([.E46]); &quot;KP_KEY_NONE&quot;; [.E46]); &quot;, &quot;; IF(ISBLANK([.F46]); &quot;KP_KEY_NONE&quot;; [.F46]); &quot; }, /* &quot;; [.C46]; &quot; (&quot;; [.A46]; &quot;) */ \&quot;); &quot; ()&quot;; &quot;&quot;)" office:value-type="string" office:string-value="{ KP_KEY_TAB, KP_KEY_NONE, KP_KEY_NONE }, /* 0x2b (HID_KEY_TAB) */ \" calcext:value-type="string">
            <text:p>{ KP_KEY_TAB, KP_KEY_NONE, KP_KEY_NONE }, /* 0x2b (HID_KEY_TAB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PACE</text:p>
          </table:table-cell>
          <table:table-cell office:value-type="float" office:value="44" calcext:value-type="float">
            <text:p>44</text:p>
          </table:table-cell>
          <table:table-cell table:formula="of:=COM.MICROSOFT.CONCAT(&quot;0x&quot;;LOWER(DEC2HEX([.B47];2)))" office:value-type="string" office:string-value="0x2c" calcext:value-type="string">
            <text:p>0x2c</text:p>
          </table:table-cell>
          <table:table-cell office:value-type="string" calcext:value-type="string">
            <text:p>KP_KEY_SPACE</text:p>
          </table:table-cell>
          <table:table-cell table:number-columns-repeated="2"/>
          <table:table-cell table:formula="of:=SUBSTITUTE(COM.MICROSOFT.CONCAT(&quot;{ &quot;; IF(ISBLANK([.D47]); &quot;KP_KEY_NONE&quot;; [.D47]); &quot;, &quot;; IF(ISBLANK([.E47]); &quot;KP_KEY_NONE&quot;; [.E47]); &quot;, &quot;; IF(ISBLANK([.F47]); &quot;KP_KEY_NONE&quot;; [.F47]); &quot; }, /* &quot;; [.C47]; &quot; (&quot;; [.A47]; &quot;) */ \&quot;); &quot; ()&quot;; &quot;&quot;)" office:value-type="string" office:string-value="{ KP_KEY_SPACE, KP_KEY_NONE, KP_KEY_NONE }, /* 0x2c (HID_KEY_SPACE) */ \" calcext:value-type="string">
            <text:p>{ KP_KEY_SPACE, KP_KEY_NONE, KP_KEY_NONE }, /* 0x2c (HID_KEY_SPAC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INUS</text:p>
          </table:table-cell>
          <table:table-cell office:value-type="float" office:value="45" calcext:value-type="float">
            <text:p>45</text:p>
          </table:table-cell>
          <table:table-cell table:formula="of:=COM.MICROSOFT.CONCAT(&quot;0x&quot;;LOWER(DEC2HEX([.B48];2)))" office:value-type="string" office:string-value="0x2d" calcext:value-type="string">
            <text:p>0x2d</text:p>
          </table:table-cell>
          <table:table-cell office:value-type="string" calcext:value-type="string">
            <text:p>KP_KEY_MINUS</text:p>
          </table:table-cell>
          <table:table-cell office:value-type="string" calcext:value-type="string">
            <text:p>KP_KEY_UNDERSCORE</text:p>
          </table:table-cell>
          <table:table-cell office:value-type="string" calcext:value-type="string">
            <text:p>KP_KEY_CTRL_MINUS</text:p>
          </table:table-cell>
          <table:table-cell table:formula="of:=SUBSTITUTE(COM.MICROSOFT.CONCAT(&quot;{ &quot;; IF(ISBLANK([.D48]); &quot;KP_KEY_NONE&quot;; [.D48]); &quot;, &quot;; IF(ISBLANK([.E48]); &quot;KP_KEY_NONE&quot;; [.E48]); &quot;, &quot;; IF(ISBLANK([.F48]); &quot;KP_KEY_NONE&quot;; [.F48]); &quot; }, /* &quot;; [.C48]; &quot; (&quot;; [.A48]; &quot;) */ \&quot;); &quot; ()&quot;; &quot;&quot;)" office:value-type="string" office:string-value="{ KP_KEY_MINUS, KP_KEY_UNDERSCORE, KP_KEY_CTRL_MINUS }, /* 0x2d (HID_KEY_MINUS) */ \" calcext:value-type="string">
            <text:p>{ KP_KEY_MINUS, KP_KEY_UNDERSCORE, KP_KEY_CTRL_MINUS }, /* 0x2d (HID_KEY_MINUS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QUAL</text:p>
          </table:table-cell>
          <table:table-cell office:value-type="float" office:value="46" calcext:value-type="float">
            <text:p>46</text:p>
          </table:table-cell>
          <table:table-cell table:formula="of:=COM.MICROSOFT.CONCAT(&quot;0x&quot;;LOWER(DEC2HEX([.B49];2)))" office:value-type="string" office:string-value="0x2e" calcext:value-type="string">
            <text:p>0x2e</text:p>
          </table:table-cell>
          <table:table-cell office:value-type="string" calcext:value-type="string">
            <text:p>KP_KEY_EQUAL</text:p>
          </table:table-cell>
          <table:table-cell office:value-type="string" calcext:value-type="string">
            <text:p>KP_KEY_PLUS</text:p>
          </table:table-cell>
          <table:table-cell/>
          <table:table-cell table:formula="of:=SUBSTITUTE(COM.MICROSOFT.CONCAT(&quot;{ &quot;; IF(ISBLANK([.D49]); &quot;KP_KEY_NONE&quot;; [.D49]); &quot;, &quot;; IF(ISBLANK([.E49]); &quot;KP_KEY_NONE&quot;; [.E49]); &quot;, &quot;; IF(ISBLANK([.F49]); &quot;KP_KEY_NONE&quot;; [.F49]); &quot; }, /* &quot;; [.C49]; &quot; (&quot;; [.A49]; &quot;) */ \&quot;); &quot; ()&quot;; &quot;&quot;)" office:value-type="string" office:string-value="{ KP_KEY_EQUAL, KP_KEY_PLUS, KP_KEY_NONE }, /* 0x2e (HID_KEY_EQUAL) */ \" calcext:value-type="string">
            <text:p>{ KP_KEY_EQUAL, KP_KEY_PLUS, KP_KEY_NONE }, /* 0x2e (HID_KEY_EQUA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BRACKET_LEFT</text:p>
          </table:table-cell>
          <table:table-cell office:value-type="float" office:value="47" calcext:value-type="float">
            <text:p>47</text:p>
          </table:table-cell>
          <table:table-cell table:formula="of:=COM.MICROSOFT.CONCAT(&quot;0x&quot;;LOWER(DEC2HEX([.B50];2)))" office:value-type="string" office:string-value="0x2f" calcext:value-type="string">
            <text:p>0x2f</text:p>
          </table:table-cell>
          <table:table-cell office:value-type="string" calcext:value-type="string">
            <text:p>KP_KEY_BRACKET_LEFT</text:p>
          </table:table-cell>
          <table:table-cell office:value-type="string" calcext:value-type="string">
            <text:p>KP_KEY_CURLYBRACKET_LEFT</text:p>
          </table:table-cell>
          <table:table-cell office:value-type="string" calcext:value-type="string">
            <text:p>KP_KEY_CTRL_BRACKET_LEFT</text:p>
          </table:table-cell>
          <table:table-cell table:formula="of:=SUBSTITUTE(COM.MICROSOFT.CONCAT(&quot;{ &quot;; IF(ISBLANK([.D50]); &quot;KP_KEY_NONE&quot;; [.D50]); &quot;, &quot;; IF(ISBLANK([.E50]); &quot;KP_KEY_NONE&quot;; [.E50]); &quot;, &quot;; IF(ISBLANK([.F50]); &quot;KP_KEY_NONE&quot;; [.F50]); &quot; }, /* &quot;; [.C50]; &quot; (&quot;; [.A50]; &quot;) */ \&quot;); &quot; ()&quot;; &quot;&quot;)" office:value-type="string" office:string-value="{ KP_KEY_BRACKET_LEFT, KP_KEY_CURLYBRACKET_LEFT, KP_KEY_CTRL_BRACKET_LEFT }, /* 0x2f (HID_KEY_BRACKET_LEFT) */ \" calcext:value-type="string">
            <text:p>{ KP_KEY_BRACKET_LEFT, KP_KEY_CURLYBRACKET_LEFT, KP_KEY_CTRL_BRACKET_LEFT }, /* 0x2f (HID_KEY_BRACKET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BRACKET_RIGHT</text:p>
          </table:table-cell>
          <table:table-cell office:value-type="float" office:value="48" calcext:value-type="float">
            <text:p>48</text:p>
          </table:table-cell>
          <table:table-cell table:formula="of:=COM.MICROSOFT.CONCAT(&quot;0x&quot;;LOWER(DEC2HEX([.B51];2)))" office:value-type="string" office:string-value="0x30" calcext:value-type="string">
            <text:p>0x30</text:p>
          </table:table-cell>
          <table:table-cell office:value-type="string" calcext:value-type="string">
            <text:p>KP_KEY_BRACKET_RIGHT</text:p>
          </table:table-cell>
          <table:table-cell office:value-type="string" calcext:value-type="string">
            <text:p>KP_KEY_CURLYBRACKET_RIGHT</text:p>
          </table:table-cell>
          <table:table-cell office:value-type="string" calcext:value-type="string">
            <text:p>KP_KEY_CTRL_BRACKET_RIGHT</text:p>
          </table:table-cell>
          <table:table-cell table:formula="of:=SUBSTITUTE(COM.MICROSOFT.CONCAT(&quot;{ &quot;; IF(ISBLANK([.D51]); &quot;KP_KEY_NONE&quot;; [.D51]); &quot;, &quot;; IF(ISBLANK([.E51]); &quot;KP_KEY_NONE&quot;; [.E51]); &quot;, &quot;; IF(ISBLANK([.F51]); &quot;KP_KEY_NONE&quot;; [.F51]); &quot; }, /* &quot;; [.C51]; &quot; (&quot;; [.A51]; &quot;) */ \&quot;); &quot; ()&quot;; &quot;&quot;)" office:value-type="string" office:string-value="{ KP_KEY_BRACKET_RIGHT, KP_KEY_CURLYBRACKET_RIGHT, KP_KEY_CTRL_BRACKET_RIGHT }, /* 0x30 (HID_KEY_BRACKET_RIGHT) */ \" calcext:value-type="string">
            <text:p>{ KP_KEY_BRACKET_RIGHT, KP_KEY_CURLYBRACKET_RIGHT, KP_KEY_CTRL_BRACKET_RIGHT }, /* 0x30 (HID_KEY_BRACKET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BACKSLASH</text:p>
          </table:table-cell>
          <table:table-cell office:value-type="float" office:value="49" calcext:value-type="float">
            <text:p>49</text:p>
          </table:table-cell>
          <table:table-cell table:formula="of:=COM.MICROSOFT.CONCAT(&quot;0x&quot;;LOWER(DEC2HEX([.B52];2)))" office:value-type="string" office:string-value="0x31" calcext:value-type="string">
            <text:p>0x31</text:p>
          </table:table-cell>
          <table:table-cell office:value-type="string" calcext:value-type="string">
            <text:p>KP_KEY_BACKSLASH</text:p>
          </table:table-cell>
          <table:table-cell office:value-type="string" calcext:value-type="string">
            <text:p>KP_KEY_PIPE</text:p>
          </table:table-cell>
          <table:table-cell/>
          <table:table-cell table:formula="of:=SUBSTITUTE(COM.MICROSOFT.CONCAT(&quot;{ &quot;; IF(ISBLANK([.D52]); &quot;KP_KEY_NONE&quot;; [.D52]); &quot;, &quot;; IF(ISBLANK([.E52]); &quot;KP_KEY_NONE&quot;; [.E52]); &quot;, &quot;; IF(ISBLANK([.F52]); &quot;KP_KEY_NONE&quot;; [.F52]); &quot; }, /* &quot;; [.C52]; &quot; (&quot;; [.A52]; &quot;) */ \&quot;); &quot; ()&quot;; &quot;&quot;)" office:value-type="string" office:string-value="{ KP_KEY_BACKSLASH, KP_KEY_PIPE, KP_KEY_NONE }, /* 0x31 (HID_KEY_BACKSLASH) */ \" calcext:value-type="string">
            <text:p>{ KP_KEY_BACKSLASH, KP_KEY_PIPE, KP_KEY_NONE }, /* 0x31 (HID_KEY_BACKSLASH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UROPE_1</text:p>
          </table:table-cell>
          <table:table-cell office:value-type="float" office:value="50" calcext:value-type="float">
            <text:p>50</text:p>
          </table:table-cell>
          <table:table-cell table:formula="of:=COM.MICROSOFT.CONCAT(&quot;0x&quot;;LOWER(DEC2HEX([.B53];2)))" office:value-type="string" office:string-value="0x32" calcext:value-type="string">
            <text:p>0x32</text:p>
          </table:table-cell>
          <table:table-cell table:number-columns-repeated="3"/>
          <table:table-cell table:formula="of:=SUBSTITUTE(COM.MICROSOFT.CONCAT(&quot;{ &quot;; IF(ISBLANK([.D53]); &quot;KP_KEY_NONE&quot;; [.D53]); &quot;, &quot;; IF(ISBLANK([.E53]); &quot;KP_KEY_NONE&quot;; [.E53]); &quot;, &quot;; IF(ISBLANK([.F53]); &quot;KP_KEY_NONE&quot;; [.F53]); &quot; }, /* &quot;; [.C53]; &quot; (&quot;; [.A53]; &quot;) */ \&quot;); &quot; ()&quot;; &quot;&quot;)" office:value-type="string" office:string-value="{ KP_KEY_NONE, KP_KEY_NONE, KP_KEY_NONE }, /* 0x32 (HID_KEY_EUROPE_1) */ \" calcext:value-type="string">
            <text:p>{ KP_KEY_NONE, KP_KEY_NONE, KP_KEY_NONE }, /* 0x32 (HID_KEY_EUROPE_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EMICOLON</text:p>
          </table:table-cell>
          <table:table-cell office:value-type="float" office:value="51" calcext:value-type="float">
            <text:p>51</text:p>
          </table:table-cell>
          <table:table-cell table:formula="of:=COM.MICROSOFT.CONCAT(&quot;0x&quot;;LOWER(DEC2HEX([.B54];2)))" office:value-type="string" office:string-value="0x33" calcext:value-type="string">
            <text:p>0x33</text:p>
          </table:table-cell>
          <table:table-cell office:value-type="string" calcext:value-type="string">
            <text:p>KP_KEY_SEMICOLON</text:p>
          </table:table-cell>
          <table:table-cell office:value-type="string" calcext:value-type="string">
            <text:p>KP_KEY_COLON</text:p>
          </table:table-cell>
          <table:table-cell/>
          <table:table-cell table:formula="of:=SUBSTITUTE(COM.MICROSOFT.CONCAT(&quot;{ &quot;; IF(ISBLANK([.D54]); &quot;KP_KEY_NONE&quot;; [.D54]); &quot;, &quot;; IF(ISBLANK([.E54]); &quot;KP_KEY_NONE&quot;; [.E54]); &quot;, &quot;; IF(ISBLANK([.F54]); &quot;KP_KEY_NONE&quot;; [.F54]); &quot; }, /* &quot;; [.C54]; &quot; (&quot;; [.A54]; &quot;) */ \&quot;); &quot; ()&quot;; &quot;&quot;)" office:value-type="string" office:string-value="{ KP_KEY_SEMICOLON, KP_KEY_COLON, KP_KEY_NONE }, /* 0x33 (HID_KEY_SEMICOLON) */ \" calcext:value-type="string">
            <text:p>{ KP_KEY_SEMICOLON, KP_KEY_COLON, KP_KEY_NONE }, /* 0x33 (HID_KEY_SEMICOLO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POSTROPHE</text:p>
          </table:table-cell>
          <table:table-cell office:value-type="float" office:value="52" calcext:value-type="float">
            <text:p>52</text:p>
          </table:table-cell>
          <table:table-cell table:formula="of:=COM.MICROSOFT.CONCAT(&quot;0x&quot;;LOWER(DEC2HEX([.B55];2)))" office:value-type="string" office:string-value="0x34" calcext:value-type="string">
            <text:p>0x34</text:p>
          </table:table-cell>
          <table:table-cell office:value-type="string" calcext:value-type="string">
            <text:p>KP_KEY_APOSTROPHE</text:p>
          </table:table-cell>
          <table:table-cell office:value-type="string" calcext:value-type="string">
            <text:p>KP_KEY_QUOTE</text:p>
          </table:table-cell>
          <table:table-cell/>
          <table:table-cell table:formula="of:=SUBSTITUTE(COM.MICROSOFT.CONCAT(&quot;{ &quot;; IF(ISBLANK([.D55]); &quot;KP_KEY_NONE&quot;; [.D55]); &quot;, &quot;; IF(ISBLANK([.E55]); &quot;KP_KEY_NONE&quot;; [.E55]); &quot;, &quot;; IF(ISBLANK([.F55]); &quot;KP_KEY_NONE&quot;; [.F55]); &quot; }, /* &quot;; [.C55]; &quot; (&quot;; [.A55]; &quot;) */ \&quot;); &quot; ()&quot;; &quot;&quot;)" office:value-type="string" office:string-value="{ KP_KEY_APOSTROPHE, KP_KEY_QUOTE, KP_KEY_NONE }, /* 0x34 (HID_KEY_APOSTROPHE) */ \" calcext:value-type="string">
            <text:p>{ KP_KEY_APOSTROPHE, KP_KEY_QUOTE, KP_KEY_NONE }, /* 0x34 (HID_KEY_APOSTROPH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GRAVE</text:p>
          </table:table-cell>
          <table:table-cell office:value-type="float" office:value="53" calcext:value-type="float">
            <text:p>53</text:p>
          </table:table-cell>
          <table:table-cell table:formula="of:=COM.MICROSOFT.CONCAT(&quot;0x&quot;;LOWER(DEC2HEX([.B56];2)))" office:value-type="string" office:string-value="0x35" calcext:value-type="string">
            <text:p>0x35</text:p>
          </table:table-cell>
          <table:table-cell office:value-type="string" calcext:value-type="string">
            <text:p>KP_KEY_GRAVE</text:p>
          </table:table-cell>
          <table:table-cell office:value-type="string" calcext:value-type="string">
            <text:p>KP_KEY_TILDE</text:p>
          </table:table-cell>
          <table:table-cell/>
          <table:table-cell table:formula="of:=SUBSTITUTE(COM.MICROSOFT.CONCAT(&quot;{ &quot;; IF(ISBLANK([.D56]); &quot;KP_KEY_NONE&quot;; [.D56]); &quot;, &quot;; IF(ISBLANK([.E56]); &quot;KP_KEY_NONE&quot;; [.E56]); &quot;, &quot;; IF(ISBLANK([.F56]); &quot;KP_KEY_NONE&quot;; [.F56]); &quot; }, /* &quot;; [.C56]; &quot; (&quot;; [.A56]; &quot;) */ \&quot;); &quot; ()&quot;; &quot;&quot;)" office:value-type="string" office:string-value="{ KP_KEY_GRAVE, KP_KEY_TILDE, KP_KEY_NONE }, /* 0x35 (HID_KEY_GRAVE) */ \" calcext:value-type="string">
            <text:p>{ KP_KEY_GRAVE, KP_KEY_TILDE, KP_KEY_NONE }, /* 0x35 (HID_KEY_GRAV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OMMA</text:p>
          </table:table-cell>
          <table:table-cell office:value-type="float" office:value="54" calcext:value-type="float">
            <text:p>54</text:p>
          </table:table-cell>
          <table:table-cell table:formula="of:=COM.MICROSOFT.CONCAT(&quot;0x&quot;;LOWER(DEC2HEX([.B57];2)))" office:value-type="string" office:string-value="0x36" calcext:value-type="string">
            <text:p>0x36</text:p>
          </table:table-cell>
          <table:table-cell office:value-type="string" calcext:value-type="string">
            <text:p>KP_KEY_COMMA</text:p>
          </table:table-cell>
          <table:table-cell office:value-type="string" calcext:value-type="string">
            <text:p>KP_KEY_LESSTHAN</text:p>
          </table:table-cell>
          <table:table-cell/>
          <table:table-cell table:formula="of:=SUBSTITUTE(COM.MICROSOFT.CONCAT(&quot;{ &quot;; IF(ISBLANK([.D57]); &quot;KP_KEY_NONE&quot;; [.D57]); &quot;, &quot;; IF(ISBLANK([.E57]); &quot;KP_KEY_NONE&quot;; [.E57]); &quot;, &quot;; IF(ISBLANK([.F57]); &quot;KP_KEY_NONE&quot;; [.F57]); &quot; }, /* &quot;; [.C57]; &quot; (&quot;; [.A57]; &quot;) */ \&quot;); &quot; ()&quot;; &quot;&quot;)" office:value-type="string" office:string-value="{ KP_KEY_COMMA, KP_KEY_LESSTHAN, KP_KEY_NONE }, /* 0x36 (HID_KEY_COMMA) */ \" calcext:value-type="string">
            <text:p>{ KP_KEY_COMMA, KP_KEY_LESSTHAN, KP_KEY_NONE }, /* 0x36 (HID_KEY_COMMA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ERIOD</text:p>
          </table:table-cell>
          <table:table-cell office:value-type="float" office:value="55" calcext:value-type="float">
            <text:p>55</text:p>
          </table:table-cell>
          <table:table-cell table:formula="of:=COM.MICROSOFT.CONCAT(&quot;0x&quot;;LOWER(DEC2HEX([.B58];2)))" office:value-type="string" office:string-value="0x37" calcext:value-type="string">
            <text:p>0x37</text:p>
          </table:table-cell>
          <table:table-cell office:value-type="string" calcext:value-type="string">
            <text:p>KP_KEY_PERIOD</text:p>
          </table:table-cell>
          <table:table-cell office:value-type="string" calcext:value-type="string">
            <text:p>KP_KEY_GREATERTHAN</text:p>
          </table:table-cell>
          <table:table-cell/>
          <table:table-cell table:formula="of:=SUBSTITUTE(COM.MICROSOFT.CONCAT(&quot;{ &quot;; IF(ISBLANK([.D58]); &quot;KP_KEY_NONE&quot;; [.D58]); &quot;, &quot;; IF(ISBLANK([.E58]); &quot;KP_KEY_NONE&quot;; [.E58]); &quot;, &quot;; IF(ISBLANK([.F58]); &quot;KP_KEY_NONE&quot;; [.F58]); &quot; }, /* &quot;; [.C58]; &quot; (&quot;; [.A58]; &quot;) */ \&quot;); &quot; ()&quot;; &quot;&quot;)" office:value-type="string" office:string-value="{ KP_KEY_PERIOD, KP_KEY_GREATERTHAN, KP_KEY_NONE }, /* 0x37 (HID_KEY_PERIOD) */ \" calcext:value-type="string">
            <text:p>{ KP_KEY_PERIOD, KP_KEY_GREATERTHAN, KP_KEY_NONE }, /* 0x37 (HID_KEY_PERIO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LASH</text:p>
          </table:table-cell>
          <table:table-cell office:value-type="float" office:value="56" calcext:value-type="float">
            <text:p>56</text:p>
          </table:table-cell>
          <table:table-cell table:formula="of:=COM.MICROSOFT.CONCAT(&quot;0x&quot;;LOWER(DEC2HEX([.B59];2)))" office:value-type="string" office:string-value="0x38" calcext:value-type="string">
            <text:p>0x38</text:p>
          </table:table-cell>
          <table:table-cell office:value-type="string" calcext:value-type="string">
            <text:p>KP_KEY_SLASH</text:p>
          </table:table-cell>
          <table:table-cell office:value-type="string" calcext:value-type="string">
            <text:p>KP_KEY_QUESTION</text:p>
          </table:table-cell>
          <table:table-cell/>
          <table:table-cell table:formula="of:=SUBSTITUTE(COM.MICROSOFT.CONCAT(&quot;{ &quot;; IF(ISBLANK([.D59]); &quot;KP_KEY_NONE&quot;; [.D59]); &quot;, &quot;; IF(ISBLANK([.E59]); &quot;KP_KEY_NONE&quot;; [.E59]); &quot;, &quot;; IF(ISBLANK([.F59]); &quot;KP_KEY_NONE&quot;; [.F59]); &quot; }, /* &quot;; [.C59]; &quot; (&quot;; [.A59]; &quot;) */ \&quot;); &quot; ()&quot;; &quot;&quot;)" office:value-type="string" office:string-value="{ KP_KEY_SLASH, KP_KEY_QUESTION, KP_KEY_NONE }, /* 0x38 (HID_KEY_SLASH) */ \" calcext:value-type="string">
            <text:p>{ KP_KEY_SLASH, KP_KEY_QUESTION, KP_KEY_NONE }, /* 0x38 (HID_KEY_SLASH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APS_LOCK</text:p>
          </table:table-cell>
          <table:table-cell office:value-type="float" office:value="57" calcext:value-type="float">
            <text:p>57</text:p>
          </table:table-cell>
          <table:table-cell table:formula="of:=COM.MICROSOFT.CONCAT(&quot;0x&quot;;LOWER(DEC2HEX([.B60];2)))" office:value-type="string" office:string-value="0x39" calcext:value-type="string">
            <text:p>0x39</text:p>
          </table:table-cell>
          <table:table-cell table:number-columns-repeated="3"/>
          <table:table-cell table:formula="of:=SUBSTITUTE(COM.MICROSOFT.CONCAT(&quot;{ &quot;; IF(ISBLANK([.D60]); &quot;KP_KEY_NONE&quot;; [.D60]); &quot;, &quot;; IF(ISBLANK([.E60]); &quot;KP_KEY_NONE&quot;; [.E60]); &quot;, &quot;; IF(ISBLANK([.F60]); &quot;KP_KEY_NONE&quot;; [.F60]); &quot; }, /* &quot;; [.C60]; &quot; (&quot;; [.A60]; &quot;) */ \&quot;); &quot; ()&quot;; &quot;&quot;)" office:value-type="string" office:string-value="{ KP_KEY_NONE, KP_KEY_NONE, KP_KEY_NONE }, /* 0x39 (HID_KEY_CAPS_LOCK) */ \" calcext:value-type="string">
            <text:p>{ KP_KEY_NONE, KP_KEY_NONE, KP_KEY_NONE }, /* 0x39 (HID_KEY_CAPS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</text:p>
          </table:table-cell>
          <table:table-cell office:value-type="float" office:value="58" calcext:value-type="float">
            <text:p>58</text:p>
          </table:table-cell>
          <table:table-cell table:formula="of:=COM.MICROSOFT.CONCAT(&quot;0x&quot;;LOWER(DEC2HEX([.B61];2)))" office:value-type="string" office:string-value="0x3a" calcext:value-type="string">
            <text:p>0x3a</text:p>
          </table:table-cell>
          <table:table-cell table:number-columns-repeated="3"/>
          <table:table-cell table:formula="of:=SUBSTITUTE(COM.MICROSOFT.CONCAT(&quot;{ &quot;; IF(ISBLANK([.D61]); &quot;KP_KEY_NONE&quot;; [.D61]); &quot;, &quot;; IF(ISBLANK([.E61]); &quot;KP_KEY_NONE&quot;; [.E61]); &quot;, &quot;; IF(ISBLANK([.F61]); &quot;KP_KEY_NONE&quot;; [.F61]); &quot; }, /* &quot;; [.C61]; &quot; (&quot;; [.A61]; &quot;) */ \&quot;); &quot; ()&quot;; &quot;&quot;)" office:value-type="string" office:string-value="{ KP_KEY_NONE, KP_KEY_NONE, KP_KEY_NONE }, /* 0x3a (HID_KEY_F1) */ \" calcext:value-type="string">
            <text:p>{ KP_KEY_NONE, KP_KEY_NONE, KP_KEY_NONE }, /* 0x3a (HID_KEY_F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</text:p>
          </table:table-cell>
          <table:table-cell office:value-type="float" office:value="59" calcext:value-type="float">
            <text:p>59</text:p>
          </table:table-cell>
          <table:table-cell table:formula="of:=COM.MICROSOFT.CONCAT(&quot;0x&quot;;LOWER(DEC2HEX([.B62];2)))" office:value-type="string" office:string-value="0x3b" calcext:value-type="string">
            <text:p>0x3b</text:p>
          </table:table-cell>
          <table:table-cell table:number-columns-repeated="3"/>
          <table:table-cell table:formula="of:=SUBSTITUTE(COM.MICROSOFT.CONCAT(&quot;{ &quot;; IF(ISBLANK([.D62]); &quot;KP_KEY_NONE&quot;; [.D62]); &quot;, &quot;; IF(ISBLANK([.E62]); &quot;KP_KEY_NONE&quot;; [.E62]); &quot;, &quot;; IF(ISBLANK([.F62]); &quot;KP_KEY_NONE&quot;; [.F62]); &quot; }, /* &quot;; [.C62]; &quot; (&quot;; [.A62]; &quot;) */ \&quot;); &quot; ()&quot;; &quot;&quot;)" office:value-type="string" office:string-value="{ KP_KEY_NONE, KP_KEY_NONE, KP_KEY_NONE }, /* 0x3b (HID_KEY_F2) */ \" calcext:value-type="string">
            <text:p>{ KP_KEY_NONE, KP_KEY_NONE, KP_KEY_NONE }, /* 0x3b (HID_KEY_F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3</text:p>
          </table:table-cell>
          <table:table-cell office:value-type="float" office:value="60" calcext:value-type="float">
            <text:p>60</text:p>
          </table:table-cell>
          <table:table-cell table:formula="of:=COM.MICROSOFT.CONCAT(&quot;0x&quot;;LOWER(DEC2HEX([.B63];2)))" office:value-type="string" office:string-value="0x3c" calcext:value-type="string">
            <text:p>0x3c</text:p>
          </table:table-cell>
          <table:table-cell table:number-columns-repeated="3"/>
          <table:table-cell table:formula="of:=SUBSTITUTE(COM.MICROSOFT.CONCAT(&quot;{ &quot;; IF(ISBLANK([.D63]); &quot;KP_KEY_NONE&quot;; [.D63]); &quot;, &quot;; IF(ISBLANK([.E63]); &quot;KP_KEY_NONE&quot;; [.E63]); &quot;, &quot;; IF(ISBLANK([.F63]); &quot;KP_KEY_NONE&quot;; [.F63]); &quot; }, /* &quot;; [.C63]; &quot; (&quot;; [.A63]; &quot;) */ \&quot;); &quot; ()&quot;; &quot;&quot;)" office:value-type="string" office:string-value="{ KP_KEY_NONE, KP_KEY_NONE, KP_KEY_NONE }, /* 0x3c (HID_KEY_F3) */ \" calcext:value-type="string">
            <text:p>{ KP_KEY_NONE, KP_KEY_NONE, KP_KEY_NONE }, /* 0x3c (HID_KEY_F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4</text:p>
          </table:table-cell>
          <table:table-cell office:value-type="float" office:value="61" calcext:value-type="float">
            <text:p>61</text:p>
          </table:table-cell>
          <table:table-cell table:formula="of:=COM.MICROSOFT.CONCAT(&quot;0x&quot;;LOWER(DEC2HEX([.B64];2)))" office:value-type="string" office:string-value="0x3d" calcext:value-type="string">
            <text:p>0x3d</text:p>
          </table:table-cell>
          <table:table-cell table:number-columns-repeated="3"/>
          <table:table-cell table:formula="of:=SUBSTITUTE(COM.MICROSOFT.CONCAT(&quot;{ &quot;; IF(ISBLANK([.D64]); &quot;KP_KEY_NONE&quot;; [.D64]); &quot;, &quot;; IF(ISBLANK([.E64]); &quot;KP_KEY_NONE&quot;; [.E64]); &quot;, &quot;; IF(ISBLANK([.F64]); &quot;KP_KEY_NONE&quot;; [.F64]); &quot; }, /* &quot;; [.C64]; &quot; (&quot;; [.A64]; &quot;) */ \&quot;); &quot; ()&quot;; &quot;&quot;)" office:value-type="string" office:string-value="{ KP_KEY_NONE, KP_KEY_NONE, KP_KEY_NONE }, /* 0x3d (HID_KEY_F4) */ \" calcext:value-type="string">
            <text:p>{ KP_KEY_NONE, KP_KEY_NONE, KP_KEY_NONE }, /* 0x3d (HID_KEY_F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5</text:p>
          </table:table-cell>
          <table:table-cell office:value-type="float" office:value="62" calcext:value-type="float">
            <text:p>62</text:p>
          </table:table-cell>
          <table:table-cell table:formula="of:=COM.MICROSOFT.CONCAT(&quot;0x&quot;;LOWER(DEC2HEX([.B65];2)))" office:value-type="string" office:string-value="0x3e" calcext:value-type="string">
            <text:p>0x3e</text:p>
          </table:table-cell>
          <table:table-cell table:number-columns-repeated="3"/>
          <table:table-cell table:formula="of:=SUBSTITUTE(COM.MICROSOFT.CONCAT(&quot;{ &quot;; IF(ISBLANK([.D65]); &quot;KP_KEY_NONE&quot;; [.D65]); &quot;, &quot;; IF(ISBLANK([.E65]); &quot;KP_KEY_NONE&quot;; [.E65]); &quot;, &quot;; IF(ISBLANK([.F65]); &quot;KP_KEY_NONE&quot;; [.F65]); &quot; }, /* &quot;; [.C65]; &quot; (&quot;; [.A65]; &quot;) */ \&quot;); &quot; ()&quot;; &quot;&quot;)" office:value-type="string" office:string-value="{ KP_KEY_NONE, KP_KEY_NONE, KP_KEY_NONE }, /* 0x3e (HID_KEY_F5) */ \" calcext:value-type="string">
            <text:p>{ KP_KEY_NONE, KP_KEY_NONE, KP_KEY_NONE }, /* 0x3e (HID_KEY_F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6</text:p>
          </table:table-cell>
          <table:table-cell office:value-type="float" office:value="63" calcext:value-type="float">
            <text:p>63</text:p>
          </table:table-cell>
          <table:table-cell table:formula="of:=COM.MICROSOFT.CONCAT(&quot;0x&quot;;LOWER(DEC2HEX([.B66];2)))" office:value-type="string" office:string-value="0x3f" calcext:value-type="string">
            <text:p>0x3f</text:p>
          </table:table-cell>
          <table:table-cell table:number-columns-repeated="3"/>
          <table:table-cell table:formula="of:=SUBSTITUTE(COM.MICROSOFT.CONCAT(&quot;{ &quot;; IF(ISBLANK([.D66]); &quot;KP_KEY_NONE&quot;; [.D66]); &quot;, &quot;; IF(ISBLANK([.E66]); &quot;KP_KEY_NONE&quot;; [.E66]); &quot;, &quot;; IF(ISBLANK([.F66]); &quot;KP_KEY_NONE&quot;; [.F66]); &quot; }, /* &quot;; [.C66]; &quot; (&quot;; [.A66]; &quot;) */ \&quot;); &quot; ()&quot;; &quot;&quot;)" office:value-type="string" office:string-value="{ KP_KEY_NONE, KP_KEY_NONE, KP_KEY_NONE }, /* 0x3f (HID_KEY_F6) */ \" calcext:value-type="string">
            <text:p>{ KP_KEY_NONE, KP_KEY_NONE, KP_KEY_NONE }, /* 0x3f (HID_KEY_F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7</text:p>
          </table:table-cell>
          <table:table-cell office:value-type="float" office:value="64" calcext:value-type="float">
            <text:p>64</text:p>
          </table:table-cell>
          <table:table-cell table:formula="of:=COM.MICROSOFT.CONCAT(&quot;0x&quot;;LOWER(DEC2HEX([.B67];2)))" office:value-type="string" office:string-value="0x40" calcext:value-type="string">
            <text:p>0x40</text:p>
          </table:table-cell>
          <table:table-cell table:number-columns-repeated="3"/>
          <table:table-cell table:formula="of:=SUBSTITUTE(COM.MICROSOFT.CONCAT(&quot;{ &quot;; IF(ISBLANK([.D67]); &quot;KP_KEY_NONE&quot;; [.D67]); &quot;, &quot;; IF(ISBLANK([.E67]); &quot;KP_KEY_NONE&quot;; [.E67]); &quot;, &quot;; IF(ISBLANK([.F67]); &quot;KP_KEY_NONE&quot;; [.F67]); &quot; }, /* &quot;; [.C67]; &quot; (&quot;; [.A67]; &quot;) */ \&quot;); &quot; ()&quot;; &quot;&quot;)" office:value-type="string" office:string-value="{ KP_KEY_NONE, KP_KEY_NONE, KP_KEY_NONE }, /* 0x40 (HID_KEY_F7) */ \" calcext:value-type="string">
            <text:p>{ KP_KEY_NONE, KP_KEY_NONE, KP_KEY_NONE }, /* 0x40 (HID_KEY_F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8</text:p>
          </table:table-cell>
          <table:table-cell office:value-type="float" office:value="65" calcext:value-type="float">
            <text:p>65</text:p>
          </table:table-cell>
          <table:table-cell table:formula="of:=COM.MICROSOFT.CONCAT(&quot;0x&quot;;LOWER(DEC2HEX([.B68];2)))" office:value-type="string" office:string-value="0x41" calcext:value-type="string">
            <text:p>0x41</text:p>
          </table:table-cell>
          <table:table-cell table:number-columns-repeated="3"/>
          <table:table-cell table:formula="of:=SUBSTITUTE(COM.MICROSOFT.CONCAT(&quot;{ &quot;; IF(ISBLANK([.D68]); &quot;KP_KEY_NONE&quot;; [.D68]); &quot;, &quot;; IF(ISBLANK([.E68]); &quot;KP_KEY_NONE&quot;; [.E68]); &quot;, &quot;; IF(ISBLANK([.F68]); &quot;KP_KEY_NONE&quot;; [.F68]); &quot; }, /* &quot;; [.C68]; &quot; (&quot;; [.A68]; &quot;) */ \&quot;); &quot; ()&quot;; &quot;&quot;)" office:value-type="string" office:string-value="{ KP_KEY_NONE, KP_KEY_NONE, KP_KEY_NONE }, /* 0x41 (HID_KEY_F8) */ \" calcext:value-type="string">
            <text:p>{ KP_KEY_NONE, KP_KEY_NONE, KP_KEY_NONE }, /* 0x41 (HID_KEY_F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9</text:p>
          </table:table-cell>
          <table:table-cell office:value-type="float" office:value="66" calcext:value-type="float">
            <text:p>66</text:p>
          </table:table-cell>
          <table:table-cell table:formula="of:=COM.MICROSOFT.CONCAT(&quot;0x&quot;;LOWER(DEC2HEX([.B69];2)))" office:value-type="string" office:string-value="0x42" calcext:value-type="string">
            <text:p>0x42</text:p>
          </table:table-cell>
          <table:table-cell table:number-columns-repeated="3"/>
          <table:table-cell table:formula="of:=SUBSTITUTE(COM.MICROSOFT.CONCAT(&quot;{ &quot;; IF(ISBLANK([.D69]); &quot;KP_KEY_NONE&quot;; [.D69]); &quot;, &quot;; IF(ISBLANK([.E69]); &quot;KP_KEY_NONE&quot;; [.E69]); &quot;, &quot;; IF(ISBLANK([.F69]); &quot;KP_KEY_NONE&quot;; [.F69]); &quot; }, /* &quot;; [.C69]; &quot; (&quot;; [.A69]; &quot;) */ \&quot;); &quot; ()&quot;; &quot;&quot;)" office:value-type="string" office:string-value="{ KP_KEY_NONE, KP_KEY_NONE, KP_KEY_NONE }, /* 0x42 (HID_KEY_F9) */ \" calcext:value-type="string">
            <text:p>{ KP_KEY_NONE, KP_KEY_NONE, KP_KEY_NONE }, /* 0x42 (HID_KEY_F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0</text:p>
          </table:table-cell>
          <table:table-cell office:value-type="float" office:value="67" calcext:value-type="float">
            <text:p>67</text:p>
          </table:table-cell>
          <table:table-cell table:formula="of:=COM.MICROSOFT.CONCAT(&quot;0x&quot;;LOWER(DEC2HEX([.B70];2)))" office:value-type="string" office:string-value="0x43" calcext:value-type="string">
            <text:p>0x43</text:p>
          </table:table-cell>
          <table:table-cell table:number-columns-repeated="3"/>
          <table:table-cell table:formula="of:=SUBSTITUTE(COM.MICROSOFT.CONCAT(&quot;{ &quot;; IF(ISBLANK([.D70]); &quot;KP_KEY_NONE&quot;; [.D70]); &quot;, &quot;; IF(ISBLANK([.E70]); &quot;KP_KEY_NONE&quot;; [.E70]); &quot;, &quot;; IF(ISBLANK([.F70]); &quot;KP_KEY_NONE&quot;; [.F70]); &quot; }, /* &quot;; [.C70]; &quot; (&quot;; [.A70]; &quot;) */ \&quot;); &quot; ()&quot;; &quot;&quot;)" office:value-type="string" office:string-value="{ KP_KEY_NONE, KP_KEY_NONE, KP_KEY_NONE }, /* 0x43 (HID_KEY_F10) */ \" calcext:value-type="string">
            <text:p>{ KP_KEY_NONE, KP_KEY_NONE, KP_KEY_NONE }, /* 0x43 (HID_KEY_F10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1</text:p>
          </table:table-cell>
          <table:table-cell office:value-type="float" office:value="68" calcext:value-type="float">
            <text:p>68</text:p>
          </table:table-cell>
          <table:table-cell table:formula="of:=COM.MICROSOFT.CONCAT(&quot;0x&quot;;LOWER(DEC2HEX([.B71];2)))" office:value-type="string" office:string-value="0x44" calcext:value-type="string">
            <text:p>0x44</text:p>
          </table:table-cell>
          <table:table-cell table:number-columns-repeated="3"/>
          <table:table-cell table:formula="of:=SUBSTITUTE(COM.MICROSOFT.CONCAT(&quot;{ &quot;; IF(ISBLANK([.D71]); &quot;KP_KEY_NONE&quot;; [.D71]); &quot;, &quot;; IF(ISBLANK([.E71]); &quot;KP_KEY_NONE&quot;; [.E71]); &quot;, &quot;; IF(ISBLANK([.F71]); &quot;KP_KEY_NONE&quot;; [.F71]); &quot; }, /* &quot;; [.C71]; &quot; (&quot;; [.A71]; &quot;) */ \&quot;); &quot; ()&quot;; &quot;&quot;)" office:value-type="string" office:string-value="{ KP_KEY_NONE, KP_KEY_NONE, KP_KEY_NONE }, /* 0x44 (HID_KEY_F11) */ \" calcext:value-type="string">
            <text:p>{ KP_KEY_NONE, KP_KEY_NONE, KP_KEY_NONE }, /* 0x44 (HID_KEY_F1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2</text:p>
          </table:table-cell>
          <table:table-cell office:value-type="float" office:value="69" calcext:value-type="float">
            <text:p>69</text:p>
          </table:table-cell>
          <table:table-cell table:formula="of:=COM.MICROSOFT.CONCAT(&quot;0x&quot;;LOWER(DEC2HEX([.B72];2)))" office:value-type="string" office:string-value="0x45" calcext:value-type="string">
            <text:p>0x45</text:p>
          </table:table-cell>
          <table:table-cell table:number-columns-repeated="3"/>
          <table:table-cell table:formula="of:=SUBSTITUTE(COM.MICROSOFT.CONCAT(&quot;{ &quot;; IF(ISBLANK([.D72]); &quot;KP_KEY_NONE&quot;; [.D72]); &quot;, &quot;; IF(ISBLANK([.E72]); &quot;KP_KEY_NONE&quot;; [.E72]); &quot;, &quot;; IF(ISBLANK([.F72]); &quot;KP_KEY_NONE&quot;; [.F72]); &quot; }, /* &quot;; [.C72]; &quot; (&quot;; [.A72]; &quot;) */ \&quot;); &quot; ()&quot;; &quot;&quot;)" office:value-type="string" office:string-value="{ KP_KEY_NONE, KP_KEY_NONE, KP_KEY_NONE }, /* 0x45 (HID_KEY_F12) */ \" calcext:value-type="string">
            <text:p>{ KP_KEY_NONE, KP_KEY_NONE, KP_KEY_NONE }, /* 0x45 (HID_KEY_F1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RINT_SCREEN</text:p>
          </table:table-cell>
          <table:table-cell office:value-type="float" office:value="70" calcext:value-type="float">
            <text:p>70</text:p>
          </table:table-cell>
          <table:table-cell table:formula="of:=COM.MICROSOFT.CONCAT(&quot;0x&quot;;LOWER(DEC2HEX([.B73];2)))" office:value-type="string" office:string-value="0x46" calcext:value-type="string">
            <text:p>0x46</text:p>
          </table:table-cell>
          <table:table-cell table:number-columns-repeated="3"/>
          <table:table-cell table:formula="of:=SUBSTITUTE(COM.MICROSOFT.CONCAT(&quot;{ &quot;; IF(ISBLANK([.D73]); &quot;KP_KEY_NONE&quot;; [.D73]); &quot;, &quot;; IF(ISBLANK([.E73]); &quot;KP_KEY_NONE&quot;; [.E73]); &quot;, &quot;; IF(ISBLANK([.F73]); &quot;KP_KEY_NONE&quot;; [.F73]); &quot; }, /* &quot;; [.C73]; &quot; (&quot;; [.A73]; &quot;) */ \&quot;); &quot; ()&quot;; &quot;&quot;)" office:value-type="string" office:string-value="{ KP_KEY_NONE, KP_KEY_NONE, KP_KEY_NONE }, /* 0x46 (HID_KEY_PRINT_SCREEN) */ \" calcext:value-type="string">
            <text:p>{ KP_KEY_NONE, KP_KEY_NONE, KP_KEY_NONE }, /* 0x46 (HID_KEY_PRINT_SCREE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CROLL_LOCK</text:p>
          </table:table-cell>
          <table:table-cell office:value-type="float" office:value="71" calcext:value-type="float">
            <text:p>71</text:p>
          </table:table-cell>
          <table:table-cell table:formula="of:=COM.MICROSOFT.CONCAT(&quot;0x&quot;;LOWER(DEC2HEX([.B74];2)))" office:value-type="string" office:string-value="0x47" calcext:value-type="string">
            <text:p>0x47</text:p>
          </table:table-cell>
          <table:table-cell table:number-columns-repeated="3"/>
          <table:table-cell table:formula="of:=SUBSTITUTE(COM.MICROSOFT.CONCAT(&quot;{ &quot;; IF(ISBLANK([.D74]); &quot;KP_KEY_NONE&quot;; [.D74]); &quot;, &quot;; IF(ISBLANK([.E74]); &quot;KP_KEY_NONE&quot;; [.E74]); &quot;, &quot;; IF(ISBLANK([.F74]); &quot;KP_KEY_NONE&quot;; [.F74]); &quot; }, /* &quot;; [.C74]; &quot; (&quot;; [.A74]; &quot;) */ \&quot;); &quot; ()&quot;; &quot;&quot;)" office:value-type="string" office:string-value="{ KP_KEY_NONE, KP_KEY_NONE, KP_KEY_NONE }, /* 0x47 (HID_KEY_SCROLL_LOCK) */ \" calcext:value-type="string">
            <text:p>{ KP_KEY_NONE, KP_KEY_NONE, KP_KEY_NONE }, /* 0x47 (HID_KEY_SCROLL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AUSE</text:p>
          </table:table-cell>
          <table:table-cell office:value-type="float" office:value="72" calcext:value-type="float">
            <text:p>72</text:p>
          </table:table-cell>
          <table:table-cell table:formula="of:=COM.MICROSOFT.CONCAT(&quot;0x&quot;;LOWER(DEC2HEX([.B75];2)))" office:value-type="string" office:string-value="0x48" calcext:value-type="string">
            <text:p>0x48</text:p>
          </table:table-cell>
          <table:table-cell table:number-columns-repeated="3"/>
          <table:table-cell table:formula="of:=SUBSTITUTE(COM.MICROSOFT.CONCAT(&quot;{ &quot;; IF(ISBLANK([.D75]); &quot;KP_KEY_NONE&quot;; [.D75]); &quot;, &quot;; IF(ISBLANK([.E75]); &quot;KP_KEY_NONE&quot;; [.E75]); &quot;, &quot;; IF(ISBLANK([.F75]); &quot;KP_KEY_NONE&quot;; [.F75]); &quot; }, /* &quot;; [.C75]; &quot; (&quot;; [.A75]; &quot;) */ \&quot;); &quot; ()&quot;; &quot;&quot;)" office:value-type="string" office:string-value="{ KP_KEY_NONE, KP_KEY_NONE, KP_KEY_NONE }, /* 0x48 (HID_KEY_PAUSE) */ \" calcext:value-type="string">
            <text:p>{ KP_KEY_NONE, KP_KEY_NONE, KP_KEY_NONE }, /* 0x48 (HID_KEY_PAUS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INSERT</text:p>
          </table:table-cell>
          <table:table-cell office:value-type="float" office:value="73" calcext:value-type="float">
            <text:p>73</text:p>
          </table:table-cell>
          <table:table-cell table:formula="of:=COM.MICROSOFT.CONCAT(&quot;0x&quot;;LOWER(DEC2HEX([.B76];2)))" office:value-type="string" office:string-value="0x49" calcext:value-type="string">
            <text:p>0x49</text:p>
          </table:table-cell>
          <table:table-cell table:number-columns-repeated="3"/>
          <table:table-cell table:formula="of:=SUBSTITUTE(COM.MICROSOFT.CONCAT(&quot;{ &quot;; IF(ISBLANK([.D76]); &quot;KP_KEY_NONE&quot;; [.D76]); &quot;, &quot;; IF(ISBLANK([.E76]); &quot;KP_KEY_NONE&quot;; [.E76]); &quot;, &quot;; IF(ISBLANK([.F76]); &quot;KP_KEY_NONE&quot;; [.F76]); &quot; }, /* &quot;; [.C76]; &quot; (&quot;; [.A76]; &quot;) */ \&quot;); &quot; ()&quot;; &quot;&quot;)" office:value-type="string" office:string-value="{ KP_KEY_NONE, KP_KEY_NONE, KP_KEY_NONE }, /* 0x49 (HID_KEY_INSERT) */ \" calcext:value-type="string">
            <text:p>{ KP_KEY_NONE, KP_KEY_NONE, KP_KEY_NONE }, /* 0x49 (HID_KEY_INSER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HOME</text:p>
          </table:table-cell>
          <table:table-cell office:value-type="float" office:value="74" calcext:value-type="float">
            <text:p>74</text:p>
          </table:table-cell>
          <table:table-cell table:formula="of:=COM.MICROSOFT.CONCAT(&quot;0x&quot;;LOWER(DEC2HEX([.B77];2)))" office:value-type="string" office:string-value="0x4a" calcext:value-type="string">
            <text:p>0x4a</text:p>
          </table:table-cell>
          <table:table-cell table:number-columns-repeated="3"/>
          <table:table-cell table:formula="of:=SUBSTITUTE(COM.MICROSOFT.CONCAT(&quot;{ &quot;; IF(ISBLANK([.D77]); &quot;KP_KEY_NONE&quot;; [.D77]); &quot;, &quot;; IF(ISBLANK([.E77]); &quot;KP_KEY_NONE&quot;; [.E77]); &quot;, &quot;; IF(ISBLANK([.F77]); &quot;KP_KEY_NONE&quot;; [.F77]); &quot; }, /* &quot;; [.C77]; &quot; (&quot;; [.A77]; &quot;) */ \&quot;); &quot; ()&quot;; &quot;&quot;)" office:value-type="string" office:string-value="{ KP_KEY_NONE, KP_KEY_NONE, KP_KEY_NONE }, /* 0x4a (HID_KEY_HOME) */ \" calcext:value-type="string">
            <text:p>{ KP_KEY_NONE, KP_KEY_NONE, KP_KEY_NONE }, /* 0x4a (HID_KEY_HOM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AGE_UP</text:p>
          </table:table-cell>
          <table:table-cell office:value-type="float" office:value="75" calcext:value-type="float">
            <text:p>75</text:p>
          </table:table-cell>
          <table:table-cell table:formula="of:=COM.MICROSOFT.CONCAT(&quot;0x&quot;;LOWER(DEC2HEX([.B78];2)))" office:value-type="string" office:string-value="0x4b" calcext:value-type="string">
            <text:p>0x4b</text:p>
          </table:table-cell>
          <table:table-cell table:number-columns-repeated="3"/>
          <table:table-cell table:formula="of:=SUBSTITUTE(COM.MICROSOFT.CONCAT(&quot;{ &quot;; IF(ISBLANK([.D78]); &quot;KP_KEY_NONE&quot;; [.D78]); &quot;, &quot;; IF(ISBLANK([.E78]); &quot;KP_KEY_NONE&quot;; [.E78]); &quot;, &quot;; IF(ISBLANK([.F78]); &quot;KP_KEY_NONE&quot;; [.F78]); &quot; }, /* &quot;; [.C78]; &quot; (&quot;; [.A78]; &quot;) */ \&quot;); &quot; ()&quot;; &quot;&quot;)" office:value-type="string" office:string-value="{ KP_KEY_NONE, KP_KEY_NONE, KP_KEY_NONE }, /* 0x4b (HID_KEY_PAGE_UP) */ \" calcext:value-type="string">
            <text:p>{ KP_KEY_NONE, KP_KEY_NONE, KP_KEY_NONE }, /* 0x4b (HID_KEY_PAGE_U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DELETE</text:p>
          </table:table-cell>
          <table:table-cell office:value-type="float" office:value="76" calcext:value-type="float">
            <text:p>76</text:p>
          </table:table-cell>
          <table:table-cell table:formula="of:=COM.MICROSOFT.CONCAT(&quot;0x&quot;;LOWER(DEC2HEX([.B79];2)))" office:value-type="string" office:string-value="0x4c" calcext:value-type="string">
            <text:p>0x4c</text:p>
          </table:table-cell>
          <table:table-cell office:value-type="string" calcext:value-type="string">
            <text:p>KP_KEY_DELETE</text:p>
          </table:table-cell>
          <table:table-cell table:number-columns-repeated="2"/>
          <table:table-cell table:formula="of:=SUBSTITUTE(COM.MICROSOFT.CONCAT(&quot;{ &quot;; IF(ISBLANK([.D79]); &quot;KP_KEY_NONE&quot;; [.D79]); &quot;, &quot;; IF(ISBLANK([.E79]); &quot;KP_KEY_NONE&quot;; [.E79]); &quot;, &quot;; IF(ISBLANK([.F79]); &quot;KP_KEY_NONE&quot;; [.F79]); &quot; }, /* &quot;; [.C79]; &quot; (&quot;; [.A79]; &quot;) */ \&quot;); &quot; ()&quot;; &quot;&quot;)" office:value-type="string" office:string-value="{ KP_KEY_DELETE, KP_KEY_NONE, KP_KEY_NONE }, /* 0x4c (HID_KEY_DELETE) */ \" calcext:value-type="string">
            <text:p>{ KP_KEY_DELETE, KP_KEY_NONE, KP_KEY_NONE }, /* 0x4c (HID_KEY_DELET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ND</text:p>
          </table:table-cell>
          <table:table-cell office:value-type="float" office:value="77" calcext:value-type="float">
            <text:p>77</text:p>
          </table:table-cell>
          <table:table-cell table:formula="of:=COM.MICROSOFT.CONCAT(&quot;0x&quot;;LOWER(DEC2HEX([.B80];2)))" office:value-type="string" office:string-value="0x4d" calcext:value-type="string">
            <text:p>0x4d</text:p>
          </table:table-cell>
          <table:table-cell table:number-columns-repeated="3"/>
          <table:table-cell table:formula="of:=SUBSTITUTE(COM.MICROSOFT.CONCAT(&quot;{ &quot;; IF(ISBLANK([.D80]); &quot;KP_KEY_NONE&quot;; [.D80]); &quot;, &quot;; IF(ISBLANK([.E80]); &quot;KP_KEY_NONE&quot;; [.E80]); &quot;, &quot;; IF(ISBLANK([.F80]); &quot;KP_KEY_NONE&quot;; [.F80]); &quot; }, /* &quot;; [.C80]; &quot; (&quot;; [.A80]; &quot;) */ \&quot;); &quot; ()&quot;; &quot;&quot;)" office:value-type="string" office:string-value="{ KP_KEY_NONE, KP_KEY_NONE, KP_KEY_NONE }, /* 0x4d (HID_KEY_END) */ \" calcext:value-type="string">
            <text:p>{ KP_KEY_NONE, KP_KEY_NONE, KP_KEY_NONE }, /* 0x4d (HID_KEY_EN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AGE_DOWN</text:p>
          </table:table-cell>
          <table:table-cell office:value-type="float" office:value="78" calcext:value-type="float">
            <text:p>78</text:p>
          </table:table-cell>
          <table:table-cell table:formula="of:=COM.MICROSOFT.CONCAT(&quot;0x&quot;;LOWER(DEC2HEX([.B81];2)))" office:value-type="string" office:string-value="0x4e" calcext:value-type="string">
            <text:p>0x4e</text:p>
          </table:table-cell>
          <table:table-cell table:number-columns-repeated="3"/>
          <table:table-cell table:formula="of:=SUBSTITUTE(COM.MICROSOFT.CONCAT(&quot;{ &quot;; IF(ISBLANK([.D81]); &quot;KP_KEY_NONE&quot;; [.D81]); &quot;, &quot;; IF(ISBLANK([.E81]); &quot;KP_KEY_NONE&quot;; [.E81]); &quot;, &quot;; IF(ISBLANK([.F81]); &quot;KP_KEY_NONE&quot;; [.F81]); &quot; }, /* &quot;; [.C81]; &quot; (&quot;; [.A81]; &quot;) */ \&quot;); &quot; ()&quot;; &quot;&quot;)" office:value-type="string" office:string-value="{ KP_KEY_NONE, KP_KEY_NONE, KP_KEY_NONE }, /* 0x4e (HID_KEY_PAGE_DOWN) */ \" calcext:value-type="string">
            <text:p>{ KP_KEY_NONE, KP_KEY_NONE, KP_KEY_NONE }, /* 0x4e (HID_KEY_PAGE_DOW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RROW_RIGHT</text:p>
          </table:table-cell>
          <table:table-cell office:value-type="float" office:value="79" calcext:value-type="float">
            <text:p>79</text:p>
          </table:table-cell>
          <table:table-cell table:formula="of:=COM.MICROSOFT.CONCAT(&quot;0x&quot;;LOWER(DEC2HEX([.B82];2)))" office:value-type="string" office:string-value="0x4f" calcext:value-type="string">
            <text:p>0x4f</text:p>
          </table:table-cell>
          <table:table-cell office:value-type="string" calcext:value-type="string">
            <text:p>KP_KEY_ARROW_RIGHT</text:p>
          </table:table-cell>
          <table:table-cell table:number-columns-repeated="2"/>
          <table:table-cell table:formula="of:=SUBSTITUTE(COM.MICROSOFT.CONCAT(&quot;{ &quot;; IF(ISBLANK([.D82]); &quot;KP_KEY_NONE&quot;; [.D82]); &quot;, &quot;; IF(ISBLANK([.E82]); &quot;KP_KEY_NONE&quot;; [.E82]); &quot;, &quot;; IF(ISBLANK([.F82]); &quot;KP_KEY_NONE&quot;; [.F82]); &quot; }, /* &quot;; [.C82]; &quot; (&quot;; [.A82]; &quot;) */ \&quot;); &quot; ()&quot;; &quot;&quot;)" office:value-type="string" office:string-value="{ KP_KEY_ARROW_RIGHT, KP_KEY_NONE, KP_KEY_NONE }, /* 0x4f (HID_KEY_ARROW_RIGHT) */ \" calcext:value-type="string">
            <text:p>{ KP_KEY_ARROW_RIGHT, KP_KEY_NONE, KP_KEY_NONE }, /* 0x4f (HID_KEY_ARROW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RROW_LEFT</text:p>
          </table:table-cell>
          <table:table-cell office:value-type="float" office:value="80" calcext:value-type="float">
            <text:p>80</text:p>
          </table:table-cell>
          <table:table-cell table:formula="of:=COM.MICROSOFT.CONCAT(&quot;0x&quot;;LOWER(DEC2HEX([.B83];2)))" office:value-type="string" office:string-value="0x50" calcext:value-type="string">
            <text:p>0x50</text:p>
          </table:table-cell>
          <table:table-cell office:value-type="string" calcext:value-type="string">
            <text:p>KP_KEY_ARROW_LEFT</text:p>
          </table:table-cell>
          <table:table-cell table:number-columns-repeated="2"/>
          <table:table-cell table:formula="of:=SUBSTITUTE(COM.MICROSOFT.CONCAT(&quot;{ &quot;; IF(ISBLANK([.D83]); &quot;KP_KEY_NONE&quot;; [.D83]); &quot;, &quot;; IF(ISBLANK([.E83]); &quot;KP_KEY_NONE&quot;; [.E83]); &quot;, &quot;; IF(ISBLANK([.F83]); &quot;KP_KEY_NONE&quot;; [.F83]); &quot; }, /* &quot;; [.C83]; &quot; (&quot;; [.A83]; &quot;) */ \&quot;); &quot; ()&quot;; &quot;&quot;)" office:value-type="string" office:string-value="{ KP_KEY_ARROW_LEFT, KP_KEY_NONE, KP_KEY_NONE }, /* 0x50 (HID_KEY_ARROW_LEFT) */ \" calcext:value-type="string">
            <text:p>{ KP_KEY_ARROW_LEFT, KP_KEY_NONE, KP_KEY_NONE }, /* 0x50 (HID_KEY_ARROW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RROW_DOWN</text:p>
          </table:table-cell>
          <table:table-cell office:value-type="float" office:value="81" calcext:value-type="float">
            <text:p>81</text:p>
          </table:table-cell>
          <table:table-cell table:formula="of:=COM.MICROSOFT.CONCAT(&quot;0x&quot;;LOWER(DEC2HEX([.B84];2)))" office:value-type="string" office:string-value="0x51" calcext:value-type="string">
            <text:p>0x51</text:p>
          </table:table-cell>
          <table:table-cell office:value-type="string" calcext:value-type="string">
            <text:p>KP_KEY_ARROW_DOWN</text:p>
          </table:table-cell>
          <table:table-cell table:number-columns-repeated="2"/>
          <table:table-cell table:formula="of:=SUBSTITUTE(COM.MICROSOFT.CONCAT(&quot;{ &quot;; IF(ISBLANK([.D84]); &quot;KP_KEY_NONE&quot;; [.D84]); &quot;, &quot;; IF(ISBLANK([.E84]); &quot;KP_KEY_NONE&quot;; [.E84]); &quot;, &quot;; IF(ISBLANK([.F84]); &quot;KP_KEY_NONE&quot;; [.F84]); &quot; }, /* &quot;; [.C84]; &quot; (&quot;; [.A84]; &quot;) */ \&quot;); &quot; ()&quot;; &quot;&quot;)" office:value-type="string" office:string-value="{ KP_KEY_ARROW_DOWN, KP_KEY_NONE, KP_KEY_NONE }, /* 0x51 (HID_KEY_ARROW_DOWN) */ \" calcext:value-type="string">
            <text:p>{ KP_KEY_ARROW_DOWN, KP_KEY_NONE, KP_KEY_NONE }, /* 0x51 (HID_KEY_ARROW_DOW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RROW_UP</text:p>
          </table:table-cell>
          <table:table-cell office:value-type="float" office:value="82" calcext:value-type="float">
            <text:p>82</text:p>
          </table:table-cell>
          <table:table-cell table:formula="of:=COM.MICROSOFT.CONCAT(&quot;0x&quot;;LOWER(DEC2HEX([.B85];2)))" office:value-type="string" office:string-value="0x52" calcext:value-type="string">
            <text:p>0x52</text:p>
          </table:table-cell>
          <table:table-cell office:value-type="string" calcext:value-type="string">
            <text:p>KP_KEY_ARROW_UP</text:p>
          </table:table-cell>
          <table:table-cell table:number-columns-repeated="2"/>
          <table:table-cell table:formula="of:=SUBSTITUTE(COM.MICROSOFT.CONCAT(&quot;{ &quot;; IF(ISBLANK([.D85]); &quot;KP_KEY_NONE&quot;; [.D85]); &quot;, &quot;; IF(ISBLANK([.E85]); &quot;KP_KEY_NONE&quot;; [.E85]); &quot;, &quot;; IF(ISBLANK([.F85]); &quot;KP_KEY_NONE&quot;; [.F85]); &quot; }, /* &quot;; [.C85]; &quot; (&quot;; [.A85]; &quot;) */ \&quot;); &quot; ()&quot;; &quot;&quot;)" office:value-type="string" office:string-value="{ KP_KEY_ARROW_UP, KP_KEY_NONE, KP_KEY_NONE }, /* 0x52 (HID_KEY_ARROW_UP) */ \" calcext:value-type="string">
            <text:p>{ KP_KEY_ARROW_UP, KP_KEY_NONE, KP_KEY_NONE }, /* 0x52 (HID_KEY_ARROW_U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NUM_LOCK</text:p>
          </table:table-cell>
          <table:table-cell office:value-type="float" office:value="83" calcext:value-type="float">
            <text:p>83</text:p>
          </table:table-cell>
          <table:table-cell table:formula="of:=COM.MICROSOFT.CONCAT(&quot;0x&quot;;LOWER(DEC2HEX([.B86];2)))" office:value-type="string" office:string-value="0x53" calcext:value-type="string">
            <text:p>0x53</text:p>
          </table:table-cell>
          <table:table-cell table:number-columns-repeated="3"/>
          <table:table-cell table:formula="of:=SUBSTITUTE(COM.MICROSOFT.CONCAT(&quot;{ &quot;; IF(ISBLANK([.D86]); &quot;KP_KEY_NONE&quot;; [.D86]); &quot;, &quot;; IF(ISBLANK([.E86]); &quot;KP_KEY_NONE&quot;; [.E86]); &quot;, &quot;; IF(ISBLANK([.F86]); &quot;KP_KEY_NONE&quot;; [.F86]); &quot; }, /* &quot;; [.C86]; &quot; (&quot;; [.A86]; &quot;) */ \&quot;); &quot; ()&quot;; &quot;&quot;)" office:value-type="string" office:string-value="{ KP_KEY_NONE, KP_KEY_NONE, KP_KEY_NONE }, /* 0x53 (HID_KEY_NUM_LOCK) */ \" calcext:value-type="string">
            <text:p>{ KP_KEY_NONE, KP_KEY_NONE, KP_KEY_NONE }, /* 0x53 (HID_KEY_NUM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DIVIDE</text:p>
          </table:table-cell>
          <table:table-cell office:value-type="float" office:value="84" calcext:value-type="float">
            <text:p>84</text:p>
          </table:table-cell>
          <table:table-cell table:formula="of:=COM.MICROSOFT.CONCAT(&quot;0x&quot;;LOWER(DEC2HEX([.B87];2)))" office:value-type="string" office:string-value="0x54" calcext:value-type="string">
            <text:p>0x54</text:p>
          </table:table-cell>
          <table:table-cell table:number-columns-repeated="3"/>
          <table:table-cell table:formula="of:=SUBSTITUTE(COM.MICROSOFT.CONCAT(&quot;{ &quot;; IF(ISBLANK([.D87]); &quot;KP_KEY_NONE&quot;; [.D87]); &quot;, &quot;; IF(ISBLANK([.E87]); &quot;KP_KEY_NONE&quot;; [.E87]); &quot;, &quot;; IF(ISBLANK([.F87]); &quot;KP_KEY_NONE&quot;; [.F87]); &quot; }, /* &quot;; [.C87]; &quot; (&quot;; [.A87]; &quot;) */ \&quot;); &quot; ()&quot;; &quot;&quot;)" office:value-type="string" office:string-value="{ KP_KEY_NONE, KP_KEY_NONE, KP_KEY_NONE }, /* 0x54 (HID_KEY_KEYPAD_DIVIDE) */ \" calcext:value-type="string">
            <text:p>{ KP_KEY_NONE, KP_KEY_NONE, KP_KEY_NONE }, /* 0x54 (HID_KEY_KEYPAD_DIVID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MULTIPLY</text:p>
          </table:table-cell>
          <table:table-cell office:value-type="float" office:value="85" calcext:value-type="float">
            <text:p>85</text:p>
          </table:table-cell>
          <table:table-cell table:formula="of:=COM.MICROSOFT.CONCAT(&quot;0x&quot;;LOWER(DEC2HEX([.B88];2)))" office:value-type="string" office:string-value="0x55" calcext:value-type="string">
            <text:p>0x55</text:p>
          </table:table-cell>
          <table:table-cell table:number-columns-repeated="3"/>
          <table:table-cell table:formula="of:=SUBSTITUTE(COM.MICROSOFT.CONCAT(&quot;{ &quot;; IF(ISBLANK([.D88]); &quot;KP_KEY_NONE&quot;; [.D88]); &quot;, &quot;; IF(ISBLANK([.E88]); &quot;KP_KEY_NONE&quot;; [.E88]); &quot;, &quot;; IF(ISBLANK([.F88]); &quot;KP_KEY_NONE&quot;; [.F88]); &quot; }, /* &quot;; [.C88]; &quot; (&quot;; [.A88]; &quot;) */ \&quot;); &quot; ()&quot;; &quot;&quot;)" office:value-type="string" office:string-value="{ KP_KEY_NONE, KP_KEY_NONE, KP_KEY_NONE }, /* 0x55 (HID_KEY_KEYPAD_MULTIPLY) */ \" calcext:value-type="string">
            <text:p>{ KP_KEY_NONE, KP_KEY_NONE, KP_KEY_NONE }, /* 0x55 (HID_KEY_KEYPAD_MULTIPLY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SUBTRACT</text:p>
          </table:table-cell>
          <table:table-cell office:value-type="float" office:value="86" calcext:value-type="float">
            <text:p>86</text:p>
          </table:table-cell>
          <table:table-cell table:formula="of:=COM.MICROSOFT.CONCAT(&quot;0x&quot;;LOWER(DEC2HEX([.B89];2)))" office:value-type="string" office:string-value="0x56" calcext:value-type="string">
            <text:p>0x56</text:p>
          </table:table-cell>
          <table:table-cell office:value-type="string" calcext:value-type="string">
            <text:p>KP_KEY_NUMPAD_SUBTRACT</text:p>
          </table:table-cell>
          <table:table-cell table:number-columns-repeated="2"/>
          <table:table-cell table:formula="of:=SUBSTITUTE(COM.MICROSOFT.CONCAT(&quot;{ &quot;; IF(ISBLANK([.D89]); &quot;KP_KEY_NONE&quot;; [.D89]); &quot;, &quot;; IF(ISBLANK([.E89]); &quot;KP_KEY_NONE&quot;; [.E89]); &quot;, &quot;; IF(ISBLANK([.F89]); &quot;KP_KEY_NONE&quot;; [.F89]); &quot; }, /* &quot;; [.C89]; &quot; (&quot;; [.A89]; &quot;) */ \&quot;); &quot; ()&quot;; &quot;&quot;)" office:value-type="string" office:string-value="{ KP_KEY_NUMPAD_SUBTRACT, KP_KEY_NONE, KP_KEY_NONE }, /* 0x56 (HID_KEY_KEYPAD_SUBTRACT) */ \" calcext:value-type="string">
            <text:p>{ KP_KEY_NUMPAD_SUBTRACT, KP_KEY_NONE, KP_KEY_NONE }, /* 0x56 (HID_KEY_KEYPAD_SUBTRAC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ADD</text:p>
          </table:table-cell>
          <table:table-cell office:value-type="float" office:value="87" calcext:value-type="float">
            <text:p>87</text:p>
          </table:table-cell>
          <table:table-cell table:formula="of:=COM.MICROSOFT.CONCAT(&quot;0x&quot;;LOWER(DEC2HEX([.B90];2)))" office:value-type="string" office:string-value="0x57" calcext:value-type="string">
            <text:p>0x57</text:p>
          </table:table-cell>
          <table:table-cell table:number-columns-repeated="3"/>
          <table:table-cell table:formula="of:=SUBSTITUTE(COM.MICROSOFT.CONCAT(&quot;{ &quot;; IF(ISBLANK([.D90]); &quot;KP_KEY_NONE&quot;; [.D90]); &quot;, &quot;; IF(ISBLANK([.E90]); &quot;KP_KEY_NONE&quot;; [.E90]); &quot;, &quot;; IF(ISBLANK([.F90]); &quot;KP_KEY_NONE&quot;; [.F90]); &quot; }, /* &quot;; [.C90]; &quot; (&quot;; [.A90]; &quot;) */ \&quot;); &quot; ()&quot;; &quot;&quot;)" office:value-type="string" office:string-value="{ KP_KEY_NONE, KP_KEY_NONE, KP_KEY_NONE }, /* 0x57 (HID_KEY_KEYPAD_ADD) */ \" calcext:value-type="string">
            <text:p>{ KP_KEY_NONE, KP_KEY_NONE, KP_KEY_NONE }, /* 0x57 (HID_KEY_KEYPAD_AD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ENTER</text:p>
          </table:table-cell>
          <table:table-cell office:value-type="float" office:value="88" calcext:value-type="float">
            <text:p>88</text:p>
          </table:table-cell>
          <table:table-cell table:formula="of:=COM.MICROSOFT.CONCAT(&quot;0x&quot;;LOWER(DEC2HEX([.B91];2)))" office:value-type="string" office:string-value="0x58" calcext:value-type="string">
            <text:p>0x58</text:p>
          </table:table-cell>
          <table:table-cell office:value-type="string" calcext:value-type="string">
            <text:p>KP_KEY_NUMPAD_ENTER</text:p>
          </table:table-cell>
          <table:table-cell table:number-columns-repeated="2"/>
          <table:table-cell table:formula="of:=SUBSTITUTE(COM.MICROSOFT.CONCAT(&quot;{ &quot;; IF(ISBLANK([.D91]); &quot;KP_KEY_NONE&quot;; [.D91]); &quot;, &quot;; IF(ISBLANK([.E91]); &quot;KP_KEY_NONE&quot;; [.E91]); &quot;, &quot;; IF(ISBLANK([.F91]); &quot;KP_KEY_NONE&quot;; [.F91]); &quot; }, /* &quot;; [.C91]; &quot; (&quot;; [.A91]; &quot;) */ \&quot;); &quot; ()&quot;; &quot;&quot;)" office:value-type="string" office:string-value="{ KP_KEY_NUMPAD_ENTER, KP_KEY_NONE, KP_KEY_NONE }, /* 0x58 (HID_KEY_KEYPAD_ENTER) */ \" calcext:value-type="string">
            <text:p>{ KP_KEY_NUMPAD_ENTER, KP_KEY_NONE, KP_KEY_NONE }, /* 0x58 (HID_KEY_KEYPAD_ENTE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1</text:p>
          </table:table-cell>
          <table:table-cell office:value-type="float" office:value="89" calcext:value-type="float">
            <text:p>89</text:p>
          </table:table-cell>
          <table:table-cell table:formula="of:=COM.MICROSOFT.CONCAT(&quot;0x&quot;;LOWER(DEC2HEX([.B92];2)))" office:value-type="string" office:string-value="0x59" calcext:value-type="string">
            <text:p>0x59</text:p>
          </table:table-cell>
          <table:table-cell table:formula="of:=SUBSTITUTE(SUBSTITUTE([.A92];&quot;HID_&quot;;&quot;KP_&quot;); &quot;_KEYPAD_&quot;; &quot;_NUMPAD_&quot;)" office:value-type="string" office:string-value="KP_KEY_NUMPAD_1" calcext:value-type="string">
            <text:p>KP_KEY_NUMPAD_1</text:p>
          </table:table-cell>
          <table:table-cell table:number-columns-repeated="2"/>
          <table:table-cell table:formula="of:=SUBSTITUTE(COM.MICROSOFT.CONCAT(&quot;{ &quot;; IF(ISBLANK([.D92]); &quot;KP_KEY_NONE&quot;; [.D92]); &quot;, &quot;; IF(ISBLANK([.E92]); &quot;KP_KEY_NONE&quot;; [.E92]); &quot;, &quot;; IF(ISBLANK([.F92]); &quot;KP_KEY_NONE&quot;; [.F92]); &quot; }, /* &quot;; [.C92]; &quot; (&quot;; [.A92]; &quot;) */ \&quot;); &quot; ()&quot;; &quot;&quot;)" office:value-type="string" office:string-value="{ KP_KEY_NUMPAD_1, KP_KEY_NONE, KP_KEY_NONE }, /* 0x59 (HID_KEY_KEYPAD_1) */ \" calcext:value-type="string">
            <text:p>{ KP_KEY_NUMPAD_1, KP_KEY_NONE, KP_KEY_NONE }, /* 0x59 (HID_KEY_KEYPAD_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2</text:p>
          </table:table-cell>
          <table:table-cell office:value-type="float" office:value="90" calcext:value-type="float">
            <text:p>90</text:p>
          </table:table-cell>
          <table:table-cell table:formula="of:=COM.MICROSOFT.CONCAT(&quot;0x&quot;;LOWER(DEC2HEX([.B93];2)))" office:value-type="string" office:string-value="0x5a" calcext:value-type="string">
            <text:p>0x5a</text:p>
          </table:table-cell>
          <table:table-cell table:formula="of:=SUBSTITUTE(SUBSTITUTE([.A93];&quot;HID_&quot;;&quot;KP_&quot;); &quot;_KEYPAD_&quot;; &quot;_NUMPAD_&quot;)" office:value-type="string" office:string-value="KP_KEY_NUMPAD_2" calcext:value-type="string">
            <text:p>KP_KEY_NUMPAD_2</text:p>
          </table:table-cell>
          <table:table-cell table:number-columns-repeated="2"/>
          <table:table-cell table:formula="of:=SUBSTITUTE(COM.MICROSOFT.CONCAT(&quot;{ &quot;; IF(ISBLANK([.D93]); &quot;KP_KEY_NONE&quot;; [.D93]); &quot;, &quot;; IF(ISBLANK([.E93]); &quot;KP_KEY_NONE&quot;; [.E93]); &quot;, &quot;; IF(ISBLANK([.F93]); &quot;KP_KEY_NONE&quot;; [.F93]); &quot; }, /* &quot;; [.C93]; &quot; (&quot;; [.A93]; &quot;) */ \&quot;); &quot; ()&quot;; &quot;&quot;)" office:value-type="string" office:string-value="{ KP_KEY_NUMPAD_2, KP_KEY_NONE, KP_KEY_NONE }, /* 0x5a (HID_KEY_KEYPAD_2) */ \" calcext:value-type="string">
            <text:p>{ KP_KEY_NUMPAD_2, KP_KEY_NONE, KP_KEY_NONE }, /* 0x5a (HID_KEY_KEYPAD_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3</text:p>
          </table:table-cell>
          <table:table-cell office:value-type="float" office:value="91" calcext:value-type="float">
            <text:p>91</text:p>
          </table:table-cell>
          <table:table-cell table:formula="of:=COM.MICROSOFT.CONCAT(&quot;0x&quot;;LOWER(DEC2HEX([.B94];2)))" office:value-type="string" office:string-value="0x5b" calcext:value-type="string">
            <text:p>0x5b</text:p>
          </table:table-cell>
          <table:table-cell table:formula="of:=SUBSTITUTE(SUBSTITUTE([.A94];&quot;HID_&quot;;&quot;KP_&quot;); &quot;_KEYPAD_&quot;; &quot;_NUMPAD_&quot;)" office:value-type="string" office:string-value="KP_KEY_NUMPAD_3" calcext:value-type="string">
            <text:p>KP_KEY_NUMPAD_3</text:p>
          </table:table-cell>
          <table:table-cell table:number-columns-repeated="2"/>
          <table:table-cell table:formula="of:=SUBSTITUTE(COM.MICROSOFT.CONCAT(&quot;{ &quot;; IF(ISBLANK([.D94]); &quot;KP_KEY_NONE&quot;; [.D94]); &quot;, &quot;; IF(ISBLANK([.E94]); &quot;KP_KEY_NONE&quot;; [.E94]); &quot;, &quot;; IF(ISBLANK([.F94]); &quot;KP_KEY_NONE&quot;; [.F94]); &quot; }, /* &quot;; [.C94]; &quot; (&quot;; [.A94]; &quot;) */ \&quot;); &quot; ()&quot;; &quot;&quot;)" office:value-type="string" office:string-value="{ KP_KEY_NUMPAD_3, KP_KEY_NONE, KP_KEY_NONE }, /* 0x5b (HID_KEY_KEYPAD_3) */ \" calcext:value-type="string">
            <text:p>{ KP_KEY_NUMPAD_3, KP_KEY_NONE, KP_KEY_NONE }, /* 0x5b (HID_KEY_KEYPAD_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4</text:p>
          </table:table-cell>
          <table:table-cell office:value-type="float" office:value="92" calcext:value-type="float">
            <text:p>92</text:p>
          </table:table-cell>
          <table:table-cell table:formula="of:=COM.MICROSOFT.CONCAT(&quot;0x&quot;;LOWER(DEC2HEX([.B95];2)))" office:value-type="string" office:string-value="0x5c" calcext:value-type="string">
            <text:p>0x5c</text:p>
          </table:table-cell>
          <table:table-cell table:formula="of:=SUBSTITUTE(SUBSTITUTE([.A95];&quot;HID_&quot;;&quot;KP_&quot;); &quot;_KEYPAD_&quot;; &quot;_NUMPAD_&quot;)" office:value-type="string" office:string-value="KP_KEY_NUMPAD_4" calcext:value-type="string">
            <text:p>KP_KEY_NUMPAD_4</text:p>
          </table:table-cell>
          <table:table-cell table:number-columns-repeated="2"/>
          <table:table-cell table:formula="of:=SUBSTITUTE(COM.MICROSOFT.CONCAT(&quot;{ &quot;; IF(ISBLANK([.D95]); &quot;KP_KEY_NONE&quot;; [.D95]); &quot;, &quot;; IF(ISBLANK([.E95]); &quot;KP_KEY_NONE&quot;; [.E95]); &quot;, &quot;; IF(ISBLANK([.F95]); &quot;KP_KEY_NONE&quot;; [.F95]); &quot; }, /* &quot;; [.C95]; &quot; (&quot;; [.A95]; &quot;) */ \&quot;); &quot; ()&quot;; &quot;&quot;)" office:value-type="string" office:string-value="{ KP_KEY_NUMPAD_4, KP_KEY_NONE, KP_KEY_NONE }, /* 0x5c (HID_KEY_KEYPAD_4) */ \" calcext:value-type="string">
            <text:p>{ KP_KEY_NUMPAD_4, KP_KEY_NONE, KP_KEY_NONE }, /* 0x5c (HID_KEY_KEYPAD_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5</text:p>
          </table:table-cell>
          <table:table-cell office:value-type="float" office:value="93" calcext:value-type="float">
            <text:p>93</text:p>
          </table:table-cell>
          <table:table-cell table:formula="of:=COM.MICROSOFT.CONCAT(&quot;0x&quot;;LOWER(DEC2HEX([.B96];2)))" office:value-type="string" office:string-value="0x5d" calcext:value-type="string">
            <text:p>0x5d</text:p>
          </table:table-cell>
          <table:table-cell table:formula="of:=SUBSTITUTE(SUBSTITUTE([.A96];&quot;HID_&quot;;&quot;KP_&quot;); &quot;_KEYPAD_&quot;; &quot;_NUMPAD_&quot;)" office:value-type="string" office:string-value="KP_KEY_NUMPAD_5" calcext:value-type="string">
            <text:p>KP_KEY_NUMPAD_5</text:p>
          </table:table-cell>
          <table:table-cell table:number-columns-repeated="2"/>
          <table:table-cell table:formula="of:=SUBSTITUTE(COM.MICROSOFT.CONCAT(&quot;{ &quot;; IF(ISBLANK([.D96]); &quot;KP_KEY_NONE&quot;; [.D96]); &quot;, &quot;; IF(ISBLANK([.E96]); &quot;KP_KEY_NONE&quot;; [.E96]); &quot;, &quot;; IF(ISBLANK([.F96]); &quot;KP_KEY_NONE&quot;; [.F96]); &quot; }, /* &quot;; [.C96]; &quot; (&quot;; [.A96]; &quot;) */ \&quot;); &quot; ()&quot;; &quot;&quot;)" office:value-type="string" office:string-value="{ KP_KEY_NUMPAD_5, KP_KEY_NONE, KP_KEY_NONE }, /* 0x5d (HID_KEY_KEYPAD_5) */ \" calcext:value-type="string">
            <text:p>{ KP_KEY_NUMPAD_5, KP_KEY_NONE, KP_KEY_NONE }, /* 0x5d (HID_KEY_KEYPAD_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6</text:p>
          </table:table-cell>
          <table:table-cell office:value-type="float" office:value="94" calcext:value-type="float">
            <text:p>94</text:p>
          </table:table-cell>
          <table:table-cell table:formula="of:=COM.MICROSOFT.CONCAT(&quot;0x&quot;;LOWER(DEC2HEX([.B97];2)))" office:value-type="string" office:string-value="0x5e" calcext:value-type="string">
            <text:p>0x5e</text:p>
          </table:table-cell>
          <table:table-cell table:formula="of:=SUBSTITUTE(SUBSTITUTE([.A97];&quot;HID_&quot;;&quot;KP_&quot;); &quot;_KEYPAD_&quot;; &quot;_NUMPAD_&quot;)" office:value-type="string" office:string-value="KP_KEY_NUMPAD_6" calcext:value-type="string">
            <text:p>KP_KEY_NUMPAD_6</text:p>
          </table:table-cell>
          <table:table-cell table:number-columns-repeated="2"/>
          <table:table-cell table:formula="of:=SUBSTITUTE(COM.MICROSOFT.CONCAT(&quot;{ &quot;; IF(ISBLANK([.D97]); &quot;KP_KEY_NONE&quot;; [.D97]); &quot;, &quot;; IF(ISBLANK([.E97]); &quot;KP_KEY_NONE&quot;; [.E97]); &quot;, &quot;; IF(ISBLANK([.F97]); &quot;KP_KEY_NONE&quot;; [.F97]); &quot; }, /* &quot;; [.C97]; &quot; (&quot;; [.A97]; &quot;) */ \&quot;); &quot; ()&quot;; &quot;&quot;)" office:value-type="string" office:string-value="{ KP_KEY_NUMPAD_6, KP_KEY_NONE, KP_KEY_NONE }, /* 0x5e (HID_KEY_KEYPAD_6) */ \" calcext:value-type="string">
            <text:p>{ KP_KEY_NUMPAD_6, KP_KEY_NONE, KP_KEY_NONE }, /* 0x5e (HID_KEY_KEYPAD_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7</text:p>
          </table:table-cell>
          <table:table-cell office:value-type="float" office:value="95" calcext:value-type="float">
            <text:p>95</text:p>
          </table:table-cell>
          <table:table-cell table:formula="of:=COM.MICROSOFT.CONCAT(&quot;0x&quot;;LOWER(DEC2HEX([.B98];2)))" office:value-type="string" office:string-value="0x5f" calcext:value-type="string">
            <text:p>0x5f</text:p>
          </table:table-cell>
          <table:table-cell table:formula="of:=SUBSTITUTE(SUBSTITUTE([.A98];&quot;HID_&quot;;&quot;KP_&quot;); &quot;_KEYPAD_&quot;; &quot;_NUMPAD_&quot;)" office:value-type="string" office:string-value="KP_KEY_NUMPAD_7" calcext:value-type="string">
            <text:p>KP_KEY_NUMPAD_7</text:p>
          </table:table-cell>
          <table:table-cell table:number-columns-repeated="2"/>
          <table:table-cell table:formula="of:=SUBSTITUTE(COM.MICROSOFT.CONCAT(&quot;{ &quot;; IF(ISBLANK([.D98]); &quot;KP_KEY_NONE&quot;; [.D98]); &quot;, &quot;; IF(ISBLANK([.E98]); &quot;KP_KEY_NONE&quot;; [.E98]); &quot;, &quot;; IF(ISBLANK([.F98]); &quot;KP_KEY_NONE&quot;; [.F98]); &quot; }, /* &quot;; [.C98]; &quot; (&quot;; [.A98]; &quot;) */ \&quot;); &quot; ()&quot;; &quot;&quot;)" office:value-type="string" office:string-value="{ KP_KEY_NUMPAD_7, KP_KEY_NONE, KP_KEY_NONE }, /* 0x5f (HID_KEY_KEYPAD_7) */ \" calcext:value-type="string">
            <text:p>{ KP_KEY_NUMPAD_7, KP_KEY_NONE, KP_KEY_NONE }, /* 0x5f (HID_KEY_KEYPAD_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8</text:p>
          </table:table-cell>
          <table:table-cell office:value-type="float" office:value="96" calcext:value-type="float">
            <text:p>96</text:p>
          </table:table-cell>
          <table:table-cell table:formula="of:=COM.MICROSOFT.CONCAT(&quot;0x&quot;;LOWER(DEC2HEX([.B99];2)))" office:value-type="string" office:string-value="0x60" calcext:value-type="string">
            <text:p>0x60</text:p>
          </table:table-cell>
          <table:table-cell table:formula="of:=SUBSTITUTE(SUBSTITUTE([.A99];&quot;HID_&quot;;&quot;KP_&quot;); &quot;_KEYPAD_&quot;; &quot;_NUMPAD_&quot;)" office:value-type="string" office:string-value="KP_KEY_NUMPAD_8" calcext:value-type="string">
            <text:p>KP_KEY_NUMPAD_8</text:p>
          </table:table-cell>
          <table:table-cell table:number-columns-repeated="2"/>
          <table:table-cell table:formula="of:=SUBSTITUTE(COM.MICROSOFT.CONCAT(&quot;{ &quot;; IF(ISBLANK([.D99]); &quot;KP_KEY_NONE&quot;; [.D99]); &quot;, &quot;; IF(ISBLANK([.E99]); &quot;KP_KEY_NONE&quot;; [.E99]); &quot;, &quot;; IF(ISBLANK([.F99]); &quot;KP_KEY_NONE&quot;; [.F99]); &quot; }, /* &quot;; [.C99]; &quot; (&quot;; [.A99]; &quot;) */ \&quot;); &quot; ()&quot;; &quot;&quot;)" office:value-type="string" office:string-value="{ KP_KEY_NUMPAD_8, KP_KEY_NONE, KP_KEY_NONE }, /* 0x60 (HID_KEY_KEYPAD_8) */ \" calcext:value-type="string">
            <text:p>{ KP_KEY_NUMPAD_8, KP_KEY_NONE, KP_KEY_NONE }, /* 0x60 (HID_KEY_KEYPAD_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9</text:p>
          </table:table-cell>
          <table:table-cell office:value-type="float" office:value="97" calcext:value-type="float">
            <text:p>97</text:p>
          </table:table-cell>
          <table:table-cell table:formula="of:=COM.MICROSOFT.CONCAT(&quot;0x&quot;;LOWER(DEC2HEX([.B100];2)))" office:value-type="string" office:string-value="0x61" calcext:value-type="string">
            <text:p>0x61</text:p>
          </table:table-cell>
          <table:table-cell table:formula="of:=SUBSTITUTE(SUBSTITUTE([.A100];&quot;HID_&quot;;&quot;KP_&quot;); &quot;_KEYPAD_&quot;; &quot;_NUMPAD_&quot;)" office:value-type="string" office:string-value="KP_KEY_NUMPAD_9" calcext:value-type="string">
            <text:p>KP_KEY_NUMPAD_9</text:p>
          </table:table-cell>
          <table:table-cell table:number-columns-repeated="2"/>
          <table:table-cell table:formula="of:=SUBSTITUTE(COM.MICROSOFT.CONCAT(&quot;{ &quot;; IF(ISBLANK([.D100]); &quot;KP_KEY_NONE&quot;; [.D100]); &quot;, &quot;; IF(ISBLANK([.E100]); &quot;KP_KEY_NONE&quot;; [.E100]); &quot;, &quot;; IF(ISBLANK([.F100]); &quot;KP_KEY_NONE&quot;; [.F100]); &quot; }, /* &quot;; [.C100]; &quot; (&quot;; [.A100]; &quot;) */ \&quot;); &quot; ()&quot;; &quot;&quot;)" office:value-type="string" office:string-value="{ KP_KEY_NUMPAD_9, KP_KEY_NONE, KP_KEY_NONE }, /* 0x61 (HID_KEY_KEYPAD_9) */ \" calcext:value-type="string">
            <text:p>{ KP_KEY_NUMPAD_9, KP_KEY_NONE, KP_KEY_NONE }, /* 0x61 (HID_KEY_KEYPAD_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0</text:p>
          </table:table-cell>
          <table:table-cell office:value-type="float" office:value="98" calcext:value-type="float">
            <text:p>98</text:p>
          </table:table-cell>
          <table:table-cell table:formula="of:=COM.MICROSOFT.CONCAT(&quot;0x&quot;;LOWER(DEC2HEX([.B101];2)))" office:value-type="string" office:string-value="0x62" calcext:value-type="string">
            <text:p>0x62</text:p>
          </table:table-cell>
          <table:table-cell table:formula="of:=SUBSTITUTE(SUBSTITUTE([.A101];&quot;HID_&quot;;&quot;KP_&quot;); &quot;_KEYPAD_&quot;; &quot;_NUMPAD_&quot;)" office:value-type="string" office:string-value="KP_KEY_NUMPAD_0" calcext:value-type="string">
            <text:p>KP_KEY_NUMPAD_0</text:p>
          </table:table-cell>
          <table:table-cell table:number-columns-repeated="2"/>
          <table:table-cell table:formula="of:=SUBSTITUTE(COM.MICROSOFT.CONCAT(&quot;{ &quot;; IF(ISBLANK([.D101]); &quot;KP_KEY_NONE&quot;; [.D101]); &quot;, &quot;; IF(ISBLANK([.E101]); &quot;KP_KEY_NONE&quot;; [.E101]); &quot;, &quot;; IF(ISBLANK([.F101]); &quot;KP_KEY_NONE&quot;; [.F101]); &quot; }, /* &quot;; [.C101]; &quot; (&quot;; [.A101]; &quot;) */ \&quot;); &quot; ()&quot;; &quot;&quot;)" office:value-type="string" office:string-value="{ KP_KEY_NUMPAD_0, KP_KEY_NONE, KP_KEY_NONE }, /* 0x62 (HID_KEY_KEYPAD_0) */ \" calcext:value-type="string">
            <text:p>{ KP_KEY_NUMPAD_0, KP_KEY_NONE, KP_KEY_NONE }, /* 0x62 (HID_KEY_KEYPAD_0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DECIMAL</text:p>
          </table:table-cell>
          <table:table-cell office:value-type="float" office:value="99" calcext:value-type="float">
            <text:p>99</text:p>
          </table:table-cell>
          <table:table-cell table:formula="of:=COM.MICROSOFT.CONCAT(&quot;0x&quot;;LOWER(DEC2HEX([.B102];2)))" office:value-type="string" office:string-value="0x63" calcext:value-type="string">
            <text:p>0x63</text:p>
          </table:table-cell>
          <table:table-cell office:value-type="string" calcext:value-type="string">
            <text:p>KP_KEY_NUMPAD_DECIMAL</text:p>
          </table:table-cell>
          <table:table-cell table:number-columns-repeated="2"/>
          <table:table-cell table:formula="of:=SUBSTITUTE(COM.MICROSOFT.CONCAT(&quot;{ &quot;; IF(ISBLANK([.D102]); &quot;KP_KEY_NONE&quot;; [.D102]); &quot;, &quot;; IF(ISBLANK([.E102]); &quot;KP_KEY_NONE&quot;; [.E102]); &quot;, &quot;; IF(ISBLANK([.F102]); &quot;KP_KEY_NONE&quot;; [.F102]); &quot; }, /* &quot;; [.C102]; &quot; (&quot;; [.A102]; &quot;) */ \&quot;); &quot; ()&quot;; &quot;&quot;)" office:value-type="string" office:string-value="{ KP_KEY_NUMPAD_DECIMAL, KP_KEY_NONE, KP_KEY_NONE }, /* 0x63 (HID_KEY_KEYPAD_DECIMAL) */ \" calcext:value-type="string">
            <text:p>{ KP_KEY_NUMPAD_DECIMAL, KP_KEY_NONE, KP_KEY_NONE }, /* 0x63 (HID_KEY_KEYPAD_DECIMA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UROPE_2</text:p>
          </table:table-cell>
          <table:table-cell office:value-type="float" office:value="100" calcext:value-type="float">
            <text:p>100</text:p>
          </table:table-cell>
          <table:table-cell table:formula="of:=COM.MICROSOFT.CONCAT(&quot;0x&quot;;LOWER(DEC2HEX([.B103];2)))" office:value-type="string" office:string-value="0x64" calcext:value-type="string">
            <text:p>0x64</text:p>
          </table:table-cell>
          <table:table-cell table:number-columns-repeated="3"/>
          <table:table-cell table:formula="of:=SUBSTITUTE(COM.MICROSOFT.CONCAT(&quot;{ &quot;; IF(ISBLANK([.D103]); &quot;KP_KEY_NONE&quot;; [.D103]); &quot;, &quot;; IF(ISBLANK([.E103]); &quot;KP_KEY_NONE&quot;; [.E103]); &quot;, &quot;; IF(ISBLANK([.F103]); &quot;KP_KEY_NONE&quot;; [.F103]); &quot; }, /* &quot;; [.C103]; &quot; (&quot;; [.A103]; &quot;) */ \&quot;); &quot; ()&quot;; &quot;&quot;)" office:value-type="string" office:string-value="{ KP_KEY_NONE, KP_KEY_NONE, KP_KEY_NONE }, /* 0x64 (HID_KEY_EUROPE_2) */ \" calcext:value-type="string">
            <text:p>{ KP_KEY_NONE, KP_KEY_NONE, KP_KEY_NONE }, /* 0x64 (HID_KEY_EUROPE_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PPLICATION</text:p>
          </table:table-cell>
          <table:table-cell office:value-type="float" office:value="101" calcext:value-type="float">
            <text:p>101</text:p>
          </table:table-cell>
          <table:table-cell table:formula="of:=COM.MICROSOFT.CONCAT(&quot;0x&quot;;LOWER(DEC2HEX([.B104];2)))" office:value-type="string" office:string-value="0x65" calcext:value-type="string">
            <text:p>0x65</text:p>
          </table:table-cell>
          <table:table-cell table:number-columns-repeated="3"/>
          <table:table-cell table:formula="of:=SUBSTITUTE(COM.MICROSOFT.CONCAT(&quot;{ &quot;; IF(ISBLANK([.D104]); &quot;KP_KEY_NONE&quot;; [.D104]); &quot;, &quot;; IF(ISBLANK([.E104]); &quot;KP_KEY_NONE&quot;; [.E104]); &quot;, &quot;; IF(ISBLANK([.F104]); &quot;KP_KEY_NONE&quot;; [.F104]); &quot; }, /* &quot;; [.C104]; &quot; (&quot;; [.A104]; &quot;) */ \&quot;); &quot; ()&quot;; &quot;&quot;)" office:value-type="string" office:string-value="{ KP_KEY_NONE, KP_KEY_NONE, KP_KEY_NONE }, /* 0x65 (HID_KEY_APPLICATION) */ \" calcext:value-type="string">
            <text:p>{ KP_KEY_NONE, KP_KEY_NONE, KP_KEY_NONE }, /* 0x65 (HID_KEY_APPLICATIO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OWER</text:p>
          </table:table-cell>
          <table:table-cell office:value-type="float" office:value="102" calcext:value-type="float">
            <text:p>102</text:p>
          </table:table-cell>
          <table:table-cell table:formula="of:=COM.MICROSOFT.CONCAT(&quot;0x&quot;;LOWER(DEC2HEX([.B105];2)))" office:value-type="string" office:string-value="0x66" calcext:value-type="string">
            <text:p>0x66</text:p>
          </table:table-cell>
          <table:table-cell table:number-columns-repeated="3"/>
          <table:table-cell table:formula="of:=SUBSTITUTE(COM.MICROSOFT.CONCAT(&quot;{ &quot;; IF(ISBLANK([.D105]); &quot;KP_KEY_NONE&quot;; [.D105]); &quot;, &quot;; IF(ISBLANK([.E105]); &quot;KP_KEY_NONE&quot;; [.E105]); &quot;, &quot;; IF(ISBLANK([.F105]); &quot;KP_KEY_NONE&quot;; [.F105]); &quot; }, /* &quot;; [.C105]; &quot; (&quot;; [.A105]; &quot;) */ \&quot;); &quot; ()&quot;; &quot;&quot;)" office:value-type="string" office:string-value="{ KP_KEY_NONE, KP_KEY_NONE, KP_KEY_NONE }, /* 0x66 (HID_KEY_POWER) */ \" calcext:value-type="string">
            <text:p>{ KP_KEY_NONE, KP_KEY_NONE, KP_KEY_NONE }, /* 0x66 (HID_KEY_POWE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EQUAL</text:p>
          </table:table-cell>
          <table:table-cell office:value-type="float" office:value="103" calcext:value-type="float">
            <text:p>103</text:p>
          </table:table-cell>
          <table:table-cell table:formula="of:=COM.MICROSOFT.CONCAT(&quot;0x&quot;;LOWER(DEC2HEX([.B106];2)))" office:value-type="string" office:string-value="0x67" calcext:value-type="string">
            <text:p>0x67</text:p>
          </table:table-cell>
          <table:table-cell table:number-columns-repeated="3"/>
          <table:table-cell table:formula="of:=SUBSTITUTE(COM.MICROSOFT.CONCAT(&quot;{ &quot;; IF(ISBLANK([.D106]); &quot;KP_KEY_NONE&quot;; [.D106]); &quot;, &quot;; IF(ISBLANK([.E106]); &quot;KP_KEY_NONE&quot;; [.E106]); &quot;, &quot;; IF(ISBLANK([.F106]); &quot;KP_KEY_NONE&quot;; [.F106]); &quot; }, /* &quot;; [.C106]; &quot; (&quot;; [.A106]; &quot;) */ \&quot;); &quot; ()&quot;; &quot;&quot;)" office:value-type="string" office:string-value="{ KP_KEY_NONE, KP_KEY_NONE, KP_KEY_NONE }, /* 0x67 (HID_KEY_KEYPAD_EQUAL) */ \" calcext:value-type="string">
            <text:p>{ KP_KEY_NONE, KP_KEY_NONE, KP_KEY_NONE }, /* 0x67 (HID_KEY_KEYPAD_EQUA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3</text:p>
          </table:table-cell>
          <table:table-cell office:value-type="float" office:value="104" calcext:value-type="float">
            <text:p>104</text:p>
          </table:table-cell>
          <table:table-cell table:formula="of:=COM.MICROSOFT.CONCAT(&quot;0x&quot;;LOWER(DEC2HEX([.B107];2)))" office:value-type="string" office:string-value="0x68" calcext:value-type="string">
            <text:p>0x68</text:p>
          </table:table-cell>
          <table:table-cell table:number-columns-repeated="3"/>
          <table:table-cell table:formula="of:=SUBSTITUTE(COM.MICROSOFT.CONCAT(&quot;{ &quot;; IF(ISBLANK([.D107]); &quot;KP_KEY_NONE&quot;; [.D107]); &quot;, &quot;; IF(ISBLANK([.E107]); &quot;KP_KEY_NONE&quot;; [.E107]); &quot;, &quot;; IF(ISBLANK([.F107]); &quot;KP_KEY_NONE&quot;; [.F107]); &quot; }, /* &quot;; [.C107]; &quot; (&quot;; [.A107]; &quot;) */ \&quot;); &quot; ()&quot;; &quot;&quot;)" office:value-type="string" office:string-value="{ KP_KEY_NONE, KP_KEY_NONE, KP_KEY_NONE }, /* 0x68 (HID_KEY_F13) */ \" calcext:value-type="string">
            <text:p>{ KP_KEY_NONE, KP_KEY_NONE, KP_KEY_NONE }, /* 0x68 (HID_KEY_F1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4</text:p>
          </table:table-cell>
          <table:table-cell office:value-type="float" office:value="105" calcext:value-type="float">
            <text:p>105</text:p>
          </table:table-cell>
          <table:table-cell table:formula="of:=COM.MICROSOFT.CONCAT(&quot;0x&quot;;LOWER(DEC2HEX([.B108];2)))" office:value-type="string" office:string-value="0x69" calcext:value-type="string">
            <text:p>0x69</text:p>
          </table:table-cell>
          <table:table-cell table:number-columns-repeated="3"/>
          <table:table-cell table:formula="of:=SUBSTITUTE(COM.MICROSOFT.CONCAT(&quot;{ &quot;; IF(ISBLANK([.D108]); &quot;KP_KEY_NONE&quot;; [.D108]); &quot;, &quot;; IF(ISBLANK([.E108]); &quot;KP_KEY_NONE&quot;; [.E108]); &quot;, &quot;; IF(ISBLANK([.F108]); &quot;KP_KEY_NONE&quot;; [.F108]); &quot; }, /* &quot;; [.C108]; &quot; (&quot;; [.A108]; &quot;) */ \&quot;); &quot; ()&quot;; &quot;&quot;)" office:value-type="string" office:string-value="{ KP_KEY_NONE, KP_KEY_NONE, KP_KEY_NONE }, /* 0x69 (HID_KEY_F14) */ \" calcext:value-type="string">
            <text:p>{ KP_KEY_NONE, KP_KEY_NONE, KP_KEY_NONE }, /* 0x69 (HID_KEY_F1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5</text:p>
          </table:table-cell>
          <table:table-cell office:value-type="float" office:value="106" calcext:value-type="float">
            <text:p>106</text:p>
          </table:table-cell>
          <table:table-cell table:formula="of:=COM.MICROSOFT.CONCAT(&quot;0x&quot;;LOWER(DEC2HEX([.B109];2)))" office:value-type="string" office:string-value="0x6a" calcext:value-type="string">
            <text:p>0x6a</text:p>
          </table:table-cell>
          <table:table-cell table:number-columns-repeated="3"/>
          <table:table-cell table:formula="of:=SUBSTITUTE(COM.MICROSOFT.CONCAT(&quot;{ &quot;; IF(ISBLANK([.D109]); &quot;KP_KEY_NONE&quot;; [.D109]); &quot;, &quot;; IF(ISBLANK([.E109]); &quot;KP_KEY_NONE&quot;; [.E109]); &quot;, &quot;; IF(ISBLANK([.F109]); &quot;KP_KEY_NONE&quot;; [.F109]); &quot; }, /* &quot;; [.C109]; &quot; (&quot;; [.A109]; &quot;) */ \&quot;); &quot; ()&quot;; &quot;&quot;)" office:value-type="string" office:string-value="{ KP_KEY_NONE, KP_KEY_NONE, KP_KEY_NONE }, /* 0x6a (HID_KEY_F15) */ \" calcext:value-type="string">
            <text:p>{ KP_KEY_NONE, KP_KEY_NONE, KP_KEY_NONE }, /* 0x6a (HID_KEY_F1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6</text:p>
          </table:table-cell>
          <table:table-cell office:value-type="float" office:value="107" calcext:value-type="float">
            <text:p>107</text:p>
          </table:table-cell>
          <table:table-cell table:formula="of:=COM.MICROSOFT.CONCAT(&quot;0x&quot;;LOWER(DEC2HEX([.B110];2)))" office:value-type="string" office:string-value="0x6b" calcext:value-type="string">
            <text:p>0x6b</text:p>
          </table:table-cell>
          <table:table-cell table:number-columns-repeated="3"/>
          <table:table-cell table:formula="of:=SUBSTITUTE(COM.MICROSOFT.CONCAT(&quot;{ &quot;; IF(ISBLANK([.D110]); &quot;KP_KEY_NONE&quot;; [.D110]); &quot;, &quot;; IF(ISBLANK([.E110]); &quot;KP_KEY_NONE&quot;; [.E110]); &quot;, &quot;; IF(ISBLANK([.F110]); &quot;KP_KEY_NONE&quot;; [.F110]); &quot; }, /* &quot;; [.C110]; &quot; (&quot;; [.A110]; &quot;) */ \&quot;); &quot; ()&quot;; &quot;&quot;)" office:value-type="string" office:string-value="{ KP_KEY_NONE, KP_KEY_NONE, KP_KEY_NONE }, /* 0x6b (HID_KEY_F16) */ \" calcext:value-type="string">
            <text:p>{ KP_KEY_NONE, KP_KEY_NONE, KP_KEY_NONE }, /* 0x6b (HID_KEY_F1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7</text:p>
          </table:table-cell>
          <table:table-cell office:value-type="float" office:value="108" calcext:value-type="float">
            <text:p>108</text:p>
          </table:table-cell>
          <table:table-cell table:formula="of:=COM.MICROSOFT.CONCAT(&quot;0x&quot;;LOWER(DEC2HEX([.B111];2)))" office:value-type="string" office:string-value="0x6c" calcext:value-type="string">
            <text:p>0x6c</text:p>
          </table:table-cell>
          <table:table-cell table:number-columns-repeated="3"/>
          <table:table-cell table:formula="of:=SUBSTITUTE(COM.MICROSOFT.CONCAT(&quot;{ &quot;; IF(ISBLANK([.D111]); &quot;KP_KEY_NONE&quot;; [.D111]); &quot;, &quot;; IF(ISBLANK([.E111]); &quot;KP_KEY_NONE&quot;; [.E111]); &quot;, &quot;; IF(ISBLANK([.F111]); &quot;KP_KEY_NONE&quot;; [.F111]); &quot; }, /* &quot;; [.C111]; &quot; (&quot;; [.A111]; &quot;) */ \&quot;); &quot; ()&quot;; &quot;&quot;)" office:value-type="string" office:string-value="{ KP_KEY_NONE, KP_KEY_NONE, KP_KEY_NONE }, /* 0x6c (HID_KEY_F17) */ \" calcext:value-type="string">
            <text:p>{ KP_KEY_NONE, KP_KEY_NONE, KP_KEY_NONE }, /* 0x6c (HID_KEY_F1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8</text:p>
          </table:table-cell>
          <table:table-cell office:value-type="float" office:value="109" calcext:value-type="float">
            <text:p>109</text:p>
          </table:table-cell>
          <table:table-cell table:formula="of:=COM.MICROSOFT.CONCAT(&quot;0x&quot;;LOWER(DEC2HEX([.B112];2)))" office:value-type="string" office:string-value="0x6d" calcext:value-type="string">
            <text:p>0x6d</text:p>
          </table:table-cell>
          <table:table-cell table:number-columns-repeated="3"/>
          <table:table-cell table:formula="of:=SUBSTITUTE(COM.MICROSOFT.CONCAT(&quot;{ &quot;; IF(ISBLANK([.D112]); &quot;KP_KEY_NONE&quot;; [.D112]); &quot;, &quot;; IF(ISBLANK([.E112]); &quot;KP_KEY_NONE&quot;; [.E112]); &quot;, &quot;; IF(ISBLANK([.F112]); &quot;KP_KEY_NONE&quot;; [.F112]); &quot; }, /* &quot;; [.C112]; &quot; (&quot;; [.A112]; &quot;) */ \&quot;); &quot; ()&quot;; &quot;&quot;)" office:value-type="string" office:string-value="{ KP_KEY_NONE, KP_KEY_NONE, KP_KEY_NONE }, /* 0x6d (HID_KEY_F18) */ \" calcext:value-type="string">
            <text:p>{ KP_KEY_NONE, KP_KEY_NONE, KP_KEY_NONE }, /* 0x6d (HID_KEY_F1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19</text:p>
          </table:table-cell>
          <table:table-cell office:value-type="float" office:value="110" calcext:value-type="float">
            <text:p>110</text:p>
          </table:table-cell>
          <table:table-cell table:formula="of:=COM.MICROSOFT.CONCAT(&quot;0x&quot;;LOWER(DEC2HEX([.B113];2)))" office:value-type="string" office:string-value="0x6e" calcext:value-type="string">
            <text:p>0x6e</text:p>
          </table:table-cell>
          <table:table-cell table:number-columns-repeated="3"/>
          <table:table-cell table:formula="of:=SUBSTITUTE(COM.MICROSOFT.CONCAT(&quot;{ &quot;; IF(ISBLANK([.D113]); &quot;KP_KEY_NONE&quot;; [.D113]); &quot;, &quot;; IF(ISBLANK([.E113]); &quot;KP_KEY_NONE&quot;; [.E113]); &quot;, &quot;; IF(ISBLANK([.F113]); &quot;KP_KEY_NONE&quot;; [.F113]); &quot; }, /* &quot;; [.C113]; &quot; (&quot;; [.A113]; &quot;) */ \&quot;); &quot; ()&quot;; &quot;&quot;)" office:value-type="string" office:string-value="{ KP_KEY_NONE, KP_KEY_NONE, KP_KEY_NONE }, /* 0x6e (HID_KEY_F19) */ \" calcext:value-type="string">
            <text:p>{ KP_KEY_NONE, KP_KEY_NONE, KP_KEY_NONE }, /* 0x6e (HID_KEY_F1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0</text:p>
          </table:table-cell>
          <table:table-cell office:value-type="float" office:value="111" calcext:value-type="float">
            <text:p>111</text:p>
          </table:table-cell>
          <table:table-cell table:formula="of:=COM.MICROSOFT.CONCAT(&quot;0x&quot;;LOWER(DEC2HEX([.B114];2)))" office:value-type="string" office:string-value="0x6f" calcext:value-type="string">
            <text:p>0x6f</text:p>
          </table:table-cell>
          <table:table-cell table:number-columns-repeated="3"/>
          <table:table-cell table:formula="of:=SUBSTITUTE(COM.MICROSOFT.CONCAT(&quot;{ &quot;; IF(ISBLANK([.D114]); &quot;KP_KEY_NONE&quot;; [.D114]); &quot;, &quot;; IF(ISBLANK([.E114]); &quot;KP_KEY_NONE&quot;; [.E114]); &quot;, &quot;; IF(ISBLANK([.F114]); &quot;KP_KEY_NONE&quot;; [.F114]); &quot; }, /* &quot;; [.C114]; &quot; (&quot;; [.A114]; &quot;) */ \&quot;); &quot; ()&quot;; &quot;&quot;)" office:value-type="string" office:string-value="{ KP_KEY_NONE, KP_KEY_NONE, KP_KEY_NONE }, /* 0x6f (HID_KEY_F20) */ \" calcext:value-type="string">
            <text:p>{ KP_KEY_NONE, KP_KEY_NONE, KP_KEY_NONE }, /* 0x6f (HID_KEY_F20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1</text:p>
          </table:table-cell>
          <table:table-cell office:value-type="float" office:value="112" calcext:value-type="float">
            <text:p>112</text:p>
          </table:table-cell>
          <table:table-cell table:formula="of:=COM.MICROSOFT.CONCAT(&quot;0x&quot;;LOWER(DEC2HEX([.B115];2)))" office:value-type="string" office:string-value="0x70" calcext:value-type="string">
            <text:p>0x70</text:p>
          </table:table-cell>
          <table:table-cell table:number-columns-repeated="3"/>
          <table:table-cell table:formula="of:=SUBSTITUTE(COM.MICROSOFT.CONCAT(&quot;{ &quot;; IF(ISBLANK([.D115]); &quot;KP_KEY_NONE&quot;; [.D115]); &quot;, &quot;; IF(ISBLANK([.E115]); &quot;KP_KEY_NONE&quot;; [.E115]); &quot;, &quot;; IF(ISBLANK([.F115]); &quot;KP_KEY_NONE&quot;; [.F115]); &quot; }, /* &quot;; [.C115]; &quot; (&quot;; [.A115]; &quot;) */ \&quot;); &quot; ()&quot;; &quot;&quot;)" office:value-type="string" office:string-value="{ KP_KEY_NONE, KP_KEY_NONE, KP_KEY_NONE }, /* 0x70 (HID_KEY_F21) */ \" calcext:value-type="string">
            <text:p>{ KP_KEY_NONE, KP_KEY_NONE, KP_KEY_NONE }, /* 0x70 (HID_KEY_F2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2</text:p>
          </table:table-cell>
          <table:table-cell office:value-type="float" office:value="113" calcext:value-type="float">
            <text:p>113</text:p>
          </table:table-cell>
          <table:table-cell table:formula="of:=COM.MICROSOFT.CONCAT(&quot;0x&quot;;LOWER(DEC2HEX([.B116];2)))" office:value-type="string" office:string-value="0x71" calcext:value-type="string">
            <text:p>0x71</text:p>
          </table:table-cell>
          <table:table-cell table:number-columns-repeated="3"/>
          <table:table-cell table:formula="of:=SUBSTITUTE(COM.MICROSOFT.CONCAT(&quot;{ &quot;; IF(ISBLANK([.D116]); &quot;KP_KEY_NONE&quot;; [.D116]); &quot;, &quot;; IF(ISBLANK([.E116]); &quot;KP_KEY_NONE&quot;; [.E116]); &quot;, &quot;; IF(ISBLANK([.F116]); &quot;KP_KEY_NONE&quot;; [.F116]); &quot; }, /* &quot;; [.C116]; &quot; (&quot;; [.A116]; &quot;) */ \&quot;); &quot; ()&quot;; &quot;&quot;)" office:value-type="string" office:string-value="{ KP_KEY_NONE, KP_KEY_NONE, KP_KEY_NONE }, /* 0x71 (HID_KEY_F22) */ \" calcext:value-type="string">
            <text:p>{ KP_KEY_NONE, KP_KEY_NONE, KP_KEY_NONE }, /* 0x71 (HID_KEY_F2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3</text:p>
          </table:table-cell>
          <table:table-cell office:value-type="float" office:value="114" calcext:value-type="float">
            <text:p>114</text:p>
          </table:table-cell>
          <table:table-cell table:formula="of:=COM.MICROSOFT.CONCAT(&quot;0x&quot;;LOWER(DEC2HEX([.B117];2)))" office:value-type="string" office:string-value="0x72" calcext:value-type="string">
            <text:p>0x72</text:p>
          </table:table-cell>
          <table:table-cell table:number-columns-repeated="3"/>
          <table:table-cell table:formula="of:=SUBSTITUTE(COM.MICROSOFT.CONCAT(&quot;{ &quot;; IF(ISBLANK([.D117]); &quot;KP_KEY_NONE&quot;; [.D117]); &quot;, &quot;; IF(ISBLANK([.E117]); &quot;KP_KEY_NONE&quot;; [.E117]); &quot;, &quot;; IF(ISBLANK([.F117]); &quot;KP_KEY_NONE&quot;; [.F117]); &quot; }, /* &quot;; [.C117]; &quot; (&quot;; [.A117]; &quot;) */ \&quot;); &quot; ()&quot;; &quot;&quot;)" office:value-type="string" office:string-value="{ KP_KEY_NONE, KP_KEY_NONE, KP_KEY_NONE }, /* 0x72 (HID_KEY_F23) */ \" calcext:value-type="string">
            <text:p>{ KP_KEY_NONE, KP_KEY_NONE, KP_KEY_NONE }, /* 0x72 (HID_KEY_F2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24</text:p>
          </table:table-cell>
          <table:table-cell office:value-type="float" office:value="115" calcext:value-type="float">
            <text:p>115</text:p>
          </table:table-cell>
          <table:table-cell table:formula="of:=COM.MICROSOFT.CONCAT(&quot;0x&quot;;LOWER(DEC2HEX([.B118];2)))" office:value-type="string" office:string-value="0x73" calcext:value-type="string">
            <text:p>0x73</text:p>
          </table:table-cell>
          <table:table-cell table:number-columns-repeated="3"/>
          <table:table-cell table:formula="of:=SUBSTITUTE(COM.MICROSOFT.CONCAT(&quot;{ &quot;; IF(ISBLANK([.D118]); &quot;KP_KEY_NONE&quot;; [.D118]); &quot;, &quot;; IF(ISBLANK([.E118]); &quot;KP_KEY_NONE&quot;; [.E118]); &quot;, &quot;; IF(ISBLANK([.F118]); &quot;KP_KEY_NONE&quot;; [.F118]); &quot; }, /* &quot;; [.C118]; &quot; (&quot;; [.A118]; &quot;) */ \&quot;); &quot; ()&quot;; &quot;&quot;)" office:value-type="string" office:string-value="{ KP_KEY_NONE, KP_KEY_NONE, KP_KEY_NONE }, /* 0x73 (HID_KEY_F24) */ \" calcext:value-type="string">
            <text:p>{ KP_KEY_NONE, KP_KEY_NONE, KP_KEY_NONE }, /* 0x73 (HID_KEY_F2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XECUTE</text:p>
          </table:table-cell>
          <table:table-cell office:value-type="float" office:value="116" calcext:value-type="float">
            <text:p>116</text:p>
          </table:table-cell>
          <table:table-cell table:formula="of:=COM.MICROSOFT.CONCAT(&quot;0x&quot;;LOWER(DEC2HEX([.B119];2)))" office:value-type="string" office:string-value="0x74" calcext:value-type="string">
            <text:p>0x74</text:p>
          </table:table-cell>
          <table:table-cell table:number-columns-repeated="3"/>
          <table:table-cell table:formula="of:=SUBSTITUTE(COM.MICROSOFT.CONCAT(&quot;{ &quot;; IF(ISBLANK([.D119]); &quot;KP_KEY_NONE&quot;; [.D119]); &quot;, &quot;; IF(ISBLANK([.E119]); &quot;KP_KEY_NONE&quot;; [.E119]); &quot;, &quot;; IF(ISBLANK([.F119]); &quot;KP_KEY_NONE&quot;; [.F119]); &quot; }, /* &quot;; [.C119]; &quot; (&quot;; [.A119]; &quot;) */ \&quot;); &quot; ()&quot;; &quot;&quot;)" office:value-type="string" office:string-value="{ KP_KEY_NONE, KP_KEY_NONE, KP_KEY_NONE }, /* 0x74 (HID_KEY_EXECUTE) */ \" calcext:value-type="string">
            <text:p>{ KP_KEY_NONE, KP_KEY_NONE, KP_KEY_NONE }, /* 0x74 (HID_KEY_EXECUT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HELP</text:p>
          </table:table-cell>
          <table:table-cell office:value-type="float" office:value="117" calcext:value-type="float">
            <text:p>117</text:p>
          </table:table-cell>
          <table:table-cell table:formula="of:=COM.MICROSOFT.CONCAT(&quot;0x&quot;;LOWER(DEC2HEX([.B120];2)))" office:value-type="string" office:string-value="0x75" calcext:value-type="string">
            <text:p>0x75</text:p>
          </table:table-cell>
          <table:table-cell table:number-columns-repeated="3"/>
          <table:table-cell table:formula="of:=SUBSTITUTE(COM.MICROSOFT.CONCAT(&quot;{ &quot;; IF(ISBLANK([.D120]); &quot;KP_KEY_NONE&quot;; [.D120]); &quot;, &quot;; IF(ISBLANK([.E120]); &quot;KP_KEY_NONE&quot;; [.E120]); &quot;, &quot;; IF(ISBLANK([.F120]); &quot;KP_KEY_NONE&quot;; [.F120]); &quot; }, /* &quot;; [.C120]; &quot; (&quot;; [.A120]; &quot;) */ \&quot;); &quot; ()&quot;; &quot;&quot;)" office:value-type="string" office:string-value="{ KP_KEY_NONE, KP_KEY_NONE, KP_KEY_NONE }, /* 0x75 (HID_KEY_HELP) */ \" calcext:value-type="string">
            <text:p>{ KP_KEY_NONE, KP_KEY_NONE, KP_KEY_NONE }, /* 0x75 (HID_KEY_HEL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NU</text:p>
          </table:table-cell>
          <table:table-cell office:value-type="float" office:value="118" calcext:value-type="float">
            <text:p>118</text:p>
          </table:table-cell>
          <table:table-cell table:formula="of:=COM.MICROSOFT.CONCAT(&quot;0x&quot;;LOWER(DEC2HEX([.B121];2)))" office:value-type="string" office:string-value="0x76" calcext:value-type="string">
            <text:p>0x76</text:p>
          </table:table-cell>
          <table:table-cell table:number-columns-repeated="3"/>
          <table:table-cell table:formula="of:=SUBSTITUTE(COM.MICROSOFT.CONCAT(&quot;{ &quot;; IF(ISBLANK([.D121]); &quot;KP_KEY_NONE&quot;; [.D121]); &quot;, &quot;; IF(ISBLANK([.E121]); &quot;KP_KEY_NONE&quot;; [.E121]); &quot;, &quot;; IF(ISBLANK([.F121]); &quot;KP_KEY_NONE&quot;; [.F121]); &quot; }, /* &quot;; [.C121]; &quot; (&quot;; [.A121]; &quot;) */ \&quot;); &quot; ()&quot;; &quot;&quot;)" office:value-type="string" office:string-value="{ KP_KEY_NONE, KP_KEY_NONE, KP_KEY_NONE }, /* 0x76 (HID_KEY_MENU) */ \" calcext:value-type="string">
            <text:p>{ KP_KEY_NONE, KP_KEY_NONE, KP_KEY_NONE }, /* 0x76 (HID_KEY_MENU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ELECT</text:p>
          </table:table-cell>
          <table:table-cell office:value-type="float" office:value="119" calcext:value-type="float">
            <text:p>119</text:p>
          </table:table-cell>
          <table:table-cell table:formula="of:=COM.MICROSOFT.CONCAT(&quot;0x&quot;;LOWER(DEC2HEX([.B122];2)))" office:value-type="string" office:string-value="0x77" calcext:value-type="string">
            <text:p>0x77</text:p>
          </table:table-cell>
          <table:table-cell table:number-columns-repeated="3"/>
          <table:table-cell table:formula="of:=SUBSTITUTE(COM.MICROSOFT.CONCAT(&quot;{ &quot;; IF(ISBLANK([.D122]); &quot;KP_KEY_NONE&quot;; [.D122]); &quot;, &quot;; IF(ISBLANK([.E122]); &quot;KP_KEY_NONE&quot;; [.E122]); &quot;, &quot;; IF(ISBLANK([.F122]); &quot;KP_KEY_NONE&quot;; [.F122]); &quot; }, /* &quot;; [.C122]; &quot; (&quot;; [.A122]; &quot;) */ \&quot;); &quot; ()&quot;; &quot;&quot;)" office:value-type="string" office:string-value="{ KP_KEY_NONE, KP_KEY_NONE, KP_KEY_NONE }, /* 0x77 (HID_KEY_SELECT) */ \" calcext:value-type="string">
            <text:p>{ KP_KEY_NONE, KP_KEY_NONE, KP_KEY_NONE }, /* 0x77 (HID_KEY_SELEC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TOP</text:p>
          </table:table-cell>
          <table:table-cell office:value-type="float" office:value="120" calcext:value-type="float">
            <text:p>120</text:p>
          </table:table-cell>
          <table:table-cell table:formula="of:=COM.MICROSOFT.CONCAT(&quot;0x&quot;;LOWER(DEC2HEX([.B123];2)))" office:value-type="string" office:string-value="0x78" calcext:value-type="string">
            <text:p>0x78</text:p>
          </table:table-cell>
          <table:table-cell table:number-columns-repeated="3"/>
          <table:table-cell table:formula="of:=SUBSTITUTE(COM.MICROSOFT.CONCAT(&quot;{ &quot;; IF(ISBLANK([.D123]); &quot;KP_KEY_NONE&quot;; [.D123]); &quot;, &quot;; IF(ISBLANK([.E123]); &quot;KP_KEY_NONE&quot;; [.E123]); &quot;, &quot;; IF(ISBLANK([.F123]); &quot;KP_KEY_NONE&quot;; [.F123]); &quot; }, /* &quot;; [.C123]; &quot; (&quot;; [.A123]; &quot;) */ \&quot;); &quot; ()&quot;; &quot;&quot;)" office:value-type="string" office:string-value="{ KP_KEY_NONE, KP_KEY_NONE, KP_KEY_NONE }, /* 0x78 (HID_KEY_STOP) */ \" calcext:value-type="string">
            <text:p>{ KP_KEY_NONE, KP_KEY_NONE, KP_KEY_NONE }, /* 0x78 (HID_KEY_STO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GAIN</text:p>
          </table:table-cell>
          <table:table-cell office:value-type="float" office:value="121" calcext:value-type="float">
            <text:p>121</text:p>
          </table:table-cell>
          <table:table-cell table:formula="of:=COM.MICROSOFT.CONCAT(&quot;0x&quot;;LOWER(DEC2HEX([.B124];2)))" office:value-type="string" office:string-value="0x79" calcext:value-type="string">
            <text:p>0x79</text:p>
          </table:table-cell>
          <table:table-cell table:number-columns-repeated="3"/>
          <table:table-cell table:formula="of:=SUBSTITUTE(COM.MICROSOFT.CONCAT(&quot;{ &quot;; IF(ISBLANK([.D124]); &quot;KP_KEY_NONE&quot;; [.D124]); &quot;, &quot;; IF(ISBLANK([.E124]); &quot;KP_KEY_NONE&quot;; [.E124]); &quot;, &quot;; IF(ISBLANK([.F124]); &quot;KP_KEY_NONE&quot;; [.F124]); &quot; }, /* &quot;; [.C124]; &quot; (&quot;; [.A124]; &quot;) */ \&quot;); &quot; ()&quot;; &quot;&quot;)" office:value-type="string" office:string-value="{ KP_KEY_NONE, KP_KEY_NONE, KP_KEY_NONE }, /* 0x79 (HID_KEY_AGAIN) */ \" calcext:value-type="string">
            <text:p>{ KP_KEY_NONE, KP_KEY_NONE, KP_KEY_NONE }, /* 0x79 (HID_KEY_AGAI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UNDO</text:p>
          </table:table-cell>
          <table:table-cell office:value-type="float" office:value="122" calcext:value-type="float">
            <text:p>122</text:p>
          </table:table-cell>
          <table:table-cell table:formula="of:=COM.MICROSOFT.CONCAT(&quot;0x&quot;;LOWER(DEC2HEX([.B125];2)))" office:value-type="string" office:string-value="0x7a" calcext:value-type="string">
            <text:p>0x7a</text:p>
          </table:table-cell>
          <table:table-cell table:number-columns-repeated="3"/>
          <table:table-cell table:formula="of:=SUBSTITUTE(COM.MICROSOFT.CONCAT(&quot;{ &quot;; IF(ISBLANK([.D125]); &quot;KP_KEY_NONE&quot;; [.D125]); &quot;, &quot;; IF(ISBLANK([.E125]); &quot;KP_KEY_NONE&quot;; [.E125]); &quot;, &quot;; IF(ISBLANK([.F125]); &quot;KP_KEY_NONE&quot;; [.F125]); &quot; }, /* &quot;; [.C125]; &quot; (&quot;; [.A125]; &quot;) */ \&quot;); &quot; ()&quot;; &quot;&quot;)" office:value-type="string" office:string-value="{ KP_KEY_NONE, KP_KEY_NONE, KP_KEY_NONE }, /* 0x7a (HID_KEY_UNDO) */ \" calcext:value-type="string">
            <text:p>{ KP_KEY_NONE, KP_KEY_NONE, KP_KEY_NONE }, /* 0x7a (HID_KEY_UNDO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UT</text:p>
          </table:table-cell>
          <table:table-cell office:value-type="float" office:value="123" calcext:value-type="float">
            <text:p>123</text:p>
          </table:table-cell>
          <table:table-cell table:formula="of:=COM.MICROSOFT.CONCAT(&quot;0x&quot;;LOWER(DEC2HEX([.B126];2)))" office:value-type="string" office:string-value="0x7b" calcext:value-type="string">
            <text:p>0x7b</text:p>
          </table:table-cell>
          <table:table-cell table:number-columns-repeated="3"/>
          <table:table-cell table:formula="of:=SUBSTITUTE(COM.MICROSOFT.CONCAT(&quot;{ &quot;; IF(ISBLANK([.D126]); &quot;KP_KEY_NONE&quot;; [.D126]); &quot;, &quot;; IF(ISBLANK([.E126]); &quot;KP_KEY_NONE&quot;; [.E126]); &quot;, &quot;; IF(ISBLANK([.F126]); &quot;KP_KEY_NONE&quot;; [.F126]); &quot; }, /* &quot;; [.C126]; &quot; (&quot;; [.A126]; &quot;) */ \&quot;); &quot; ()&quot;; &quot;&quot;)" office:value-type="string" office:string-value="{ KP_KEY_NONE, KP_KEY_NONE, KP_KEY_NONE }, /* 0x7b (HID_KEY_CUT) */ \" calcext:value-type="string">
            <text:p>{ KP_KEY_NONE, KP_KEY_NONE, KP_KEY_NONE }, /* 0x7b (HID_KEY_CU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OPY</text:p>
          </table:table-cell>
          <table:table-cell office:value-type="float" office:value="124" calcext:value-type="float">
            <text:p>124</text:p>
          </table:table-cell>
          <table:table-cell table:formula="of:=COM.MICROSOFT.CONCAT(&quot;0x&quot;;LOWER(DEC2HEX([.B127];2)))" office:value-type="string" office:string-value="0x7c" calcext:value-type="string">
            <text:p>0x7c</text:p>
          </table:table-cell>
          <table:table-cell table:number-columns-repeated="3"/>
          <table:table-cell table:formula="of:=SUBSTITUTE(COM.MICROSOFT.CONCAT(&quot;{ &quot;; IF(ISBLANK([.D127]); &quot;KP_KEY_NONE&quot;; [.D127]); &quot;, &quot;; IF(ISBLANK([.E127]); &quot;KP_KEY_NONE&quot;; [.E127]); &quot;, &quot;; IF(ISBLANK([.F127]); &quot;KP_KEY_NONE&quot;; [.F127]); &quot; }, /* &quot;; [.C127]; &quot; (&quot;; [.A127]; &quot;) */ \&quot;); &quot; ()&quot;; &quot;&quot;)" office:value-type="string" office:string-value="{ KP_KEY_NONE, KP_KEY_NONE, KP_KEY_NONE }, /* 0x7c (HID_KEY_COPY) */ \" calcext:value-type="string">
            <text:p>{ KP_KEY_NONE, KP_KEY_NONE, KP_KEY_NONE }, /* 0x7c (HID_KEY_COPY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ASTE</text:p>
          </table:table-cell>
          <table:table-cell office:value-type="float" office:value="125" calcext:value-type="float">
            <text:p>125</text:p>
          </table:table-cell>
          <table:table-cell table:formula="of:=COM.MICROSOFT.CONCAT(&quot;0x&quot;;LOWER(DEC2HEX([.B128];2)))" office:value-type="string" office:string-value="0x7d" calcext:value-type="string">
            <text:p>0x7d</text:p>
          </table:table-cell>
          <table:table-cell table:number-columns-repeated="3"/>
          <table:table-cell table:formula="of:=SUBSTITUTE(COM.MICROSOFT.CONCAT(&quot;{ &quot;; IF(ISBLANK([.D128]); &quot;KP_KEY_NONE&quot;; [.D128]); &quot;, &quot;; IF(ISBLANK([.E128]); &quot;KP_KEY_NONE&quot;; [.E128]); &quot;, &quot;; IF(ISBLANK([.F128]); &quot;KP_KEY_NONE&quot;; [.F128]); &quot; }, /* &quot;; [.C128]; &quot; (&quot;; [.A128]; &quot;) */ \&quot;); &quot; ()&quot;; &quot;&quot;)" office:value-type="string" office:string-value="{ KP_KEY_NONE, KP_KEY_NONE, KP_KEY_NONE }, /* 0x7d (HID_KEY_PASTE) */ \" calcext:value-type="string">
            <text:p>{ KP_KEY_NONE, KP_KEY_NONE, KP_KEY_NONE }, /* 0x7d (HID_KEY_PAST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FIND</text:p>
          </table:table-cell>
          <table:table-cell office:value-type="float" office:value="126" calcext:value-type="float">
            <text:p>126</text:p>
          </table:table-cell>
          <table:table-cell table:formula="of:=COM.MICROSOFT.CONCAT(&quot;0x&quot;;LOWER(DEC2HEX([.B129];2)))" office:value-type="string" office:string-value="0x7e" calcext:value-type="string">
            <text:p>0x7e</text:p>
          </table:table-cell>
          <table:table-cell table:number-columns-repeated="3"/>
          <table:table-cell table:formula="of:=SUBSTITUTE(COM.MICROSOFT.CONCAT(&quot;{ &quot;; IF(ISBLANK([.D129]); &quot;KP_KEY_NONE&quot;; [.D129]); &quot;, &quot;; IF(ISBLANK([.E129]); &quot;KP_KEY_NONE&quot;; [.E129]); &quot;, &quot;; IF(ISBLANK([.F129]); &quot;KP_KEY_NONE&quot;; [.F129]); &quot; }, /* &quot;; [.C129]; &quot; (&quot;; [.A129]; &quot;) */ \&quot;); &quot; ()&quot;; &quot;&quot;)" office:value-type="string" office:string-value="{ KP_KEY_NONE, KP_KEY_NONE, KP_KEY_NONE }, /* 0x7e (HID_KEY_FIND) */ \" calcext:value-type="string">
            <text:p>{ KP_KEY_NONE, KP_KEY_NONE, KP_KEY_NONE }, /* 0x7e (HID_KEY_FIN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UTE</text:p>
          </table:table-cell>
          <table:table-cell office:value-type="float" office:value="127" calcext:value-type="float">
            <text:p>127</text:p>
          </table:table-cell>
          <table:table-cell table:formula="of:=COM.MICROSOFT.CONCAT(&quot;0x&quot;;LOWER(DEC2HEX([.B130];2)))" office:value-type="string" office:string-value="0x7f" calcext:value-type="string">
            <text:p>0x7f</text:p>
          </table:table-cell>
          <table:table-cell table:number-columns-repeated="3"/>
          <table:table-cell table:formula="of:=SUBSTITUTE(COM.MICROSOFT.CONCAT(&quot;{ &quot;; IF(ISBLANK([.D130]); &quot;KP_KEY_NONE&quot;; [.D130]); &quot;, &quot;; IF(ISBLANK([.E130]); &quot;KP_KEY_NONE&quot;; [.E130]); &quot;, &quot;; IF(ISBLANK([.F130]); &quot;KP_KEY_NONE&quot;; [.F130]); &quot; }, /* &quot;; [.C130]; &quot; (&quot;; [.A130]; &quot;) */ \&quot;); &quot; ()&quot;; &quot;&quot;)" office:value-type="string" office:string-value="{ KP_KEY_NONE, KP_KEY_NONE, KP_KEY_NONE }, /* 0x7f (HID_KEY_MUTE) */ \" calcext:value-type="string">
            <text:p>{ KP_KEY_NONE, KP_KEY_NONE, KP_KEY_NONE }, /* 0x7f (HID_KEY_MUT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VOLUME_UP</text:p>
          </table:table-cell>
          <table:table-cell office:value-type="float" office:value="128" calcext:value-type="float">
            <text:p>128</text:p>
          </table:table-cell>
          <table:table-cell table:formula="of:=COM.MICROSOFT.CONCAT(&quot;0x&quot;;LOWER(DEC2HEX([.B131];2)))" office:value-type="string" office:string-value="0x80" calcext:value-type="string">
            <text:p>0x80</text:p>
          </table:table-cell>
          <table:table-cell table:number-columns-repeated="3"/>
          <table:table-cell table:formula="of:=SUBSTITUTE(COM.MICROSOFT.CONCAT(&quot;{ &quot;; IF(ISBLANK([.D131]); &quot;KP_KEY_NONE&quot;; [.D131]); &quot;, &quot;; IF(ISBLANK([.E131]); &quot;KP_KEY_NONE&quot;; [.E131]); &quot;, &quot;; IF(ISBLANK([.F131]); &quot;KP_KEY_NONE&quot;; [.F131]); &quot; }, /* &quot;; [.C131]; &quot; (&quot;; [.A131]; &quot;) */ \&quot;); &quot; ()&quot;; &quot;&quot;)" office:value-type="string" office:string-value="{ KP_KEY_NONE, KP_KEY_NONE, KP_KEY_NONE }, /* 0x80 (HID_KEY_VOLUME_UP) */ \" calcext:value-type="string">
            <text:p>{ KP_KEY_NONE, KP_KEY_NONE, KP_KEY_NONE }, /* 0x80 (HID_KEY_VOLUME_U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VOLUME_DOWN</text:p>
          </table:table-cell>
          <table:table-cell office:value-type="float" office:value="129" calcext:value-type="float">
            <text:p>129</text:p>
          </table:table-cell>
          <table:table-cell table:formula="of:=COM.MICROSOFT.CONCAT(&quot;0x&quot;;LOWER(DEC2HEX([.B132];2)))" office:value-type="string" office:string-value="0x81" calcext:value-type="string">
            <text:p>0x81</text:p>
          </table:table-cell>
          <table:table-cell table:number-columns-repeated="3"/>
          <table:table-cell table:formula="of:=SUBSTITUTE(COM.MICROSOFT.CONCAT(&quot;{ &quot;; IF(ISBLANK([.D132]); &quot;KP_KEY_NONE&quot;; [.D132]); &quot;, &quot;; IF(ISBLANK([.E132]); &quot;KP_KEY_NONE&quot;; [.E132]); &quot;, &quot;; IF(ISBLANK([.F132]); &quot;KP_KEY_NONE&quot;; [.F132]); &quot; }, /* &quot;; [.C132]; &quot; (&quot;; [.A132]; &quot;) */ \&quot;); &quot; ()&quot;; &quot;&quot;)" office:value-type="string" office:string-value="{ KP_KEY_NONE, KP_KEY_NONE, KP_KEY_NONE }, /* 0x81 (HID_KEY_VOLUME_DOWN) */ \" calcext:value-type="string">
            <text:p>{ KP_KEY_NONE, KP_KEY_NONE, KP_KEY_NONE }, /* 0x81 (HID_KEY_VOLUME_DOW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OCKING_CAPS_LOCK</text:p>
          </table:table-cell>
          <table:table-cell office:value-type="float" office:value="130" calcext:value-type="float">
            <text:p>130</text:p>
          </table:table-cell>
          <table:table-cell table:formula="of:=COM.MICROSOFT.CONCAT(&quot;0x&quot;;LOWER(DEC2HEX([.B133];2)))" office:value-type="string" office:string-value="0x82" calcext:value-type="string">
            <text:p>0x82</text:p>
          </table:table-cell>
          <table:table-cell table:number-columns-repeated="3"/>
          <table:table-cell table:formula="of:=SUBSTITUTE(COM.MICROSOFT.CONCAT(&quot;{ &quot;; IF(ISBLANK([.D133]); &quot;KP_KEY_NONE&quot;; [.D133]); &quot;, &quot;; IF(ISBLANK([.E133]); &quot;KP_KEY_NONE&quot;; [.E133]); &quot;, &quot;; IF(ISBLANK([.F133]); &quot;KP_KEY_NONE&quot;; [.F133]); &quot; }, /* &quot;; [.C133]; &quot; (&quot;; [.A133]; &quot;) */ \&quot;); &quot; ()&quot;; &quot;&quot;)" office:value-type="string" office:string-value="{ KP_KEY_NONE, KP_KEY_NONE, KP_KEY_NONE }, /* 0x82 (HID_KEY_LOCKING_CAPS_LOCK) */ \" calcext:value-type="string">
            <text:p>{ KP_KEY_NONE, KP_KEY_NONE, KP_KEY_NONE }, /* 0x82 (HID_KEY_LOCKING_CAPS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OCKING_NUM_LOCK</text:p>
          </table:table-cell>
          <table:table-cell office:value-type="float" office:value="131" calcext:value-type="float">
            <text:p>131</text:p>
          </table:table-cell>
          <table:table-cell table:formula="of:=COM.MICROSOFT.CONCAT(&quot;0x&quot;;LOWER(DEC2HEX([.B134];2)))" office:value-type="string" office:string-value="0x83" calcext:value-type="string">
            <text:p>0x83</text:p>
          </table:table-cell>
          <table:table-cell table:number-columns-repeated="3"/>
          <table:table-cell table:formula="of:=SUBSTITUTE(COM.MICROSOFT.CONCAT(&quot;{ &quot;; IF(ISBLANK([.D134]); &quot;KP_KEY_NONE&quot;; [.D134]); &quot;, &quot;; IF(ISBLANK([.E134]); &quot;KP_KEY_NONE&quot;; [.E134]); &quot;, &quot;; IF(ISBLANK([.F134]); &quot;KP_KEY_NONE&quot;; [.F134]); &quot; }, /* &quot;; [.C134]; &quot; (&quot;; [.A134]; &quot;) */ \&quot;); &quot; ()&quot;; &quot;&quot;)" office:value-type="string" office:string-value="{ KP_KEY_NONE, KP_KEY_NONE, KP_KEY_NONE }, /* 0x83 (HID_KEY_LOCKING_NUM_LOCK) */ \" calcext:value-type="string">
            <text:p>{ KP_KEY_NONE, KP_KEY_NONE, KP_KEY_NONE }, /* 0x83 (HID_KEY_LOCKING_NUM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OCKING_SCROLL_LOCK</text:p>
          </table:table-cell>
          <table:table-cell office:value-type="float" office:value="132" calcext:value-type="float">
            <text:p>132</text:p>
          </table:table-cell>
          <table:table-cell table:formula="of:=COM.MICROSOFT.CONCAT(&quot;0x&quot;;LOWER(DEC2HEX([.B135];2)))" office:value-type="string" office:string-value="0x84" calcext:value-type="string">
            <text:p>0x84</text:p>
          </table:table-cell>
          <table:table-cell table:number-columns-repeated="3"/>
          <table:table-cell table:formula="of:=SUBSTITUTE(COM.MICROSOFT.CONCAT(&quot;{ &quot;; IF(ISBLANK([.D135]); &quot;KP_KEY_NONE&quot;; [.D135]); &quot;, &quot;; IF(ISBLANK([.E135]); &quot;KP_KEY_NONE&quot;; [.E135]); &quot;, &quot;; IF(ISBLANK([.F135]); &quot;KP_KEY_NONE&quot;; [.F135]); &quot; }, /* &quot;; [.C135]; &quot; (&quot;; [.A135]; &quot;) */ \&quot;); &quot; ()&quot;; &quot;&quot;)" office:value-type="string" office:string-value="{ KP_KEY_NONE, KP_KEY_NONE, KP_KEY_NONE }, /* 0x84 (HID_KEY_LOCKING_SCROLL_LOCK) */ \" calcext:value-type="string">
            <text:p>{ KP_KEY_NONE, KP_KEY_NONE, KP_KEY_NONE }, /* 0x84 (HID_KEY_LOCKING_SCROLL_LO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COMMA</text:p>
          </table:table-cell>
          <table:table-cell office:value-type="float" office:value="133" calcext:value-type="float">
            <text:p>133</text:p>
          </table:table-cell>
          <table:table-cell table:formula="of:=COM.MICROSOFT.CONCAT(&quot;0x&quot;;LOWER(DEC2HEX([.B136];2)))" office:value-type="string" office:string-value="0x85" calcext:value-type="string">
            <text:p>0x85</text:p>
          </table:table-cell>
          <table:table-cell table:number-columns-repeated="3"/>
          <table:table-cell table:formula="of:=SUBSTITUTE(COM.MICROSOFT.CONCAT(&quot;{ &quot;; IF(ISBLANK([.D136]); &quot;KP_KEY_NONE&quot;; [.D136]); &quot;, &quot;; IF(ISBLANK([.E136]); &quot;KP_KEY_NONE&quot;; [.E136]); &quot;, &quot;; IF(ISBLANK([.F136]); &quot;KP_KEY_NONE&quot;; [.F136]); &quot; }, /* &quot;; [.C136]; &quot; (&quot;; [.A136]; &quot;) */ \&quot;); &quot; ()&quot;; &quot;&quot;)" office:value-type="string" office:string-value="{ KP_KEY_NONE, KP_KEY_NONE, KP_KEY_NONE }, /* 0x85 (HID_KEY_KEYPAD_COMMA) */ \" calcext:value-type="string">
            <text:p>{ KP_KEY_NONE, KP_KEY_NONE, KP_KEY_NONE }, /* 0x85 (HID_KEY_KEYPAD_COMMA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EYPAD_EQUAL_SIGN</text:p>
          </table:table-cell>
          <table:table-cell office:value-type="float" office:value="134" calcext:value-type="float">
            <text:p>134</text:p>
          </table:table-cell>
          <table:table-cell table:formula="of:=COM.MICROSOFT.CONCAT(&quot;0x&quot;;LOWER(DEC2HEX([.B137];2)))" office:value-type="string" office:string-value="0x86" calcext:value-type="string">
            <text:p>0x86</text:p>
          </table:table-cell>
          <table:table-cell table:number-columns-repeated="3"/>
          <table:table-cell table:formula="of:=SUBSTITUTE(COM.MICROSOFT.CONCAT(&quot;{ &quot;; IF(ISBLANK([.D137]); &quot;KP_KEY_NONE&quot;; [.D137]); &quot;, &quot;; IF(ISBLANK([.E137]); &quot;KP_KEY_NONE&quot;; [.E137]); &quot;, &quot;; IF(ISBLANK([.F137]); &quot;KP_KEY_NONE&quot;; [.F137]); &quot; }, /* &quot;; [.C137]; &quot; (&quot;; [.A137]; &quot;) */ \&quot;); &quot; ()&quot;; &quot;&quot;)" office:value-type="string" office:string-value="{ KP_KEY_NONE, KP_KEY_NONE, KP_KEY_NONE }, /* 0x86 (HID_KEY_KEYPAD_EQUAL_SIGN) */ \" calcext:value-type="string">
            <text:p>{ KP_KEY_NONE, KP_KEY_NONE, KP_KEY_NONE }, /* 0x86 (HID_KEY_KEYPAD_EQUAL_SIG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1</text:p>
          </table:table-cell>
          <table:table-cell office:value-type="float" office:value="135" calcext:value-type="float">
            <text:p>135</text:p>
          </table:table-cell>
          <table:table-cell table:formula="of:=COM.MICROSOFT.CONCAT(&quot;0x&quot;;LOWER(DEC2HEX([.B138];2)))" office:value-type="string" office:string-value="0x87" calcext:value-type="string">
            <text:p>0x87</text:p>
          </table:table-cell>
          <table:table-cell table:number-columns-repeated="3"/>
          <table:table-cell table:formula="of:=SUBSTITUTE(COM.MICROSOFT.CONCAT(&quot;{ &quot;; IF(ISBLANK([.D138]); &quot;KP_KEY_NONE&quot;; [.D138]); &quot;, &quot;; IF(ISBLANK([.E138]); &quot;KP_KEY_NONE&quot;; [.E138]); &quot;, &quot;; IF(ISBLANK([.F138]); &quot;KP_KEY_NONE&quot;; [.F138]); &quot; }, /* &quot;; [.C138]; &quot; (&quot;; [.A138]; &quot;) */ \&quot;); &quot; ()&quot;; &quot;&quot;)" office:value-type="string" office:string-value="{ KP_KEY_NONE, KP_KEY_NONE, KP_KEY_NONE }, /* 0x87 (HID_KEY_KANJI1) */ \" calcext:value-type="string">
            <text:p>{ KP_KEY_NONE, KP_KEY_NONE, KP_KEY_NONE }, /* 0x87 (HID_KEY_KANJI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2</text:p>
          </table:table-cell>
          <table:table-cell office:value-type="float" office:value="136" calcext:value-type="float">
            <text:p>136</text:p>
          </table:table-cell>
          <table:table-cell table:formula="of:=COM.MICROSOFT.CONCAT(&quot;0x&quot;;LOWER(DEC2HEX([.B139];2)))" office:value-type="string" office:string-value="0x88" calcext:value-type="string">
            <text:p>0x88</text:p>
          </table:table-cell>
          <table:table-cell table:number-columns-repeated="3"/>
          <table:table-cell table:formula="of:=SUBSTITUTE(COM.MICROSOFT.CONCAT(&quot;{ &quot;; IF(ISBLANK([.D139]); &quot;KP_KEY_NONE&quot;; [.D139]); &quot;, &quot;; IF(ISBLANK([.E139]); &quot;KP_KEY_NONE&quot;; [.E139]); &quot;, &quot;; IF(ISBLANK([.F139]); &quot;KP_KEY_NONE&quot;; [.F139]); &quot; }, /* &quot;; [.C139]; &quot; (&quot;; [.A139]; &quot;) */ \&quot;); &quot; ()&quot;; &quot;&quot;)" office:value-type="string" office:string-value="{ KP_KEY_NONE, KP_KEY_NONE, KP_KEY_NONE }, /* 0x88 (HID_KEY_KANJI2) */ \" calcext:value-type="string">
            <text:p>{ KP_KEY_NONE, KP_KEY_NONE, KP_KEY_NONE }, /* 0x88 (HID_KEY_KANJI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3</text:p>
          </table:table-cell>
          <table:table-cell office:value-type="float" office:value="137" calcext:value-type="float">
            <text:p>137</text:p>
          </table:table-cell>
          <table:table-cell table:formula="of:=COM.MICROSOFT.CONCAT(&quot;0x&quot;;LOWER(DEC2HEX([.B140];2)))" office:value-type="string" office:string-value="0x89" calcext:value-type="string">
            <text:p>0x89</text:p>
          </table:table-cell>
          <table:table-cell table:number-columns-repeated="3"/>
          <table:table-cell table:formula="of:=SUBSTITUTE(COM.MICROSOFT.CONCAT(&quot;{ &quot;; IF(ISBLANK([.D140]); &quot;KP_KEY_NONE&quot;; [.D140]); &quot;, &quot;; IF(ISBLANK([.E140]); &quot;KP_KEY_NONE&quot;; [.E140]); &quot;, &quot;; IF(ISBLANK([.F140]); &quot;KP_KEY_NONE&quot;; [.F140]); &quot; }, /* &quot;; [.C140]; &quot; (&quot;; [.A140]; &quot;) */ \&quot;); &quot; ()&quot;; &quot;&quot;)" office:value-type="string" office:string-value="{ KP_KEY_NONE, KP_KEY_NONE, KP_KEY_NONE }, /* 0x89 (HID_KEY_KANJI3) */ \" calcext:value-type="string">
            <text:p>{ KP_KEY_NONE, KP_KEY_NONE, KP_KEY_NONE }, /* 0x89 (HID_KEY_KANJI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4</text:p>
          </table:table-cell>
          <table:table-cell office:value-type="float" office:value="138" calcext:value-type="float">
            <text:p>138</text:p>
          </table:table-cell>
          <table:table-cell table:formula="of:=COM.MICROSOFT.CONCAT(&quot;0x&quot;;LOWER(DEC2HEX([.B141];2)))" office:value-type="string" office:string-value="0x8a" calcext:value-type="string">
            <text:p>0x8a</text:p>
          </table:table-cell>
          <table:table-cell table:number-columns-repeated="3"/>
          <table:table-cell table:formula="of:=SUBSTITUTE(COM.MICROSOFT.CONCAT(&quot;{ &quot;; IF(ISBLANK([.D141]); &quot;KP_KEY_NONE&quot;; [.D141]); &quot;, &quot;; IF(ISBLANK([.E141]); &quot;KP_KEY_NONE&quot;; [.E141]); &quot;, &quot;; IF(ISBLANK([.F141]); &quot;KP_KEY_NONE&quot;; [.F141]); &quot; }, /* &quot;; [.C141]; &quot; (&quot;; [.A141]; &quot;) */ \&quot;); &quot; ()&quot;; &quot;&quot;)" office:value-type="string" office:string-value="{ KP_KEY_NONE, KP_KEY_NONE, KP_KEY_NONE }, /* 0x8a (HID_KEY_KANJI4) */ \" calcext:value-type="string">
            <text:p>{ KP_KEY_NONE, KP_KEY_NONE, KP_KEY_NONE }, /* 0x8a (HID_KEY_KANJI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5</text:p>
          </table:table-cell>
          <table:table-cell office:value-type="float" office:value="139" calcext:value-type="float">
            <text:p>139</text:p>
          </table:table-cell>
          <table:table-cell table:formula="of:=COM.MICROSOFT.CONCAT(&quot;0x&quot;;LOWER(DEC2HEX([.B142];2)))" office:value-type="string" office:string-value="0x8b" calcext:value-type="string">
            <text:p>0x8b</text:p>
          </table:table-cell>
          <table:table-cell table:number-columns-repeated="3"/>
          <table:table-cell table:formula="of:=SUBSTITUTE(COM.MICROSOFT.CONCAT(&quot;{ &quot;; IF(ISBLANK([.D142]); &quot;KP_KEY_NONE&quot;; [.D142]); &quot;, &quot;; IF(ISBLANK([.E142]); &quot;KP_KEY_NONE&quot;; [.E142]); &quot;, &quot;; IF(ISBLANK([.F142]); &quot;KP_KEY_NONE&quot;; [.F142]); &quot; }, /* &quot;; [.C142]; &quot; (&quot;; [.A142]; &quot;) */ \&quot;); &quot; ()&quot;; &quot;&quot;)" office:value-type="string" office:string-value="{ KP_KEY_NONE, KP_KEY_NONE, KP_KEY_NONE }, /* 0x8b (HID_KEY_KANJI5) */ \" calcext:value-type="string">
            <text:p>{ KP_KEY_NONE, KP_KEY_NONE, KP_KEY_NONE }, /* 0x8b (HID_KEY_KANJI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6</text:p>
          </table:table-cell>
          <table:table-cell office:value-type="float" office:value="140" calcext:value-type="float">
            <text:p>140</text:p>
          </table:table-cell>
          <table:table-cell table:formula="of:=COM.MICROSOFT.CONCAT(&quot;0x&quot;;LOWER(DEC2HEX([.B143];2)))" office:value-type="string" office:string-value="0x8c" calcext:value-type="string">
            <text:p>0x8c</text:p>
          </table:table-cell>
          <table:table-cell table:number-columns-repeated="3"/>
          <table:table-cell table:formula="of:=SUBSTITUTE(COM.MICROSOFT.CONCAT(&quot;{ &quot;; IF(ISBLANK([.D143]); &quot;KP_KEY_NONE&quot;; [.D143]); &quot;, &quot;; IF(ISBLANK([.E143]); &quot;KP_KEY_NONE&quot;; [.E143]); &quot;, &quot;; IF(ISBLANK([.F143]); &quot;KP_KEY_NONE&quot;; [.F143]); &quot; }, /* &quot;; [.C143]; &quot; (&quot;; [.A143]; &quot;) */ \&quot;); &quot; ()&quot;; &quot;&quot;)" office:value-type="string" office:string-value="{ KP_KEY_NONE, KP_KEY_NONE, KP_KEY_NONE }, /* 0x8c (HID_KEY_KANJI6) */ \" calcext:value-type="string">
            <text:p>{ KP_KEY_NONE, KP_KEY_NONE, KP_KEY_NONE }, /* 0x8c (HID_KEY_KANJI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7</text:p>
          </table:table-cell>
          <table:table-cell office:value-type="float" office:value="141" calcext:value-type="float">
            <text:p>141</text:p>
          </table:table-cell>
          <table:table-cell table:formula="of:=COM.MICROSOFT.CONCAT(&quot;0x&quot;;LOWER(DEC2HEX([.B144];2)))" office:value-type="string" office:string-value="0x8d" calcext:value-type="string">
            <text:p>0x8d</text:p>
          </table:table-cell>
          <table:table-cell table:number-columns-repeated="3"/>
          <table:table-cell table:formula="of:=SUBSTITUTE(COM.MICROSOFT.CONCAT(&quot;{ &quot;; IF(ISBLANK([.D144]); &quot;KP_KEY_NONE&quot;; [.D144]); &quot;, &quot;; IF(ISBLANK([.E144]); &quot;KP_KEY_NONE&quot;; [.E144]); &quot;, &quot;; IF(ISBLANK([.F144]); &quot;KP_KEY_NONE&quot;; [.F144]); &quot; }, /* &quot;; [.C144]; &quot; (&quot;; [.A144]; &quot;) */ \&quot;); &quot; ()&quot;; &quot;&quot;)" office:value-type="string" office:string-value="{ KP_KEY_NONE, KP_KEY_NONE, KP_KEY_NONE }, /* 0x8d (HID_KEY_KANJI7) */ \" calcext:value-type="string">
            <text:p>{ KP_KEY_NONE, KP_KEY_NONE, KP_KEY_NONE }, /* 0x8d (HID_KEY_KANJI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8</text:p>
          </table:table-cell>
          <table:table-cell office:value-type="float" office:value="142" calcext:value-type="float">
            <text:p>142</text:p>
          </table:table-cell>
          <table:table-cell table:formula="of:=COM.MICROSOFT.CONCAT(&quot;0x&quot;;LOWER(DEC2HEX([.B145];2)))" office:value-type="string" office:string-value="0x8e" calcext:value-type="string">
            <text:p>0x8e</text:p>
          </table:table-cell>
          <table:table-cell table:number-columns-repeated="3"/>
          <table:table-cell table:formula="of:=SUBSTITUTE(COM.MICROSOFT.CONCAT(&quot;{ &quot;; IF(ISBLANK([.D145]); &quot;KP_KEY_NONE&quot;; [.D145]); &quot;, &quot;; IF(ISBLANK([.E145]); &quot;KP_KEY_NONE&quot;; [.E145]); &quot;, &quot;; IF(ISBLANK([.F145]); &quot;KP_KEY_NONE&quot;; [.F145]); &quot; }, /* &quot;; [.C145]; &quot; (&quot;; [.A145]; &quot;) */ \&quot;); &quot; ()&quot;; &quot;&quot;)" office:value-type="string" office:string-value="{ KP_KEY_NONE, KP_KEY_NONE, KP_KEY_NONE }, /* 0x8e (HID_KEY_KANJI8) */ \" calcext:value-type="string">
            <text:p>{ KP_KEY_NONE, KP_KEY_NONE, KP_KEY_NONE }, /* 0x8e (HID_KEY_KANJI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KANJI9</text:p>
          </table:table-cell>
          <table:table-cell office:value-type="float" office:value="143" calcext:value-type="float">
            <text:p>143</text:p>
          </table:table-cell>
          <table:table-cell table:formula="of:=COM.MICROSOFT.CONCAT(&quot;0x&quot;;LOWER(DEC2HEX([.B146];2)))" office:value-type="string" office:string-value="0x8f" calcext:value-type="string">
            <text:p>0x8f</text:p>
          </table:table-cell>
          <table:table-cell table:number-columns-repeated="3"/>
          <table:table-cell table:formula="of:=SUBSTITUTE(COM.MICROSOFT.CONCAT(&quot;{ &quot;; IF(ISBLANK([.D146]); &quot;KP_KEY_NONE&quot;; [.D146]); &quot;, &quot;; IF(ISBLANK([.E146]); &quot;KP_KEY_NONE&quot;; [.E146]); &quot;, &quot;; IF(ISBLANK([.F146]); &quot;KP_KEY_NONE&quot;; [.F146]); &quot; }, /* &quot;; [.C146]; &quot; (&quot;; [.A146]; &quot;) */ \&quot;); &quot; ()&quot;; &quot;&quot;)" office:value-type="string" office:string-value="{ KP_KEY_NONE, KP_KEY_NONE, KP_KEY_NONE }, /* 0x8f (HID_KEY_KANJI9) */ \" calcext:value-type="string">
            <text:p>{ KP_KEY_NONE, KP_KEY_NONE, KP_KEY_NONE }, /* 0x8f (HID_KEY_KANJI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1</text:p>
          </table:table-cell>
          <table:table-cell office:value-type="float" office:value="144" calcext:value-type="float">
            <text:p>144</text:p>
          </table:table-cell>
          <table:table-cell table:formula="of:=COM.MICROSOFT.CONCAT(&quot;0x&quot;;LOWER(DEC2HEX([.B147];2)))" office:value-type="string" office:string-value="0x90" calcext:value-type="string">
            <text:p>0x90</text:p>
          </table:table-cell>
          <table:table-cell table:number-columns-repeated="3"/>
          <table:table-cell table:formula="of:=SUBSTITUTE(COM.MICROSOFT.CONCAT(&quot;{ &quot;; IF(ISBLANK([.D147]); &quot;KP_KEY_NONE&quot;; [.D147]); &quot;, &quot;; IF(ISBLANK([.E147]); &quot;KP_KEY_NONE&quot;; [.E147]); &quot;, &quot;; IF(ISBLANK([.F147]); &quot;KP_KEY_NONE&quot;; [.F147]); &quot; }, /* &quot;; [.C147]; &quot; (&quot;; [.A147]; &quot;) */ \&quot;); &quot; ()&quot;; &quot;&quot;)" office:value-type="string" office:string-value="{ KP_KEY_NONE, KP_KEY_NONE, KP_KEY_NONE }, /* 0x90 (HID_KEY_LANG1) */ \" calcext:value-type="string">
            <text:p>{ KP_KEY_NONE, KP_KEY_NONE, KP_KEY_NONE }, /* 0x90 (HID_KEY_LANG1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2</text:p>
          </table:table-cell>
          <table:table-cell office:value-type="float" office:value="145" calcext:value-type="float">
            <text:p>145</text:p>
          </table:table-cell>
          <table:table-cell table:formula="of:=COM.MICROSOFT.CONCAT(&quot;0x&quot;;LOWER(DEC2HEX([.B148];2)))" office:value-type="string" office:string-value="0x91" calcext:value-type="string">
            <text:p>0x91</text:p>
          </table:table-cell>
          <table:table-cell table:number-columns-repeated="3"/>
          <table:table-cell table:formula="of:=SUBSTITUTE(COM.MICROSOFT.CONCAT(&quot;{ &quot;; IF(ISBLANK([.D148]); &quot;KP_KEY_NONE&quot;; [.D148]); &quot;, &quot;; IF(ISBLANK([.E148]); &quot;KP_KEY_NONE&quot;; [.E148]); &quot;, &quot;; IF(ISBLANK([.F148]); &quot;KP_KEY_NONE&quot;; [.F148]); &quot; }, /* &quot;; [.C148]; &quot; (&quot;; [.A148]; &quot;) */ \&quot;); &quot; ()&quot;; &quot;&quot;)" office:value-type="string" office:string-value="{ KP_KEY_NONE, KP_KEY_NONE, KP_KEY_NONE }, /* 0x91 (HID_KEY_LANG2) */ \" calcext:value-type="string">
            <text:p>{ KP_KEY_NONE, KP_KEY_NONE, KP_KEY_NONE }, /* 0x91 (HID_KEY_LANG2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3</text:p>
          </table:table-cell>
          <table:table-cell office:value-type="float" office:value="146" calcext:value-type="float">
            <text:p>146</text:p>
          </table:table-cell>
          <table:table-cell table:formula="of:=COM.MICROSOFT.CONCAT(&quot;0x&quot;;LOWER(DEC2HEX([.B149];2)))" office:value-type="string" office:string-value="0x92" calcext:value-type="string">
            <text:p>0x92</text:p>
          </table:table-cell>
          <table:table-cell table:number-columns-repeated="3"/>
          <table:table-cell table:formula="of:=SUBSTITUTE(COM.MICROSOFT.CONCAT(&quot;{ &quot;; IF(ISBLANK([.D149]); &quot;KP_KEY_NONE&quot;; [.D149]); &quot;, &quot;; IF(ISBLANK([.E149]); &quot;KP_KEY_NONE&quot;; [.E149]); &quot;, &quot;; IF(ISBLANK([.F149]); &quot;KP_KEY_NONE&quot;; [.F149]); &quot; }, /* &quot;; [.C149]; &quot; (&quot;; [.A149]; &quot;) */ \&quot;); &quot; ()&quot;; &quot;&quot;)" office:value-type="string" office:string-value="{ KP_KEY_NONE, KP_KEY_NONE, KP_KEY_NONE }, /* 0x92 (HID_KEY_LANG3) */ \" calcext:value-type="string">
            <text:p>{ KP_KEY_NONE, KP_KEY_NONE, KP_KEY_NONE }, /* 0x92 (HID_KEY_LANG3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4</text:p>
          </table:table-cell>
          <table:table-cell office:value-type="float" office:value="147" calcext:value-type="float">
            <text:p>147</text:p>
          </table:table-cell>
          <table:table-cell table:formula="of:=COM.MICROSOFT.CONCAT(&quot;0x&quot;;LOWER(DEC2HEX([.B150];2)))" office:value-type="string" office:string-value="0x93" calcext:value-type="string">
            <text:p>0x93</text:p>
          </table:table-cell>
          <table:table-cell table:number-columns-repeated="3"/>
          <table:table-cell table:formula="of:=SUBSTITUTE(COM.MICROSOFT.CONCAT(&quot;{ &quot;; IF(ISBLANK([.D150]); &quot;KP_KEY_NONE&quot;; [.D150]); &quot;, &quot;; IF(ISBLANK([.E150]); &quot;KP_KEY_NONE&quot;; [.E150]); &quot;, &quot;; IF(ISBLANK([.F150]); &quot;KP_KEY_NONE&quot;; [.F150]); &quot; }, /* &quot;; [.C150]; &quot; (&quot;; [.A150]; &quot;) */ \&quot;); &quot; ()&quot;; &quot;&quot;)" office:value-type="string" office:string-value="{ KP_KEY_NONE, KP_KEY_NONE, KP_KEY_NONE }, /* 0x93 (HID_KEY_LANG4) */ \" calcext:value-type="string">
            <text:p>{ KP_KEY_NONE, KP_KEY_NONE, KP_KEY_NONE }, /* 0x93 (HID_KEY_LANG4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5</text:p>
          </table:table-cell>
          <table:table-cell office:value-type="float" office:value="148" calcext:value-type="float">
            <text:p>148</text:p>
          </table:table-cell>
          <table:table-cell table:formula="of:=COM.MICROSOFT.CONCAT(&quot;0x&quot;;LOWER(DEC2HEX([.B151];2)))" office:value-type="string" office:string-value="0x94" calcext:value-type="string">
            <text:p>0x94</text:p>
          </table:table-cell>
          <table:table-cell table:number-columns-repeated="3"/>
          <table:table-cell table:formula="of:=SUBSTITUTE(COM.MICROSOFT.CONCAT(&quot;{ &quot;; IF(ISBLANK([.D151]); &quot;KP_KEY_NONE&quot;; [.D151]); &quot;, &quot;; IF(ISBLANK([.E151]); &quot;KP_KEY_NONE&quot;; [.E151]); &quot;, &quot;; IF(ISBLANK([.F151]); &quot;KP_KEY_NONE&quot;; [.F151]); &quot; }, /* &quot;; [.C151]; &quot; (&quot;; [.A151]; &quot;) */ \&quot;); &quot; ()&quot;; &quot;&quot;)" office:value-type="string" office:string-value="{ KP_KEY_NONE, KP_KEY_NONE, KP_KEY_NONE }, /* 0x94 (HID_KEY_LANG5) */ \" calcext:value-type="string">
            <text:p>{ KP_KEY_NONE, KP_KEY_NONE, KP_KEY_NONE }, /* 0x94 (HID_KEY_LANG5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6</text:p>
          </table:table-cell>
          <table:table-cell office:value-type="float" office:value="149" calcext:value-type="float">
            <text:p>149</text:p>
          </table:table-cell>
          <table:table-cell table:formula="of:=COM.MICROSOFT.CONCAT(&quot;0x&quot;;LOWER(DEC2HEX([.B152];2)))" office:value-type="string" office:string-value="0x95" calcext:value-type="string">
            <text:p>0x95</text:p>
          </table:table-cell>
          <table:table-cell table:number-columns-repeated="3"/>
          <table:table-cell table:formula="of:=SUBSTITUTE(COM.MICROSOFT.CONCAT(&quot;{ &quot;; IF(ISBLANK([.D152]); &quot;KP_KEY_NONE&quot;; [.D152]); &quot;, &quot;; IF(ISBLANK([.E152]); &quot;KP_KEY_NONE&quot;; [.E152]); &quot;, &quot;; IF(ISBLANK([.F152]); &quot;KP_KEY_NONE&quot;; [.F152]); &quot; }, /* &quot;; [.C152]; &quot; (&quot;; [.A152]; &quot;) */ \&quot;); &quot; ()&quot;; &quot;&quot;)" office:value-type="string" office:string-value="{ KP_KEY_NONE, KP_KEY_NONE, KP_KEY_NONE }, /* 0x95 (HID_KEY_LANG6) */ \" calcext:value-type="string">
            <text:p>{ KP_KEY_NONE, KP_KEY_NONE, KP_KEY_NONE }, /* 0x95 (HID_KEY_LANG6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7</text:p>
          </table:table-cell>
          <table:table-cell office:value-type="float" office:value="150" calcext:value-type="float">
            <text:p>150</text:p>
          </table:table-cell>
          <table:table-cell table:formula="of:=COM.MICROSOFT.CONCAT(&quot;0x&quot;;LOWER(DEC2HEX([.B153];2)))" office:value-type="string" office:string-value="0x96" calcext:value-type="string">
            <text:p>0x96</text:p>
          </table:table-cell>
          <table:table-cell table:number-columns-repeated="3"/>
          <table:table-cell table:formula="of:=SUBSTITUTE(COM.MICROSOFT.CONCAT(&quot;{ &quot;; IF(ISBLANK([.D153]); &quot;KP_KEY_NONE&quot;; [.D153]); &quot;, &quot;; IF(ISBLANK([.E153]); &quot;KP_KEY_NONE&quot;; [.E153]); &quot;, &quot;; IF(ISBLANK([.F153]); &quot;KP_KEY_NONE&quot;; [.F153]); &quot; }, /* &quot;; [.C153]; &quot; (&quot;; [.A153]; &quot;) */ \&quot;); &quot; ()&quot;; &quot;&quot;)" office:value-type="string" office:string-value="{ KP_KEY_NONE, KP_KEY_NONE, KP_KEY_NONE }, /* 0x96 (HID_KEY_LANG7) */ \" calcext:value-type="string">
            <text:p>{ KP_KEY_NONE, KP_KEY_NONE, KP_KEY_NONE }, /* 0x96 (HID_KEY_LANG7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8</text:p>
          </table:table-cell>
          <table:table-cell office:value-type="float" office:value="151" calcext:value-type="float">
            <text:p>151</text:p>
          </table:table-cell>
          <table:table-cell table:formula="of:=COM.MICROSOFT.CONCAT(&quot;0x&quot;;LOWER(DEC2HEX([.B154];2)))" office:value-type="string" office:string-value="0x97" calcext:value-type="string">
            <text:p>0x97</text:p>
          </table:table-cell>
          <table:table-cell table:number-columns-repeated="3"/>
          <table:table-cell table:formula="of:=SUBSTITUTE(COM.MICROSOFT.CONCAT(&quot;{ &quot;; IF(ISBLANK([.D154]); &quot;KP_KEY_NONE&quot;; [.D154]); &quot;, &quot;; IF(ISBLANK([.E154]); &quot;KP_KEY_NONE&quot;; [.E154]); &quot;, &quot;; IF(ISBLANK([.F154]); &quot;KP_KEY_NONE&quot;; [.F154]); &quot; }, /* &quot;; [.C154]; &quot; (&quot;; [.A154]; &quot;) */ \&quot;); &quot; ()&quot;; &quot;&quot;)" office:value-type="string" office:string-value="{ KP_KEY_NONE, KP_KEY_NONE, KP_KEY_NONE }, /* 0x97 (HID_KEY_LANG8) */ \" calcext:value-type="string">
            <text:p>{ KP_KEY_NONE, KP_KEY_NONE, KP_KEY_NONE }, /* 0x97 (HID_KEY_LANG8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LANG9</text:p>
          </table:table-cell>
          <table:table-cell office:value-type="float" office:value="152" calcext:value-type="float">
            <text:p>152</text:p>
          </table:table-cell>
          <table:table-cell table:formula="of:=COM.MICROSOFT.CONCAT(&quot;0x&quot;;LOWER(DEC2HEX([.B155];2)))" office:value-type="string" office:string-value="0x98" calcext:value-type="string">
            <text:p>0x98</text:p>
          </table:table-cell>
          <table:table-cell table:number-columns-repeated="3"/>
          <table:table-cell table:formula="of:=SUBSTITUTE(COM.MICROSOFT.CONCAT(&quot;{ &quot;; IF(ISBLANK([.D155]); &quot;KP_KEY_NONE&quot;; [.D155]); &quot;, &quot;; IF(ISBLANK([.E155]); &quot;KP_KEY_NONE&quot;; [.E155]); &quot;, &quot;; IF(ISBLANK([.F155]); &quot;KP_KEY_NONE&quot;; [.F155]); &quot; }, /* &quot;; [.C155]; &quot; (&quot;; [.A155]; &quot;) */ \&quot;); &quot; ()&quot;; &quot;&quot;)" office:value-type="string" office:string-value="{ KP_KEY_NONE, KP_KEY_NONE, KP_KEY_NONE }, /* 0x98 (HID_KEY_LANG9) */ \" calcext:value-type="string">
            <text:p>{ KP_KEY_NONE, KP_KEY_NONE, KP_KEY_NONE }, /* 0x98 (HID_KEY_LANG9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LTERNATE_ERASE</text:p>
          </table:table-cell>
          <table:table-cell office:value-type="float" office:value="153" calcext:value-type="float">
            <text:p>153</text:p>
          </table:table-cell>
          <table:table-cell table:formula="of:=COM.MICROSOFT.CONCAT(&quot;0x&quot;;LOWER(DEC2HEX([.B156];2)))" office:value-type="string" office:string-value="0x99" calcext:value-type="string">
            <text:p>0x99</text:p>
          </table:table-cell>
          <table:table-cell table:number-columns-repeated="3"/>
          <table:table-cell table:formula="of:=SUBSTITUTE(COM.MICROSOFT.CONCAT(&quot;{ &quot;; IF(ISBLANK([.D156]); &quot;KP_KEY_NONE&quot;; [.D156]); &quot;, &quot;; IF(ISBLANK([.E156]); &quot;KP_KEY_NONE&quot;; [.E156]); &quot;, &quot;; IF(ISBLANK([.F156]); &quot;KP_KEY_NONE&quot;; [.F156]); &quot; }, /* &quot;; [.C156]; &quot; (&quot;; [.A156]; &quot;) */ \&quot;); &quot; ()&quot;; &quot;&quot;)" office:value-type="string" office:string-value="{ KP_KEY_NONE, KP_KEY_NONE, KP_KEY_NONE }, /* 0x99 (HID_KEY_ALTERNATE_ERASE) */ \" calcext:value-type="string">
            <text:p>{ KP_KEY_NONE, KP_KEY_NONE, KP_KEY_NONE }, /* 0x99 (HID_KEY_ALTERNATE_ERAS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YSREQ_ATTENTION</text:p>
          </table:table-cell>
          <table:table-cell office:value-type="float" office:value="154" calcext:value-type="float">
            <text:p>154</text:p>
          </table:table-cell>
          <table:table-cell table:formula="of:=COM.MICROSOFT.CONCAT(&quot;0x&quot;;LOWER(DEC2HEX([.B157];2)))" office:value-type="string" office:string-value="0x9a" calcext:value-type="string">
            <text:p>0x9a</text:p>
          </table:table-cell>
          <table:table-cell table:number-columns-repeated="3"/>
          <table:table-cell table:formula="of:=SUBSTITUTE(COM.MICROSOFT.CONCAT(&quot;{ &quot;; IF(ISBLANK([.D157]); &quot;KP_KEY_NONE&quot;; [.D157]); &quot;, &quot;; IF(ISBLANK([.E157]); &quot;KP_KEY_NONE&quot;; [.E157]); &quot;, &quot;; IF(ISBLANK([.F157]); &quot;KP_KEY_NONE&quot;; [.F157]); &quot; }, /* &quot;; [.C157]; &quot; (&quot;; [.A157]; &quot;) */ \&quot;); &quot; ()&quot;; &quot;&quot;)" office:value-type="string" office:string-value="{ KP_KEY_NONE, KP_KEY_NONE, KP_KEY_NONE }, /* 0x9a (HID_KEY_SYSREQ_ATTENTION) */ \" calcext:value-type="string">
            <text:p>{ KP_KEY_NONE, KP_KEY_NONE, KP_KEY_NONE }, /* 0x9a (HID_KEY_SYSREQ_ATTENTIO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ANCEL</text:p>
          </table:table-cell>
          <table:table-cell office:value-type="float" office:value="155" calcext:value-type="float">
            <text:p>155</text:p>
          </table:table-cell>
          <table:table-cell table:formula="of:=COM.MICROSOFT.CONCAT(&quot;0x&quot;;LOWER(DEC2HEX([.B158];2)))" office:value-type="string" office:string-value="0x9b" calcext:value-type="string">
            <text:p>0x9b</text:p>
          </table:table-cell>
          <table:table-cell table:number-columns-repeated="3"/>
          <table:table-cell table:formula="of:=SUBSTITUTE(COM.MICROSOFT.CONCAT(&quot;{ &quot;; IF(ISBLANK([.D158]); &quot;KP_KEY_NONE&quot;; [.D158]); &quot;, &quot;; IF(ISBLANK([.E158]); &quot;KP_KEY_NONE&quot;; [.E158]); &quot;, &quot;; IF(ISBLANK([.F158]); &quot;KP_KEY_NONE&quot;; [.F158]); &quot; }, /* &quot;; [.C158]; &quot; (&quot;; [.A158]; &quot;) */ \&quot;); &quot; ()&quot;; &quot;&quot;)" office:value-type="string" office:string-value="{ KP_KEY_NONE, KP_KEY_NONE, KP_KEY_NONE }, /* 0x9b (HID_KEY_CANCEL) */ \" calcext:value-type="string">
            <text:p>{ KP_KEY_NONE, KP_KEY_NONE, KP_KEY_NONE }, /* 0x9b (HID_KEY_CANCE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LEAR</text:p>
          </table:table-cell>
          <table:table-cell office:value-type="float" office:value="156" calcext:value-type="float">
            <text:p>156</text:p>
          </table:table-cell>
          <table:table-cell table:formula="of:=COM.MICROSOFT.CONCAT(&quot;0x&quot;;LOWER(DEC2HEX([.B159];2)))" office:value-type="string" office:string-value="0x9c" calcext:value-type="string">
            <text:p>0x9c</text:p>
          </table:table-cell>
          <table:table-cell table:number-columns-repeated="3"/>
          <table:table-cell table:formula="of:=SUBSTITUTE(COM.MICROSOFT.CONCAT(&quot;{ &quot;; IF(ISBLANK([.D159]); &quot;KP_KEY_NONE&quot;; [.D159]); &quot;, &quot;; IF(ISBLANK([.E159]); &quot;KP_KEY_NONE&quot;; [.E159]); &quot;, &quot;; IF(ISBLANK([.F159]); &quot;KP_KEY_NONE&quot;; [.F159]); &quot; }, /* &quot;; [.C159]; &quot; (&quot;; [.A159]; &quot;) */ \&quot;); &quot; ()&quot;; &quot;&quot;)" office:value-type="string" office:string-value="{ KP_KEY_NONE, KP_KEY_NONE, KP_KEY_NONE }, /* 0x9c (HID_KEY_CLEAR) */ \" calcext:value-type="string">
            <text:p>{ KP_KEY_NONE, KP_KEY_NONE, KP_KEY_NONE }, /* 0x9c (HID_KEY_CLEA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PRIOR</text:p>
          </table:table-cell>
          <table:table-cell office:value-type="float" office:value="157" calcext:value-type="float">
            <text:p>157</text:p>
          </table:table-cell>
          <table:table-cell table:formula="of:=COM.MICROSOFT.CONCAT(&quot;0x&quot;;LOWER(DEC2HEX([.B160];2)))" office:value-type="string" office:string-value="0x9d" calcext:value-type="string">
            <text:p>0x9d</text:p>
          </table:table-cell>
          <table:table-cell table:number-columns-repeated="3"/>
          <table:table-cell table:formula="of:=SUBSTITUTE(COM.MICROSOFT.CONCAT(&quot;{ &quot;; IF(ISBLANK([.D160]); &quot;KP_KEY_NONE&quot;; [.D160]); &quot;, &quot;; IF(ISBLANK([.E160]); &quot;KP_KEY_NONE&quot;; [.E160]); &quot;, &quot;; IF(ISBLANK([.F160]); &quot;KP_KEY_NONE&quot;; [.F160]); &quot; }, /* &quot;; [.C160]; &quot; (&quot;; [.A160]; &quot;) */ \&quot;); &quot; ()&quot;; &quot;&quot;)" office:value-type="string" office:string-value="{ KP_KEY_NONE, KP_KEY_NONE, KP_KEY_NONE }, /* 0x9d (HID_KEY_PRIOR) */ \" calcext:value-type="string">
            <text:p>{ KP_KEY_NONE, KP_KEY_NONE, KP_KEY_NONE }, /* 0x9d (HID_KEY_PRIO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RETURN</text:p>
          </table:table-cell>
          <table:table-cell office:value-type="float" office:value="158" calcext:value-type="float">
            <text:p>158</text:p>
          </table:table-cell>
          <table:table-cell table:formula="of:=COM.MICROSOFT.CONCAT(&quot;0x&quot;;LOWER(DEC2HEX([.B161];2)))" office:value-type="string" office:string-value="0x9e" calcext:value-type="string">
            <text:p>0x9e</text:p>
          </table:table-cell>
          <table:table-cell table:number-columns-repeated="3"/>
          <table:table-cell table:formula="of:=SUBSTITUTE(COM.MICROSOFT.CONCAT(&quot;{ &quot;; IF(ISBLANK([.D161]); &quot;KP_KEY_NONE&quot;; [.D161]); &quot;, &quot;; IF(ISBLANK([.E161]); &quot;KP_KEY_NONE&quot;; [.E161]); &quot;, &quot;; IF(ISBLANK([.F161]); &quot;KP_KEY_NONE&quot;; [.F161]); &quot; }, /* &quot;; [.C161]; &quot; (&quot;; [.A161]; &quot;) */ \&quot;); &quot; ()&quot;; &quot;&quot;)" office:value-type="string" office:string-value="{ KP_KEY_NONE, KP_KEY_NONE, KP_KEY_NONE }, /* 0x9e (HID_KEY_RETURN) */ \" calcext:value-type="string">
            <text:p>{ KP_KEY_NONE, KP_KEY_NONE, KP_KEY_NONE }, /* 0x9e (HID_KEY_RETUR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EPARATOR</text:p>
          </table:table-cell>
          <table:table-cell office:value-type="float" office:value="159" calcext:value-type="float">
            <text:p>159</text:p>
          </table:table-cell>
          <table:table-cell table:formula="of:=COM.MICROSOFT.CONCAT(&quot;0x&quot;;LOWER(DEC2HEX([.B162];2)))" office:value-type="string" office:string-value="0x9f" calcext:value-type="string">
            <text:p>0x9f</text:p>
          </table:table-cell>
          <table:table-cell table:number-columns-repeated="3"/>
          <table:table-cell table:formula="of:=SUBSTITUTE(COM.MICROSOFT.CONCAT(&quot;{ &quot;; IF(ISBLANK([.D162]); &quot;KP_KEY_NONE&quot;; [.D162]); &quot;, &quot;; IF(ISBLANK([.E162]); &quot;KP_KEY_NONE&quot;; [.E162]); &quot;, &quot;; IF(ISBLANK([.F162]); &quot;KP_KEY_NONE&quot;; [.F162]); &quot; }, /* &quot;; [.C162]; &quot; (&quot;; [.A162]; &quot;) */ \&quot;); &quot; ()&quot;; &quot;&quot;)" office:value-type="string" office:string-value="{ KP_KEY_NONE, KP_KEY_NONE, KP_KEY_NONE }, /* 0x9f (HID_KEY_SEPARATOR) */ \" calcext:value-type="string">
            <text:p>{ KP_KEY_NONE, KP_KEY_NONE, KP_KEY_NONE }, /* 0x9f (HID_KEY_SEPARATO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OUT</text:p>
          </table:table-cell>
          <table:table-cell office:value-type="float" office:value="160" calcext:value-type="float">
            <text:p>160</text:p>
          </table:table-cell>
          <table:table-cell table:formula="of:=COM.MICROSOFT.CONCAT(&quot;0x&quot;;LOWER(DEC2HEX([.B163];2)))" office:value-type="string" office:string-value="0xa0" calcext:value-type="string">
            <text:p>0xa0</text:p>
          </table:table-cell>
          <table:table-cell table:number-columns-repeated="3"/>
          <table:table-cell table:formula="of:=SUBSTITUTE(COM.MICROSOFT.CONCAT(&quot;{ &quot;; IF(ISBLANK([.D163]); &quot;KP_KEY_NONE&quot;; [.D163]); &quot;, &quot;; IF(ISBLANK([.E163]); &quot;KP_KEY_NONE&quot;; [.E163]); &quot;, &quot;; IF(ISBLANK([.F163]); &quot;KP_KEY_NONE&quot;; [.F163]); &quot; }, /* &quot;; [.C163]; &quot; (&quot;; [.A163]; &quot;) */ \&quot;); &quot; ()&quot;; &quot;&quot;)" office:value-type="string" office:string-value="{ KP_KEY_NONE, KP_KEY_NONE, KP_KEY_NONE }, /* 0xa0 (HID_KEY_OUT) */ \" calcext:value-type="string">
            <text:p>{ KP_KEY_NONE, KP_KEY_NONE, KP_KEY_NONE }, /* 0xa0 (HID_KEY_OU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OPER</text:p>
          </table:table-cell>
          <table:table-cell office:value-type="float" office:value="161" calcext:value-type="float">
            <text:p>161</text:p>
          </table:table-cell>
          <table:table-cell table:formula="of:=COM.MICROSOFT.CONCAT(&quot;0x&quot;;LOWER(DEC2HEX([.B164];2)))" office:value-type="string" office:string-value="0xa1" calcext:value-type="string">
            <text:p>0xa1</text:p>
          </table:table-cell>
          <table:table-cell table:number-columns-repeated="3"/>
          <table:table-cell table:formula="of:=SUBSTITUTE(COM.MICROSOFT.CONCAT(&quot;{ &quot;; IF(ISBLANK([.D164]); &quot;KP_KEY_NONE&quot;; [.D164]); &quot;, &quot;; IF(ISBLANK([.E164]); &quot;KP_KEY_NONE&quot;; [.E164]); &quot;, &quot;; IF(ISBLANK([.F164]); &quot;KP_KEY_NONE&quot;; [.F164]); &quot; }, /* &quot;; [.C164]; &quot; (&quot;; [.A164]; &quot;) */ \&quot;); &quot; ()&quot;; &quot;&quot;)" office:value-type="string" office:string-value="{ KP_KEY_NONE, KP_KEY_NONE, KP_KEY_NONE }, /* 0xa1 (HID_KEY_OPER) */ \" calcext:value-type="string">
            <text:p>{ KP_KEY_NONE, KP_KEY_NONE, KP_KEY_NONE }, /* 0xa1 (HID_KEY_OPER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LEAR_AGAIN</text:p>
          </table:table-cell>
          <table:table-cell office:value-type="float" office:value="162" calcext:value-type="float">
            <text:p>162</text:p>
          </table:table-cell>
          <table:table-cell table:formula="of:=COM.MICROSOFT.CONCAT(&quot;0x&quot;;LOWER(DEC2HEX([.B165];2)))" office:value-type="string" office:string-value="0xa2" calcext:value-type="string">
            <text:p>0xa2</text:p>
          </table:table-cell>
          <table:table-cell table:number-columns-repeated="3"/>
          <table:table-cell table:formula="of:=SUBSTITUTE(COM.MICROSOFT.CONCAT(&quot;{ &quot;; IF(ISBLANK([.D165]); &quot;KP_KEY_NONE&quot;; [.D165]); &quot;, &quot;; IF(ISBLANK([.E165]); &quot;KP_KEY_NONE&quot;; [.E165]); &quot;, &quot;; IF(ISBLANK([.F165]); &quot;KP_KEY_NONE&quot;; [.F165]); &quot; }, /* &quot;; [.C165]; &quot; (&quot;; [.A165]; &quot;) */ \&quot;); &quot; ()&quot;; &quot;&quot;)" office:value-type="string" office:string-value="{ KP_KEY_NONE, KP_KEY_NONE, KP_KEY_NONE }, /* 0xa2 (HID_KEY_CLEAR_AGAIN) */ \" calcext:value-type="string">
            <text:p>{ KP_KEY_NONE, KP_KEY_NONE, KP_KEY_NONE }, /* 0xa2 (HID_KEY_CLEAR_AGAI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RSEL_PROPS</text:p>
          </table:table-cell>
          <table:table-cell office:value-type="float" office:value="163" calcext:value-type="float">
            <text:p>163</text:p>
          </table:table-cell>
          <table:table-cell table:formula="of:=COM.MICROSOFT.CONCAT(&quot;0x&quot;;LOWER(DEC2HEX([.B166];2)))" office:value-type="string" office:string-value="0xa3" calcext:value-type="string">
            <text:p>0xa3</text:p>
          </table:table-cell>
          <table:table-cell table:number-columns-repeated="3"/>
          <table:table-cell table:formula="of:=SUBSTITUTE(COM.MICROSOFT.CONCAT(&quot;{ &quot;; IF(ISBLANK([.D166]); &quot;KP_KEY_NONE&quot;; [.D166]); &quot;, &quot;; IF(ISBLANK([.E166]); &quot;KP_KEY_NONE&quot;; [.E166]); &quot;, &quot;; IF(ISBLANK([.F166]); &quot;KP_KEY_NONE&quot;; [.F166]); &quot; }, /* &quot;; [.C166]; &quot; (&quot;; [.A166]; &quot;) */ \&quot;); &quot; ()&quot;; &quot;&quot;)" office:value-type="string" office:string-value="{ KP_KEY_NONE, KP_KEY_NONE, KP_KEY_NONE }, /* 0xa3 (HID_KEY_CRSEL_PROPS) */ \" calcext:value-type="string">
            <text:p>{ KP_KEY_NONE, KP_KEY_NONE, KP_KEY_NONE }, /* 0xa3 (HID_KEY_CRSEL_PROPS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EXSEL</text:p>
          </table:table-cell>
          <table:table-cell office:value-type="float" office:value="164" calcext:value-type="float">
            <text:p>164</text:p>
          </table:table-cell>
          <table:table-cell table:formula="of:=COM.MICROSOFT.CONCAT(&quot;0x&quot;;LOWER(DEC2HEX([.B167];2)))" office:value-type="string" office:string-value="0xa4" calcext:value-type="string">
            <text:p>0xa4</text:p>
          </table:table-cell>
          <table:table-cell table:number-columns-repeated="3"/>
          <table:table-cell table:formula="of:=SUBSTITUTE(COM.MICROSOFT.CONCAT(&quot;{ &quot;; IF(ISBLANK([.D167]); &quot;KP_KEY_NONE&quot;; [.D167]); &quot;, &quot;; IF(ISBLANK([.E167]); &quot;KP_KEY_NONE&quot;; [.E167]); &quot;, &quot;; IF(ISBLANK([.F167]); &quot;KP_KEY_NONE&quot;; [.F167]); &quot; }, /* &quot;; [.C167]; &quot; (&quot;; [.A167]; &quot;) */ \&quot;); &quot; ()&quot;; &quot;&quot;)" office:value-type="string" office:string-value="{ KP_KEY_NONE, KP_KEY_NONE, KP_KEY_NONE }, /* 0xa4 (HID_KEY_EXSEL) */ \" calcext:value-type="string">
            <text:p>{ KP_KEY_NONE, KP_KEY_NONE, KP_KEY_NONE }, /* 0xa4 (HID_KEY_EXSEL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65" calcext:value-type="float">
            <text:p>165</text:p>
          </table:table-cell>
          <table:table-cell table:formula="of:=COM.MICROSOFT.CONCAT(&quot;0x&quot;;LOWER(DEC2HEX([.B168];2)))" office:value-type="string" office:string-value="0xa5" calcext:value-type="string">
            <text:p>0xa5</text:p>
          </table:table-cell>
          <table:table-cell table:number-columns-repeated="3"/>
          <table:table-cell table:formula="of:=SUBSTITUTE(COM.MICROSOFT.CONCAT(&quot;{ &quot;; IF(ISBLANK([.D168]); &quot;KP_KEY_NONE&quot;; [.D168]); &quot;, &quot;; IF(ISBLANK([.E168]); &quot;KP_KEY_NONE&quot;; [.E168]); &quot;, &quot;; IF(ISBLANK([.F168]); &quot;KP_KEY_NONE&quot;; [.F168]); &quot; }, /* &quot;; [.C168]; &quot; (&quot;; [.A168]; &quot;) */ \&quot;); &quot; ()&quot;; &quot;&quot;)" office:value-type="string" office:string-value="{ KP_KEY_NONE, KP_KEY_NONE, KP_KEY_NONE }, /* 0xa5 (RESERVED) */ \" calcext:value-type="string">
            <text:p>{ KP_KEY_NONE, KP_KEY_NONE, KP_KEY_NONE }, /* 0xa5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66" calcext:value-type="float">
            <text:p>166</text:p>
          </table:table-cell>
          <table:table-cell table:formula="of:=COM.MICROSOFT.CONCAT(&quot;0x&quot;;LOWER(DEC2HEX([.B169];2)))" office:value-type="string" office:string-value="0xa6" calcext:value-type="string">
            <text:p>0xa6</text:p>
          </table:table-cell>
          <table:table-cell table:number-columns-repeated="3"/>
          <table:table-cell table:formula="of:=SUBSTITUTE(COM.MICROSOFT.CONCAT(&quot;{ &quot;; IF(ISBLANK([.D169]); &quot;KP_KEY_NONE&quot;; [.D169]); &quot;, &quot;; IF(ISBLANK([.E169]); &quot;KP_KEY_NONE&quot;; [.E169]); &quot;, &quot;; IF(ISBLANK([.F169]); &quot;KP_KEY_NONE&quot;; [.F169]); &quot; }, /* &quot;; [.C169]; &quot; (&quot;; [.A169]; &quot;) */ \&quot;); &quot; ()&quot;; &quot;&quot;)" office:value-type="string" office:string-value="{ KP_KEY_NONE, KP_KEY_NONE, KP_KEY_NONE }, /* 0xa6 (RESERVED) */ \" calcext:value-type="string">
            <text:p>{ KP_KEY_NONE, KP_KEY_NONE, KP_KEY_NONE }, /* 0xa6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67" calcext:value-type="float">
            <text:p>167</text:p>
          </table:table-cell>
          <table:table-cell table:formula="of:=COM.MICROSOFT.CONCAT(&quot;0x&quot;;LOWER(DEC2HEX([.B170];2)))" office:value-type="string" office:string-value="0xa7" calcext:value-type="string">
            <text:p>0xa7</text:p>
          </table:table-cell>
          <table:table-cell table:number-columns-repeated="3"/>
          <table:table-cell table:formula="of:=SUBSTITUTE(COM.MICROSOFT.CONCAT(&quot;{ &quot;; IF(ISBLANK([.D170]); &quot;KP_KEY_NONE&quot;; [.D170]); &quot;, &quot;; IF(ISBLANK([.E170]); &quot;KP_KEY_NONE&quot;; [.E170]); &quot;, &quot;; IF(ISBLANK([.F170]); &quot;KP_KEY_NONE&quot;; [.F170]); &quot; }, /* &quot;; [.C170]; &quot; (&quot;; [.A170]; &quot;) */ \&quot;); &quot; ()&quot;; &quot;&quot;)" office:value-type="string" office:string-value="{ KP_KEY_NONE, KP_KEY_NONE, KP_KEY_NONE }, /* 0xa7 (RESERVED) */ \" calcext:value-type="string">
            <text:p>{ KP_KEY_NONE, KP_KEY_NONE, KP_KEY_NONE }, /* 0xa7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68" calcext:value-type="float">
            <text:p>168</text:p>
          </table:table-cell>
          <table:table-cell table:formula="of:=COM.MICROSOFT.CONCAT(&quot;0x&quot;;LOWER(DEC2HEX([.B171];2)))" office:value-type="string" office:string-value="0xa8" calcext:value-type="string">
            <text:p>0xa8</text:p>
          </table:table-cell>
          <table:table-cell table:number-columns-repeated="3"/>
          <table:table-cell table:formula="of:=SUBSTITUTE(COM.MICROSOFT.CONCAT(&quot;{ &quot;; IF(ISBLANK([.D171]); &quot;KP_KEY_NONE&quot;; [.D171]); &quot;, &quot;; IF(ISBLANK([.E171]); &quot;KP_KEY_NONE&quot;; [.E171]); &quot;, &quot;; IF(ISBLANK([.F171]); &quot;KP_KEY_NONE&quot;; [.F171]); &quot; }, /* &quot;; [.C171]; &quot; (&quot;; [.A171]; &quot;) */ \&quot;); &quot; ()&quot;; &quot;&quot;)" office:value-type="string" office:string-value="{ KP_KEY_NONE, KP_KEY_NONE, KP_KEY_NONE }, /* 0xa8 (RESERVED) */ \" calcext:value-type="string">
            <text:p>{ KP_KEY_NONE, KP_KEY_NONE, KP_KEY_NONE }, /* 0xa8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69" calcext:value-type="float">
            <text:p>169</text:p>
          </table:table-cell>
          <table:table-cell table:formula="of:=COM.MICROSOFT.CONCAT(&quot;0x&quot;;LOWER(DEC2HEX([.B172];2)))" office:value-type="string" office:string-value="0xa9" calcext:value-type="string">
            <text:p>0xa9</text:p>
          </table:table-cell>
          <table:table-cell table:number-columns-repeated="3"/>
          <table:table-cell table:formula="of:=SUBSTITUTE(COM.MICROSOFT.CONCAT(&quot;{ &quot;; IF(ISBLANK([.D172]); &quot;KP_KEY_NONE&quot;; [.D172]); &quot;, &quot;; IF(ISBLANK([.E172]); &quot;KP_KEY_NONE&quot;; [.E172]); &quot;, &quot;; IF(ISBLANK([.F172]); &quot;KP_KEY_NONE&quot;; [.F172]); &quot; }, /* &quot;; [.C172]; &quot; (&quot;; [.A172]; &quot;) */ \&quot;); &quot; ()&quot;; &quot;&quot;)" office:value-type="string" office:string-value="{ KP_KEY_NONE, KP_KEY_NONE, KP_KEY_NONE }, /* 0xa9 (RESERVED) */ \" calcext:value-type="string">
            <text:p>{ KP_KEY_NONE, KP_KEY_NONE, KP_KEY_NONE }, /* 0xa9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0" calcext:value-type="float">
            <text:p>170</text:p>
          </table:table-cell>
          <table:table-cell table:formula="of:=COM.MICROSOFT.CONCAT(&quot;0x&quot;;LOWER(DEC2HEX([.B173];2)))" office:value-type="string" office:string-value="0xaa" calcext:value-type="string">
            <text:p>0xaa</text:p>
          </table:table-cell>
          <table:table-cell table:number-columns-repeated="3"/>
          <table:table-cell table:formula="of:=SUBSTITUTE(COM.MICROSOFT.CONCAT(&quot;{ &quot;; IF(ISBLANK([.D173]); &quot;KP_KEY_NONE&quot;; [.D173]); &quot;, &quot;; IF(ISBLANK([.E173]); &quot;KP_KEY_NONE&quot;; [.E173]); &quot;, &quot;; IF(ISBLANK([.F173]); &quot;KP_KEY_NONE&quot;; [.F173]); &quot; }, /* &quot;; [.C173]; &quot; (&quot;; [.A173]; &quot;) */ \&quot;); &quot; ()&quot;; &quot;&quot;)" office:value-type="string" office:string-value="{ KP_KEY_NONE, KP_KEY_NONE, KP_KEY_NONE }, /* 0xaa (RESERVED) */ \" calcext:value-type="string">
            <text:p>{ KP_KEY_NONE, KP_KEY_NONE, KP_KEY_NONE }, /* 0xaa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1" calcext:value-type="float">
            <text:p>171</text:p>
          </table:table-cell>
          <table:table-cell table:formula="of:=COM.MICROSOFT.CONCAT(&quot;0x&quot;;LOWER(DEC2HEX([.B174];2)))" office:value-type="string" office:string-value="0xab" calcext:value-type="string">
            <text:p>0xab</text:p>
          </table:table-cell>
          <table:table-cell table:number-columns-repeated="3"/>
          <table:table-cell table:formula="of:=SUBSTITUTE(COM.MICROSOFT.CONCAT(&quot;{ &quot;; IF(ISBLANK([.D174]); &quot;KP_KEY_NONE&quot;; [.D174]); &quot;, &quot;; IF(ISBLANK([.E174]); &quot;KP_KEY_NONE&quot;; [.E174]); &quot;, &quot;; IF(ISBLANK([.F174]); &quot;KP_KEY_NONE&quot;; [.F174]); &quot; }, /* &quot;; [.C174]; &quot; (&quot;; [.A174]; &quot;) */ \&quot;); &quot; ()&quot;; &quot;&quot;)" office:value-type="string" office:string-value="{ KP_KEY_NONE, KP_KEY_NONE, KP_KEY_NONE }, /* 0xab (RESERVED) */ \" calcext:value-type="string">
            <text:p>{ KP_KEY_NONE, KP_KEY_NONE, KP_KEY_NONE }, /* 0xab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2" calcext:value-type="float">
            <text:p>172</text:p>
          </table:table-cell>
          <table:table-cell table:formula="of:=COM.MICROSOFT.CONCAT(&quot;0x&quot;;LOWER(DEC2HEX([.B175];2)))" office:value-type="string" office:string-value="0xac" calcext:value-type="string">
            <text:p>0xac</text:p>
          </table:table-cell>
          <table:table-cell table:number-columns-repeated="3"/>
          <table:table-cell table:formula="of:=SUBSTITUTE(COM.MICROSOFT.CONCAT(&quot;{ &quot;; IF(ISBLANK([.D175]); &quot;KP_KEY_NONE&quot;; [.D175]); &quot;, &quot;; IF(ISBLANK([.E175]); &quot;KP_KEY_NONE&quot;; [.E175]); &quot;, &quot;; IF(ISBLANK([.F175]); &quot;KP_KEY_NONE&quot;; [.F175]); &quot; }, /* &quot;; [.C175]; &quot; (&quot;; [.A175]; &quot;) */ \&quot;); &quot; ()&quot;; &quot;&quot;)" office:value-type="string" office:string-value="{ KP_KEY_NONE, KP_KEY_NONE, KP_KEY_NONE }, /* 0xac (RESERVED) */ \" calcext:value-type="string">
            <text:p>{ KP_KEY_NONE, KP_KEY_NONE, KP_KEY_NONE }, /* 0xac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3" calcext:value-type="float">
            <text:p>173</text:p>
          </table:table-cell>
          <table:table-cell table:formula="of:=COM.MICROSOFT.CONCAT(&quot;0x&quot;;LOWER(DEC2HEX([.B176];2)))" office:value-type="string" office:string-value="0xad" calcext:value-type="string">
            <text:p>0xad</text:p>
          </table:table-cell>
          <table:table-cell table:number-columns-repeated="3"/>
          <table:table-cell table:formula="of:=SUBSTITUTE(COM.MICROSOFT.CONCAT(&quot;{ &quot;; IF(ISBLANK([.D176]); &quot;KP_KEY_NONE&quot;; [.D176]); &quot;, &quot;; IF(ISBLANK([.E176]); &quot;KP_KEY_NONE&quot;; [.E176]); &quot;, &quot;; IF(ISBLANK([.F176]); &quot;KP_KEY_NONE&quot;; [.F176]); &quot; }, /* &quot;; [.C176]; &quot; (&quot;; [.A176]; &quot;) */ \&quot;); &quot; ()&quot;; &quot;&quot;)" office:value-type="string" office:string-value="{ KP_KEY_NONE, KP_KEY_NONE, KP_KEY_NONE }, /* 0xad (RESERVED) */ \" calcext:value-type="string">
            <text:p>{ KP_KEY_NONE, KP_KEY_NONE, KP_KEY_NONE }, /* 0xad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4" calcext:value-type="float">
            <text:p>174</text:p>
          </table:table-cell>
          <table:table-cell table:formula="of:=COM.MICROSOFT.CONCAT(&quot;0x&quot;;LOWER(DEC2HEX([.B177];2)))" office:value-type="string" office:string-value="0xae" calcext:value-type="string">
            <text:p>0xae</text:p>
          </table:table-cell>
          <table:table-cell table:number-columns-repeated="3"/>
          <table:table-cell table:formula="of:=SUBSTITUTE(COM.MICROSOFT.CONCAT(&quot;{ &quot;; IF(ISBLANK([.D177]); &quot;KP_KEY_NONE&quot;; [.D177]); &quot;, &quot;; IF(ISBLANK([.E177]); &quot;KP_KEY_NONE&quot;; [.E177]); &quot;, &quot;; IF(ISBLANK([.F177]); &quot;KP_KEY_NONE&quot;; [.F177]); &quot; }, /* &quot;; [.C177]; &quot; (&quot;; [.A177]; &quot;) */ \&quot;); &quot; ()&quot;; &quot;&quot;)" office:value-type="string" office:string-value="{ KP_KEY_NONE, KP_KEY_NONE, KP_KEY_NONE }, /* 0xae (RESERVED) */ \" calcext:value-type="string">
            <text:p>{ KP_KEY_NONE, KP_KEY_NONE, KP_KEY_NONE }, /* 0xae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5" calcext:value-type="float">
            <text:p>175</text:p>
          </table:table-cell>
          <table:table-cell table:formula="of:=COM.MICROSOFT.CONCAT(&quot;0x&quot;;LOWER(DEC2HEX([.B178];2)))" office:value-type="string" office:string-value="0xaf" calcext:value-type="string">
            <text:p>0xaf</text:p>
          </table:table-cell>
          <table:table-cell table:number-columns-repeated="3"/>
          <table:table-cell table:formula="of:=SUBSTITUTE(COM.MICROSOFT.CONCAT(&quot;{ &quot;; IF(ISBLANK([.D178]); &quot;KP_KEY_NONE&quot;; [.D178]); &quot;, &quot;; IF(ISBLANK([.E178]); &quot;KP_KEY_NONE&quot;; [.E178]); &quot;, &quot;; IF(ISBLANK([.F178]); &quot;KP_KEY_NONE&quot;; [.F178]); &quot; }, /* &quot;; [.C178]; &quot; (&quot;; [.A178]; &quot;) */ \&quot;); &quot; ()&quot;; &quot;&quot;)" office:value-type="string" office:string-value="{ KP_KEY_NONE, KP_KEY_NONE, KP_KEY_NONE }, /* 0xaf (RESERVED) */ \" calcext:value-type="string">
            <text:p>{ KP_KEY_NONE, KP_KEY_NONE, KP_KEY_NONE }, /* 0xaf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6" calcext:value-type="float">
            <text:p>176</text:p>
          </table:table-cell>
          <table:table-cell table:formula="of:=COM.MICROSOFT.CONCAT(&quot;0x&quot;;LOWER(DEC2HEX([.B179];2)))" office:value-type="string" office:string-value="0xb0" calcext:value-type="string">
            <text:p>0xb0</text:p>
          </table:table-cell>
          <table:table-cell table:number-columns-repeated="3"/>
          <table:table-cell table:formula="of:=SUBSTITUTE(COM.MICROSOFT.CONCAT(&quot;{ &quot;; IF(ISBLANK([.D179]); &quot;KP_KEY_NONE&quot;; [.D179]); &quot;, &quot;; IF(ISBLANK([.E179]); &quot;KP_KEY_NONE&quot;; [.E179]); &quot;, &quot;; IF(ISBLANK([.F179]); &quot;KP_KEY_NONE&quot;; [.F179]); &quot; }, /* &quot;; [.C179]; &quot; (&quot;; [.A179]; &quot;) */ \&quot;); &quot; ()&quot;; &quot;&quot;)" office:value-type="string" office:string-value="{ KP_KEY_NONE, KP_KEY_NONE, KP_KEY_NONE }, /* 0xb0 (RESERVED) */ \" calcext:value-type="string">
            <text:p>{ KP_KEY_NONE, KP_KEY_NONE, KP_KEY_NONE }, /* 0xb0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7" calcext:value-type="float">
            <text:p>177</text:p>
          </table:table-cell>
          <table:table-cell table:formula="of:=COM.MICROSOFT.CONCAT(&quot;0x&quot;;LOWER(DEC2HEX([.B180];2)))" office:value-type="string" office:string-value="0xb1" calcext:value-type="string">
            <text:p>0xb1</text:p>
          </table:table-cell>
          <table:table-cell table:number-columns-repeated="3"/>
          <table:table-cell table:formula="of:=SUBSTITUTE(COM.MICROSOFT.CONCAT(&quot;{ &quot;; IF(ISBLANK([.D180]); &quot;KP_KEY_NONE&quot;; [.D180]); &quot;, &quot;; IF(ISBLANK([.E180]); &quot;KP_KEY_NONE&quot;; [.E180]); &quot;, &quot;; IF(ISBLANK([.F180]); &quot;KP_KEY_NONE&quot;; [.F180]); &quot; }, /* &quot;; [.C180]; &quot; (&quot;; [.A180]; &quot;) */ \&quot;); &quot; ()&quot;; &quot;&quot;)" office:value-type="string" office:string-value="{ KP_KEY_NONE, KP_KEY_NONE, KP_KEY_NONE }, /* 0xb1 (RESERVED) */ \" calcext:value-type="string">
            <text:p>{ KP_KEY_NONE, KP_KEY_NONE, KP_KEY_NONE }, /* 0xb1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8" calcext:value-type="float">
            <text:p>178</text:p>
          </table:table-cell>
          <table:table-cell table:formula="of:=COM.MICROSOFT.CONCAT(&quot;0x&quot;;LOWER(DEC2HEX([.B181];2)))" office:value-type="string" office:string-value="0xb2" calcext:value-type="string">
            <text:p>0xb2</text:p>
          </table:table-cell>
          <table:table-cell table:number-columns-repeated="3"/>
          <table:table-cell table:formula="of:=SUBSTITUTE(COM.MICROSOFT.CONCAT(&quot;{ &quot;; IF(ISBLANK([.D181]); &quot;KP_KEY_NONE&quot;; [.D181]); &quot;, &quot;; IF(ISBLANK([.E181]); &quot;KP_KEY_NONE&quot;; [.E181]); &quot;, &quot;; IF(ISBLANK([.F181]); &quot;KP_KEY_NONE&quot;; [.F181]); &quot; }, /* &quot;; [.C181]; &quot; (&quot;; [.A181]; &quot;) */ \&quot;); &quot; ()&quot;; &quot;&quot;)" office:value-type="string" office:string-value="{ KP_KEY_NONE, KP_KEY_NONE, KP_KEY_NONE }, /* 0xb2 (RESERVED) */ \" calcext:value-type="string">
            <text:p>{ KP_KEY_NONE, KP_KEY_NONE, KP_KEY_NONE }, /* 0xb2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79" calcext:value-type="float">
            <text:p>179</text:p>
          </table:table-cell>
          <table:table-cell table:formula="of:=COM.MICROSOFT.CONCAT(&quot;0x&quot;;LOWER(DEC2HEX([.B182];2)))" office:value-type="string" office:string-value="0xb3" calcext:value-type="string">
            <text:p>0xb3</text:p>
          </table:table-cell>
          <table:table-cell table:number-columns-repeated="3"/>
          <table:table-cell table:formula="of:=SUBSTITUTE(COM.MICROSOFT.CONCAT(&quot;{ &quot;; IF(ISBLANK([.D182]); &quot;KP_KEY_NONE&quot;; [.D182]); &quot;, &quot;; IF(ISBLANK([.E182]); &quot;KP_KEY_NONE&quot;; [.E182]); &quot;, &quot;; IF(ISBLANK([.F182]); &quot;KP_KEY_NONE&quot;; [.F182]); &quot; }, /* &quot;; [.C182]; &quot; (&quot;; [.A182]; &quot;) */ \&quot;); &quot; ()&quot;; &quot;&quot;)" office:value-type="string" office:string-value="{ KP_KEY_NONE, KP_KEY_NONE, KP_KEY_NONE }, /* 0xb3 (RESERVED) */ \" calcext:value-type="string">
            <text:p>{ KP_KEY_NONE, KP_KEY_NONE, KP_KEY_NONE }, /* 0xb3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0" calcext:value-type="float">
            <text:p>180</text:p>
          </table:table-cell>
          <table:table-cell table:formula="of:=COM.MICROSOFT.CONCAT(&quot;0x&quot;;LOWER(DEC2HEX([.B183];2)))" office:value-type="string" office:string-value="0xb4" calcext:value-type="string">
            <text:p>0xb4</text:p>
          </table:table-cell>
          <table:table-cell table:number-columns-repeated="3"/>
          <table:table-cell table:formula="of:=SUBSTITUTE(COM.MICROSOFT.CONCAT(&quot;{ &quot;; IF(ISBLANK([.D183]); &quot;KP_KEY_NONE&quot;; [.D183]); &quot;, &quot;; IF(ISBLANK([.E183]); &quot;KP_KEY_NONE&quot;; [.E183]); &quot;, &quot;; IF(ISBLANK([.F183]); &quot;KP_KEY_NONE&quot;; [.F183]); &quot; }, /* &quot;; [.C183]; &quot; (&quot;; [.A183]; &quot;) */ \&quot;); &quot; ()&quot;; &quot;&quot;)" office:value-type="string" office:string-value="{ KP_KEY_NONE, KP_KEY_NONE, KP_KEY_NONE }, /* 0xb4 (RESERVED) */ \" calcext:value-type="string">
            <text:p>{ KP_KEY_NONE, KP_KEY_NONE, KP_KEY_NONE }, /* 0xb4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1" calcext:value-type="float">
            <text:p>181</text:p>
          </table:table-cell>
          <table:table-cell table:formula="of:=COM.MICROSOFT.CONCAT(&quot;0x&quot;;LOWER(DEC2HEX([.B184];2)))" office:value-type="string" office:string-value="0xb5" calcext:value-type="string">
            <text:p>0xb5</text:p>
          </table:table-cell>
          <table:table-cell table:number-columns-repeated="3"/>
          <table:table-cell table:formula="of:=SUBSTITUTE(COM.MICROSOFT.CONCAT(&quot;{ &quot;; IF(ISBLANK([.D184]); &quot;KP_KEY_NONE&quot;; [.D184]); &quot;, &quot;; IF(ISBLANK([.E184]); &quot;KP_KEY_NONE&quot;; [.E184]); &quot;, &quot;; IF(ISBLANK([.F184]); &quot;KP_KEY_NONE&quot;; [.F184]); &quot; }, /* &quot;; [.C184]; &quot; (&quot;; [.A184]; &quot;) */ \&quot;); &quot; ()&quot;; &quot;&quot;)" office:value-type="string" office:string-value="{ KP_KEY_NONE, KP_KEY_NONE, KP_KEY_NONE }, /* 0xb5 (RESERVED) */ \" calcext:value-type="string">
            <text:p>{ KP_KEY_NONE, KP_KEY_NONE, KP_KEY_NONE }, /* 0xb5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2" calcext:value-type="float">
            <text:p>182</text:p>
          </table:table-cell>
          <table:table-cell table:formula="of:=COM.MICROSOFT.CONCAT(&quot;0x&quot;;LOWER(DEC2HEX([.B185];2)))" office:value-type="string" office:string-value="0xb6" calcext:value-type="string">
            <text:p>0xb6</text:p>
          </table:table-cell>
          <table:table-cell table:number-columns-repeated="3"/>
          <table:table-cell table:formula="of:=SUBSTITUTE(COM.MICROSOFT.CONCAT(&quot;{ &quot;; IF(ISBLANK([.D185]); &quot;KP_KEY_NONE&quot;; [.D185]); &quot;, &quot;; IF(ISBLANK([.E185]); &quot;KP_KEY_NONE&quot;; [.E185]); &quot;, &quot;; IF(ISBLANK([.F185]); &quot;KP_KEY_NONE&quot;; [.F185]); &quot; }, /* &quot;; [.C185]; &quot; (&quot;; [.A185]; &quot;) */ \&quot;); &quot; ()&quot;; &quot;&quot;)" office:value-type="string" office:string-value="{ KP_KEY_NONE, KP_KEY_NONE, KP_KEY_NONE }, /* 0xb6 (RESERVED) */ \" calcext:value-type="string">
            <text:p>{ KP_KEY_NONE, KP_KEY_NONE, KP_KEY_NONE }, /* 0xb6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3" calcext:value-type="float">
            <text:p>183</text:p>
          </table:table-cell>
          <table:table-cell table:formula="of:=COM.MICROSOFT.CONCAT(&quot;0x&quot;;LOWER(DEC2HEX([.B186];2)))" office:value-type="string" office:string-value="0xb7" calcext:value-type="string">
            <text:p>0xb7</text:p>
          </table:table-cell>
          <table:table-cell table:number-columns-repeated="3"/>
          <table:table-cell table:formula="of:=SUBSTITUTE(COM.MICROSOFT.CONCAT(&quot;{ &quot;; IF(ISBLANK([.D186]); &quot;KP_KEY_NONE&quot;; [.D186]); &quot;, &quot;; IF(ISBLANK([.E186]); &quot;KP_KEY_NONE&quot;; [.E186]); &quot;, &quot;; IF(ISBLANK([.F186]); &quot;KP_KEY_NONE&quot;; [.F186]); &quot; }, /* &quot;; [.C186]; &quot; (&quot;; [.A186]; &quot;) */ \&quot;); &quot; ()&quot;; &quot;&quot;)" office:value-type="string" office:string-value="{ KP_KEY_NONE, KP_KEY_NONE, KP_KEY_NONE }, /* 0xb7 (RESERVED) */ \" calcext:value-type="string">
            <text:p>{ KP_KEY_NONE, KP_KEY_NONE, KP_KEY_NONE }, /* 0xb7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4" calcext:value-type="float">
            <text:p>184</text:p>
          </table:table-cell>
          <table:table-cell table:formula="of:=COM.MICROSOFT.CONCAT(&quot;0x&quot;;LOWER(DEC2HEX([.B187];2)))" office:value-type="string" office:string-value="0xb8" calcext:value-type="string">
            <text:p>0xb8</text:p>
          </table:table-cell>
          <table:table-cell table:number-columns-repeated="3"/>
          <table:table-cell table:formula="of:=SUBSTITUTE(COM.MICROSOFT.CONCAT(&quot;{ &quot;; IF(ISBLANK([.D187]); &quot;KP_KEY_NONE&quot;; [.D187]); &quot;, &quot;; IF(ISBLANK([.E187]); &quot;KP_KEY_NONE&quot;; [.E187]); &quot;, &quot;; IF(ISBLANK([.F187]); &quot;KP_KEY_NONE&quot;; [.F187]); &quot; }, /* &quot;; [.C187]; &quot; (&quot;; [.A187]; &quot;) */ \&quot;); &quot; ()&quot;; &quot;&quot;)" office:value-type="string" office:string-value="{ KP_KEY_NONE, KP_KEY_NONE, KP_KEY_NONE }, /* 0xb8 (RESERVED) */ \" calcext:value-type="string">
            <text:p>{ KP_KEY_NONE, KP_KEY_NONE, KP_KEY_NONE }, /* 0xb8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5" calcext:value-type="float">
            <text:p>185</text:p>
          </table:table-cell>
          <table:table-cell table:formula="of:=COM.MICROSOFT.CONCAT(&quot;0x&quot;;LOWER(DEC2HEX([.B188];2)))" office:value-type="string" office:string-value="0xb9" calcext:value-type="string">
            <text:p>0xb9</text:p>
          </table:table-cell>
          <table:table-cell table:number-columns-repeated="3"/>
          <table:table-cell table:formula="of:=SUBSTITUTE(COM.MICROSOFT.CONCAT(&quot;{ &quot;; IF(ISBLANK([.D188]); &quot;KP_KEY_NONE&quot;; [.D188]); &quot;, &quot;; IF(ISBLANK([.E188]); &quot;KP_KEY_NONE&quot;; [.E188]); &quot;, &quot;; IF(ISBLANK([.F188]); &quot;KP_KEY_NONE&quot;; [.F188]); &quot; }, /* &quot;; [.C188]; &quot; (&quot;; [.A188]; &quot;) */ \&quot;); &quot; ()&quot;; &quot;&quot;)" office:value-type="string" office:string-value="{ KP_KEY_NONE, KP_KEY_NONE, KP_KEY_NONE }, /* 0xb9 (RESERVED) */ \" calcext:value-type="string">
            <text:p>{ KP_KEY_NONE, KP_KEY_NONE, KP_KEY_NONE }, /* 0xb9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6" calcext:value-type="float">
            <text:p>186</text:p>
          </table:table-cell>
          <table:table-cell table:formula="of:=COM.MICROSOFT.CONCAT(&quot;0x&quot;;LOWER(DEC2HEX([.B189];2)))" office:value-type="string" office:string-value="0xba" calcext:value-type="string">
            <text:p>0xba</text:p>
          </table:table-cell>
          <table:table-cell table:number-columns-repeated="3"/>
          <table:table-cell table:formula="of:=SUBSTITUTE(COM.MICROSOFT.CONCAT(&quot;{ &quot;; IF(ISBLANK([.D189]); &quot;KP_KEY_NONE&quot;; [.D189]); &quot;, &quot;; IF(ISBLANK([.E189]); &quot;KP_KEY_NONE&quot;; [.E189]); &quot;, &quot;; IF(ISBLANK([.F189]); &quot;KP_KEY_NONE&quot;; [.F189]); &quot; }, /* &quot;; [.C189]; &quot; (&quot;; [.A189]; &quot;) */ \&quot;); &quot; ()&quot;; &quot;&quot;)" office:value-type="string" office:string-value="{ KP_KEY_NONE, KP_KEY_NONE, KP_KEY_NONE }, /* 0xba (RESERVED) */ \" calcext:value-type="string">
            <text:p>{ KP_KEY_NONE, KP_KEY_NONE, KP_KEY_NONE }, /* 0xba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7" calcext:value-type="float">
            <text:p>187</text:p>
          </table:table-cell>
          <table:table-cell table:formula="of:=COM.MICROSOFT.CONCAT(&quot;0x&quot;;LOWER(DEC2HEX([.B190];2)))" office:value-type="string" office:string-value="0xbb" calcext:value-type="string">
            <text:p>0xbb</text:p>
          </table:table-cell>
          <table:table-cell table:number-columns-repeated="3"/>
          <table:table-cell table:formula="of:=SUBSTITUTE(COM.MICROSOFT.CONCAT(&quot;{ &quot;; IF(ISBLANK([.D190]); &quot;KP_KEY_NONE&quot;; [.D190]); &quot;, &quot;; IF(ISBLANK([.E190]); &quot;KP_KEY_NONE&quot;; [.E190]); &quot;, &quot;; IF(ISBLANK([.F190]); &quot;KP_KEY_NONE&quot;; [.F190]); &quot; }, /* &quot;; [.C190]; &quot; (&quot;; [.A190]; &quot;) */ \&quot;); &quot; ()&quot;; &quot;&quot;)" office:value-type="string" office:string-value="{ KP_KEY_NONE, KP_KEY_NONE, KP_KEY_NONE }, /* 0xbb (RESERVED) */ \" calcext:value-type="string">
            <text:p>{ KP_KEY_NONE, KP_KEY_NONE, KP_KEY_NONE }, /* 0xbb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8" calcext:value-type="float">
            <text:p>188</text:p>
          </table:table-cell>
          <table:table-cell table:formula="of:=COM.MICROSOFT.CONCAT(&quot;0x&quot;;LOWER(DEC2HEX([.B191];2)))" office:value-type="string" office:string-value="0xbc" calcext:value-type="string">
            <text:p>0xbc</text:p>
          </table:table-cell>
          <table:table-cell table:number-columns-repeated="3"/>
          <table:table-cell table:formula="of:=SUBSTITUTE(COM.MICROSOFT.CONCAT(&quot;{ &quot;; IF(ISBLANK([.D191]); &quot;KP_KEY_NONE&quot;; [.D191]); &quot;, &quot;; IF(ISBLANK([.E191]); &quot;KP_KEY_NONE&quot;; [.E191]); &quot;, &quot;; IF(ISBLANK([.F191]); &quot;KP_KEY_NONE&quot;; [.F191]); &quot; }, /* &quot;; [.C191]; &quot; (&quot;; [.A191]; &quot;) */ \&quot;); &quot; ()&quot;; &quot;&quot;)" office:value-type="string" office:string-value="{ KP_KEY_NONE, KP_KEY_NONE, KP_KEY_NONE }, /* 0xbc (RESERVED) */ \" calcext:value-type="string">
            <text:p>{ KP_KEY_NONE, KP_KEY_NONE, KP_KEY_NONE }, /* 0xbc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9" calcext:value-type="float">
            <text:p>189</text:p>
          </table:table-cell>
          <table:table-cell table:formula="of:=COM.MICROSOFT.CONCAT(&quot;0x&quot;;LOWER(DEC2HEX([.B192];2)))" office:value-type="string" office:string-value="0xbd" calcext:value-type="string">
            <text:p>0xbd</text:p>
          </table:table-cell>
          <table:table-cell table:number-columns-repeated="3"/>
          <table:table-cell table:formula="of:=SUBSTITUTE(COM.MICROSOFT.CONCAT(&quot;{ &quot;; IF(ISBLANK([.D192]); &quot;KP_KEY_NONE&quot;; [.D192]); &quot;, &quot;; IF(ISBLANK([.E192]); &quot;KP_KEY_NONE&quot;; [.E192]); &quot;, &quot;; IF(ISBLANK([.F192]); &quot;KP_KEY_NONE&quot;; [.F192]); &quot; }, /* &quot;; [.C192]; &quot; (&quot;; [.A192]; &quot;) */ \&quot;); &quot; ()&quot;; &quot;&quot;)" office:value-type="string" office:string-value="{ KP_KEY_NONE, KP_KEY_NONE, KP_KEY_NONE }, /* 0xbd (RESERVED) */ \" calcext:value-type="string">
            <text:p>{ KP_KEY_NONE, KP_KEY_NONE, KP_KEY_NONE }, /* 0xbd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0" calcext:value-type="float">
            <text:p>190</text:p>
          </table:table-cell>
          <table:table-cell table:formula="of:=COM.MICROSOFT.CONCAT(&quot;0x&quot;;LOWER(DEC2HEX([.B193];2)))" office:value-type="string" office:string-value="0xbe" calcext:value-type="string">
            <text:p>0xbe</text:p>
          </table:table-cell>
          <table:table-cell table:number-columns-repeated="3"/>
          <table:table-cell table:formula="of:=SUBSTITUTE(COM.MICROSOFT.CONCAT(&quot;{ &quot;; IF(ISBLANK([.D193]); &quot;KP_KEY_NONE&quot;; [.D193]); &quot;, &quot;; IF(ISBLANK([.E193]); &quot;KP_KEY_NONE&quot;; [.E193]); &quot;, &quot;; IF(ISBLANK([.F193]); &quot;KP_KEY_NONE&quot;; [.F193]); &quot; }, /* &quot;; [.C193]; &quot; (&quot;; [.A193]; &quot;) */ \&quot;); &quot; ()&quot;; &quot;&quot;)" office:value-type="string" office:string-value="{ KP_KEY_NONE, KP_KEY_NONE, KP_KEY_NONE }, /* 0xbe (RESERVED) */ \" calcext:value-type="string">
            <text:p>{ KP_KEY_NONE, KP_KEY_NONE, KP_KEY_NONE }, /* 0xbe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1" calcext:value-type="float">
            <text:p>191</text:p>
          </table:table-cell>
          <table:table-cell table:formula="of:=COM.MICROSOFT.CONCAT(&quot;0x&quot;;LOWER(DEC2HEX([.B194];2)))" office:value-type="string" office:string-value="0xbf" calcext:value-type="string">
            <text:p>0xbf</text:p>
          </table:table-cell>
          <table:table-cell table:number-columns-repeated="3"/>
          <table:table-cell table:formula="of:=SUBSTITUTE(COM.MICROSOFT.CONCAT(&quot;{ &quot;; IF(ISBLANK([.D194]); &quot;KP_KEY_NONE&quot;; [.D194]); &quot;, &quot;; IF(ISBLANK([.E194]); &quot;KP_KEY_NONE&quot;; [.E194]); &quot;, &quot;; IF(ISBLANK([.F194]); &quot;KP_KEY_NONE&quot;; [.F194]); &quot; }, /* &quot;; [.C194]; &quot; (&quot;; [.A194]; &quot;) */ \&quot;); &quot; ()&quot;; &quot;&quot;)" office:value-type="string" office:string-value="{ KP_KEY_NONE, KP_KEY_NONE, KP_KEY_NONE }, /* 0xbf (RESERVED) */ \" calcext:value-type="string">
            <text:p>{ KP_KEY_NONE, KP_KEY_NONE, KP_KEY_NONE }, /* 0xbf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2" calcext:value-type="float">
            <text:p>192</text:p>
          </table:table-cell>
          <table:table-cell table:formula="of:=COM.MICROSOFT.CONCAT(&quot;0x&quot;;LOWER(DEC2HEX([.B195];2)))" office:value-type="string" office:string-value="0xc0" calcext:value-type="string">
            <text:p>0xc0</text:p>
          </table:table-cell>
          <table:table-cell table:number-columns-repeated="3"/>
          <table:table-cell table:formula="of:=SUBSTITUTE(COM.MICROSOFT.CONCAT(&quot;{ &quot;; IF(ISBLANK([.D195]); &quot;KP_KEY_NONE&quot;; [.D195]); &quot;, &quot;; IF(ISBLANK([.E195]); &quot;KP_KEY_NONE&quot;; [.E195]); &quot;, &quot;; IF(ISBLANK([.F195]); &quot;KP_KEY_NONE&quot;; [.F195]); &quot; }, /* &quot;; [.C195]; &quot; (&quot;; [.A195]; &quot;) */ \&quot;); &quot; ()&quot;; &quot;&quot;)" office:value-type="string" office:string-value="{ KP_KEY_NONE, KP_KEY_NONE, KP_KEY_NONE }, /* 0xc0 (RESERVED) */ \" calcext:value-type="string">
            <text:p>{ KP_KEY_NONE, KP_KEY_NONE, KP_KEY_NONE }, /* 0xc0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3" calcext:value-type="float">
            <text:p>193</text:p>
          </table:table-cell>
          <table:table-cell table:formula="of:=COM.MICROSOFT.CONCAT(&quot;0x&quot;;LOWER(DEC2HEX([.B196];2)))" office:value-type="string" office:string-value="0xc1" calcext:value-type="string">
            <text:p>0xc1</text:p>
          </table:table-cell>
          <table:table-cell table:number-columns-repeated="3"/>
          <table:table-cell table:formula="of:=SUBSTITUTE(COM.MICROSOFT.CONCAT(&quot;{ &quot;; IF(ISBLANK([.D196]); &quot;KP_KEY_NONE&quot;; [.D196]); &quot;, &quot;; IF(ISBLANK([.E196]); &quot;KP_KEY_NONE&quot;; [.E196]); &quot;, &quot;; IF(ISBLANK([.F196]); &quot;KP_KEY_NONE&quot;; [.F196]); &quot; }, /* &quot;; [.C196]; &quot; (&quot;; [.A196]; &quot;) */ \&quot;); &quot; ()&quot;; &quot;&quot;)" office:value-type="string" office:string-value="{ KP_KEY_NONE, KP_KEY_NONE, KP_KEY_NONE }, /* 0xc1 (RESERVED) */ \" calcext:value-type="string">
            <text:p>{ KP_KEY_NONE, KP_KEY_NONE, KP_KEY_NONE }, /* 0xc1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4" calcext:value-type="float">
            <text:p>194</text:p>
          </table:table-cell>
          <table:table-cell table:formula="of:=COM.MICROSOFT.CONCAT(&quot;0x&quot;;LOWER(DEC2HEX([.B197];2)))" office:value-type="string" office:string-value="0xc2" calcext:value-type="string">
            <text:p>0xc2</text:p>
          </table:table-cell>
          <table:table-cell table:number-columns-repeated="3"/>
          <table:table-cell table:formula="of:=SUBSTITUTE(COM.MICROSOFT.CONCAT(&quot;{ &quot;; IF(ISBLANK([.D197]); &quot;KP_KEY_NONE&quot;; [.D197]); &quot;, &quot;; IF(ISBLANK([.E197]); &quot;KP_KEY_NONE&quot;; [.E197]); &quot;, &quot;; IF(ISBLANK([.F197]); &quot;KP_KEY_NONE&quot;; [.F197]); &quot; }, /* &quot;; [.C197]; &quot; (&quot;; [.A197]; &quot;) */ \&quot;); &quot; ()&quot;; &quot;&quot;)" office:value-type="string" office:string-value="{ KP_KEY_NONE, KP_KEY_NONE, KP_KEY_NONE }, /* 0xc2 (RESERVED) */ \" calcext:value-type="string">
            <text:p>{ KP_KEY_NONE, KP_KEY_NONE, KP_KEY_NONE }, /* 0xc2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5" calcext:value-type="float">
            <text:p>195</text:p>
          </table:table-cell>
          <table:table-cell table:formula="of:=COM.MICROSOFT.CONCAT(&quot;0x&quot;;LOWER(DEC2HEX([.B198];2)))" office:value-type="string" office:string-value="0xc3" calcext:value-type="string">
            <text:p>0xc3</text:p>
          </table:table-cell>
          <table:table-cell table:number-columns-repeated="3"/>
          <table:table-cell table:formula="of:=SUBSTITUTE(COM.MICROSOFT.CONCAT(&quot;{ &quot;; IF(ISBLANK([.D198]); &quot;KP_KEY_NONE&quot;; [.D198]); &quot;, &quot;; IF(ISBLANK([.E198]); &quot;KP_KEY_NONE&quot;; [.E198]); &quot;, &quot;; IF(ISBLANK([.F198]); &quot;KP_KEY_NONE&quot;; [.F198]); &quot; }, /* &quot;; [.C198]; &quot; (&quot;; [.A198]; &quot;) */ \&quot;); &quot; ()&quot;; &quot;&quot;)" office:value-type="string" office:string-value="{ KP_KEY_NONE, KP_KEY_NONE, KP_KEY_NONE }, /* 0xc3 (RESERVED) */ \" calcext:value-type="string">
            <text:p>{ KP_KEY_NONE, KP_KEY_NONE, KP_KEY_NONE }, /* 0xc3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6" calcext:value-type="float">
            <text:p>196</text:p>
          </table:table-cell>
          <table:table-cell table:formula="of:=COM.MICROSOFT.CONCAT(&quot;0x&quot;;LOWER(DEC2HEX([.B199];2)))" office:value-type="string" office:string-value="0xc4" calcext:value-type="string">
            <text:p>0xc4</text:p>
          </table:table-cell>
          <table:table-cell table:number-columns-repeated="3"/>
          <table:table-cell table:formula="of:=SUBSTITUTE(COM.MICROSOFT.CONCAT(&quot;{ &quot;; IF(ISBLANK([.D199]); &quot;KP_KEY_NONE&quot;; [.D199]); &quot;, &quot;; IF(ISBLANK([.E199]); &quot;KP_KEY_NONE&quot;; [.E199]); &quot;, &quot;; IF(ISBLANK([.F199]); &quot;KP_KEY_NONE&quot;; [.F199]); &quot; }, /* &quot;; [.C199]; &quot; (&quot;; [.A199]; &quot;) */ \&quot;); &quot; ()&quot;; &quot;&quot;)" office:value-type="string" office:string-value="{ KP_KEY_NONE, KP_KEY_NONE, KP_KEY_NONE }, /* 0xc4 (RESERVED) */ \" calcext:value-type="string">
            <text:p>{ KP_KEY_NONE, KP_KEY_NONE, KP_KEY_NONE }, /* 0xc4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7" calcext:value-type="float">
            <text:p>197</text:p>
          </table:table-cell>
          <table:table-cell table:formula="of:=COM.MICROSOFT.CONCAT(&quot;0x&quot;;LOWER(DEC2HEX([.B200];2)))" office:value-type="string" office:string-value="0xc5" calcext:value-type="string">
            <text:p>0xc5</text:p>
          </table:table-cell>
          <table:table-cell table:number-columns-repeated="3"/>
          <table:table-cell table:formula="of:=SUBSTITUTE(COM.MICROSOFT.CONCAT(&quot;{ &quot;; IF(ISBLANK([.D200]); &quot;KP_KEY_NONE&quot;; [.D200]); &quot;, &quot;; IF(ISBLANK([.E200]); &quot;KP_KEY_NONE&quot;; [.E200]); &quot;, &quot;; IF(ISBLANK([.F200]); &quot;KP_KEY_NONE&quot;; [.F200]); &quot; }, /* &quot;; [.C200]; &quot; (&quot;; [.A200]; &quot;) */ \&quot;); &quot; ()&quot;; &quot;&quot;)" office:value-type="string" office:string-value="{ KP_KEY_NONE, KP_KEY_NONE, KP_KEY_NONE }, /* 0xc5 (RESERVED) */ \" calcext:value-type="string">
            <text:p>{ KP_KEY_NONE, KP_KEY_NONE, KP_KEY_NONE }, /* 0xc5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8" calcext:value-type="float">
            <text:p>198</text:p>
          </table:table-cell>
          <table:table-cell table:formula="of:=COM.MICROSOFT.CONCAT(&quot;0x&quot;;LOWER(DEC2HEX([.B201];2)))" office:value-type="string" office:string-value="0xc6" calcext:value-type="string">
            <text:p>0xc6</text:p>
          </table:table-cell>
          <table:table-cell table:number-columns-repeated="3"/>
          <table:table-cell table:formula="of:=SUBSTITUTE(COM.MICROSOFT.CONCAT(&quot;{ &quot;; IF(ISBLANK([.D201]); &quot;KP_KEY_NONE&quot;; [.D201]); &quot;, &quot;; IF(ISBLANK([.E201]); &quot;KP_KEY_NONE&quot;; [.E201]); &quot;, &quot;; IF(ISBLANK([.F201]); &quot;KP_KEY_NONE&quot;; [.F201]); &quot; }, /* &quot;; [.C201]; &quot; (&quot;; [.A201]; &quot;) */ \&quot;); &quot; ()&quot;; &quot;&quot;)" office:value-type="string" office:string-value="{ KP_KEY_NONE, KP_KEY_NONE, KP_KEY_NONE }, /* 0xc6 (RESERVED) */ \" calcext:value-type="string">
            <text:p>{ KP_KEY_NONE, KP_KEY_NONE, KP_KEY_NONE }, /* 0xc6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99" calcext:value-type="float">
            <text:p>199</text:p>
          </table:table-cell>
          <table:table-cell table:formula="of:=COM.MICROSOFT.CONCAT(&quot;0x&quot;;LOWER(DEC2HEX([.B202];2)))" office:value-type="string" office:string-value="0xc7" calcext:value-type="string">
            <text:p>0xc7</text:p>
          </table:table-cell>
          <table:table-cell table:number-columns-repeated="3"/>
          <table:table-cell table:formula="of:=SUBSTITUTE(COM.MICROSOFT.CONCAT(&quot;{ &quot;; IF(ISBLANK([.D202]); &quot;KP_KEY_NONE&quot;; [.D202]); &quot;, &quot;; IF(ISBLANK([.E202]); &quot;KP_KEY_NONE&quot;; [.E202]); &quot;, &quot;; IF(ISBLANK([.F202]); &quot;KP_KEY_NONE&quot;; [.F202]); &quot; }, /* &quot;; [.C202]; &quot; (&quot;; [.A202]; &quot;) */ \&quot;); &quot; ()&quot;; &quot;&quot;)" office:value-type="string" office:string-value="{ KP_KEY_NONE, KP_KEY_NONE, KP_KEY_NONE }, /* 0xc7 (RESERVED) */ \" calcext:value-type="string">
            <text:p>{ KP_KEY_NONE, KP_KEY_NONE, KP_KEY_NONE }, /* 0xc7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0" calcext:value-type="float">
            <text:p>200</text:p>
          </table:table-cell>
          <table:table-cell table:formula="of:=COM.MICROSOFT.CONCAT(&quot;0x&quot;;LOWER(DEC2HEX([.B203];2)))" office:value-type="string" office:string-value="0xc8" calcext:value-type="string">
            <text:p>0xc8</text:p>
          </table:table-cell>
          <table:table-cell table:number-columns-repeated="3"/>
          <table:table-cell table:formula="of:=SUBSTITUTE(COM.MICROSOFT.CONCAT(&quot;{ &quot;; IF(ISBLANK([.D203]); &quot;KP_KEY_NONE&quot;; [.D203]); &quot;, &quot;; IF(ISBLANK([.E203]); &quot;KP_KEY_NONE&quot;; [.E203]); &quot;, &quot;; IF(ISBLANK([.F203]); &quot;KP_KEY_NONE&quot;; [.F203]); &quot; }, /* &quot;; [.C203]; &quot; (&quot;; [.A203]; &quot;) */ \&quot;); &quot; ()&quot;; &quot;&quot;)" office:value-type="string" office:string-value="{ KP_KEY_NONE, KP_KEY_NONE, KP_KEY_NONE }, /* 0xc8 (RESERVED) */ \" calcext:value-type="string">
            <text:p>{ KP_KEY_NONE, KP_KEY_NONE, KP_KEY_NONE }, /* 0xc8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1" calcext:value-type="float">
            <text:p>201</text:p>
          </table:table-cell>
          <table:table-cell table:formula="of:=COM.MICROSOFT.CONCAT(&quot;0x&quot;;LOWER(DEC2HEX([.B204];2)))" office:value-type="string" office:string-value="0xc9" calcext:value-type="string">
            <text:p>0xc9</text:p>
          </table:table-cell>
          <table:table-cell table:number-columns-repeated="3"/>
          <table:table-cell table:formula="of:=SUBSTITUTE(COM.MICROSOFT.CONCAT(&quot;{ &quot;; IF(ISBLANK([.D204]); &quot;KP_KEY_NONE&quot;; [.D204]); &quot;, &quot;; IF(ISBLANK([.E204]); &quot;KP_KEY_NONE&quot;; [.E204]); &quot;, &quot;; IF(ISBLANK([.F204]); &quot;KP_KEY_NONE&quot;; [.F204]); &quot; }, /* &quot;; [.C204]; &quot; (&quot;; [.A204]; &quot;) */ \&quot;); &quot; ()&quot;; &quot;&quot;)" office:value-type="string" office:string-value="{ KP_KEY_NONE, KP_KEY_NONE, KP_KEY_NONE }, /* 0xc9 (RESERVED) */ \" calcext:value-type="string">
            <text:p>{ KP_KEY_NONE, KP_KEY_NONE, KP_KEY_NONE }, /* 0xc9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2" calcext:value-type="float">
            <text:p>202</text:p>
          </table:table-cell>
          <table:table-cell table:formula="of:=COM.MICROSOFT.CONCAT(&quot;0x&quot;;LOWER(DEC2HEX([.B205];2)))" office:value-type="string" office:string-value="0xca" calcext:value-type="string">
            <text:p>0xca</text:p>
          </table:table-cell>
          <table:table-cell table:number-columns-repeated="3"/>
          <table:table-cell table:formula="of:=SUBSTITUTE(COM.MICROSOFT.CONCAT(&quot;{ &quot;; IF(ISBLANK([.D205]); &quot;KP_KEY_NONE&quot;; [.D205]); &quot;, &quot;; IF(ISBLANK([.E205]); &quot;KP_KEY_NONE&quot;; [.E205]); &quot;, &quot;; IF(ISBLANK([.F205]); &quot;KP_KEY_NONE&quot;; [.F205]); &quot; }, /* &quot;; [.C205]; &quot; (&quot;; [.A205]; &quot;) */ \&quot;); &quot; ()&quot;; &quot;&quot;)" office:value-type="string" office:string-value="{ KP_KEY_NONE, KP_KEY_NONE, KP_KEY_NONE }, /* 0xca (RESERVED) */ \" calcext:value-type="string">
            <text:p>{ KP_KEY_NONE, KP_KEY_NONE, KP_KEY_NONE }, /* 0xca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3" calcext:value-type="float">
            <text:p>203</text:p>
          </table:table-cell>
          <table:table-cell table:formula="of:=COM.MICROSOFT.CONCAT(&quot;0x&quot;;LOWER(DEC2HEX([.B206];2)))" office:value-type="string" office:string-value="0xcb" calcext:value-type="string">
            <text:p>0xcb</text:p>
          </table:table-cell>
          <table:table-cell table:number-columns-repeated="3"/>
          <table:table-cell table:formula="of:=SUBSTITUTE(COM.MICROSOFT.CONCAT(&quot;{ &quot;; IF(ISBLANK([.D206]); &quot;KP_KEY_NONE&quot;; [.D206]); &quot;, &quot;; IF(ISBLANK([.E206]); &quot;KP_KEY_NONE&quot;; [.E206]); &quot;, &quot;; IF(ISBLANK([.F206]); &quot;KP_KEY_NONE&quot;; [.F206]); &quot; }, /* &quot;; [.C206]; &quot; (&quot;; [.A206]; &quot;) */ \&quot;); &quot; ()&quot;; &quot;&quot;)" office:value-type="string" office:string-value="{ KP_KEY_NONE, KP_KEY_NONE, KP_KEY_NONE }, /* 0xcb (RESERVED) */ \" calcext:value-type="string">
            <text:p>{ KP_KEY_NONE, KP_KEY_NONE, KP_KEY_NONE }, /* 0xcb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4" calcext:value-type="float">
            <text:p>204</text:p>
          </table:table-cell>
          <table:table-cell table:formula="of:=COM.MICROSOFT.CONCAT(&quot;0x&quot;;LOWER(DEC2HEX([.B207];2)))" office:value-type="string" office:string-value="0xcc" calcext:value-type="string">
            <text:p>0xcc</text:p>
          </table:table-cell>
          <table:table-cell table:number-columns-repeated="3"/>
          <table:table-cell table:formula="of:=SUBSTITUTE(COM.MICROSOFT.CONCAT(&quot;{ &quot;; IF(ISBLANK([.D207]); &quot;KP_KEY_NONE&quot;; [.D207]); &quot;, &quot;; IF(ISBLANK([.E207]); &quot;KP_KEY_NONE&quot;; [.E207]); &quot;, &quot;; IF(ISBLANK([.F207]); &quot;KP_KEY_NONE&quot;; [.F207]); &quot; }, /* &quot;; [.C207]; &quot; (&quot;; [.A207]; &quot;) */ \&quot;); &quot; ()&quot;; &quot;&quot;)" office:value-type="string" office:string-value="{ KP_KEY_NONE, KP_KEY_NONE, KP_KEY_NONE }, /* 0xcc (RESERVED) */ \" calcext:value-type="string">
            <text:p>{ KP_KEY_NONE, KP_KEY_NONE, KP_KEY_NONE }, /* 0xcc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5" calcext:value-type="float">
            <text:p>205</text:p>
          </table:table-cell>
          <table:table-cell table:formula="of:=COM.MICROSOFT.CONCAT(&quot;0x&quot;;LOWER(DEC2HEX([.B208];2)))" office:value-type="string" office:string-value="0xcd" calcext:value-type="string">
            <text:p>0xcd</text:p>
          </table:table-cell>
          <table:table-cell table:number-columns-repeated="3"/>
          <table:table-cell table:formula="of:=SUBSTITUTE(COM.MICROSOFT.CONCAT(&quot;{ &quot;; IF(ISBLANK([.D208]); &quot;KP_KEY_NONE&quot;; [.D208]); &quot;, &quot;; IF(ISBLANK([.E208]); &quot;KP_KEY_NONE&quot;; [.E208]); &quot;, &quot;; IF(ISBLANK([.F208]); &quot;KP_KEY_NONE&quot;; [.F208]); &quot; }, /* &quot;; [.C208]; &quot; (&quot;; [.A208]; &quot;) */ \&quot;); &quot; ()&quot;; &quot;&quot;)" office:value-type="string" office:string-value="{ KP_KEY_NONE, KP_KEY_NONE, KP_KEY_NONE }, /* 0xcd (RESERVED) */ \" calcext:value-type="string">
            <text:p>{ KP_KEY_NONE, KP_KEY_NONE, KP_KEY_NONE }, /* 0xcd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6" calcext:value-type="float">
            <text:p>206</text:p>
          </table:table-cell>
          <table:table-cell table:formula="of:=COM.MICROSOFT.CONCAT(&quot;0x&quot;;LOWER(DEC2HEX([.B209];2)))" office:value-type="string" office:string-value="0xce" calcext:value-type="string">
            <text:p>0xce</text:p>
          </table:table-cell>
          <table:table-cell table:number-columns-repeated="3"/>
          <table:table-cell table:formula="of:=SUBSTITUTE(COM.MICROSOFT.CONCAT(&quot;{ &quot;; IF(ISBLANK([.D209]); &quot;KP_KEY_NONE&quot;; [.D209]); &quot;, &quot;; IF(ISBLANK([.E209]); &quot;KP_KEY_NONE&quot;; [.E209]); &quot;, &quot;; IF(ISBLANK([.F209]); &quot;KP_KEY_NONE&quot;; [.F209]); &quot; }, /* &quot;; [.C209]; &quot; (&quot;; [.A209]; &quot;) */ \&quot;); &quot; ()&quot;; &quot;&quot;)" office:value-type="string" office:string-value="{ KP_KEY_NONE, KP_KEY_NONE, KP_KEY_NONE }, /* 0xce (RESERVED) */ \" calcext:value-type="string">
            <text:p>{ KP_KEY_NONE, KP_KEY_NONE, KP_KEY_NONE }, /* 0xce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7" calcext:value-type="float">
            <text:p>207</text:p>
          </table:table-cell>
          <table:table-cell table:formula="of:=COM.MICROSOFT.CONCAT(&quot;0x&quot;;LOWER(DEC2HEX([.B210];2)))" office:value-type="string" office:string-value="0xcf" calcext:value-type="string">
            <text:p>0xcf</text:p>
          </table:table-cell>
          <table:table-cell table:number-columns-repeated="3"/>
          <table:table-cell table:formula="of:=SUBSTITUTE(COM.MICROSOFT.CONCAT(&quot;{ &quot;; IF(ISBLANK([.D210]); &quot;KP_KEY_NONE&quot;; [.D210]); &quot;, &quot;; IF(ISBLANK([.E210]); &quot;KP_KEY_NONE&quot;; [.E210]); &quot;, &quot;; IF(ISBLANK([.F210]); &quot;KP_KEY_NONE&quot;; [.F210]); &quot; }, /* &quot;; [.C210]; &quot; (&quot;; [.A210]; &quot;) */ \&quot;); &quot; ()&quot;; &quot;&quot;)" office:value-type="string" office:string-value="{ KP_KEY_NONE, KP_KEY_NONE, KP_KEY_NONE }, /* 0xcf (RESERVED) */ \" calcext:value-type="string">
            <text:p>{ KP_KEY_NONE, KP_KEY_NONE, KP_KEY_NONE }, /* 0xcf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8" calcext:value-type="float">
            <text:p>208</text:p>
          </table:table-cell>
          <table:table-cell table:formula="of:=COM.MICROSOFT.CONCAT(&quot;0x&quot;;LOWER(DEC2HEX([.B211];2)))" office:value-type="string" office:string-value="0xd0" calcext:value-type="string">
            <text:p>0xd0</text:p>
          </table:table-cell>
          <table:table-cell table:number-columns-repeated="3"/>
          <table:table-cell table:formula="of:=SUBSTITUTE(COM.MICROSOFT.CONCAT(&quot;{ &quot;; IF(ISBLANK([.D211]); &quot;KP_KEY_NONE&quot;; [.D211]); &quot;, &quot;; IF(ISBLANK([.E211]); &quot;KP_KEY_NONE&quot;; [.E211]); &quot;, &quot;; IF(ISBLANK([.F211]); &quot;KP_KEY_NONE&quot;; [.F211]); &quot; }, /* &quot;; [.C211]; &quot; (&quot;; [.A211]; &quot;) */ \&quot;); &quot; ()&quot;; &quot;&quot;)" office:value-type="string" office:string-value="{ KP_KEY_NONE, KP_KEY_NONE, KP_KEY_NONE }, /* 0xd0 (RESERVED) */ \" calcext:value-type="string">
            <text:p>{ KP_KEY_NONE, KP_KEY_NONE, KP_KEY_NONE }, /* 0xd0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09" calcext:value-type="float">
            <text:p>209</text:p>
          </table:table-cell>
          <table:table-cell table:formula="of:=COM.MICROSOFT.CONCAT(&quot;0x&quot;;LOWER(DEC2HEX([.B212];2)))" office:value-type="string" office:string-value="0xd1" calcext:value-type="string">
            <text:p>0xd1</text:p>
          </table:table-cell>
          <table:table-cell table:number-columns-repeated="3"/>
          <table:table-cell table:formula="of:=SUBSTITUTE(COM.MICROSOFT.CONCAT(&quot;{ &quot;; IF(ISBLANK([.D212]); &quot;KP_KEY_NONE&quot;; [.D212]); &quot;, &quot;; IF(ISBLANK([.E212]); &quot;KP_KEY_NONE&quot;; [.E212]); &quot;, &quot;; IF(ISBLANK([.F212]); &quot;KP_KEY_NONE&quot;; [.F212]); &quot; }, /* &quot;; [.C212]; &quot; (&quot;; [.A212]; &quot;) */ \&quot;); &quot; ()&quot;; &quot;&quot;)" office:value-type="string" office:string-value="{ KP_KEY_NONE, KP_KEY_NONE, KP_KEY_NONE }, /* 0xd1 (RESERVED) */ \" calcext:value-type="string">
            <text:p>{ KP_KEY_NONE, KP_KEY_NONE, KP_KEY_NONE }, /* 0xd1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0" calcext:value-type="float">
            <text:p>210</text:p>
          </table:table-cell>
          <table:table-cell table:formula="of:=COM.MICROSOFT.CONCAT(&quot;0x&quot;;LOWER(DEC2HEX([.B213];2)))" office:value-type="string" office:string-value="0xd2" calcext:value-type="string">
            <text:p>0xd2</text:p>
          </table:table-cell>
          <table:table-cell table:number-columns-repeated="3"/>
          <table:table-cell table:formula="of:=SUBSTITUTE(COM.MICROSOFT.CONCAT(&quot;{ &quot;; IF(ISBLANK([.D213]); &quot;KP_KEY_NONE&quot;; [.D213]); &quot;, &quot;; IF(ISBLANK([.E213]); &quot;KP_KEY_NONE&quot;; [.E213]); &quot;, &quot;; IF(ISBLANK([.F213]); &quot;KP_KEY_NONE&quot;; [.F213]); &quot; }, /* &quot;; [.C213]; &quot; (&quot;; [.A213]; &quot;) */ \&quot;); &quot; ()&quot;; &quot;&quot;)" office:value-type="string" office:string-value="{ KP_KEY_NONE, KP_KEY_NONE, KP_KEY_NONE }, /* 0xd2 (RESERVED) */ \" calcext:value-type="string">
            <text:p>{ KP_KEY_NONE, KP_KEY_NONE, KP_KEY_NONE }, /* 0xd2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1" calcext:value-type="float">
            <text:p>211</text:p>
          </table:table-cell>
          <table:table-cell table:formula="of:=COM.MICROSOFT.CONCAT(&quot;0x&quot;;LOWER(DEC2HEX([.B214];2)))" office:value-type="string" office:string-value="0xd3" calcext:value-type="string">
            <text:p>0xd3</text:p>
          </table:table-cell>
          <table:table-cell table:number-columns-repeated="3"/>
          <table:table-cell table:formula="of:=SUBSTITUTE(COM.MICROSOFT.CONCAT(&quot;{ &quot;; IF(ISBLANK([.D214]); &quot;KP_KEY_NONE&quot;; [.D214]); &quot;, &quot;; IF(ISBLANK([.E214]); &quot;KP_KEY_NONE&quot;; [.E214]); &quot;, &quot;; IF(ISBLANK([.F214]); &quot;KP_KEY_NONE&quot;; [.F214]); &quot; }, /* &quot;; [.C214]; &quot; (&quot;; [.A214]; &quot;) */ \&quot;); &quot; ()&quot;; &quot;&quot;)" office:value-type="string" office:string-value="{ KP_KEY_NONE, KP_KEY_NONE, KP_KEY_NONE }, /* 0xd3 (RESERVED) */ \" calcext:value-type="string">
            <text:p>{ KP_KEY_NONE, KP_KEY_NONE, KP_KEY_NONE }, /* 0xd3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2" calcext:value-type="float">
            <text:p>212</text:p>
          </table:table-cell>
          <table:table-cell table:formula="of:=COM.MICROSOFT.CONCAT(&quot;0x&quot;;LOWER(DEC2HEX([.B215];2)))" office:value-type="string" office:string-value="0xd4" calcext:value-type="string">
            <text:p>0xd4</text:p>
          </table:table-cell>
          <table:table-cell table:number-columns-repeated="3"/>
          <table:table-cell table:formula="of:=SUBSTITUTE(COM.MICROSOFT.CONCAT(&quot;{ &quot;; IF(ISBLANK([.D215]); &quot;KP_KEY_NONE&quot;; [.D215]); &quot;, &quot;; IF(ISBLANK([.E215]); &quot;KP_KEY_NONE&quot;; [.E215]); &quot;, &quot;; IF(ISBLANK([.F215]); &quot;KP_KEY_NONE&quot;; [.F215]); &quot; }, /* &quot;; [.C215]; &quot; (&quot;; [.A215]; &quot;) */ \&quot;); &quot; ()&quot;; &quot;&quot;)" office:value-type="string" office:string-value="{ KP_KEY_NONE, KP_KEY_NONE, KP_KEY_NONE }, /* 0xd4 (RESERVED) */ \" calcext:value-type="string">
            <text:p>{ KP_KEY_NONE, KP_KEY_NONE, KP_KEY_NONE }, /* 0xd4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3" calcext:value-type="float">
            <text:p>213</text:p>
          </table:table-cell>
          <table:table-cell table:formula="of:=COM.MICROSOFT.CONCAT(&quot;0x&quot;;LOWER(DEC2HEX([.B216];2)))" office:value-type="string" office:string-value="0xd5" calcext:value-type="string">
            <text:p>0xd5</text:p>
          </table:table-cell>
          <table:table-cell table:number-columns-repeated="3"/>
          <table:table-cell table:formula="of:=SUBSTITUTE(COM.MICROSOFT.CONCAT(&quot;{ &quot;; IF(ISBLANK([.D216]); &quot;KP_KEY_NONE&quot;; [.D216]); &quot;, &quot;; IF(ISBLANK([.E216]); &quot;KP_KEY_NONE&quot;; [.E216]); &quot;, &quot;; IF(ISBLANK([.F216]); &quot;KP_KEY_NONE&quot;; [.F216]); &quot; }, /* &quot;; [.C216]; &quot; (&quot;; [.A216]; &quot;) */ \&quot;); &quot; ()&quot;; &quot;&quot;)" office:value-type="string" office:string-value="{ KP_KEY_NONE, KP_KEY_NONE, KP_KEY_NONE }, /* 0xd5 (RESERVED) */ \" calcext:value-type="string">
            <text:p>{ KP_KEY_NONE, KP_KEY_NONE, KP_KEY_NONE }, /* 0xd5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4" calcext:value-type="float">
            <text:p>214</text:p>
          </table:table-cell>
          <table:table-cell table:formula="of:=COM.MICROSOFT.CONCAT(&quot;0x&quot;;LOWER(DEC2HEX([.B217];2)))" office:value-type="string" office:string-value="0xd6" calcext:value-type="string">
            <text:p>0xd6</text:p>
          </table:table-cell>
          <table:table-cell table:number-columns-repeated="3"/>
          <table:table-cell table:formula="of:=SUBSTITUTE(COM.MICROSOFT.CONCAT(&quot;{ &quot;; IF(ISBLANK([.D217]); &quot;KP_KEY_NONE&quot;; [.D217]); &quot;, &quot;; IF(ISBLANK([.E217]); &quot;KP_KEY_NONE&quot;; [.E217]); &quot;, &quot;; IF(ISBLANK([.F217]); &quot;KP_KEY_NONE&quot;; [.F217]); &quot; }, /* &quot;; [.C217]; &quot; (&quot;; [.A217]; &quot;) */ \&quot;); &quot; ()&quot;; &quot;&quot;)" office:value-type="string" office:string-value="{ KP_KEY_NONE, KP_KEY_NONE, KP_KEY_NONE }, /* 0xd6 (RESERVED) */ \" calcext:value-type="string">
            <text:p>{ KP_KEY_NONE, KP_KEY_NONE, KP_KEY_NONE }, /* 0xd6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5" calcext:value-type="float">
            <text:p>215</text:p>
          </table:table-cell>
          <table:table-cell table:formula="of:=COM.MICROSOFT.CONCAT(&quot;0x&quot;;LOWER(DEC2HEX([.B218];2)))" office:value-type="string" office:string-value="0xd7" calcext:value-type="string">
            <text:p>0xd7</text:p>
          </table:table-cell>
          <table:table-cell table:number-columns-repeated="3"/>
          <table:table-cell table:formula="of:=SUBSTITUTE(COM.MICROSOFT.CONCAT(&quot;{ &quot;; IF(ISBLANK([.D218]); &quot;KP_KEY_NONE&quot;; [.D218]); &quot;, &quot;; IF(ISBLANK([.E218]); &quot;KP_KEY_NONE&quot;; [.E218]); &quot;, &quot;; IF(ISBLANK([.F218]); &quot;KP_KEY_NONE&quot;; [.F218]); &quot; }, /* &quot;; [.C218]; &quot; (&quot;; [.A218]; &quot;) */ \&quot;); &quot; ()&quot;; &quot;&quot;)" office:value-type="string" office:string-value="{ KP_KEY_NONE, KP_KEY_NONE, KP_KEY_NONE }, /* 0xd7 (RESERVED) */ \" calcext:value-type="string">
            <text:p>{ KP_KEY_NONE, KP_KEY_NONE, KP_KEY_NONE }, /* 0xd7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6" calcext:value-type="float">
            <text:p>216</text:p>
          </table:table-cell>
          <table:table-cell table:formula="of:=COM.MICROSOFT.CONCAT(&quot;0x&quot;;LOWER(DEC2HEX([.B219];2)))" office:value-type="string" office:string-value="0xd8" calcext:value-type="string">
            <text:p>0xd8</text:p>
          </table:table-cell>
          <table:table-cell table:number-columns-repeated="3"/>
          <table:table-cell table:formula="of:=SUBSTITUTE(COM.MICROSOFT.CONCAT(&quot;{ &quot;; IF(ISBLANK([.D219]); &quot;KP_KEY_NONE&quot;; [.D219]); &quot;, &quot;; IF(ISBLANK([.E219]); &quot;KP_KEY_NONE&quot;; [.E219]); &quot;, &quot;; IF(ISBLANK([.F219]); &quot;KP_KEY_NONE&quot;; [.F219]); &quot; }, /* &quot;; [.C219]; &quot; (&quot;; [.A219]; &quot;) */ \&quot;); &quot; ()&quot;; &quot;&quot;)" office:value-type="string" office:string-value="{ KP_KEY_NONE, KP_KEY_NONE, KP_KEY_NONE }, /* 0xd8 (RESERVED) */ \" calcext:value-type="string">
            <text:p>{ KP_KEY_NONE, KP_KEY_NONE, KP_KEY_NONE }, /* 0xd8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7" calcext:value-type="float">
            <text:p>217</text:p>
          </table:table-cell>
          <table:table-cell table:formula="of:=COM.MICROSOFT.CONCAT(&quot;0x&quot;;LOWER(DEC2HEX([.B220];2)))" office:value-type="string" office:string-value="0xd9" calcext:value-type="string">
            <text:p>0xd9</text:p>
          </table:table-cell>
          <table:table-cell table:number-columns-repeated="3"/>
          <table:table-cell table:formula="of:=SUBSTITUTE(COM.MICROSOFT.CONCAT(&quot;{ &quot;; IF(ISBLANK([.D220]); &quot;KP_KEY_NONE&quot;; [.D220]); &quot;, &quot;; IF(ISBLANK([.E220]); &quot;KP_KEY_NONE&quot;; [.E220]); &quot;, &quot;; IF(ISBLANK([.F220]); &quot;KP_KEY_NONE&quot;; [.F220]); &quot; }, /* &quot;; [.C220]; &quot; (&quot;; [.A220]; &quot;) */ \&quot;); &quot; ()&quot;; &quot;&quot;)" office:value-type="string" office:string-value="{ KP_KEY_NONE, KP_KEY_NONE, KP_KEY_NONE }, /* 0xd9 (RESERVED) */ \" calcext:value-type="string">
            <text:p>{ KP_KEY_NONE, KP_KEY_NONE, KP_KEY_NONE }, /* 0xd9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8" calcext:value-type="float">
            <text:p>218</text:p>
          </table:table-cell>
          <table:table-cell table:formula="of:=COM.MICROSOFT.CONCAT(&quot;0x&quot;;LOWER(DEC2HEX([.B221];2)))" office:value-type="string" office:string-value="0xda" calcext:value-type="string">
            <text:p>0xda</text:p>
          </table:table-cell>
          <table:table-cell table:number-columns-repeated="3"/>
          <table:table-cell table:formula="of:=SUBSTITUTE(COM.MICROSOFT.CONCAT(&quot;{ &quot;; IF(ISBLANK([.D221]); &quot;KP_KEY_NONE&quot;; [.D221]); &quot;, &quot;; IF(ISBLANK([.E221]); &quot;KP_KEY_NONE&quot;; [.E221]); &quot;, &quot;; IF(ISBLANK([.F221]); &quot;KP_KEY_NONE&quot;; [.F221]); &quot; }, /* &quot;; [.C221]; &quot; (&quot;; [.A221]; &quot;) */ \&quot;); &quot; ()&quot;; &quot;&quot;)" office:value-type="string" office:string-value="{ KP_KEY_NONE, KP_KEY_NONE, KP_KEY_NONE }, /* 0xda (RESERVED) */ \" calcext:value-type="string">
            <text:p>{ KP_KEY_NONE, KP_KEY_NONE, KP_KEY_NONE }, /* 0xda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19" calcext:value-type="float">
            <text:p>219</text:p>
          </table:table-cell>
          <table:table-cell table:formula="of:=COM.MICROSOFT.CONCAT(&quot;0x&quot;;LOWER(DEC2HEX([.B222];2)))" office:value-type="string" office:string-value="0xdb" calcext:value-type="string">
            <text:p>0xdb</text:p>
          </table:table-cell>
          <table:table-cell table:number-columns-repeated="3"/>
          <table:table-cell table:formula="of:=SUBSTITUTE(COM.MICROSOFT.CONCAT(&quot;{ &quot;; IF(ISBLANK([.D222]); &quot;KP_KEY_NONE&quot;; [.D222]); &quot;, &quot;; IF(ISBLANK([.E222]); &quot;KP_KEY_NONE&quot;; [.E222]); &quot;, &quot;; IF(ISBLANK([.F222]); &quot;KP_KEY_NONE&quot;; [.F222]); &quot; }, /* &quot;; [.C222]; &quot; (&quot;; [.A222]; &quot;) */ \&quot;); &quot; ()&quot;; &quot;&quot;)" office:value-type="string" office:string-value="{ KP_KEY_NONE, KP_KEY_NONE, KP_KEY_NONE }, /* 0xdb (RESERVED) */ \" calcext:value-type="string">
            <text:p>{ KP_KEY_NONE, KP_KEY_NONE, KP_KEY_NONE }, /* 0xdb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20" calcext:value-type="float">
            <text:p>220</text:p>
          </table:table-cell>
          <table:table-cell table:formula="of:=COM.MICROSOFT.CONCAT(&quot;0x&quot;;LOWER(DEC2HEX([.B223];2)))" office:value-type="string" office:string-value="0xdc" calcext:value-type="string">
            <text:p>0xdc</text:p>
          </table:table-cell>
          <table:table-cell table:number-columns-repeated="3"/>
          <table:table-cell table:formula="of:=SUBSTITUTE(COM.MICROSOFT.CONCAT(&quot;{ &quot;; IF(ISBLANK([.D223]); &quot;KP_KEY_NONE&quot;; [.D223]); &quot;, &quot;; IF(ISBLANK([.E223]); &quot;KP_KEY_NONE&quot;; [.E223]); &quot;, &quot;; IF(ISBLANK([.F223]); &quot;KP_KEY_NONE&quot;; [.F223]); &quot; }, /* &quot;; [.C223]; &quot; (&quot;; [.A223]; &quot;) */ \&quot;); &quot; ()&quot;; &quot;&quot;)" office:value-type="string" office:string-value="{ KP_KEY_NONE, KP_KEY_NONE, KP_KEY_NONE }, /* 0xdc (RESERVED) */ \" calcext:value-type="string">
            <text:p>{ KP_KEY_NONE, KP_KEY_NONE, KP_KEY_NONE }, /* 0xdc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21" calcext:value-type="float">
            <text:p>221</text:p>
          </table:table-cell>
          <table:table-cell table:formula="of:=COM.MICROSOFT.CONCAT(&quot;0x&quot;;LOWER(DEC2HEX([.B224];2)))" office:value-type="string" office:string-value="0xdd" calcext:value-type="string">
            <text:p>0xdd</text:p>
          </table:table-cell>
          <table:table-cell table:number-columns-repeated="3"/>
          <table:table-cell table:formula="of:=SUBSTITUTE(COM.MICROSOFT.CONCAT(&quot;{ &quot;; IF(ISBLANK([.D224]); &quot;KP_KEY_NONE&quot;; [.D224]); &quot;, &quot;; IF(ISBLANK([.E224]); &quot;KP_KEY_NONE&quot;; [.E224]); &quot;, &quot;; IF(ISBLANK([.F224]); &quot;KP_KEY_NONE&quot;; [.F224]); &quot; }, /* &quot;; [.C224]; &quot; (&quot;; [.A224]; &quot;) */ \&quot;); &quot; ()&quot;; &quot;&quot;)" office:value-type="string" office:string-value="{ KP_KEY_NONE, KP_KEY_NONE, KP_KEY_NONE }, /* 0xdd (RESERVED) */ \" calcext:value-type="string">
            <text:p>{ KP_KEY_NONE, KP_KEY_NONE, KP_KEY_NONE }, /* 0xdd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22" calcext:value-type="float">
            <text:p>222</text:p>
          </table:table-cell>
          <table:table-cell table:formula="of:=COM.MICROSOFT.CONCAT(&quot;0x&quot;;LOWER(DEC2HEX([.B225];2)))" office:value-type="string" office:string-value="0xde" calcext:value-type="string">
            <text:p>0xde</text:p>
          </table:table-cell>
          <table:table-cell table:number-columns-repeated="3"/>
          <table:table-cell table:formula="of:=SUBSTITUTE(COM.MICROSOFT.CONCAT(&quot;{ &quot;; IF(ISBLANK([.D225]); &quot;KP_KEY_NONE&quot;; [.D225]); &quot;, &quot;; IF(ISBLANK([.E225]); &quot;KP_KEY_NONE&quot;; [.E225]); &quot;, &quot;; IF(ISBLANK([.F225]); &quot;KP_KEY_NONE&quot;; [.F225]); &quot; }, /* &quot;; [.C225]; &quot; (&quot;; [.A225]; &quot;) */ \&quot;); &quot; ()&quot;; &quot;&quot;)" office:value-type="string" office:string-value="{ KP_KEY_NONE, KP_KEY_NONE, KP_KEY_NONE }, /* 0xde (RESERVED) */ \" calcext:value-type="string">
            <text:p>{ KP_KEY_NONE, KP_KEY_NONE, KP_KEY_NONE }, /* 0xde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23" calcext:value-type="float">
            <text:p>223</text:p>
          </table:table-cell>
          <table:table-cell table:formula="of:=COM.MICROSOFT.CONCAT(&quot;0x&quot;;LOWER(DEC2HEX([.B226];2)))" office:value-type="string" office:string-value="0xdf" calcext:value-type="string">
            <text:p>0xdf</text:p>
          </table:table-cell>
          <table:table-cell table:number-columns-repeated="3"/>
          <table:table-cell table:formula="of:=SUBSTITUTE(COM.MICROSOFT.CONCAT(&quot;{ &quot;; IF(ISBLANK([.D226]); &quot;KP_KEY_NONE&quot;; [.D226]); &quot;, &quot;; IF(ISBLANK([.E226]); &quot;KP_KEY_NONE&quot;; [.E226]); &quot;, &quot;; IF(ISBLANK([.F226]); &quot;KP_KEY_NONE&quot;; [.F226]); &quot; }, /* &quot;; [.C226]; &quot; (&quot;; [.A226]; &quot;) */ \&quot;); &quot; ()&quot;; &quot;&quot;)" office:value-type="string" office:string-value="{ KP_KEY_NONE, KP_KEY_NONE, KP_KEY_NONE }, /* 0xdf (RESERVED) */ \" calcext:value-type="string">
            <text:p>{ KP_KEY_NONE, KP_KEY_NONE, KP_KEY_NONE }, /* 0xdf (RESERVE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ONTROL_LEFT</text:p>
          </table:table-cell>
          <table:table-cell office:value-type="float" office:value="224" calcext:value-type="float">
            <text:p>224</text:p>
          </table:table-cell>
          <table:table-cell table:formula="of:=COM.MICROSOFT.CONCAT(&quot;0x&quot;;LOWER(DEC2HEX([.B227];2)))" office:value-type="string" office:string-value="0xe0" calcext:value-type="string">
            <text:p>0xe0</text:p>
          </table:table-cell>
          <table:table-cell table:number-columns-repeated="3"/>
          <table:table-cell table:formula="of:=SUBSTITUTE(COM.MICROSOFT.CONCAT(&quot;{ &quot;; IF(ISBLANK([.D227]); &quot;KP_KEY_NONE&quot;; [.D227]); &quot;, &quot;; IF(ISBLANK([.E227]); &quot;KP_KEY_NONE&quot;; [.E227]); &quot;, &quot;; IF(ISBLANK([.F227]); &quot;KP_KEY_NONE&quot;; [.F227]); &quot; }, /* &quot;; [.C227]; &quot; (&quot;; [.A227]; &quot;) */ \&quot;); &quot; ()&quot;; &quot;&quot;)" office:value-type="string" office:string-value="{ KP_KEY_NONE, KP_KEY_NONE, KP_KEY_NONE }, /* 0xe0 (HID_KEY_CONTROL_LEFT) */ \" calcext:value-type="string">
            <text:p>{ KP_KEY_NONE, KP_KEY_NONE, KP_KEY_NONE }, /* 0xe0 (HID_KEY_CONTROL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HIFT_LEFT</text:p>
          </table:table-cell>
          <table:table-cell office:value-type="float" office:value="225" calcext:value-type="float">
            <text:p>225</text:p>
          </table:table-cell>
          <table:table-cell table:formula="of:=COM.MICROSOFT.CONCAT(&quot;0x&quot;;LOWER(DEC2HEX([.B228];2)))" office:value-type="string" office:string-value="0xe1" calcext:value-type="string">
            <text:p>0xe1</text:p>
          </table:table-cell>
          <table:table-cell table:number-columns-repeated="3"/>
          <table:table-cell table:formula="of:=SUBSTITUTE(COM.MICROSOFT.CONCAT(&quot;{ &quot;; IF(ISBLANK([.D228]); &quot;KP_KEY_NONE&quot;; [.D228]); &quot;, &quot;; IF(ISBLANK([.E228]); &quot;KP_KEY_NONE&quot;; [.E228]); &quot;, &quot;; IF(ISBLANK([.F228]); &quot;KP_KEY_NONE&quot;; [.F228]); &quot; }, /* &quot;; [.C228]; &quot; (&quot;; [.A228]; &quot;) */ \&quot;); &quot; ()&quot;; &quot;&quot;)" office:value-type="string" office:string-value="{ KP_KEY_NONE, KP_KEY_NONE, KP_KEY_NONE }, /* 0xe1 (HID_KEY_SHIFT_LEFT) */ \" calcext:value-type="string">
            <text:p>{ KP_KEY_NONE, KP_KEY_NONE, KP_KEY_NONE }, /* 0xe1 (HID_KEY_SHIFT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LT_LEFT</text:p>
          </table:table-cell>
          <table:table-cell office:value-type="float" office:value="226" calcext:value-type="float">
            <text:p>226</text:p>
          </table:table-cell>
          <table:table-cell table:formula="of:=COM.MICROSOFT.CONCAT(&quot;0x&quot;;LOWER(DEC2HEX([.B229];2)))" office:value-type="string" office:string-value="0xe2" calcext:value-type="string">
            <text:p>0xe2</text:p>
          </table:table-cell>
          <table:table-cell table:number-columns-repeated="3"/>
          <table:table-cell table:formula="of:=SUBSTITUTE(COM.MICROSOFT.CONCAT(&quot;{ &quot;; IF(ISBLANK([.D229]); &quot;KP_KEY_NONE&quot;; [.D229]); &quot;, &quot;; IF(ISBLANK([.E229]); &quot;KP_KEY_NONE&quot;; [.E229]); &quot;, &quot;; IF(ISBLANK([.F229]); &quot;KP_KEY_NONE&quot;; [.F229]); &quot; }, /* &quot;; [.C229]; &quot; (&quot;; [.A229]; &quot;) */ \&quot;); &quot; ()&quot;; &quot;&quot;)" office:value-type="string" office:string-value="{ KP_KEY_NONE, KP_KEY_NONE, KP_KEY_NONE }, /* 0xe2 (HID_KEY_ALT_LEFT) */ \" calcext:value-type="string">
            <text:p>{ KP_KEY_NONE, KP_KEY_NONE, KP_KEY_NONE }, /* 0xe2 (HID_KEY_ALT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GUI_LEFT</text:p>
          </table:table-cell>
          <table:table-cell office:value-type="float" office:value="227" calcext:value-type="float">
            <text:p>227</text:p>
          </table:table-cell>
          <table:table-cell table:formula="of:=COM.MICROSOFT.CONCAT(&quot;0x&quot;;LOWER(DEC2HEX([.B230];2)))" office:value-type="string" office:string-value="0xe3" calcext:value-type="string">
            <text:p>0xe3</text:p>
          </table:table-cell>
          <table:table-cell table:number-columns-repeated="3"/>
          <table:table-cell table:formula="of:=SUBSTITUTE(COM.MICROSOFT.CONCAT(&quot;{ &quot;; IF(ISBLANK([.D230]); &quot;KP_KEY_NONE&quot;; [.D230]); &quot;, &quot;; IF(ISBLANK([.E230]); &quot;KP_KEY_NONE&quot;; [.E230]); &quot;, &quot;; IF(ISBLANK([.F230]); &quot;KP_KEY_NONE&quot;; [.F230]); &quot; }, /* &quot;; [.C230]; &quot; (&quot;; [.A230]; &quot;) */ \&quot;); &quot; ()&quot;; &quot;&quot;)" office:value-type="string" office:string-value="{ KP_KEY_NONE, KP_KEY_NONE, KP_KEY_NONE }, /* 0xe3 (HID_KEY_GUI_LEFT) */ \" calcext:value-type="string">
            <text:p>{ KP_KEY_NONE, KP_KEY_NONE, KP_KEY_NONE }, /* 0xe3 (HID_KEY_GUI_LEF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CONTROL_RIGHT</text:p>
          </table:table-cell>
          <table:table-cell office:value-type="float" office:value="228" calcext:value-type="float">
            <text:p>228</text:p>
          </table:table-cell>
          <table:table-cell table:formula="of:=COM.MICROSOFT.CONCAT(&quot;0x&quot;;LOWER(DEC2HEX([.B231];2)))" office:value-type="string" office:string-value="0xe4" calcext:value-type="string">
            <text:p>0xe4</text:p>
          </table:table-cell>
          <table:table-cell table:number-columns-repeated="3"/>
          <table:table-cell table:formula="of:=SUBSTITUTE(COM.MICROSOFT.CONCAT(&quot;{ &quot;; IF(ISBLANK([.D231]); &quot;KP_KEY_NONE&quot;; [.D231]); &quot;, &quot;; IF(ISBLANK([.E231]); &quot;KP_KEY_NONE&quot;; [.E231]); &quot;, &quot;; IF(ISBLANK([.F231]); &quot;KP_KEY_NONE&quot;; [.F231]); &quot; }, /* &quot;; [.C231]; &quot; (&quot;; [.A231]; &quot;) */ \&quot;); &quot; ()&quot;; &quot;&quot;)" office:value-type="string" office:string-value="{ KP_KEY_NONE, KP_KEY_NONE, KP_KEY_NONE }, /* 0xe4 (HID_KEY_CONTROL_RIGHT) */ \" calcext:value-type="string">
            <text:p>{ KP_KEY_NONE, KP_KEY_NONE, KP_KEY_NONE }, /* 0xe4 (HID_KEY_CONTROL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SHIFT_RIGHT</text:p>
          </table:table-cell>
          <table:table-cell office:value-type="float" office:value="229" calcext:value-type="float">
            <text:p>229</text:p>
          </table:table-cell>
          <table:table-cell table:formula="of:=COM.MICROSOFT.CONCAT(&quot;0x&quot;;LOWER(DEC2HEX([.B232];2)))" office:value-type="string" office:string-value="0xe5" calcext:value-type="string">
            <text:p>0xe5</text:p>
          </table:table-cell>
          <table:table-cell table:number-columns-repeated="3"/>
          <table:table-cell table:formula="of:=SUBSTITUTE(COM.MICROSOFT.CONCAT(&quot;{ &quot;; IF(ISBLANK([.D232]); &quot;KP_KEY_NONE&quot;; [.D232]); &quot;, &quot;; IF(ISBLANK([.E232]); &quot;KP_KEY_NONE&quot;; [.E232]); &quot;, &quot;; IF(ISBLANK([.F232]); &quot;KP_KEY_NONE&quot;; [.F232]); &quot; }, /* &quot;; [.C232]; &quot; (&quot;; [.A232]; &quot;) */ \&quot;); &quot; ()&quot;; &quot;&quot;)" office:value-type="string" office:string-value="{ KP_KEY_NONE, KP_KEY_NONE, KP_KEY_NONE }, /* 0xe5 (HID_KEY_SHIFT_RIGHT) */ \" calcext:value-type="string">
            <text:p>{ KP_KEY_NONE, KP_KEY_NONE, KP_KEY_NONE }, /* 0xe5 (HID_KEY_SHIFT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ALT_RIGHT</text:p>
          </table:table-cell>
          <table:table-cell office:value-type="float" office:value="230" calcext:value-type="float">
            <text:p>230</text:p>
          </table:table-cell>
          <table:table-cell table:formula="of:=COM.MICROSOFT.CONCAT(&quot;0x&quot;;LOWER(DEC2HEX([.B233];2)))" office:value-type="string" office:string-value="0xe6" calcext:value-type="string">
            <text:p>0xe6</text:p>
          </table:table-cell>
          <table:table-cell table:number-columns-repeated="3"/>
          <table:table-cell table:formula="of:=SUBSTITUTE(COM.MICROSOFT.CONCAT(&quot;{ &quot;; IF(ISBLANK([.D233]); &quot;KP_KEY_NONE&quot;; [.D233]); &quot;, &quot;; IF(ISBLANK([.E233]); &quot;KP_KEY_NONE&quot;; [.E233]); &quot;, &quot;; IF(ISBLANK([.F233]); &quot;KP_KEY_NONE&quot;; [.F233]); &quot; }, /* &quot;; [.C233]; &quot; (&quot;; [.A233]; &quot;) */ \&quot;); &quot; ()&quot;; &quot;&quot;)" office:value-type="string" office:string-value="{ KP_KEY_NONE, KP_KEY_NONE, KP_KEY_NONE }, /* 0xe6 (HID_KEY_ALT_RIGHT) */ \" calcext:value-type="string">
            <text:p>{ KP_KEY_NONE, KP_KEY_NONE, KP_KEY_NONE }, /* 0xe6 (HID_KEY_ALT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GUI_RIGHT</text:p>
          </table:table-cell>
          <table:table-cell office:value-type="float" office:value="231" calcext:value-type="float">
            <text:p>231</text:p>
          </table:table-cell>
          <table:table-cell table:formula="of:=COM.MICROSOFT.CONCAT(&quot;0x&quot;;LOWER(DEC2HEX([.B234];2)))" office:value-type="string" office:string-value="0xe7" calcext:value-type="string">
            <text:p>0xe7</text:p>
          </table:table-cell>
          <table:table-cell table:number-columns-repeated="3"/>
          <table:table-cell table:formula="of:=SUBSTITUTE(COM.MICROSOFT.CONCAT(&quot;{ &quot;; IF(ISBLANK([.D234]); &quot;KP_KEY_NONE&quot;; [.D234]); &quot;, &quot;; IF(ISBLANK([.E234]); &quot;KP_KEY_NONE&quot;; [.E234]); &quot;, &quot;; IF(ISBLANK([.F234]); &quot;KP_KEY_NONE&quot;; [.F234]); &quot; }, /* &quot;; [.C234]; &quot; (&quot;; [.A234]; &quot;) */ \&quot;); &quot; ()&quot;; &quot;&quot;)" office:value-type="string" office:string-value="{ KP_KEY_NONE, KP_KEY_NONE, KP_KEY_NONE }, /* 0xe7 (HID_KEY_GUI_RIGHT) */ \" calcext:value-type="string">
            <text:p>{ KP_KEY_NONE, KP_KEY_NONE, KP_KEY_NONE }, /* 0xe7 (HID_KEY_GUI_RIGH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PLAYPAUSE</text:p>
          </table:table-cell>
          <table:table-cell office:value-type="float" office:value="232" calcext:value-type="float">
            <text:p>232</text:p>
          </table:table-cell>
          <table:table-cell table:formula="of:=COM.MICROSOFT.CONCAT(&quot;0x&quot;;LOWER(DEC2HEX([.B235];2)))" office:value-type="string" office:string-value="0xe8" calcext:value-type="string">
            <text:p>0xe8</text:p>
          </table:table-cell>
          <table:table-cell table:number-columns-repeated="3"/>
          <table:table-cell table:formula="of:=SUBSTITUTE(COM.MICROSOFT.CONCAT(&quot;{ &quot;; IF(ISBLANK([.D235]); &quot;KP_KEY_NONE&quot;; [.D235]); &quot;, &quot;; IF(ISBLANK([.E235]); &quot;KP_KEY_NONE&quot;; [.E235]); &quot;, &quot;; IF(ISBLANK([.F235]); &quot;KP_KEY_NONE&quot;; [.F235]); &quot; }, /* &quot;; [.C235]; &quot; (&quot;; [.A235]; &quot;) */ \&quot;); &quot; ()&quot;; &quot;&quot;)" office:value-type="string" office:string-value="{ KP_KEY_NONE, KP_KEY_NONE, KP_KEY_NONE }, /* 0xe8 (HID_KEY_MEDIA_PLAYPAUSE) */ \" calcext:value-type="string">
            <text:p>{ KP_KEY_NONE, KP_KEY_NONE, KP_KEY_NONE }, /* 0xe8 (HID_KEY_MEDIA_PLAYPAUS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STOPCD</text:p>
          </table:table-cell>
          <table:table-cell office:value-type="float" office:value="233" calcext:value-type="float">
            <text:p>233</text:p>
          </table:table-cell>
          <table:table-cell table:formula="of:=COM.MICROSOFT.CONCAT(&quot;0x&quot;;LOWER(DEC2HEX([.B236];2)))" office:value-type="string" office:string-value="0xe9" calcext:value-type="string">
            <text:p>0xe9</text:p>
          </table:table-cell>
          <table:table-cell table:number-columns-repeated="3"/>
          <table:table-cell table:formula="of:=SUBSTITUTE(COM.MICROSOFT.CONCAT(&quot;{ &quot;; IF(ISBLANK([.D236]); &quot;KP_KEY_NONE&quot;; [.D236]); &quot;, &quot;; IF(ISBLANK([.E236]); &quot;KP_KEY_NONE&quot;; [.E236]); &quot;, &quot;; IF(ISBLANK([.F236]); &quot;KP_KEY_NONE&quot;; [.F236]); &quot; }, /* &quot;; [.C236]; &quot; (&quot;; [.A236]; &quot;) */ \&quot;); &quot; ()&quot;; &quot;&quot;)" office:value-type="string" office:string-value="{ KP_KEY_NONE, KP_KEY_NONE, KP_KEY_NONE }, /* 0xe9 (HID_KEY_MEDIA_STOPCD) */ \" calcext:value-type="string">
            <text:p>{ KP_KEY_NONE, KP_KEY_NONE, KP_KEY_NONE }, /* 0xe9 (HID_KEY_MEDIA_STOPC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PREVIOUSSONG</text:p>
          </table:table-cell>
          <table:table-cell office:value-type="float" office:value="234" calcext:value-type="float">
            <text:p>234</text:p>
          </table:table-cell>
          <table:table-cell table:formula="of:=COM.MICROSOFT.CONCAT(&quot;0x&quot;;LOWER(DEC2HEX([.B237];2)))" office:value-type="string" office:string-value="0xea" calcext:value-type="string">
            <text:p>0xea</text:p>
          </table:table-cell>
          <table:table-cell table:number-columns-repeated="3"/>
          <table:table-cell table:formula="of:=SUBSTITUTE(COM.MICROSOFT.CONCAT(&quot;{ &quot;; IF(ISBLANK([.D237]); &quot;KP_KEY_NONE&quot;; [.D237]); &quot;, &quot;; IF(ISBLANK([.E237]); &quot;KP_KEY_NONE&quot;; [.E237]); &quot;, &quot;; IF(ISBLANK([.F237]); &quot;KP_KEY_NONE&quot;; [.F237]); &quot; }, /* &quot;; [.C237]; &quot; (&quot;; [.A237]; &quot;) */ \&quot;); &quot; ()&quot;; &quot;&quot;)" office:value-type="string" office:string-value="{ KP_KEY_NONE, KP_KEY_NONE, KP_KEY_NONE }, /* 0xea (HID_KEY_MEDIA_PREVIOUSSONG) */ \" calcext:value-type="string">
            <text:p>{ KP_KEY_NONE, KP_KEY_NONE, KP_KEY_NONE }, /* 0xea (HID_KEY_MEDIA_PREVIOUSSONG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NEXTSONG</text:p>
          </table:table-cell>
          <table:table-cell office:value-type="float" office:value="235" calcext:value-type="float">
            <text:p>235</text:p>
          </table:table-cell>
          <table:table-cell table:formula="of:=COM.MICROSOFT.CONCAT(&quot;0x&quot;;LOWER(DEC2HEX([.B238];2)))" office:value-type="string" office:string-value="0xeb" calcext:value-type="string">
            <text:p>0xeb</text:p>
          </table:table-cell>
          <table:table-cell table:number-columns-repeated="3"/>
          <table:table-cell table:formula="of:=SUBSTITUTE(COM.MICROSOFT.CONCAT(&quot;{ &quot;; IF(ISBLANK([.D238]); &quot;KP_KEY_NONE&quot;; [.D238]); &quot;, &quot;; IF(ISBLANK([.E238]); &quot;KP_KEY_NONE&quot;; [.E238]); &quot;, &quot;; IF(ISBLANK([.F238]); &quot;KP_KEY_NONE&quot;; [.F238]); &quot; }, /* &quot;; [.C238]; &quot; (&quot;; [.A238]; &quot;) */ \&quot;); &quot; ()&quot;; &quot;&quot;)" office:value-type="string" office:string-value="{ KP_KEY_NONE, KP_KEY_NONE, KP_KEY_NONE }, /* 0xeb (HID_KEY_MEDIA_NEXTSONG) */ \" calcext:value-type="string">
            <text:p>{ KP_KEY_NONE, KP_KEY_NONE, KP_KEY_NONE }, /* 0xeb (HID_KEY_MEDIA_NEXTSONG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EJECTCD</text:p>
          </table:table-cell>
          <table:table-cell office:value-type="float" office:value="236" calcext:value-type="float">
            <text:p>236</text:p>
          </table:table-cell>
          <table:table-cell table:formula="of:=COM.MICROSOFT.CONCAT(&quot;0x&quot;;LOWER(DEC2HEX([.B239];2)))" office:value-type="string" office:string-value="0xec" calcext:value-type="string">
            <text:p>0xec</text:p>
          </table:table-cell>
          <table:table-cell table:number-columns-repeated="3"/>
          <table:table-cell table:formula="of:=SUBSTITUTE(COM.MICROSOFT.CONCAT(&quot;{ &quot;; IF(ISBLANK([.D239]); &quot;KP_KEY_NONE&quot;; [.D239]); &quot;, &quot;; IF(ISBLANK([.E239]); &quot;KP_KEY_NONE&quot;; [.E239]); &quot;, &quot;; IF(ISBLANK([.F239]); &quot;KP_KEY_NONE&quot;; [.F239]); &quot; }, /* &quot;; [.C239]; &quot; (&quot;; [.A239]; &quot;) */ \&quot;); &quot; ()&quot;; &quot;&quot;)" office:value-type="string" office:string-value="{ KP_KEY_NONE, KP_KEY_NONE, KP_KEY_NONE }, /* 0xec (HID_KEY_MEDIA_EJECTCD) */ \" calcext:value-type="string">
            <text:p>{ KP_KEY_NONE, KP_KEY_NONE, KP_KEY_NONE }, /* 0xec (HID_KEY_MEDIA_EJECTC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VOLUMEUP</text:p>
          </table:table-cell>
          <table:table-cell office:value-type="float" office:value="237" calcext:value-type="float">
            <text:p>237</text:p>
          </table:table-cell>
          <table:table-cell table:formula="of:=COM.MICROSOFT.CONCAT(&quot;0x&quot;;LOWER(DEC2HEX([.B240];2)))" office:value-type="string" office:string-value="0xed" calcext:value-type="string">
            <text:p>0xed</text:p>
          </table:table-cell>
          <table:table-cell table:number-columns-repeated="3"/>
          <table:table-cell table:formula="of:=SUBSTITUTE(COM.MICROSOFT.CONCAT(&quot;{ &quot;; IF(ISBLANK([.D240]); &quot;KP_KEY_NONE&quot;; [.D240]); &quot;, &quot;; IF(ISBLANK([.E240]); &quot;KP_KEY_NONE&quot;; [.E240]); &quot;, &quot;; IF(ISBLANK([.F240]); &quot;KP_KEY_NONE&quot;; [.F240]); &quot; }, /* &quot;; [.C240]; &quot; (&quot;; [.A240]; &quot;) */ \&quot;); &quot; ()&quot;; &quot;&quot;)" office:value-type="string" office:string-value="{ KP_KEY_NONE, KP_KEY_NONE, KP_KEY_NONE }, /* 0xed (HID_KEY_MEDIA_VOLUMEUP) */ \" calcext:value-type="string">
            <text:p>{ KP_KEY_NONE, KP_KEY_NONE, KP_KEY_NONE }, /* 0xed (HID_KEY_MEDIA_VOLUMEU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VOLUMEDOWN</text:p>
          </table:table-cell>
          <table:table-cell office:value-type="float" office:value="238" calcext:value-type="float">
            <text:p>238</text:p>
          </table:table-cell>
          <table:table-cell table:formula="of:=COM.MICROSOFT.CONCAT(&quot;0x&quot;;LOWER(DEC2HEX([.B241];2)))" office:value-type="string" office:string-value="0xee" calcext:value-type="string">
            <text:p>0xee</text:p>
          </table:table-cell>
          <table:table-cell table:number-columns-repeated="3"/>
          <table:table-cell table:formula="of:=SUBSTITUTE(COM.MICROSOFT.CONCAT(&quot;{ &quot;; IF(ISBLANK([.D241]); &quot;KP_KEY_NONE&quot;; [.D241]); &quot;, &quot;; IF(ISBLANK([.E241]); &quot;KP_KEY_NONE&quot;; [.E241]); &quot;, &quot;; IF(ISBLANK([.F241]); &quot;KP_KEY_NONE&quot;; [.F241]); &quot; }, /* &quot;; [.C241]; &quot; (&quot;; [.A241]; &quot;) */ \&quot;); &quot; ()&quot;; &quot;&quot;)" office:value-type="string" office:string-value="{ KP_KEY_NONE, KP_KEY_NONE, KP_KEY_NONE }, /* 0xee (HID_KEY_MEDIA_VOLUMEDOWN) */ \" calcext:value-type="string">
            <text:p>{ KP_KEY_NONE, KP_KEY_NONE, KP_KEY_NONE }, /* 0xee (HID_KEY_MEDIA_VOLUMEDOW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MUTE</text:p>
          </table:table-cell>
          <table:table-cell office:value-type="float" office:value="239" calcext:value-type="float">
            <text:p>239</text:p>
          </table:table-cell>
          <table:table-cell table:formula="of:=COM.MICROSOFT.CONCAT(&quot;0x&quot;;LOWER(DEC2HEX([.B242];2)))" office:value-type="string" office:string-value="0xef" calcext:value-type="string">
            <text:p>0xef</text:p>
          </table:table-cell>
          <table:table-cell table:number-columns-repeated="3"/>
          <table:table-cell table:formula="of:=SUBSTITUTE(COM.MICROSOFT.CONCAT(&quot;{ &quot;; IF(ISBLANK([.D242]); &quot;KP_KEY_NONE&quot;; [.D242]); &quot;, &quot;; IF(ISBLANK([.E242]); &quot;KP_KEY_NONE&quot;; [.E242]); &quot;, &quot;; IF(ISBLANK([.F242]); &quot;KP_KEY_NONE&quot;; [.F242]); &quot; }, /* &quot;; [.C242]; &quot; (&quot;; [.A242]; &quot;) */ \&quot;); &quot; ()&quot;; &quot;&quot;)" office:value-type="string" office:string-value="{ KP_KEY_NONE, KP_KEY_NONE, KP_KEY_NONE }, /* 0xef (HID_KEY_MEDIA_MUTE) */ \" calcext:value-type="string">
            <text:p>{ KP_KEY_NONE, KP_KEY_NONE, KP_KEY_NONE }, /* 0xef (HID_KEY_MEDIA_MUT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WWW</text:p>
          </table:table-cell>
          <table:table-cell office:value-type="float" office:value="240" calcext:value-type="float">
            <text:p>240</text:p>
          </table:table-cell>
          <table:table-cell table:formula="of:=COM.MICROSOFT.CONCAT(&quot;0x&quot;;LOWER(DEC2HEX([.B243];2)))" office:value-type="string" office:string-value="0xf0" calcext:value-type="string">
            <text:p>0xf0</text:p>
          </table:table-cell>
          <table:table-cell table:number-columns-repeated="3"/>
          <table:table-cell table:formula="of:=SUBSTITUTE(COM.MICROSOFT.CONCAT(&quot;{ &quot;; IF(ISBLANK([.D243]); &quot;KP_KEY_NONE&quot;; [.D243]); &quot;, &quot;; IF(ISBLANK([.E243]); &quot;KP_KEY_NONE&quot;; [.E243]); &quot;, &quot;; IF(ISBLANK([.F243]); &quot;KP_KEY_NONE&quot;; [.F243]); &quot; }, /* &quot;; [.C243]; &quot; (&quot;; [.A243]; &quot;) */ \&quot;); &quot; ()&quot;; &quot;&quot;)" office:value-type="string" office:string-value="{ KP_KEY_NONE, KP_KEY_NONE, KP_KEY_NONE }, /* 0xf0 (HID_KEY_MEDIA_WWW) */ \" calcext:value-type="string">
            <text:p>{ KP_KEY_NONE, KP_KEY_NONE, KP_KEY_NONE }, /* 0xf0 (HID_KEY_MEDIA_WWW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BACK</text:p>
          </table:table-cell>
          <table:table-cell office:value-type="float" office:value="241" calcext:value-type="float">
            <text:p>241</text:p>
          </table:table-cell>
          <table:table-cell table:formula="of:=COM.MICROSOFT.CONCAT(&quot;0x&quot;;LOWER(DEC2HEX([.B244];2)))" office:value-type="string" office:string-value="0xf1" calcext:value-type="string">
            <text:p>0xf1</text:p>
          </table:table-cell>
          <table:table-cell table:number-columns-repeated="3"/>
          <table:table-cell table:formula="of:=SUBSTITUTE(COM.MICROSOFT.CONCAT(&quot;{ &quot;; IF(ISBLANK([.D244]); &quot;KP_KEY_NONE&quot;; [.D244]); &quot;, &quot;; IF(ISBLANK([.E244]); &quot;KP_KEY_NONE&quot;; [.E244]); &quot;, &quot;; IF(ISBLANK([.F244]); &quot;KP_KEY_NONE&quot;; [.F244]); &quot; }, /* &quot;; [.C244]; &quot; (&quot;; [.A244]; &quot;) */ \&quot;); &quot; ()&quot;; &quot;&quot;)" office:value-type="string" office:string-value="{ KP_KEY_NONE, KP_KEY_NONE, KP_KEY_NONE }, /* 0xf1 (HID_KEY_MEDIA_BACK) */ \" calcext:value-type="string">
            <text:p>{ KP_KEY_NONE, KP_KEY_NONE, KP_KEY_NONE }, /* 0xf1 (HID_KEY_MEDIA_BACK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FORWARD</text:p>
          </table:table-cell>
          <table:table-cell office:value-type="float" office:value="242" calcext:value-type="float">
            <text:p>242</text:p>
          </table:table-cell>
          <table:table-cell table:formula="of:=COM.MICROSOFT.CONCAT(&quot;0x&quot;;LOWER(DEC2HEX([.B245];2)))" office:value-type="string" office:string-value="0xf2" calcext:value-type="string">
            <text:p>0xf2</text:p>
          </table:table-cell>
          <table:table-cell table:number-columns-repeated="3"/>
          <table:table-cell table:formula="of:=SUBSTITUTE(COM.MICROSOFT.CONCAT(&quot;{ &quot;; IF(ISBLANK([.D245]); &quot;KP_KEY_NONE&quot;; [.D245]); &quot;, &quot;; IF(ISBLANK([.E245]); &quot;KP_KEY_NONE&quot;; [.E245]); &quot;, &quot;; IF(ISBLANK([.F245]); &quot;KP_KEY_NONE&quot;; [.F245]); &quot; }, /* &quot;; [.C245]; &quot; (&quot;; [.A245]; &quot;) */ \&quot;); &quot; ()&quot;; &quot;&quot;)" office:value-type="string" office:string-value="{ KP_KEY_NONE, KP_KEY_NONE, KP_KEY_NONE }, /* 0xf2 (HID_KEY_MEDIA_FORWARD) */ \" calcext:value-type="string">
            <text:p>{ KP_KEY_NONE, KP_KEY_NONE, KP_KEY_NONE }, /* 0xf2 (HID_KEY_MEDIA_FORWAR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STOP</text:p>
          </table:table-cell>
          <table:table-cell office:value-type="float" office:value="243" calcext:value-type="float">
            <text:p>243</text:p>
          </table:table-cell>
          <table:table-cell table:formula="of:=COM.MICROSOFT.CONCAT(&quot;0x&quot;;LOWER(DEC2HEX([.B246];2)))" office:value-type="string" office:string-value="0xf3" calcext:value-type="string">
            <text:p>0xf3</text:p>
          </table:table-cell>
          <table:table-cell table:number-columns-repeated="3"/>
          <table:table-cell table:formula="of:=SUBSTITUTE(COM.MICROSOFT.CONCAT(&quot;{ &quot;; IF(ISBLANK([.D246]); &quot;KP_KEY_NONE&quot;; [.D246]); &quot;, &quot;; IF(ISBLANK([.E246]); &quot;KP_KEY_NONE&quot;; [.E246]); &quot;, &quot;; IF(ISBLANK([.F246]); &quot;KP_KEY_NONE&quot;; [.F246]); &quot; }, /* &quot;; [.C246]; &quot; (&quot;; [.A246]; &quot;) */ \&quot;); &quot; ()&quot;; &quot;&quot;)" office:value-type="string" office:string-value="{ KP_KEY_NONE, KP_KEY_NONE, KP_KEY_NONE }, /* 0xf3 (HID_KEY_MEDIA_STOP) */ \" calcext:value-type="string">
            <text:p>{ KP_KEY_NONE, KP_KEY_NONE, KP_KEY_NONE }, /* 0xf3 (HID_KEY_MEDIA_STO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FIND</text:p>
          </table:table-cell>
          <table:table-cell office:value-type="float" office:value="244" calcext:value-type="float">
            <text:p>244</text:p>
          </table:table-cell>
          <table:table-cell table:formula="of:=COM.MICROSOFT.CONCAT(&quot;0x&quot;;LOWER(DEC2HEX([.B247];2)))" office:value-type="string" office:string-value="0xf4" calcext:value-type="string">
            <text:p>0xf4</text:p>
          </table:table-cell>
          <table:table-cell table:number-columns-repeated="3"/>
          <table:table-cell table:formula="of:=SUBSTITUTE(COM.MICROSOFT.CONCAT(&quot;{ &quot;; IF(ISBLANK([.D247]); &quot;KP_KEY_NONE&quot;; [.D247]); &quot;, &quot;; IF(ISBLANK([.E247]); &quot;KP_KEY_NONE&quot;; [.E247]); &quot;, &quot;; IF(ISBLANK([.F247]); &quot;KP_KEY_NONE&quot;; [.F247]); &quot; }, /* &quot;; [.C247]; &quot; (&quot;; [.A247]; &quot;) */ \&quot;); &quot; ()&quot;; &quot;&quot;)" office:value-type="string" office:string-value="{ KP_KEY_NONE, KP_KEY_NONE, KP_KEY_NONE }, /* 0xf4 (HID_KEY_MEDIA_FIND) */ \" calcext:value-type="string">
            <text:p>{ KP_KEY_NONE, KP_KEY_NONE, KP_KEY_NONE }, /* 0xf4 (HID_KEY_MEDIA_FIND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SCROLLUP</text:p>
          </table:table-cell>
          <table:table-cell office:value-type="float" office:value="245" calcext:value-type="float">
            <text:p>245</text:p>
          </table:table-cell>
          <table:table-cell table:formula="of:=COM.MICROSOFT.CONCAT(&quot;0x&quot;;LOWER(DEC2HEX([.B248];2)))" office:value-type="string" office:string-value="0xf5" calcext:value-type="string">
            <text:p>0xf5</text:p>
          </table:table-cell>
          <table:table-cell table:number-columns-repeated="3"/>
          <table:table-cell table:formula="of:=SUBSTITUTE(COM.MICROSOFT.CONCAT(&quot;{ &quot;; IF(ISBLANK([.D248]); &quot;KP_KEY_NONE&quot;; [.D248]); &quot;, &quot;; IF(ISBLANK([.E248]); &quot;KP_KEY_NONE&quot;; [.E248]); &quot;, &quot;; IF(ISBLANK([.F248]); &quot;KP_KEY_NONE&quot;; [.F248]); &quot; }, /* &quot;; [.C248]; &quot; (&quot;; [.A248]; &quot;) */ \&quot;); &quot; ()&quot;; &quot;&quot;)" office:value-type="string" office:string-value="{ KP_KEY_NONE, KP_KEY_NONE, KP_KEY_NONE }, /* 0xf5 (HID_KEY_MEDIA_SCROLLUP) */ \" calcext:value-type="string">
            <text:p>{ KP_KEY_NONE, KP_KEY_NONE, KP_KEY_NONE }, /* 0xf5 (HID_KEY_MEDIA_SCROLLU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SCROLLDOWN</text:p>
          </table:table-cell>
          <table:table-cell office:value-type="float" office:value="246" calcext:value-type="float">
            <text:p>246</text:p>
          </table:table-cell>
          <table:table-cell table:formula="of:=COM.MICROSOFT.CONCAT(&quot;0x&quot;;LOWER(DEC2HEX([.B249];2)))" office:value-type="string" office:string-value="0xf6" calcext:value-type="string">
            <text:p>0xf6</text:p>
          </table:table-cell>
          <table:table-cell table:number-columns-repeated="3"/>
          <table:table-cell table:formula="of:=SUBSTITUTE(COM.MICROSOFT.CONCAT(&quot;{ &quot;; IF(ISBLANK([.D249]); &quot;KP_KEY_NONE&quot;; [.D249]); &quot;, &quot;; IF(ISBLANK([.E249]); &quot;KP_KEY_NONE&quot;; [.E249]); &quot;, &quot;; IF(ISBLANK([.F249]); &quot;KP_KEY_NONE&quot;; [.F249]); &quot; }, /* &quot;; [.C249]; &quot; (&quot;; [.A249]; &quot;) */ \&quot;); &quot; ()&quot;; &quot;&quot;)" office:value-type="string" office:string-value="{ KP_KEY_NONE, KP_KEY_NONE, KP_KEY_NONE }, /* 0xf6 (HID_KEY_MEDIA_SCROLLDOWN) */ \" calcext:value-type="string">
            <text:p>{ KP_KEY_NONE, KP_KEY_NONE, KP_KEY_NONE }, /* 0xf6 (HID_KEY_MEDIA_SCROLLDOWN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EDIT</text:p>
          </table:table-cell>
          <table:table-cell office:value-type="float" office:value="247" calcext:value-type="float">
            <text:p>247</text:p>
          </table:table-cell>
          <table:table-cell table:formula="of:=COM.MICROSOFT.CONCAT(&quot;0x&quot;;LOWER(DEC2HEX([.B250];2)))" office:value-type="string" office:string-value="0xf7" calcext:value-type="string">
            <text:p>0xf7</text:p>
          </table:table-cell>
          <table:table-cell table:number-columns-repeated="3"/>
          <table:table-cell table:formula="of:=SUBSTITUTE(COM.MICROSOFT.CONCAT(&quot;{ &quot;; IF(ISBLANK([.D250]); &quot;KP_KEY_NONE&quot;; [.D250]); &quot;, &quot;; IF(ISBLANK([.E250]); &quot;KP_KEY_NONE&quot;; [.E250]); &quot;, &quot;; IF(ISBLANK([.F250]); &quot;KP_KEY_NONE&quot;; [.F250]); &quot; }, /* &quot;; [.C250]; &quot; (&quot;; [.A250]; &quot;) */ \&quot;); &quot; ()&quot;; &quot;&quot;)" office:value-type="string" office:string-value="{ KP_KEY_NONE, KP_KEY_NONE, KP_KEY_NONE }, /* 0xf7 (HID_KEY_MEDIA_EDIT) */ \" calcext:value-type="string">
            <text:p>{ KP_KEY_NONE, KP_KEY_NONE, KP_KEY_NONE }, /* 0xf7 (HID_KEY_MEDIA_EDIT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SLEEP</text:p>
          </table:table-cell>
          <table:table-cell office:value-type="float" office:value="248" calcext:value-type="float">
            <text:p>248</text:p>
          </table:table-cell>
          <table:table-cell table:formula="of:=COM.MICROSOFT.CONCAT(&quot;0x&quot;;LOWER(DEC2HEX([.B251];2)))" office:value-type="string" office:string-value="0xf8" calcext:value-type="string">
            <text:p>0xf8</text:p>
          </table:table-cell>
          <table:table-cell table:number-columns-repeated="3"/>
          <table:table-cell table:formula="of:=SUBSTITUTE(COM.MICROSOFT.CONCAT(&quot;{ &quot;; IF(ISBLANK([.D251]); &quot;KP_KEY_NONE&quot;; [.D251]); &quot;, &quot;; IF(ISBLANK([.E251]); &quot;KP_KEY_NONE&quot;; [.E251]); &quot;, &quot;; IF(ISBLANK([.F251]); &quot;KP_KEY_NONE&quot;; [.F251]); &quot; }, /* &quot;; [.C251]; &quot; (&quot;; [.A251]; &quot;) */ \&quot;); &quot; ()&quot;; &quot;&quot;)" office:value-type="string" office:string-value="{ KP_KEY_NONE, KP_KEY_NONE, KP_KEY_NONE }, /* 0xf8 (HID_KEY_MEDIA_SLEEP) */ \" calcext:value-type="string">
            <text:p>{ KP_KEY_NONE, KP_KEY_NONE, KP_KEY_NONE }, /* 0xf8 (HID_KEY_MEDIA_SLEEP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COFFEE</text:p>
          </table:table-cell>
          <table:table-cell office:value-type="float" office:value="249" calcext:value-type="float">
            <text:p>249</text:p>
          </table:table-cell>
          <table:table-cell table:formula="of:=COM.MICROSOFT.CONCAT(&quot;0x&quot;;LOWER(DEC2HEX([.B252];2)))" office:value-type="string" office:string-value="0xf9" calcext:value-type="string">
            <text:p>0xf9</text:p>
          </table:table-cell>
          <table:table-cell table:number-columns-repeated="3"/>
          <table:table-cell table:formula="of:=SUBSTITUTE(COM.MICROSOFT.CONCAT(&quot;{ &quot;; IF(ISBLANK([.D252]); &quot;KP_KEY_NONE&quot;; [.D252]); &quot;, &quot;; IF(ISBLANK([.E252]); &quot;KP_KEY_NONE&quot;; [.E252]); &quot;, &quot;; IF(ISBLANK([.F252]); &quot;KP_KEY_NONE&quot;; [.F252]); &quot; }, /* &quot;; [.C252]; &quot; (&quot;; [.A252]; &quot;) */ \&quot;); &quot; ()&quot;; &quot;&quot;)" office:value-type="string" office:string-value="{ KP_KEY_NONE, KP_KEY_NONE, KP_KEY_NONE }, /* 0xf9 (HID_KEY_MEDIA_COFFEE) */ \" calcext:value-type="string">
            <text:p>{ KP_KEY_NONE, KP_KEY_NONE, KP_KEY_NONE }, /* 0xf9 (HID_KEY_MEDIA_COFFEE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REFRESH</text:p>
          </table:table-cell>
          <table:table-cell office:value-type="float" office:value="250" calcext:value-type="float">
            <text:p>250</text:p>
          </table:table-cell>
          <table:table-cell table:formula="of:=COM.MICROSOFT.CONCAT(&quot;0x&quot;;LOWER(DEC2HEX([.B253];2)))" office:value-type="string" office:string-value="0xfa" calcext:value-type="string">
            <text:p>0xfa</text:p>
          </table:table-cell>
          <table:table-cell table:number-columns-repeated="3"/>
          <table:table-cell table:formula="of:=SUBSTITUTE(COM.MICROSOFT.CONCAT(&quot;{ &quot;; IF(ISBLANK([.D253]); &quot;KP_KEY_NONE&quot;; [.D253]); &quot;, &quot;; IF(ISBLANK([.E253]); &quot;KP_KEY_NONE&quot;; [.E253]); &quot;, &quot;; IF(ISBLANK([.F253]); &quot;KP_KEY_NONE&quot;; [.F253]); &quot; }, /* &quot;; [.C253]; &quot; (&quot;; [.A253]; &quot;) */ \&quot;); &quot; ()&quot;; &quot;&quot;)" office:value-type="string" office:string-value="{ KP_KEY_NONE, KP_KEY_NONE, KP_KEY_NONE }, /* 0xfa (HID_KEY_MEDIA_REFRESH) */ \" calcext:value-type="string">
            <text:p>{ KP_KEY_NONE, KP_KEY_NONE, KP_KEY_NONE }, /* 0xfa (HID_KEY_MEDIA_REFRESH) */ \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D_KEY_MEDIA_CALC</text:p>
          </table:table-cell>
          <table:table-cell office:value-type="float" office:value="251" calcext:value-type="float">
            <text:p>251</text:p>
          </table:table-cell>
          <table:table-cell table:formula="of:=COM.MICROSOFT.CONCAT(&quot;0x&quot;;LOWER(DEC2HEX([.B254];2)))" office:value-type="string" office:string-value="0xfb" calcext:value-type="string">
            <text:p>0xfb</text:p>
          </table:table-cell>
          <table:table-cell table:number-columns-repeated="3"/>
          <table:table-cell table:formula="of:=SUBSTITUTE(COM.MICROSOFT.CONCAT(&quot;{ &quot;; IF(ISBLANK([.D254]); &quot;KP_KEY_NONE&quot;; [.D254]); &quot;, &quot;; IF(ISBLANK([.E254]); &quot;KP_KEY_NONE&quot;; [.E254]); &quot;, &quot;; IF(ISBLANK([.F254]); &quot;KP_KEY_NONE&quot;; [.F254]); &quot; }, /* &quot;; [.C254]; &quot; (&quot;; [.A254]; &quot;) */ \&quot;); &quot; ()&quot;; &quot;&quot;)" office:value-type="string" office:string-value="{ KP_KEY_NONE, KP_KEY_NONE, KP_KEY_NONE }, /* 0xfb (HID_KEY_MEDIA_CALC) */ \" calcext:value-type="string">
            <text:p>{ KP_KEY_NONE, KP_KEY_NONE, KP_KEY_NONE }, /* 0xfb (HID_KEY_MEDIA_CALC)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COM.MICROSOFT.CONCAT(&quot;0x&quot;;LOWER(DEC2HEX([.B255];2)))" office:value-type="string" office:string-value="0xfc" calcext:value-type="string">
            <text:p>0xfc</text:p>
          </table:table-cell>
          <table:table-cell table:number-columns-repeated="3"/>
          <table:table-cell table:formula="of:=SUBSTITUTE(COM.MICROSOFT.CONCAT(&quot;{ &quot;; IF(ISBLANK([.D255]); &quot;KP_KEY_NONE&quot;; [.D255]); &quot;, &quot;; IF(ISBLANK([.E255]); &quot;KP_KEY_NONE&quot;; [.E255]); &quot;, &quot;; IF(ISBLANK([.F255]); &quot;KP_KEY_NONE&quot;; [.F255]); &quot; }, /* &quot;; [.C255]; &quot; (&quot;; [.A255]; &quot;) */ \&quot;); &quot; ()&quot;; &quot;&quot;)" office:value-type="string" office:string-value="{ KP_KEY_NONE, KP_KEY_NONE, KP_KEY_NONE }, /* 0xfc */ \" calcext:value-type="string">
            <text:p>{ KP_KEY_NONE, KP_KEY_NONE, KP_KEY_NONE }, /* 0xfc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COM.MICROSOFT.CONCAT(&quot;0x&quot;;LOWER(DEC2HEX([.B256];2)))" office:value-type="string" office:string-value="0xfd" calcext:value-type="string">
            <text:p>0xfd</text:p>
          </table:table-cell>
          <table:table-cell table:number-columns-repeated="3"/>
          <table:table-cell table:formula="of:=SUBSTITUTE(COM.MICROSOFT.CONCAT(&quot;{ &quot;; IF(ISBLANK([.D256]); &quot;KP_KEY_NONE&quot;; [.D256]); &quot;, &quot;; IF(ISBLANK([.E256]); &quot;KP_KEY_NONE&quot;; [.E256]); &quot;, &quot;; IF(ISBLANK([.F256]); &quot;KP_KEY_NONE&quot;; [.F256]); &quot; }, /* &quot;; [.C256]; &quot; (&quot;; [.A256]; &quot;) */ \&quot;); &quot; ()&quot;; &quot;&quot;)" office:value-type="string" office:string-value="{ KP_KEY_NONE, KP_KEY_NONE, KP_KEY_NONE }, /* 0xfd */ \" calcext:value-type="string">
            <text:p>{ KP_KEY_NONE, KP_KEY_NONE, KP_KEY_NONE }, /* 0xfd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COM.MICROSOFT.CONCAT(&quot;0x&quot;;LOWER(DEC2HEX([.B257];2)))" office:value-type="string" office:string-value="0xfe" calcext:value-type="string">
            <text:p>0xfe</text:p>
          </table:table-cell>
          <table:table-cell table:number-columns-repeated="3"/>
          <table:table-cell table:formula="of:=SUBSTITUTE(COM.MICROSOFT.CONCAT(&quot;{ &quot;; IF(ISBLANK([.D257]); &quot;KP_KEY_NONE&quot;; [.D257]); &quot;, &quot;; IF(ISBLANK([.E257]); &quot;KP_KEY_NONE&quot;; [.E257]); &quot;, &quot;; IF(ISBLANK([.F257]); &quot;KP_KEY_NONE&quot;; [.F257]); &quot; }, /* &quot;; [.C257]; &quot; (&quot;; [.A257]; &quot;) */ \&quot;); &quot; ()&quot;; &quot;&quot;)" office:value-type="string" office:string-value="{ KP_KEY_NONE, KP_KEY_NONE, KP_KEY_NONE }, /* 0xfe */ \" calcext:value-type="string">
            <text:p>{ KP_KEY_NONE, KP_KEY_NONE, KP_KEY_NONE }, /* 0xfe */ \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COM.MICROSOFT.CONCAT(&quot;0x&quot;;LOWER(DEC2HEX([.B258];2)))" office:value-type="string" office:string-value="0xff" calcext:value-type="string">
            <text:p>0xff</text:p>
          </table:table-cell>
          <table:table-cell table:number-columns-repeated="3"/>
          <table:table-cell table:formula="of:=SUBSTITUTE(COM.MICROSOFT.CONCAT(&quot;{ &quot;; IF(ISBLANK([.D258]); &quot;KP_KEY_NONE&quot;; [.D258]); &quot;, &quot;; IF(ISBLANK([.E258]); &quot;KP_KEY_NONE&quot;; [.E258]); &quot;, &quot;; IF(ISBLANK([.F258]); &quot;KP_KEY_NONE&quot;; [.F258]); &quot; }, /* &quot;; [.C258]; &quot; (&quot;; [.A258]; &quot;) */ \&quot;); &quot; ()&quot;; &quot;&quot;)" office:value-type="string" office:string-value="{ KP_KEY_NONE, KP_KEY_NONE, KP_KEY_NONE }, /* 0xff */ \" calcext:value-type="string">
            <text:p>{ KP_KEY_NONE, KP_KEY_NONE, KP_KEY_NONE }, /* 0xff */ \</text:p>
          </table:table-cell>
          <table:table-cell table:number-columns-repeated="16377"/>
        </table:table-row>
        <table:table-row table:style-name="ro1" table:number-rows-repeated="10483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57:27.553764474</meta:creation-date>
    <dc:date>2023-10-25T08:07:20.978769012</dc:date>
    <meta:editing-duration>PT16H9M48S</meta:editing-duration>
    <meta:editing-cycles>13</meta:editing-cycles>
    <meta:generator>LibreOffice/7.5.6.2$Linux_X86_64 LibreOffice_project/50$Build-2</meta:generator>
    <meta:document-statistic meta:table-count="1" meta:cell-count="1173" meta:object-count="0"/>
  </office:meta>
</office:document-meta>
</file>